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468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42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5.683cm"/>
    </style:style>
    <style:style style:name="co7" style:family="table-column">
      <style:table-column-properties fo:break-before="auto" style:column-width="15.166cm"/>
    </style:style>
    <style:style style:name="co8" style:family="table-column">
      <style:table-column-properties fo:break-before="auto" style:column-width="6.615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1.348cm"/>
    </style:style>
    <style:style style:name="co11" style:family="table-column">
      <style:table-column-properties fo:break-before="auto" style:column-width="1.568cm"/>
    </style:style>
    <style:style style:name="co12" style:family="table-column">
      <style:table-column-properties fo:break-before="auto" style:column-width="6.101cm"/>
    </style:style>
    <style:style style:name="co13" style:family="table-column">
      <style:table-column-properties fo:break-before="auto" style:column-width="9.287cm"/>
    </style:style>
    <style:style style:name="co14" style:family="table-column">
      <style:table-column-properties fo:break-before="auto" style:column-width="3.651cm"/>
    </style:style>
    <style:style style:name="co15" style:family="table-column">
      <style:table-column-properties fo:break-before="auto" style:column-width="1.446cm"/>
    </style:style>
    <style:style style:name="co16" style:family="table-column">
      <style:table-column-properties fo:break-before="auto" style:column-width="2.254cm"/>
    </style:style>
    <style:style style:name="co17" style:family="table-column">
      <style:table-column-properties fo:break-before="auto" style:column-width="3.283cm"/>
    </style:style>
    <style:style style:name="co18" style:family="table-column">
      <style:table-column-properties fo:break-before="auto" style:column-width="2.23cm"/>
    </style:style>
    <style:style style:name="co19" style:family="table-column">
      <style:table-column-properties fo:break-before="auto" style:column-width="2.769cm"/>
    </style:style>
    <style:style style:name="co20" style:family="table-column">
      <style:table-column-properties fo:break-before="auto" style:column-width="2.94cm"/>
    </style:style>
    <style:style style:name="co21" style:family="table-column">
      <style:table-column-properties fo:break-before="auto" style:column-width="3.627cm"/>
    </style:style>
    <style:style style:name="co22" style:family="table-column">
      <style:table-column-properties fo:break-before="auto" style:column-width="16.806cm"/>
    </style:style>
    <style:style style:name="co23" style:family="table-column">
      <style:table-column-properties fo:break-before="auto" style:column-width="1.102cm"/>
    </style:style>
    <style:style style:name="co24" style:family="table-column">
      <style:table-column-properties fo:break-before="auto" style:column-width="1.789cm"/>
    </style:style>
    <style:style style:name="co25" style:family="table-column">
      <style:table-column-properties fo:break-before="auto" style:column-width="6.884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1.744cm"/>
    </style:style>
    <style:style style:name="co28" style:family="table-column">
      <style:table-column-properties fo:break-before="auto" style:column-width="5.062cm"/>
    </style:style>
    <style:style style:name="co29" style:family="table-column">
      <style:table-column-properties fo:break-before="auto" style:column-width="2.937cm"/>
    </style:style>
    <style:style style:name="co30" style:family="table-column">
      <style:table-column-properties fo:break-before="auto" style:column-width="1.842cm"/>
    </style:style>
    <style:style style:name="co31" style:family="table-column">
      <style:table-column-properties fo:break-before="auto" style:column-width="2.422cm"/>
    </style:style>
    <style:style style:name="co32" style:family="table-column">
      <style:table-column-properties fo:break-before="auto" style:column-width="2.582cm"/>
    </style:style>
    <style:style style:name="co33" style:family="table-column">
      <style:table-column-properties fo:break-before="auto" style:column-width="4.29cm"/>
    </style:style>
    <style:style style:name="co34" style:family="table-column">
      <style:table-column-properties fo:break-before="auto" style:column-width="3.258cm"/>
    </style:style>
    <style:style style:name="co35" style:family="table-column">
      <style:table-column-properties fo:break-before="auto" style:column-width="1.905cm"/>
    </style:style>
    <style:style style:name="co36" style:family="table-column">
      <style:table-column-properties fo:break-before="auto" style:column-width="10.989cm"/>
    </style:style>
    <style:style style:name="co37" style:family="table-column">
      <style:table-column-properties fo:break-before="auto" style:column-width="7.8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5.727cm"/>
    </style:style>
    <style:style style:name="co40" style:family="table-column">
      <style:table-column-properties fo:break-before="auto" style:column-width="2.12cm"/>
    </style:style>
    <style:style style:name="co41" style:family="table-column">
      <style:table-column-properties fo:break-before="auto" style:column-width="29.52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37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0.441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article_5f_notes">
      <style:table-properties table:display="true" style:writing-mode="lr-tb"/>
    </style:style>
    <style:style style:name="ta3" style:family="table" style:master-page-name="PageStyle_5f_article_5f_evaluations">
      <style:table-properties table:display="true" style:writing-mode="lr-tb"/>
    </style:style>
    <style:style style:name="ta4" style:family="table" style:master-page-name="PageStyle_5f_Journal_20_Lookup_20_Tables">
      <style:table-properties table:display="true" style:writing-mode="lr-tb"/>
    </style:style>
    <style:style style:name="ta5" style:family="table" style:master-page-name="PageStyle_5f_5yr_20_IF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notes.A1"/>
    </style:style>
    <style:style style:name="ce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34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e6b8a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46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d9d2e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b7e1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article_evaluations.A1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99">
      <style:table-cell-properties style:text-align-source="fix" style:repeat-content="false"/>
      <style:paragraph-properties fo:text-align="end" fo:margin-left="0cm"/>
    </style:style>
    <style:style style:name="ce132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0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5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4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4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9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2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2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38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58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4.2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75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Cambria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5" office:value-type="string" calcext:value-type="string">
            <office:annotation draw:style-name="gr1" draw:text-style-name="P2" svg:width="9.899cm" svg:height="2.619cm" svg:x="2.871cm" svg:y="0.82cm" draw:caption-point-x="-0.406cm" draw:caption-point-y="-0.81cm">
              <dc:date>2022-05-04T00:00:00</dc:date>
              <text:p text:style-name="P1"><text:span text:style-name="T1">changed to page 10</text:span></text:p>
              <text:p text:style-name="P1"><text:span text:style-name="T1"><text:tab/></text:span><text:span text:style-name="T1">-Emerson Del Ponte</text:span></text:p>
              <text:p text:style-name="P1"><text:span text:style-name="T1">to match the article</text:span></text:p>
              <text:p text:style-name="P1"><text:span text:style-name="T1"><text:tab/></text:span><text:span text:style-name="T1">-Emerson Del Ponte</text:span></text:p>
            </office:annotation>
            <text:p>journal</text:p>
          </table:table-cell>
          <table:table-cell table:style-name="ce65" office:value-type="string" calcext:value-type="string">
            <text:p>year</text:p>
          </table:table-cell>
          <table:table-cell table:style-name="ce65" office:value-type="string" calcext:value-type="string">
            <text:p>contains_page</text:p>
          </table:table-cell>
          <table:table-cell table:style-name="ce65" office:value-type="string" calcext:value-type="string">
            <text:p>assignee</text:p>
          </table:table-cell>
          <table:table-cell table:style-name="ce65" office:value-type="string" calcext:value-type="string">
            <text:p>doi</text:p>
          </table:table-cell>
          <table:table-cell table:style-name="ce65" office:value-type="string" calcext:value-type="string">
            <text:p>IF_5year</text:p>
          </table:table-cell>
          <table:table-cell table:style-name="ce65" office:value-type="string" calcext:value-type="string">
            <text:p>country</text:p>
          </table:table-cell>
          <table:table-cell table:style-name="ce65" office:value-type="string" calcext:value-type="string">
            <text:p>open</text:p>
          </table:table-cell>
          <table:table-cell table:style-name="ce65" office:value-type="string" calcext:value-type="string">
            <text:p>repro_inst</text:p>
          </table:table-cell>
          <table:table-cell table:style-name="ce65" office:value-type="string" calcext:value-type="string">
            <text:p>iss_per_year</text:p>
          </table:table-cell>
          <table:table-cell table:style-name="ce65" office:value-type="string" calcext:value-type="string">
            <text:p>art_class</text:p>
          </table:table-cell>
          <table:table-cell table:style-name="ce65" office:value-type="string" calcext:value-type="string">
            <text:p>supl_mats</text:p>
          </table:table-cell>
          <table:table-cell table:style-name="ce65" office:value-type="string" calcext:value-type="string">
            <text:p>comp_mthds_avail</text:p>
          </table:table-cell>
          <table:table-cell table:style-name="ce65" office:value-type="string" calcext:value-type="string">
            <text:p>software_avail</text:p>
          </table:table-cell>
          <table:table-cell table:style-name="ce65" office:value-type="string" calcext:value-type="string">
            <text:p>software_cite</text:p>
          </table:table-cell>
          <table:table-cell table:style-name="ce65" office:value-type="string" calcext:value-type="string">
            <text:p>analysis_auto</text:p>
          </table:table-cell>
          <table:table-cell table:style-name="ce65" office:value-type="string" calcext:value-type="string">
            <text:p>data_avail</text:p>
          </table:table-cell>
          <table:table-cell table:style-name="ce65" office:value-type="string" calcext:value-type="string">
            <text:p>data_annot</text:p>
          </table:table-cell>
          <table:table-cell table:style-name="ce65" office:value-type="string" calcext:value-type="string">
            <text:p>data_tidy</text:p>
          </table:table-cell>
          <table:table-cell table:style-name="ce65" office:value-type="string" calcext:value-type="string">
            <text:p>reproducibility_score</text:p>
          </table:table-cell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1" calcext:value-type="float">
            <text:p>10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4" calcext:value-type="float">
            <text:p>4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3" calcext:value-type="float">
            <text:p>11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43" calcext:value-type="float">
            <text:p>4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9" calcext:value-type="float">
            <text:p>5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0" calcext:value-type="float">
            <text:p>13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26" calcext:value-type="float">
            <text:p>12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3" calcext:value-type="float">
            <text:p>14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46" calcext:value-type="float">
            <text:p>14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9" calcext:value-type="float">
            <text:p>14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64" calcext:value-type="float">
            <text:p>6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09" calcext:value-type="float">
            <text:p>10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9" calcext:value-type="float">
            <text:p>11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8" calcext:value-type="float">
            <text:p>5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3" calcext:value-type="float">
            <text:p>143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2" calcext:value-type="float">
            <text:p>14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4" calcext:value-type="float">
            <text:p>94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Nemat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92" calcext:value-type="float">
            <text:p>92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Adam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1" calcext:value-type="float">
            <text:p>7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40" calcext:value-type="float">
            <text:p>14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9" calcext:value-type="float">
            <text:p>139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Australasian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37" calcext:value-type="float">
            <text:p>3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anadian 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Crop Protection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European Journal of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Fores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General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hyto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Journal of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08" calcext:value-type="float">
            <text:p>10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41" calcext:value-type="float">
            <text:p>14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45" calcext:value-type="float">
            <text:p>14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Molecular Plant-Microbe Interactions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144" calcext:value-type="float">
            <text:p>14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siological and Molecular Plant Pathology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rasitic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84" calcext:value-type="float">
            <text:p>84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ia Mediterranea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hyto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Disease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06" calcext:value-type="float">
            <text:p>10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Health Progress</text:p>
          </table:table-cell>
          <table:table-cell table:style-name="ce65" office:value-type="float" office:value="2013" calcext:value-type="float">
            <text:p>2013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Plant Pathology</text:p>
          </table:table-cell>
          <table:table-cell table:style-name="ce65" office:value-type="float" office:value="2015" calcext:value-type="float">
            <text:p>2015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Revista Mexicana de Fitopatología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2" calcext:value-type="float">
            <text:p>2012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Tropical Plant Pathology</text:p>
          </table:table-cell>
          <table:table-cell table:style-name="ce65" office:value-type="float" office:value="2014" calcext:value-type="float">
            <text:p>2014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5" office:value-type="string" calcext:value-type="string">
            <text:p>Virology Journal (Plant Viruses Section)</text:p>
          </table:table-cell>
          <table:table-cell table:style-name="ce65" office:value-type="float" office:value="2016" calcext:value-type="float">
            <text:p>2016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string" calcext:value-type="string">
            <text:p>Zach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8" calcext:value-type="float">
            <text:p>2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" calcext:value-type="float">
            <text:p>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7" calcext:value-type="float">
            <text:p>12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5" calcext:value-type="float">
            <text:p>1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7" calcext:value-type="float">
            <text:p>12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8" calcext:value-type="float">
            <text:p>5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2" calcext:value-type="float">
            <text:p>6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3" calcext:value-type="float">
            <text:p>5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9" calcext:value-type="float">
            <text:p>6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6" calcext:value-type="float">
            <text:p>3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5" calcext:value-type="float">
            <text:p>10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1" calcext:value-type="float">
            <text:p>12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9" calcext:value-type="float">
            <text:p>14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9" calcext:value-type="float">
            <text:p>10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9" calcext:value-type="float">
            <text:p>4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5" calcext:value-type="float">
            <text:p>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9" calcext:value-type="float">
            <text:p>12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7" calcext:value-type="float">
            <text:p>7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" calcext:value-type="float">
            <text:p>1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2" calcext:value-type="float">
            <text:p>10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7" calcext:value-type="float">
            <text:p>13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0" calcext:value-type="float">
            <text:p>14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4" calcext:value-type="float">
            <text:p>14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6" calcext:value-type="float">
            <text:p>146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ia Mediterrane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" calcext:value-type="float">
            <text:p>1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ia Mediterrane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4" calcext:value-type="float">
            <text:p>14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20" calcext:value-type="float">
            <text:p>12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29" calcext:value-type="float">
            <text:p>129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0" calcext:value-type="float">
            <text:p>13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8" calcext:value-type="float">
            <text:p>11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" calcext:value-type="float">
            <text:p>14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8" calcext:value-type="float">
            <text:p>4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7" calcext:value-type="float">
            <text:p>8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3" calcext:value-type="float">
            <text:p>113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8" calcext:value-type="float">
            <text:p>118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Revista Mexicana de Fitopatologí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2" calcext:value-type="float">
            <text:p>72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81" calcext:value-type="float">
            <text:p>81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5" calcext:value-type="float">
            <text:p>3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0" calcext:value-type="float">
            <text:p>90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7" calcext:value-type="float">
            <text:p>97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45" calcext:value-type="float">
            <text:p>145</text:p>
          </table:table-cell>
          <table:table-cell table:style-name="ce66" office:value-type="string" calcext:value-type="string">
            <text:p>Emerson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6" calcext:value-type="float">
            <text:p>1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0" calcext:value-type="float">
            <text:p>4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5" calcext:value-type="float">
            <text:p>7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Australasian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1" calcext:value-type="float">
            <text:p>1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61" calcext:value-type="float">
            <text:p>6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88" calcext:value-type="float">
            <text:p>8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7" calcext:value-type="float">
            <text:p>1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anadian 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7" calcext:value-type="float">
            <text:p>14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50" calcext:value-type="float">
            <text:p>1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Crop Protection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15" calcext:value-type="float">
            <text:p>11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European Journal of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2" calcext:value-type="float">
            <text:p>10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74" calcext:value-type="float">
            <text:p>74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Fores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0" calcext:value-type="float">
            <text:p>13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9" calcext:value-type="float">
            <text:p>99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7" calcext:value-type="float">
            <text:p>1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General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8" calcext:value-type="float">
            <text:p>10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9" calcext:value-type="float">
            <text:p>9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0" calcext:value-type="float">
            <text:p>2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1" calcext:value-type="float">
            <text:p>10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62" calcext:value-type="float">
            <text:p>6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Journal of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70" calcext:value-type="float">
            <text:p>7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2" calcext:value-type="float">
            <text:p>13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Molecular Plant-Microbe Interaction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3" calcext:value-type="float">
            <text:p>14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3" calcext:value-type="float">
            <text:p>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00" calcext:value-type="float">
            <text:p>10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Nemat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1" calcext:value-type="float">
            <text:p>1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01" calcext:value-type="float">
            <text:p>10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0" calcext:value-type="float">
            <text:p>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siological and Molecular 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47" calcext:value-type="float">
            <text:p>14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30" calcext:value-type="float">
            <text:p>3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rasitic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3" calcext:value-type="float">
            <text:p>2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93" calcext:value-type="float">
            <text:p>9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hyto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52" calcext:value-type="float">
            <text:p>5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3" calcext:value-type="float">
            <text:p>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13" calcext:value-type="float">
            <text:p>11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Disease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35" calcext:value-type="float">
            <text:p>3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15" calcext:value-type="float">
            <text:p>15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7" calcext:value-type="float">
            <text:p>1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Health Progress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37" calcext:value-type="float">
            <text:p>137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" calcext:value-type="float">
            <text:p>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3" calcext:value-type="float">
            <text:p>43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6" calcext:value-type="float">
            <text:p>4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98" calcext:value-type="float">
            <text:p>98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Plant Pathology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150" calcext:value-type="float">
            <text:p>150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Revista Mexicana de Fitopatología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41" calcext:value-type="float">
            <text:p>41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Tropical Plant Pathology</text:p>
          </table:table-cell>
          <table:table-cell table:style-name="ce67" office:value-type="float" office:value="2017" calcext:value-type="float">
            <text:p>2017</text:p>
          </table:table-cell>
          <table:table-cell table:style-name="ce67" office:value-type="float" office:value="56" calcext:value-type="float">
            <text:p>56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1">
          <table:table-cell table:style-name="ce66" office:value-type="string" calcext:value-type="string">
            <text:p>Virology Journal (Plant Viruses Section)</text:p>
          </table:table-cell>
          <table:table-cell table:style-name="ce67" office:value-type="float" office:value="2018" calcext:value-type="float">
            <text:p>2018</text:p>
          </table:table-cell>
          <table:table-cell table:style-name="ce67" office:value-type="float" office:value="22" calcext:value-type="float">
            <text:p>22</text:p>
          </table:table-cell>
          <table:table-cell table:style-name="ce66" office:value-type="string" calcext:value-type="string">
            <text:p>Kaique</text:p>
          </table:table-cell>
          <table:table-cell table:style-name="ce65" table:number-columns-repeated="16"/>
          <table:table-cell table:number-columns-repeated="1004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cle_notes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8" table:default-cell-style-name="Default"/>
        <table:table-row table:style-name="ro1">
          <table:table-cell table:style-name="ce4" office:value-type="string" calcext:value-type="string">
            <text:p>journal</text:p>
          </table:table-cell>
          <table:table-cell table:style-name="ce15" office:value-type="string" calcext:value-type="string">
            <text:p>year</text:p>
          </table:table-cell>
          <table:table-cell table:style-name="ce15" office:value-type="string" calcext:value-type="string">
            <text:p>contains_page</text:p>
          </table:table-cell>
          <table:table-cell table:style-name="ce15" office:value-type="string" calcext:value-type="string">
            <text:p>assignee</text:p>
          </table:table-cell>
          <table:table-cell table:style-name="ce15" office:value-type="string" calcext:value-type="string">
            <text:p>doi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open</text:p>
          </table:table-cell>
          <table:table-cell table:style-name="ce15" office:value-type="string" calcext:value-type="string">
            <text:p>repro_inst</text:p>
          </table:table-cell>
          <table:table-cell table:style-name="ce15" office:value-type="string" calcext:value-type="string">
            <text:p>iss_per_year</text:p>
          </table:table-cell>
          <table:table-cell table:style-name="ce15" office:value-type="string" calcext:value-type="string">
            <text:p>art_class</text:p>
          </table:table-cell>
          <table:table-cell table:style-name="ce15" office:value-type="string" calcext:value-type="string">
            <text:p>supl_mats</text:p>
          </table:table-cell>
          <table:table-cell table:style-name="ce15" office:value-type="string" calcext:value-type="string">
            <text:p>comp_mthds_avail</text:p>
          </table:table-cell>
          <table:table-cell table:style-name="ce15" office:value-type="string" calcext:value-type="string">
            <text:p>software_cite</text:p>
          </table:table-cell>
          <table:table-cell table:style-name="ce15" office:value-type="string" calcext:value-type="string">
            <text:p>data_avail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2-0178-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2-0157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Australasian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3313-013-0228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Australasian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3313-013-0240-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2.66456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681396</text:p>
          </table:table-cell>
          <table:table-cell table:style-name="ce5" office:value-type="string" calcext:value-type="string">
            <text:p>Original random page number not applicable, selected next article sequentiall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2.65967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2.70212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anadi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80/07060661.2013.86837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anadian 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80/07060661.2014.98652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anadi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80/07060661.2015.100411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08.024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1.10.001</text:p>
          </table:table-cell>
          <table:table-cell table:style-name="ce5" office:value-type="string" calcext:value-type="string">
            <text:p>Original random page number is review, next sequential article selected (also from second volume of year)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Crop Protection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16/j.cropro.2011.09.010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2.09.009</text:p>
          </table:table-cell>
          <table:table-cell table:style-name="ce5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2.09.0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rop Protection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cropro.2013.10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3.10.00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4.09.015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rop Protec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16/j.cropro.2015.10.01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1-9847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34-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2-0065-7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2-0064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2-0069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European Journal of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658-013-0315-3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European Journal of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658-014-0525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European 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658-015-0740-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439-0329.2011.00729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0.00710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439-0329.2011.00712.x</text:p>
          </table:table-cell>
          <table:table-cell table:style-name="ce7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1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07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076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Fores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efp.1213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Fores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6" calcext:value-type="float">
            <text:p>14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efp.1223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Fores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efp.1226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0-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367-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2-0363-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364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3-0428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2-0416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2-0405-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80-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3-0491-1</text:p>
          </table:table-cell>
          <table:table-cell table:style-name="ce6" office:value-type="string" calcext:value-type="string">
            <text:p>Random page number exact duplicate of last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General 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0327-014-0557-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General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0327-015-0633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General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0327-016-0656-9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2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ph.12027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03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ph.12031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15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7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ph.12259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02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fa.2012.0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fa.2012.003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5I1.00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0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5I1.02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5I1.01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7I1.01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Journal of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4454/JPP.V98I1.028</text:p>
          </table:table-cell>
          <table:table-cell table:style-name="ce5" office:value-type="string" calcext:value-type="string">
            <text:p>Original random page number is review, next sequential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Journal of 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4454/JPP.V98I1.07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Journal of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4454/JPP.V98I1.030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26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4-3703.2011.0073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23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1.00737.x</text:p>
          </table:table-cell>
          <table:table-cell table:style-name="ce5" office:value-type="string" calcext:value-type="string">
            <text:p>Original random page number is in previous article, selected next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1.00733.x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4-3703.2012.008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25.x</text:p>
          </table:table-cell>
          <table:table-cell table:style-name="ce6" office:value-type="string" calcext:value-type="string">
            <text:p>Original random page number is pathogen profile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j.1364-3703.2012.00836.x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07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064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1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mpp.12257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267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mpp.12318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6-11-015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7-11-0193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5-12-0106-FI" xlink:type="simple">10.1094/MPMI-05-12-0106-FI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5-12-0121-fi</text:p>
          </table:table-cell>
          <table:table-cell table:style-name="ce6" office:value-type="string" calcext:value-type="string">
            <text:p>Original random page number is review,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Molecular Plant-Microbe Interactions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mpmi-08-13-022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8-13-0225-R" xlink:type="simple">10.1094/MPMI-08-13-0225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MPMI-09-15-0204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Molecular Plant-Microbe Interactions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MPMI-09-15-0219-R" xlink:type="simple">10.1094/MPMI-09-15-021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mpmi-03-15-0047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Molecular Plant-Microbe Interaction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MPMI-07-15-0153-R" xlink:type="simple">10.1094/MPMI-07-15-0153-R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2X645606" xlink:type="simple">10.1163/156854112X645606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2X643914" xlink:type="simple">10.1163/156854112X643914</text:a></text:p>
          </table:table-cell>
          <table:table-cell table:style-name="ce5" office:value-type="string" calcext:value-type="string">
            <text:p>Original random page number not applicable, selected previous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3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6</text:p>
          </table:table-cell>
          <table:table-cell table:style-name="ce5" office:value-type="string" calcext:value-type="string">
            <text:p>Original random page number not applicable, selected only plant parasitic nematode articles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Nemat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163/15685411-00002753" xlink:type="simple">10.1163/15685411-00002753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63/15685411-00002745</text:p>
          </table:table-cell>
          <table:table-cell table:style-name="ce5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Nemat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163/15685411-00002938" xlink:type="simple">10.1163/15685411-00002938</text:a></text:p>
          </table:table-cell>
          <table:table-cell table:style-name="ce5" office:value-type="string" calcext:value-type="string">
            <text:p>Original random page number not applicable, selected next plant parasitic nematode article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1.11.003" xlink:type="simple">10.1016/j.pmpp.2011.11.003</text:a></text:p>
          </table:table-cell>
          <table:table-cell table:style-name="ce7"/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1.12.003" xlink:type="simple">10.1016/j.pmpp.2011.12.003</text:a></text:p>
          </table:table-cell>
          <table:table-cell table:style-name="ce5" office:value-type="string" calcext:value-type="string">
            <text:p>Original random number does not exist, selected first article from April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2.03.001" xlink:type="simple">10.1016/j.pmpp.2012.03.001</text:a></text:p>
          </table:table-cell>
          <table:table-cell table:style-name="ce5" office:value-type="string" calcext:value-type="string">
            <text:p>Original random number does not exist, selected first article from July 2012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2.03.002" xlink:type="simple">10.1016/j.pmpp.2012.03.002</text:a></text:p>
          </table:table-cell>
          <table:table-cell table:style-name="ce6" office:value-type="string" calcext:value-type="string">
            <text:p>Original random number does not exist, selected second article from July 2012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16/j.pmpp.2014.02.002" xlink:type="simple">10.1016/j.pmpp.2014.02.00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siological and Molecular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16/j.pmpp.2014.03.005</text:p>
          </table:table-cell>
          <table:table-cell table:style-name="ce7" office:value-type="string" calcext:value-type="string">
            <text:p>No page number 136, last article of first issue for 2014 select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4" xlink:type="simple">10.1016/j.pmpp.2014.04.004</text:a></text:p>
          </table:table-cell>
          <table:table-cell table:style-name="ce6" office:value-type="string" calcext:value-type="string">
            <text:p>No page number 131, second to last article of first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4.04.005" xlink:type="simple">10.1016/j.pmpp.2014.04.005</text:a></text:p>
          </table:table-cell>
          <table:table-cell table:style-name="ce6" office:value-type="string" calcext:value-type="string">
            <text:p>No page number 144, first article of second issue for 2014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5.12.002" xlink:type="simple">10.1016/j.pmpp.2015.12.002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siological and Molecular Plant 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string" calcext:value-type="string">
            <text:p>Adam</text:p>
          </table:table-cell>
          <table:table-cell table:style-name="ce24" office:value-type="string" calcext:value-type="string">
            <text:p><text:a xlink:href="https://doi.org/10.1016/j.pmpp.2016.01.010" xlink:type="simple">10.1016/j.pmpp.2016.01.010</text:a>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siological and Molecular 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16/j.pmpp.2015.12.005" xlink:type="simple">10.1016/j.pmpp.2015.12.005</text:a></text:p>
          </table:table-cell>
          <table:table-cell table:style-name="ce6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194-0</text:p>
          </table:table-cell>
          <table:table-cell table:style-name="ce7" office:value-type="string" calcext:value-type="string">
            <text:p>Original random page number not applicable, selected first prior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1-0206-0</text:p>
          </table:table-cell>
          <table:table-cell table:style-name="ce7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56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64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2-0275-8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1-z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2-0272-y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18-1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23-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rasitica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12600-014-0431-4</text:p>
          </table:table-cell>
          <table:table-cell table:style-name="ce5" office:value-type="string" calcext:value-type="string">
            <text:p>Original random page number already represented in prior artic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4-0424-3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rasitic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12600-015-0493-y</text:p>
          </table:table-cell>
          <table:table-cell table:style-name="ce7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rasitica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12600-015-0497-7</text:p>
          </table:table-cell>
          <table:table-cell table:style-name="ce6" office:value-type="string" calcext:value-type="string">
            <text:p>Original random page number not applicable, selected first previous article that was plant pathology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9888" xlink:type="simple">10.14601/Phytopathol_Mediterr-9888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974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0512" xlink:type="simple">10.14601/Phytopathol_Mediterr-10512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ia Mediterranea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4601/Phytopathol_Mediterr-11776 <text:s text:c="7"/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338" xlink:type="simple">10.14601/Phytopathol_Mediterr-16338</text:a></text:p>
          </table:table-cell>
          <table:table-cell table:style-name="ce5" office:value-type="string" calcext:value-type="string">
            <text:p>Original random page number not applicable, selected first following article that was plant pathology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ia Mediterranea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<text:a xlink:href="http://dx.doi.org/10.14601/Phytopathol_Mediterr-16429" xlink:type="simple">10.14601/Phytopathol_Mediterr-16429</text:a></text:p>
          </table:table-cell>
          <table:table-cell table:style-name="ce5" office:value-type="string" calcext:value-type="string">
            <text:p>Original random page number was in previous article, next article selected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ia Mediterranea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://dx.doi.org/10.14601/Phytopathol_Mediterr-17867" xlink:type="simple">10.14601/Phytopathol_Mediterr-17867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3-11-0062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1-012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3-11-0085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2-0108-R" xlink:type="simple">10.1094/PHYTO-05-12-0108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Zach</text:p>
          </table:table-cell>
          <table:table-cell table:style-name="ce23" office:value-type="string" calcext:value-type="string">
            <text:p><text:a xlink:href="https://doi.org/10.1094/PHYTO-12-11-0349" xlink:type="simple">10.1094/PHYTO-12-11-0349</text:a>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5-13-0119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3-0129-R" xlink:type="simple">10.1094/PHYTO-05-13-0129-R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hyto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3-0032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4-14-009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3-0175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6-14-015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hytopathology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yto-07-15-0166-r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hyto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HYTO-05-15-0127-RVW" xlink:type="simple">10.1094/PHYTO-05-15-0127-RVW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2-11-011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2-11-0040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2-0402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Disease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dis-02-14-0122-re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4-13-0449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dis-05-13-0492-re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6-14-0572-RE" xlink:type="simple">10.1094/PDIS-06-14-0572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09-13-0936-RE" xlink:type="simple">10.1094/PDIS-09-13-0936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Emerson</text:p>
          </table:table-cell>
          <table:table-cell table:style-name="ce22" office:value-type="string" calcext:value-type="string">
            <text:p><text:a xlink:href="https://doi.org/10.1094/PDIS-12-13-1257-RE" xlink:type="simple">10.1094/PDIS-12-13-1257-RE</text:a>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Disease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yto-02-14-0044-r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Disease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yto-07-15-0171-r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07-12-0646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dis-12-11-1071-re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3" calcext:value-type="float">
            <text:p>201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2013-0823-01-rs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Health Progress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94/PHP-RS-14-0017</text:p>
          </table:table-cell>
          <table:table-cell table:style-name="ce7" office:value-type="string" calcext:value-type="string">
            <text:p>No page numbers, articles selected at random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2013-0922-01-rs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Health Progress</text:p>
          </table:table-cell>
          <table:table-cell table:style-name="ce5" office:value-type="float" office:value="2016" calcext:value-type="float">
            <text:p>201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94/php-rs-15-0050</text:p>
          </table:table-cell>
          <table:table-cell table:style-name="ce5" office:value-type="string" calcext:value-type="string">
            <text:p>No page numbers, articles selected at random</text:p>
          </table:table-cell>
          <table:table-cell table:number-columns-repeated="9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Health Progress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94/PHP-RS-15-0044</text:p>
          </table:table-cell>
          <table:table-cell table:style-name="ce6" office:value-type="string" calcext:value-type="string">
            <text:p>No page numbers, articles selected at random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491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1.02503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26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j.1365-3059.2012.02631.x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j.1365-3059.2012.02625.x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4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Plant Pathology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111/ppa.12085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8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058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24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89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392</text:p>
          </table:table-cell>
          <table:table-cell table:style-name="ce7" office:value-type="string" calcext:value-type="string">
            <text:p>Original random number a review, selected 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Plant Pathology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11/ppa.12401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Plant Pathology</text:p>
          </table:table-cell>
          <table:table-cell table:style-name="ce6" office:value-type="float" office:value="2016" calcext:value-type="float">
            <text:p>2016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11/ppa.12385</text:p>
          </table:table-cell>
          <table:table-cell table:number-columns-repeated="10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2" calcext:value-type="float">
            <text:p>2012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2" calcext:value-type="float">
            <text:p>2012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NA</text:p>
          </table:table-cell>
          <table:table-cell table:style-name="ce7" office:value-type="string" calcext:value-type="string">
            <text:p>No page numbers or DOI direct link to random PDF from this year: http://rmf.smf.org.mx/DocumentosVolumenes/Escrito_30_1_1.pdf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3" calcext:value-type="float">
            <text:p>2013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Revista Mexicana de Fitopatología</text:p>
          </table:table-cell>
          <table:table-cell table:style-name="ce5" office:value-type="float" office:value="2014" calcext:value-type="float">
            <text:p>201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Adam</text:p>
          </table:table-cell>
          <table:table-cell table:number-columns-repeated="11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Revista Mexicana de Fitopatología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Emerson</text:p>
          </table:table-cell>
          <table:table-cell table:number-columns-repeated="11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Revista Mexicana de Fitopatología</text:p>
          </table:table-cell>
          <table:table-cell table:style-name="ce6" office:value-type="float" office:value="2015" calcext:value-type="float">
            <text:p>2015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string" calcext:value-type="string">
            <text:p>Zach</text:p>
          </table:table-cell>
          <table:table-cell table:number-columns-repeated="11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2" calcext:value-type="float">
            <text:p>2012</text:p>
          </table:table-cell>
          <table:table-cell table:style-name="ce6" office:value-type="float" office:value="132" calcext:value-type="float">
            <text:p>132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4-0001-9</text:p>
          </table:table-cell>
          <table:table-cell table:style-name="ce6" office:value-type="string" calcext:value-type="string">
            <text:p>No publication in 2012. Selected first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04-1</text:p>
          </table:table-cell>
          <table:table-cell table:style-name="ce7" office:value-type="string" calcext:value-type="string">
            <text:p>Only goes back to 2015, selected article from 2015 with page 20 contain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10-3</text:p>
          </table:table-cell>
          <table:table-cell table:style-name="ce7" office:value-type="string" calcext:value-type="string">
            <text:p>No publication in 2014. Selected first article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Tropical Plant Pathology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007/s40858-015-0023-y</text:p>
          </table:table-cell>
          <table:table-cell table:style-name="ce7" office:value-type="string" calcext:value-type="string">
            <text:p>No publication in 2014. Selected article containing PN 111 in Apr. 2015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Tropical Plant Pathology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007/s40858-015-0052-6</text:p>
          </table:table-cell>
          <table:table-cell table:style-name="ce6" office:value-type="string" calcext:value-type="string">
            <text:p>No publication in 2014. Selected second article in Dec. 2015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ropical Plant Pathology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10.1007/s40858-015-0015-y</text:p>
          </table:table-cell>
          <table:table-cell table:number-columns-repeated="10" table:style-name="ce5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173</text:p>
          </table:table-cell>
          <table:table-cell table:style-name="ce7" office:value-type="string" calcext:value-type="string">
            <text:p>Selected first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00</text:p>
          </table:table-cell>
          <table:table-cell table:style-name="ce7" office:value-type="string" calcext:value-type="string">
            <text:p>Selected secon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3" calcext:value-type="float">
            <text:p>2013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0-23</text:p>
          </table:table-cell>
          <table:table-cell table:style-name="ce7" office:value-type="string" calcext:value-type="string">
            <text:p>Selected third article from 2013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45</text:p>
          </table:table-cell>
          <table:table-cell table:style-name="ce7" office:value-type="string" calcext:value-type="string">
            <text:p>Selected secon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81</text:p>
          </table:table-cell>
          <table:table-cell table:style-name="ce7" office:value-type="string" calcext:value-type="string">
            <text:p>Selected fourth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4" calcext:value-type="float">
            <text:p>201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1743-422X-11-66</text:p>
          </table:table-cell>
          <table:table-cell table:style-name="ce7" office:value-type="string" calcext:value-type="string">
            <text:p>Selected third article from 2014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Virology Journal (Plant Viruses Section)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string" calcext:value-type="string">
            <text:p>Zach</text:p>
          </table:table-cell>
          <table:table-cell table:style-name="ce6" office:value-type="string" calcext:value-type="string">
            <text:p>10.1186/1743-422X-11-19</text:p>
          </table:table-cell>
          <table:table-cell table:style-name="ce6" office:value-type="string" calcext:value-type="string">
            <text:p>Selected first article from 2014 in Plant Viruses section</text:p>
          </table:table-cell>
          <table:table-cell table:number-columns-repeated="9" table:style-name="ce6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40-2</text:p>
          </table:table-cell>
          <table:table-cell table:style-name="ce7" office:value-type="string" calcext:value-type="string">
            <text:p>Selected second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5" calcext:value-type="float">
            <text:p>201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332-2</text:p>
          </table:table-cell>
          <table:table-cell table:style-name="ce7" office:value-type="string" calcext:value-type="string">
            <text:p>Selected first article from 2015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61-7</text:p>
          </table:table-cell>
          <table:table-cell table:style-name="ce7" office:value-type="string" calcext:value-type="string">
            <text:p>Selected first article from 2016 in Plant Viruses section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Virology Journal (Plant Viruses Section)</text:p>
          </table:table-cell>
          <table:table-cell table:style-name="ce7" office:value-type="float" office:value="2016" calcext:value-type="float">
            <text:p>20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Emerson</text:p>
          </table:table-cell>
          <table:table-cell table:style-name="ce7" office:value-type="string" calcext:value-type="string">
            <text:p>10.1186/s12985-015-0457-3</text:p>
          </table:table-cell>
          <table:table-cell table:number-columns-repeated="10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8" calcext:value-type="float">
            <text:p>2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488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anadi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80/07060661.2017.141791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" calcext:value-type="float">
            <text:p>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09.01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0.00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Crop Protection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31" calcext:value-type="float">
            <text:p>13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cropro.2016.11.02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European 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7" calcext:value-type="float">
            <text:p>12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658-018-1458-z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28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8" calcext:value-type="float">
            <text:p>5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Fores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2" calcext:value-type="float">
            <text:p>6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efp.1237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53" calcext:value-type="float">
            <text:p>5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0327-016-0690-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Gener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69" calcext:value-type="float">
            <text:p>6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%2Fs10327-017-0756-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6" calcext:value-type="float">
            <text:p>3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3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05" calcext:value-type="float">
            <text:p>10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54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1" calcext:value-type="float">
            <text:p>12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67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hyto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9" calcext:value-type="float">
            <text:p>1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jph.1267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25" office:value-type="string" calcext:value-type="string">
            <text:p>NA</text:p>
          </table:table-cell>
          <table:table-cell table:style-name="ce8" office:value-type="string" calcext:value-type="string">
            <text:p>changed from page 13 (review) to 17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Journal of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9" calcext:value-type="float">
            <text:p>10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2161-018-0054-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1" calcext:value-type="float">
            <text:p>4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9" calcext:value-type="float">
            <text:p>4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mpp.12374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6-0157-R</text:p>
          </table:table-cell>
          <table:table-cell table:style-name="ce8" office:value-type="string" calcext:value-type="string">
            <text:p>13 was a review. Changed to page 16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6" calcext:value-type="float">
            <text:p>1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5-17-0121-FI</text:p>
          </table:table-cell>
          <table:table-cell table:style-name="ce8" office:value-type="string" calcext:value-type="string">
            <text:p>16 was a review. 46 is next researc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45" calcext:value-type="float">
            <text:p>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6-17-0138-R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Molecular Plant-Microbe Interactions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52" calcext:value-type="float">
            <text:p>5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MPMI-08-17-0203-FI</text:p>
          </table:table-cell>
          <table:table-cell table:style-name="ce8" office:value-type="string" calcext:value-type="string">
            <text:p>next article was picked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Nemat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63/15685411-0000303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7" calcext:value-type="float">
            <text:p>1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6.11.00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7" calcext:value-type="float">
            <text:p>7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16/j.pmpp.2017.01.00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" calcext:value-type="float">
            <text:p>10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0.008" xlink:type="simple">https://doi.org/10.1016/j.pmpp.2017.10.008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siological and Molecular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02" calcext:value-type="float">
            <text:p>102</text:p>
          </table:table-cell>
          <table:table-cell table:style-name="ce8" office:value-type="string" calcext:value-type="string">
            <text:p>Emerson</text:p>
          </table:table-cell>
          <table:table-cell table:style-name="ce26" office:value-type="string" calcext:value-type="string">
            <text:p><text:a xlink:href="https://doi.org/10.1016/j.pmpp.2017.12.002" xlink:type="simple">https://doi.org/10.1016/j.pmpp.2017.12.002</text:a>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1" calcext:value-type="float">
            <text:p>17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49-7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55" calcext:value-type="float">
            <text:p>25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50-1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73" calcext:value-type="float">
            <text:p>17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3-9</text:p>
          </table:table-cell>
          <table:table-cell table:style-name="ce8" office:value-type="string" calcext:value-type="string">
            <text:p>Next plant disease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rasitic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46" calcext:value-type="float">
            <text:p>146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12600-018-0669-3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" calcext:value-type="float">
            <text:p>1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<text:s/>10.14601/Phytopathol_Mediterr-1876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ia Mediterranea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4" calcext:value-type="float">
            <text:p>14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4601/Phytopathol_Mediterr-20358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hyto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20" calcext:value-type="float">
            <text:p>12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YTO-05-16-0209-R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29" calcext:value-type="float">
            <text:p>129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4-17-0593-RE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Disease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130" calcext:value-type="float">
            <text:p>13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DIS-05-17-0689-RE</text:p>
          </table:table-cell>
          <table:table-cell table:style-name="ce8" office:value-type="string" calcext:value-type="string">
            <text:p>next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Health Progress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94/PHP-12-16-0073-RS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" calcext:value-type="float">
            <text:p>14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9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48" calcext:value-type="float">
            <text:p>4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87" calcext:value-type="float">
            <text:p>8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6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3" calcext:value-type="float">
            <text:p>113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5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18" calcext:value-type="float">
            <text:p>118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11/ppa.12541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Revista Mexicana de Fitopatología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22" calcext:value-type="float">
            <text:p>2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8781/R.MEX.FIT.1709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72" calcext:value-type="float">
            <text:p>72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8-0258-5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Tropical Plant Pathology</text:p>
          </table:table-cell>
          <table:table-cell table:style-name="ce16" office:value-type="float" office:value="2018" calcext:value-type="float">
            <text:p>2018</text:p>
          </table:table-cell>
          <table:table-cell table:style-name="ce16" office:value-type="float" office:value="81" calcext:value-type="float">
            <text:p>81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007/s40858-017-0182-0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35" calcext:value-type="float">
            <text:p>3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716-6</text:p>
          </table:table-cell>
          <table:table-cell table:style-name="ce8" office:value-type="string" calcext:value-type="string">
            <text:p>5th article to match 35 pages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0" calcext:value-type="float">
            <text:p>90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03-8</text:p>
          </table:table-cell>
          <table:table-cell table:style-name="ce8" office:value-type="string" calcext:value-type="string">
            <text:p>10th article of the year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97" calcext:value-type="float">
            <text:p>97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10-9</text:p>
          </table:table-cell>
          <table:table-cell table:style-name="ce8" office:value-type="string" calcext:value-type="string">
            <text:p>11th article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8" office:value-type="string" calcext:value-type="string">
            <text:p>Virology Journal (Plant Viruses Section)</text:p>
          </table:table-cell>
          <table:table-cell table:style-name="ce16" office:value-type="float" office:value="2017" calcext:value-type="float">
            <text:p>2017</text:p>
          </table:table-cell>
          <table:table-cell table:style-name="ce16" office:value-type="float" office:value="145" calcext:value-type="float">
            <text:p>145</text:p>
          </table:table-cell>
          <table:table-cell table:style-name="ce8" office:value-type="string" calcext:value-type="string">
            <text:p>Emerson</text:p>
          </table:table-cell>
          <table:table-cell table:style-name="ce8" office:value-type="string" calcext:value-type="string">
            <text:p>10.1186/s12985-017-0833-2</text:p>
          </table:table-cell>
          <table:table-cell table:style-name="ce8" office:value-type="string" calcext:value-type="string">
            <text:p>NA</text:p>
          </table:table-cell>
          <table:table-cell table:number-columns-repeated="9" table:style-name="ce7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61-0</text:p>
          </table:table-cell>
          <table:table-cell table:style-name="ce9" office:value-type="string" calcext:value-type="string">
            <text:p>Original random page number not applicable, selected first following plant pathology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6-045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465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Australasian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3313-017-0532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0402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36488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7.1321044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anadian 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80/07060661.2018.1442370</text:p>
          </table:table-cell>
          <table:table-cell table:style-name="ce9" office:value-type="string" calcext:value-type="string">
            <text:p>Original random page number is abstract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6.10.012</text:p>
          </table:table-cell>
          <table:table-cell table:style-name="ce9" office:value-type="string" calcext:value-type="string">
            <text:p>Original random page number article not applicable, selected first prior article that was plant pathology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Crop Protection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cropro.2017.10.0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<text:s/>10.1007/s10658-016-0979-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European Journal of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658-016-0983-x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01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Fores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efp.1231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700-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7-0698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General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0327-018-0765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5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jph.1266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8-8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Journal of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2161-018-0029-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mpp.125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8-16-0157-R</text:p>
          </table:table-cell>
          <table:table-cell table:style-name="ce9" office:value-type="string" calcext:value-type="string">
            <text:p>Original random page number is review,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Molecular Plant-Microbe Interaction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MPMI-07-17-0164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27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Nemat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63/15685411-0000313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6.12.00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7.11.001</text:p>
          </table:table-cell>
          <table:table-cell table:style-name="ce9" office:value-type="string" calcext:value-type="string">
            <text:p>Original random page number is part of a special issue about insects, next sequencial issue selected using the same page number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siological and Molecular 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16/j.pmpp.2018.02.00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7-0570-5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rasitic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12600-018-0644-z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4-16-0170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hyto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YTO-03-17-0091-R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2-16-0144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3-16-0332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4-16-0527-RE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Disease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DIS-01-17-0062-RE</text:p>
          </table:table-cell>
          <table:table-cell table:style-name="ce9" office:value-type="string" calcext:value-type="string">
            <text:p>Original random number a review, selected next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RS-16-005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6-17-0034-RS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Health Progress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94/PHP-01-18-0005-BR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5</text:p>
          </table:table-cell>
          <table:table-cell table:style-name="ce9" office:value-type="string" calcext:value-type="string">
            <text:p>Original random number a review, selected next available article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0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1</text:p>
          </table:table-cell>
          <table:table-cell table:style-name="ce9" office:value-type="string" calcext:value-type="string">
            <text:p>Original random page number included in previous article. Next sequential article selected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06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Plant Pathology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11/ppa.12724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Revista Mexicana de Fitopatología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8781/R.MEX.FIT.1710-3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Tropical Plant Pathology</text:p>
          </table:table-cell>
          <table:table-cell table:style-name="ce9" office:value-type="float" office:value="2017" calcext:value-type="float">
            <text:p>201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007/s40858-016-0124-2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Virology Journal (Plant Viruses Section)</text:p>
          </table:table-cell>
          <table:table-cell table:style-name="ce9" office:value-type="float" office:value="2018" calcext:value-type="float">
            <text:p>2018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Kaique</text:p>
          </table:table-cell>
          <table:table-cell table:style-name="ce9" office:value-type="string" calcext:value-type="string">
            <text:p>10.1186/s12985-018-0931-9</text:p>
          </table:table-cell>
          <table:table-cell table:style-name="ce9" office:value-type="string" calcext:value-type="string">
            <text:p>NA</text:p>
          </table:table-cell>
          <table:table-cell table:number-columns-repeated="9" table:style-name="ce32" office:value-type="string" calcext:value-type="string">
            <text:p>NA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Canadi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2" calcext:value-type="float">
            <text:p>2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80/07060661.2018.1559224</text:p>
          </table:table-cell>
          <table:table-cell table:style-name="ce10" office:value-type="string" calcext:value-type="string">
            <text:p>Original article was review, this is second in issu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European 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3" calcext:value-type="float">
            <text:p>12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658-018-1547-z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Fores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83" calcext:value-type="float">
            <text:p>83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10" office:value-type="string" calcext:value-type="string">
            <text:p>No page numbers in this journal, so selected first article that was research in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General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34" calcext:value-type="float">
            <text:p>3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10327-020-00965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36" calcext:value-type="float">
            <text:p>3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5-6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77" calcext:value-type="float">
            <text:p>77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8-0138-3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Journal of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72" calcext:value-type="float">
            <text:p>7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2161-019-00373-9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56" calcext:value-type="float">
            <text:p>5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0</text:p>
          </table:table-cell>
          <table:table-cell table:style-name="ce10" office:value-type="string" calcext:value-type="string">
            <text:p>Page numbers start in 300s at first of Jan 2021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19" calcext:value-type="float">
            <text:p>119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11/mpp.13032</text:p>
          </table:table-cell>
          <table:table-cell table:style-name="ce10" office:value-type="string" calcext:value-type="string">
            <text:p>Page numbers start in 300s at first of Jan 2021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26" calcext:value-type="float">
            <text:p>12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9-18-0265-TA</text:p>
          </table:table-cell>
          <table:table-cell table:style-name="ce10" office:value-type="string" calcext:value-type="string">
            <text:p>Page numbers start in the 900s, this is the first research article of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Molecular Plant-Microbe Interactions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MPMI-07-20-0201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Nemat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0" calcext:value-type="float">
            <text:p>40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63/15685411-00003205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70" calcext:value-type="float">
            <text:p>70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10" office:value-type="string" calcext:value-type="string">
            <text:p>No page numbers, this is the first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siological and Molecular Plant Pathology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39" calcext:value-type="float">
            <text:p>139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10" office:value-type="string" calcext:value-type="string">
            <text:p>No page numbers, this is the second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rasitica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47" calcext:value-type="float">
            <text:p>4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10" office:value-type="string" calcext:value-type="string">
            <text:p>First plant pathogenic article in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5" calcext:value-type="float">
            <text:p>95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911" xlink:type="simple">10.36253/phyto-10911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07" calcext:value-type="float">
            <text:p>10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36253/phyto-10720" xlink:type="simple">10.36253/phyto-10720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ia Mediterrane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16" calcext:value-type="float">
            <text:p>1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36253/phyto-11840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7" calcext:value-type="float">
            <text:p>67</text:p>
          </table:table-cell>
          <table:table-cell table:style-name="ce10" office:value-type="string" calcext:value-type="string">
            <text:p>Adam</text:p>
          </table:table-cell>
          <table:table-cell table:style-name="ce27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94" calcext:value-type="float">
            <text:p>9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0-17-0357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01" calcext:value-type="float">
            <text:p>101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11-17-0386-R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hyto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2" calcext:value-type="float">
            <text:p>12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YTO-07-19-0247-FI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Disease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46" calcext:value-type="float">
            <text:p>14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DIS-05-18-0715-RE</text:p>
          </table:table-cell>
          <table:table-cell table:style-name="ce10" office:value-type="string" calcext:value-type="string">
            <text:p>Last research article in issue, the remainder, including p146, are disease note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Plant Health Progress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113" calcext:value-type="float">
            <text:p>11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94/PHP-09-18-0054-RS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44" calcext:value-type="float">
            <text:p>44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09-2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98" calcext:value-type="float">
            <text:p>9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143" calcext:value-type="float">
            <text:p>143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1911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Revista Mexicana de Fitopatología</text:p>
          </table:table-cell>
          <table:table-cell table:style-name="ce17" office:value-type="float" office:value="2021" calcext:value-type="float">
            <text:p>2021</text:p>
          </table:table-cell>
          <table:table-cell table:style-name="ce17" office:value-type="float" office:value="66" calcext:value-type="float">
            <text:p>66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8781/R.MEX.FIT.2008-1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Tropical Plant Pathology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007/s40858-019-00330-y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0" office:value-type="string" calcext:value-type="string">
            <text:p>Virology Journal (Plant Viruses Section)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68" calcext:value-type="float">
            <text:p>68</text:p>
          </table:table-cell>
          <table:table-cell table:style-name="ce10" office:value-type="string" calcext:value-type="string">
            <text:p>Adam</text:p>
          </table:table-cell>
          <table:table-cell table:style-name="ce10" office:value-type="string" calcext:value-type="string">
            <text:p>10.1186/s12985-018-1106-4</text:p>
          </table:table-cell>
          <table:table-cell table:style-name="ce10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Australasian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8" calcext:value-type="float">
            <text:p>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Crop Protectio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11" office:value-type="string" calcext:value-type="string">
            <text:p>The eighth article of the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34" calcext:value-type="float">
            <text:p>34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European Journal of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7" calcext:value-type="float">
            <text:p>3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658-019-01860-6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General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2" calcext:value-type="float">
            <text:p>72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07/s10327-019-00885-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87" calcext:value-type="float">
            <text:p>8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04" calcext:value-type="float">
            <text:p>104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77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Journal of 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23" calcext:value-type="float">
            <text:p>2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jph.1284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17" calcext:value-type="float">
            <text:p>11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74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33" calcext:value-type="float">
            <text:p>3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2877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mpp.13010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6" calcext:value-type="float">
            <text:p>9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7-18-0208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Molecular Plant-Microbe Interactions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1" calcext:value-type="float">
            <text:p>10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MPMI-08-20-0224-R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siological and Molecular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1" calcext:value-type="float">
            <text:p>11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16/j.pmpp.2020.101566</text:p>
          </table:table-cell>
          <table:table-cell table:style-name="ce11" office:value-type="string" calcext:value-type="string">
            <text:p>First article for continuous numbering syste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99" calcext:value-type="float">
            <text:p>9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1098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ia Mediterranea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36253/phyto-12183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hyto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58" calcext:value-type="float">
            <text:p>58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YTO-05-19-0185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78" calcext:value-type="float">
            <text:p>7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63" calcext:value-type="float">
            <text:p>63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1-20-0130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Diseas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5" calcext:value-type="float">
            <text:p>8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DIS-04-20-0792-RE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Health Progress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67" calcext:value-type="float">
            <text:p>6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094/PHP-09-19-0063-FI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5" calcext:value-type="float">
            <text:p>5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34</text:p>
          </table:table-cell>
          <table:table-cell table:style-name="ce11" office:value-type="string" calcext:value-type="string">
            <text:p>next article because page 5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49" calcext:value-type="float">
            <text:p>49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2945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Plant Pathology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6" calcext:value-type="float">
            <text:p>116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111/ppa.13099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7" calcext:value-type="float">
            <text:p>97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1809-4</text:p>
          </table:table-cell>
          <table:table-cell table:style-name="ce11" office:value-type="string" calcext:value-type="string">
            <text:p>prior to 97 page because that one was a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Revista Mexicana de Fitopatologí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office:value-type="float" office:value="110" calcext:value-type="float">
            <text:p>110</text:p>
          </table:table-cell>
          <table:table-cell table:style-name="ce11" office:value-type="string" calcext:value-type="string">
            <text:p>Emerson</text:p>
          </table:table-cell>
          <table:table-cell table:style-name="ce11" office:value-type="string" calcext:value-type="string">
            <text:p>10.18781/R.MEX.FIT.2002-2</text:p>
          </table:table-cell>
          <table:table-cell table:style-name="ce11" office:value-type="string" calcext:value-type="string">
            <text:p>Next article after <text:s/>pp110, a review article, immediate prior article is already assigned to Adam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16" calcext:value-type="float">
            <text:p>16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11" office:value-type="string" calcext:value-type="string">
            <text:p>jumped go page 41 because others were review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office:value-type="float" office:value="90" calcext:value-type="float">
            <text:p>90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Tropical Plant Pathology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83" calcext:value-type="float">
            <text:p>83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1" office:value-type="string" calcext:value-type="string">
            <text:p>Virology Journal (Plant Viruses Section)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office:value-type="float" office:value="108" calcext:value-type="float">
            <text:p>108</text:p>
          </table:table-cell>
          <table:table-cell table:style-name="ce11" office:value-type="string" calcext:value-type="string">
            <text:p>Emerson</text:p>
          </table:table-cell>
          <table:table-cell table:style-name="ce28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11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anadian 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8" calcext:value-type="float">
            <text:p>8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80/07060661.2019.1641750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16/j.cropro.2019.104942</text:p>
          </table:table-cell>
          <table:table-cell table:style-name="ce12" office:value-type="string" calcext:value-type="string">
            <text:p>Sequential numbering. Second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Crop Protection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12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European Journal of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72" calcext:value-type="float">
            <text:p>7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658-018-1541-5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Fores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81" calcext:value-type="float">
            <text:p>8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efp.12468" xlink:type="simple">10.1111/efp.12468</text:a></text:p>
          </table:table-cell>
          <table:table-cell table:style-name="ce12" office:value-type="string" calcext:value-type="string">
            <text:p>Sequntial numbering. First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General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48" calcext:value-type="float">
            <text:p>148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0327-021-00989-9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Journal of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3" calcext:value-type="float">
            <text:p>103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2161-019-00390-8</text:p>
          </table:table-cell>
          <table:table-cell table:style-name="ce12" office:value-type="string" calcext:value-type="string">
            <text:p>Next article because page 103 was a methods pap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2" calcext:value-type="float">
            <text:p>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739" xlink:type="simple">10.1111/mpp.12739</text:a></text:p>
          </table:table-cell>
          <table:table-cell table:style-name="ce12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30" calcext:value-type="float">
            <text:p>30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78" xlink:type="simple">10.1111/mpp.12878</text:a></text:p>
          </table:table-cell>
          <table:table-cell table:style-name="ce12" office:value-type="string" calcext:value-type="string">
            <text:p>PP30 is in article already assigned to Emerson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mpp.12882" xlink:type="simple">10.1111/mpp.1288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Molecular Plant-Microbe Interaction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9" calcext:value-type="float">
            <text:p>109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Nemat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4" calcext:value-type="float">
            <text:p>104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siological and Molecular 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23" calcext:value-type="float">
            <text:p>123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12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0-00864-x</text:p>
          </table:table-cell>
          <table:table-cell table:style-name="ce12" office:value-type="string" calcext:value-type="string">
            <text:p>First plant disease article of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rasitic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84" calcext:value-type="float">
            <text:p>8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12600-021-00902-2</text:p>
          </table:table-cell>
          <table:table-cell table:style-name="ce12" office:value-type="string" calcext:value-type="string">
            <text:p>First plant disease article of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1" calcext:value-type="float">
            <text:p>10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207" xlink:type="simple">10.36253/phyto-12207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1821" xlink:type="simple">10.36253/phyto-11821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ia Mediterranea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32" calcext:value-type="float">
            <text:p>13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36253/phyto-12170" xlink:type="simple">10.36253/phyto-12170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hyto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108" calcext:value-type="float">
            <text:p>108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Disease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02" calcext:value-type="float">
            <text:p>102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37" calcext:value-type="float">
            <text:p>37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12" office:value-type="string" calcext:value-type="string">
            <text:p>Page number was a first report. This is first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Health Progress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51" calcext:value-type="float">
            <text:p>51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105" xlink:type="simple">10.1111/ppa.13105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Plant Pathology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35" calcext:value-type="float">
            <text:p>35</text:p>
          </table:table-cell>
          <table:table-cell table:style-name="ce12" office:value-type="string" calcext:value-type="string">
            <text:p>Kaique</text:p>
          </table:table-cell>
          <table:table-cell table:style-name="ce29" office:value-type="string" calcext:value-type="string">
            <text:p><text:a xlink:href="https://doi.org/10.1111/ppa.13273" xlink:type="simple">10.1111/ppa.13273</text:a>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3-8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40" calcext:value-type="float">
            <text:p>40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8-0266-5</text:p>
          </table:table-cell>
          <table:table-cell table:style-name="ce12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Tropical Plant Pathology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office:value-type="float" office:value="126" calcext:value-type="float">
            <text:p>126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007/s40858-019-00324-w</text:p>
          </table:table-cell>
          <table:table-cell table:style-name="ce12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19-1163-3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54" calcext:value-type="float">
            <text:p>54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11-5</text:p>
          </table:table-cell>
          <table:table-cell table:style-name="ce12" office:value-type="string" calcext:value-type="string">
            <text:p>No page numbers, sequential article, this was closest to 54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2" office:value-type="string" calcext:value-type="string">
            <text:p>Virology Journal (Plant Viruses Section)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office:value-type="float" office:value="92" calcext:value-type="float">
            <text:p>92</text:p>
          </table:table-cell>
          <table:table-cell table:style-name="ce12" office:value-type="string" calcext:value-type="string">
            <text:p>Kaique</text:p>
          </table:table-cell>
          <table:table-cell table:style-name="ce12" office:value-type="string" calcext:value-type="string">
            <text:p>10.1186/s12985-021-01535-x</text:p>
          </table:table-cell>
          <table:table-cell table:style-name="ce12" office:value-type="string" calcext:value-type="string">
            <text:p>No page numbers, sequential article, this was closest to 92 without going over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48" xlink:type="simple">10.1016/j.cropro.2020.105348</text:a></text:p>
          </table:table-cell>
          <table:table-cell table:style-name="ce13" office:value-type="string" calcext:value-type="string">
            <text:p>Sequential numbering. Secon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8781/R.MEX.FIT.1909-1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13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13" office:value-type="string" calcext:value-type="string">
            <text:p>No page numbers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anadian Journal of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1" calcext:value-type="float">
            <text:p>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70" calcext:value-type="float">
            <text:p>70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14" office:value-type="string" calcext:value-type="string">
            <text:p>Sequential numbering, fourth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Crop Protection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5" calcext:value-type="float">
            <text:p>13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14" office:value-type="string" calcext:value-type="string">
            <text:p>Sequential numbering, fift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European Journal of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5" calcext:value-type="float">
            <text:p>11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658-018-1546-0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Fores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2" calcext:value-type="float">
            <text:p>8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efp.12574" xlink:type="simple">10.1111/efp.12574</text:a></text:p>
          </table:table-cell>
          <table:table-cell table:style-name="ce14" office:value-type="string" calcext:value-type="string">
            <text:p>Sequential numbering, third article of 202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1" calcext:value-type="float">
            <text:p>7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18-0814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Gener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29" calcext:value-type="float">
            <text:p>129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0327-021-00981-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Journal of 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78" calcext:value-type="float">
            <text:p>78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jph.12774" xlink:type="simple">10.1111/jph.127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737" xlink:type="simple">10.1111/mpp.12737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6" calcext:value-type="float">
            <text:p>1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74" xlink:type="simple">10.1111/mpp.12874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Molecular 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92" calcext:value-type="float">
            <text:p>9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mpp.12883" xlink:type="simple">10.1111/mpp.12883</text:a></text:p>
          </table:table-cell>
          <table:table-cell table:style-name="ce14" office:value-type="string" calcext:value-type="string">
            <text:p>Page 92 article falls within range of another article previously selected,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Nemat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93" calcext:value-type="float">
            <text:p>9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siological and Molecular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46" calcext:value-type="float">
            <text:p>46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16/j.pmpp.2020.101584</text:p>
          </table:table-cell>
          <table:table-cell table:style-name="ce14" office:value-type="string" calcext:value-type="string">
            <text:p>Sequential numbering, fourth research article of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rasitica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35" calcext:value-type="float">
            <text:p>3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12600-019-00715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65" calcext:value-type="float">
            <text:p>6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4601/phyto-11143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616" xlink:type="simple">10.36253/phyto-11616</text:a></text:p>
          </table:table-cell>
          <table:table-cell table:style-name="ce14" office:value-type="string" calcext:value-type="string">
            <text:p>Closest article to page 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ia Mediterrane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5" calcext:value-type="float">
            <text:p>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36253/phyto-11840" xlink:type="simple">10.36253/phyto-11840</text:a></text:p>
          </table:table-cell>
          <table:table-cell table:style-name="ce14" office:value-type="string" calcext:value-type="string">
            <text:p>Second article as PP5 is included in the first article for 202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3" calcext:value-type="float">
            <text:p>1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14" office:value-type="string" calcext:value-type="string">
            <text:p>Original article w/ PP13 is review. This is the next article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56" calcext:value-type="float">
            <text:p>56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hyto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32" calcext:value-type="float">
            <text:p>132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Diseas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Plant Patholog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83" calcext:value-type="float">
            <text:p>83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111/ppa.13106" xlink:type="simple">10.1111/ppa.13106</text:a>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145" calcext:value-type="float">
            <text:p>1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8781/R.MEX.FIT.1910-5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Revista Mexicana de Fitopatología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31" calcext:value-type="float">
            <text:p>131</text:p>
          </table:table-cell>
          <table:table-cell table:style-name="ce14" office:value-type="string" calcext:value-type="string">
            <text:p>Zach</text:p>
          </table:table-cell>
          <table:table-cell table:style-name="ce31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14" office:value-type="string" calcext:value-type="string">
            <text:p>Next research article after PP 131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Tropical Plant Pathology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72" calcext:value-type="float">
            <text:p>72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007/s40858-020-00410-4</text:p>
          </table:table-cell>
          <table:table-cell table:style-name="ce14"/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office:value-type="float" office:value="110" calcext:value-type="float">
            <text:p>110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19-1215-8</text:p>
          </table:table-cell>
          <table:table-cell table:style-name="ce14" office:value-type="string" calcext:value-type="string">
            <text:p>Sequential numbering, this is closest to 110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office:value-type="float" office:value="45" calcext:value-type="float">
            <text:p>45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0-01303-3</text:p>
          </table:table-cell>
          <table:table-cell table:style-name="ce14" office:value-type="string" calcext:value-type="string">
            <text:p>Sequential numbering, this is closest to 45</text:p>
          </table:table-cell>
          <table:table-cell table:style-name="ce32" table:number-columns-repeated="9"/>
          <table:table-cell table:number-columns-repeated="1009"/>
        </table:table-row>
        <table:table-row table:style-name="ro1">
          <table:table-cell table:style-name="ce14" office:value-type="string" calcext:value-type="string">
            <text:p>Virology Journal (Plant Viruses Section)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office:value-type="float" office:value="101" calcext:value-type="float">
            <text:p>101</text:p>
          </table:table-cell>
          <table:table-cell table:style-name="ce14" office:value-type="string" calcext:value-type="string">
            <text:p>Zach</text:p>
          </table:table-cell>
          <table:table-cell table:style-name="ce14" office:value-type="string" calcext:value-type="string">
            <text:p>10.1186/s12985-021-01601-4</text:p>
          </table:table-cell>
          <table:table-cell table:style-name="ce14" office:value-type="string" calcext:value-type="string">
            <text:p>Sequential numbering, this is closest to 101</text:p>
          </table:table-cell>
          <table:table-cell table:style-name="ce32" table:number-columns-repeated="9"/>
          <table:table-cell table:number-columns-repeated="1009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notes.A1:article_notes.A1">
            <calcext:condition calcext:apply-style-name="ConditionalStyle_1" calcext:value="formula-is(LEN(TRIM([.A1]))&gt;0)" calcext:base-cell-address="article_notes.A1"/>
          </calcext:conditional-format>
        </calcext:conditional-formats>
      </table:table>
      <table:table table:name="article_evaluation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1" table:number-columns-repeated="1007" table:default-cell-style-name="Default"/>
        <table:table-row table:style-name="ro1">
          <table:table-cell table:style-name="ce85" office:value-type="string" calcext:value-type="string">
            <office:annotation draw:style-name="gr2" draw:text-style-name="P2" svg:width="8.869cm" svg:height="3.228cm" svg:x="7.011cm" svg:y="0.82cm" draw:caption-point-x="-0.406cm" draw:caption-point-y="-0.81cm">
              <dc:date>2022-05-04T00:00:00</dc:date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No page numbers</text:span></text:p>
              <text:p text:style-name="P1"><text:span text:style-name="T1"><text:tab/></text:span><text:span text:style-name="T1">-Zachary Foster</text:span></text:p>
            </office:annotation>
            <text:p>journal</text:p>
          </table:table-cell>
          <table:table-cell table:style-name="ce85" office:value-type="string" calcext:value-type="string">
            <text:p>abbreviation</text:p>
          </table:table-cell>
          <table:table-cell table:style-name="ce85" office:value-type="string" calcext:value-type="string">
            <text:p>year</text:p>
          </table:table-cell>
          <table:table-cell table:style-name="ce85" office:value-type="string" calcext:value-type="string">
            <text:p>contains_page</text:p>
          </table:table-cell>
          <table:table-cell table:style-name="ce85" office:value-type="string" calcext:value-type="string">
            <text:p>assignee</text:p>
          </table:table-cell>
          <table:table-cell table:style-name="ce85" office:value-type="string" calcext:value-type="string">
            <text:p>doi</text:p>
          </table:table-cell>
          <table:table-cell table:style-name="ce85" office:value-type="string" calcext:value-type="string">
            <text:p>doi_url</text:p>
          </table:table-cell>
          <table:table-cell table:style-name="ce85" office:value-type="string" calcext:value-type="string">
            <text:p>comments</text:p>
          </table:table-cell>
          <table:table-cell table:style-name="ce45" office:value-type="string" calcext:value-type="string">
            <text:p>open</text:p>
          </table:table-cell>
          <table:table-cell table:style-name="ce52" office:value-type="string" calcext:value-type="string">
            <text:p>repro_inst</text:p>
          </table:table-cell>
          <table:table-cell table:style-name="ce52" office:value-type="string" calcext:value-type="string">
            <text:p>art_class</text:p>
          </table:table-cell>
          <table:table-cell table:style-name="ce52" office:value-type="string" calcext:value-type="string">
            <text:p>molecular</text:p>
          </table:table-cell>
          <table:table-cell table:style-name="ce52" office:value-type="string" calcext:value-type="string">
            <text:p>software_cite</text:p>
          </table:table-cell>
          <table:table-cell table:style-name="ce52" office:value-type="string" calcext:value-type="string">
            <text:p>software_avail</text:p>
          </table:table-cell>
          <table:table-cell table:style-name="ce52" office:value-type="string" calcext:value-type="string">
            <text:p>comp_mthds_avail</text:p>
          </table:table-cell>
          <table:table-cell table:style-name="ce52" office:value-type="string" calcext:value-type="string">
            <text:p>data_avail</text:p>
          </table:table-cell>
          <table:table-cell table:style-name="ce53" office:value-type="string" calcext:value-type="string">
            <text:p>software_used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3-0228-9</text:p>
          </table:table-cell>
          <table:table-cell table:style-name="ce39" table:formula="of:=concat(&quot;https://dx.doi.org/&quot;; [.F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6" table:formula="of:=LOOKUP([.A2]; [$'Journal Lookup Tables'.$A$2:.$B$22])" office:value-type="string" office:string-value="BOTH" calcext:value-type="string">
            <text:p>BOTH</text:p>
          </table:table-cell>
          <table:table-cell table:style-name="ce46" table:formula="of:=LOOKUP([.A2]; [$'Journal Lookup Tables'.$F$2:.$G$22])" office:value-type="float" office:value="2" calcext:value-type="float">
            <text:p>2</text:p>
          </table:table-cell>
          <table:table-cell table:style-name="ce46" office:value-type="string" calcext:value-type="string">
            <text:p>Applied</text:p>
          </table:table-cell>
          <table:table-cell table:style-name="ce46" table:formula="of:=FALSE()" office:value-type="float" office:value="0" calcext:value-type="float">
            <text:p>0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Australasian Plant Pathology</text:p>
          </table:table-cell>
          <table:table-cell table:style-name="ce34" office:value-type="string" calcext:value-type="string">
            <text:p>Australas Plant Path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3313-012-0178-7</text:p>
          </table:table-cell>
          <table:table-cell table:style-name="ce39" table:formula="of:=concat(&quot;https://dx.doi.org/&quot;; [.F3])" office:value-type="string" office:string-value="" calcext:value-type="error">
            <text:p>#NAME?</text:p>
          </table:table-cell>
          <table:table-cell table:style-name="ce34" office:value-type="string" calcext:value-type="string">
            <text:p>When the article was published I'm not sure that MaxEnt was freely available, however, very recently (1st half 2017) it's become freely available</text:p>
          </table:table-cell>
          <table:table-cell table:style-name="ce47" table:formula="of:=LOOKUP([.A3]; [$'Journal Lookup Tables'.$A$2:.$B$22])" office:value-type="string" office:string-value="BOTH" calcext:value-type="string">
            <text:p>BOTH</text:p>
          </table:table-cell>
          <table:table-cell table:style-name="ce47" table:formula="of:=LOOKUP([.A3]; [$'Journal Lookup Tables'.$F$2:.$G$22])" office:value-type="float" office:value="2" calcext:value-type="float">
            <office:annotation draw:style-name="gr3" draw:text-style-name="P2" svg:width="11.222cm" svg:height="1.561cm" svg:x="38.62cm" svg:y="1.794cm" draw:caption-point-x="-0.407cm" draw:caption-point-y="-0.81cm">
              <dc:date>2022-05-04T00:00:00</dc:date>
              <text:p text:style-name="P1"><text:span text:style-name="T1">Only gene sequences are specifically mentioned, nothing about any other form of data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MaxEnt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4.986526</text:p>
          </table:table-cell>
          <table:table-cell table:style-name="ce39" table:formula="of:=concat(&quot;https://dx.doi.org/&quot;; [.F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]; [$'Journal Lookup Tables'.$A$2:.$B$22])" office:value-type="string" office:string-value="BOTH" calcext:value-type="string">
            <text:p>BOTH</text:p>
          </table:table-cell>
          <table:table-cell table:style-name="ce47" table:formula="of:=LOOKUP([.A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office:annotation draw:style-name="gr4" draw:text-style-name="P2" svg:width="25.162cm" svg:height="1.535cm" svg:x="49.842cm" svg:y="2.307cm" draw:caption-point-x="-0.407cm" draw:caption-point-y="-0.836cm">
              <dc:date>2022-05-04T00:00:00</dc:date>
              <text:p text:style-name="P1"><text:span text:style-name="T1">Uses both BLAST (freely available with source code) and also Sequencher (no price given must contact company). I've rated at lowest assumed common denominator since price not readily availabl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Sequench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8.1559224</text:p>
          </table:table-cell>
          <table:table-cell table:style-name="ce39" table:formula="of:=concat(&quot;https://dx.doi.org/&quot;; [.F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article was review, this is second in issue</text:p>
          </table:table-cell>
          <table:table-cell table:style-name="ce47" table:formula="of:=LOOKUP([.A5]; [$'Journal Lookup Tables'.$A$2:.$B$22])" office:value-type="string" office:string-value="BOTH" calcext:value-type="string">
            <text:p>BOTH</text:p>
          </table:table-cell>
          <table:table-cell table:style-name="ce47" table:formula="of:=LOOKUP([.A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" calcext:value-type="float">
            <office:annotation draw:style-name="gr4" draw:text-style-name="P2" svg:width="20.607cm" svg:height="1.535cm" svg:x="14.312cm" svg:y="3.375cm" draw:caption-point-x="-0.407cm" draw:caption-point-y="-0.836cm">
              <dc:date>2022-05-04T00:00:00</dc:date>
              <text:p text:style-name="P1"><text:span text:style-name="T1">molecular survey</text:span></text:p>
              <text:p text:style-name="P1"><text:span text:style-name="T1"><text:tab/></text:span><text:span text:style-name="T1">-Emerson Del Ponte</text:span></text:p>
            </office:annotation>
            <text:p>8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80/07060661.2012.660195" xlink:type="simple">10.1080/07060661.2012.660195</text:a></text:p>
          </table:table-cell>
          <table:table-cell table:style-name="ce39" table:formula="of:=concat(&quot;https://dx.doi.org/&quot;; [.F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. However, a mistake meant duplicates, so the second seqential article that applied was selected</text:p>
          </table:table-cell>
          <table:table-cell table:style-name="ce47" table:formula="of:=LOOKUP([.A6]; [$'Journal Lookup Tables'.$A$2:.$B$22])" office:value-type="string" office:string-value="BOTH" calcext:value-type="string">
            <text:p>BOTH</text:p>
          </table:table-cell>
          <table:table-cell table:style-name="ce47" table:formula="of:=LOOKUP([.A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office:annotation draw:style-name="gr4" draw:text-style-name="P2" svg:width="11.565cm" svg:height="1.535cm" svg:x="41.903cm" svg:y="3.375cm" draw:caption-point-x="-0.407cm" draw:caption-point-y="-0.836cm">
              <dc:date>2022-05-04T00:00:00</dc:date>
              <text:p text:style-name="P1"><text:span text:style-name="T1">molecular identific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4" draw:text-style-name="P2" svg:width="9.899cm" svg:height="1.535cm" svg:x="72.529cm" svg:y="3.375cm" draw:caption-point-x="-0.407cm" draw:caption-point-y="-0.836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681396</text:p>
          </table:table-cell>
          <table:table-cell table:style-name="ce39" table:formula="of:=concat(&quot;https://dx.doi.org/&quot;; [.F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article sequentially</text:p>
          </table:table-cell>
          <table:table-cell table:style-name="ce47" table:formula="of:=LOOKUP([.A7]; [$'Journal Lookup Tables'.$A$2:.$B$22])" office:value-type="string" office:string-value="BOTH" calcext:value-type="string">
            <text:p>BOTH</text:p>
          </table:table-cell>
          <table:table-cell table:style-name="ce47" table:formula="of:=LOOKUP([.A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Clustal, MEGA, SAS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Canadian Journal of Plant Pathology</text:p>
          </table:table-cell>
          <table:table-cell table:style-name="ce34" office:value-type="string" calcext:value-type="string">
            <text:p>Can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80/07060661.2012.702128</text:p>
          </table:table-cell>
          <table:table-cell table:style-name="ce39" table:formula="of:=concat(&quot;https://dx.doi.org/&quot;; [.F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]; [$'Journal Lookup Tables'.$A$2:.$B$22])" office:value-type="string" office:string-value="BOTH" calcext:value-type="string">
            <text:p>BOTH</text:p>
          </table:table-cell>
          <table:table-cell table:style-name="ce47" table:formula="of:=LOOKUP([.A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office:annotation draw:style-name="gr5" draw:text-style-name="P2" svg:width="24.01cm" svg:height="1.508cm" svg:x="53.468cm" svg:y="4.445cm" draw:caption-point-x="-0.406cm" draw:caption-point-y="-0.837cm">
              <dc:date>2022-05-04T00:00:00</dc:date>
              <text:p text:style-name="P1"><text:span text:style-name="T1">No software is mentioned in the article that I can find. There is no analysis performed, just PCR work.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4.445cm" draw:caption-point-x="-0.407cm" draw:caption-point-y="-0.837cm">
              <dc:date>2022-05-04T00:00:00</dc:date>
              <text:p text:style-name="P1"><text:span text:style-name="T1">Best I can tell, the data are reported in the paper itself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10.001</text:p>
          </table:table-cell>
          <table:table-cell table:style-name="ce39" table:formula="of:=concat(&quot;https://dx.doi.org/&quot;; [.F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 (also from second volume of year)</text:p>
          </table:table-cell>
          <table:table-cell table:style-name="ce47" table:formula="of:=LOOKUP([.A9]; [$'Journal Lookup Tables'.$A$2:.$B$22])" office:value-type="string" office:string-value="BOTH" calcext:value-type="string">
            <text:p>BOTH</text:p>
          </table:table-cell>
          <table:table-cell table:style-name="ce47" table:formula="of:=LOOKUP([.A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5.10.019</text:p>
          </table:table-cell>
          <table:table-cell table:style-name="ce39" table:formula="of:=concat(&quot;https://dx.doi.org/&quot;; [.F1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]; [$'Journal Lookup Tables'.$A$2:.$B$22])" office:value-type="string" office:string-value="BOTH" calcext:value-type="string">
            <text:p>BOTH</text:p>
          </table:table-cell>
          <table:table-cell table:style-name="ce47" table:formula="of:=LOOKUP([.A1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5.487cm" draw:caption-point-x="-0.407cm" draw:caption-point-y="-0.81cm">
              <dc:date>2022-05-04T00:00:00</dc:date>
              <text:p text:style-name="P1"><text:span text:style-name="T1">I have no idea how much GENSTAT costs?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1.08.024</text:p>
          </table:table-cell>
          <table:table-cell table:style-name="ce39" table:formula="of:=concat(&quot;https://dx.doi.org/&quot;; [.F1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1]; [$'Journal Lookup Tables'.$A$2:.$B$22])" office:value-type="string" office:string-value="BOTH" calcext:value-type="string">
            <text:p>BOTH</text:p>
          </table:table-cell>
          <table:table-cell table:style-name="ce47" table:formula="of:=LOOKUP([.A1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2.09.009</text:p>
          </table:table-cell>
          <table:table-cell table:style-name="ce39" table:formula="of:=concat(&quot;https://dx.doi.org/&quot;; [.F12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ncluded in previous article. Next sequential article selected</text:p>
          </table:table-cell>
          <table:table-cell table:style-name="ce47" table:formula="of:=LOOKUP([.A12]; [$'Journal Lookup Tables'.$A$2:.$B$22])" office:value-type="string" office:string-value="BOTH" calcext:value-type="string">
            <text:p>BOTH</text:p>
          </table:table-cell>
          <table:table-cell table:style-name="ce47" table:formula="of:=LOOKUP([.A1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3.10.003</text:p>
          </table:table-cell>
          <table:table-cell table:style-name="ce39" table:formula="of:=concat(&quot;https://dx.doi.org/&quot;; [.F1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3]; [$'Journal Lookup Tables'.$A$2:.$B$22])" office:value-type="string" office:string-value="BOTH" calcext:value-type="string">
            <text:p>BOTH</text:p>
          </table:table-cell>
          <table:table-cell table:style-name="ce47" table:formula="of:=LOOKUP([.A1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3" draw:text-style-name="P2" svg:width="9.899cm" svg:height="1.561cm" svg:x="72.529cm" svg:y="6.948cm" draw:caption-point-x="-0.407cm" draw:caption-point-y="-0.81cm">
              <dc:date>2022-05-04T00:00:00</dc:date>
              <text:p text:style-name="P1"><text:span text:style-name="T1">R is cited in the text but not properly. The vegan package use is properly cited.</text:span></text:p>
              <text:p text:style-name="P1"><text:span text:style-name="T1"><text:tab/></text:span><text:span text:style-name="T1">-Adam H. Sparks</text:span></text:p>
            </office:annotation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Crop Protection</text:p>
          </table:table-cell>
          <table:table-cell table:style-name="ce34" office:value-type="string" calcext:value-type="string">
            <text:p>Crop Prot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cropro.2014.09.015</text:p>
          </table:table-cell>
          <table:table-cell table:style-name="ce39" table:formula="of:=concat(&quot;https://dx.doi.org/&quot;; [.F1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14]; [$'Journal Lookup Tables'.$A$2:.$B$22])" office:value-type="string" office:string-value="BOTH" calcext:value-type="string">
            <text:p>BOTH</text:p>
          </table:table-cell>
          <table:table-cell table:style-name="ce47" table:formula="of:=LOOKUP([.A1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6" draw:text-style-name="P2" svg:width="25.628cm" svg:height="1.56cm" svg:x="46.901cm" svg:y="7.435cm" draw:caption-point-x="-0.406cm" draw:caption-point-y="-0.81cm">
              <dc:date>2022-05-04T00:00:00</dc:date>
              <text:p text:style-name="P1"><text:span text:style-name="T1">Proper citation, alas, no version number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1-9847-6</text:p>
          </table:table-cell>
          <table:table-cell table:style-name="ce39" table:formula="of:=concat(&quot;https://dx.doi.org/&quot;; [.F1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5]; [$'Journal Lookup Tables'.$A$2:.$B$22])" office:value-type="string" office:string-value="BOTH" calcext:value-type="string">
            <text:p>BOTH</text:p>
          </table:table-cell>
          <table:table-cell table:style-name="ce47" table:formula="of:=LOOKUP([.A1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1" draw:text-style-name="P2" svg:width="9.899cm" svg:height="2.619cm" svg:x="72.529cm" svg:y="7.974cm" draw:caption-point-x="-0.407cm" draw:caption-point-y="-0.863cm">
              <dc:date>2022-05-04T00:00:00</dc:date>
              <text:p text:style-name="P1"><text:span text:style-name="T1">Website refers to it as "Statgraphics Centurion XVI"</text:span></text:p>
              <text:p text:style-name="P1"><text:span text:style-name="T1"><text:tab/></text:span><text:span text:style-name="T1">-Adam H. Sparks</text:span></text:p>
              <text:p text:style-name="P1"><text:span text:style-name="T1">It also costs &gt;1400USD</text:span></text:p>
              <text:p text:style-name="P1"><text:span text:style-name="T1"><text:tab/></text:span><text:span text:style-name="T1">-Adam H. Sparks</text:span></text:p>
            </office:annotation>
            <text:p>Statgraphics XVI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2-0064-8</text:p>
          </table:table-cell>
          <table:table-cell table:style-name="ce39" table:formula="of:=concat(&quot;https://dx.doi.org/&quot;; [.F1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6]; [$'Journal Lookup Tables'.$A$2:.$B$22])" office:value-type="string" office:string-value="BOTH" calcext:value-type="string">
            <text:p>BOTH</text:p>
          </table:table-cell>
          <table:table-cell table:style-name="ce47" table:formula="of:=LOOKUP([.A1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8.53cm" draw:caption-point-x="-0.407cm" draw:caption-point-y="-0.81cm">
              <dc:date>2022-05-04T00:00:00</dc:date>
              <text:p text:style-name="P1"><text:span text:style-name="T1">No price is available for Lasergene, you must ask for a quote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7" draw:text-style-name="P2" svg:width="24.23cm" svg:height="1.781cm" svg:x="55.723cm" svg:y="8.394cm" draw:caption-point-x="-0.407cm" draw:caption-point-y="-0.674cm">
              <dc:date>2022-05-04T00:00:00</dc:date>
              <text:p text:style-name="P1"><text:span text:style-name="T1">Nucleotide sequence data reported are available in the GenBank databases under the accession numbers JN980080 (for MAT1-1 idiomorph of isolate CAWB05-Pt-5), JN980081 to JN980088 (for MAT1-2 idiomorphs of CAWB1 to 5, CAWB05-Pt-2 to Pt- 4, respectively) and JN980089 (for MAT1-2 idiomorph of CAWB05-Pt-1)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BLAST, LaserGene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5-0740-6</text:p>
          </table:table-cell>
          <table:table-cell table:style-name="ce39" table:formula="of:=concat(&quot;https://dx.doi.org/&quot;; [.F1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7]; [$'Journal Lookup Tables'.$A$2:.$B$22])" office:value-type="string" office:string-value="BOTH" calcext:value-type="string">
            <text:p>BOTH</text:p>
          </table:table-cell>
          <table:table-cell table:style-name="ce47" table:formula="of:=LOOKUP([.A1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4.23cm" svg:height="1.508cm" svg:x="55.723cm" svg:y="9.017cm" draw:caption-point-x="-0.407cm" draw:caption-point-y="-0.81cm">
              <dc:date>2022-05-04T00:00:00</dc:date>
              <text:p text:style-name="P1"><text:span text:style-name="T1">Deposited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pDRAW32, SPSS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European Journal of Plant Pathology</text:p>
          </table:table-cell>
          <table:table-cell table:style-name="ce34" office:value-type="string" calcext:value-type="string">
            <text:p>Eur J Plant 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658-018-1547-z</text:p>
          </table:table-cell>
          <table:table-cell table:style-name="ce39" table:formula="of:=concat(&quot;https://dx.doi.org/&quot;; [.F1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8]; [$'Journal Lookup Tables'.$A$2:.$B$22])" office:value-type="string" office:string-value="BOTH" calcext:value-type="string">
            <text:p>BOTH</text:p>
          </table:table-cell>
          <table:table-cell table:style-name="ce47" table:formula="of:=LOOKUP([.A1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9.368cm" draw:caption-point-x="-0.407cm" draw:caption-point-y="-0.674cm">
              <dc:date>2022-05-04T00:00:00</dc:date>
              <text:p text:style-name="P1"><text:span text:style-name="T1">The formulas are given, one could reproduce the experiment in that fashion, but no indication is given of how they were actually executed.</text:span></text:p>
              <text:p text:style-name="P1"><text:span text:style-name="T1"><text:tab/></text:span><text:span text:style-name="T1">-Adam H. Sparks</text:span></text:p>
            </office:annotation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439-0329.2011.00729.x</text:p>
          </table:table-cell>
          <table:table-cell table:style-name="ce39" table:formula="of:=concat(&quot;https://dx.doi.org/&quot;; [.F1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9]; [$'Journal Lookup Tables'.$A$2:.$B$22])" office:value-type="string" office:string-value="BOTH" calcext:value-type="string">
            <text:p>BOTH</text:p>
          </table:table-cell>
          <table:table-cell table:style-name="ce47" table:formula="of:=LOOKUP([.A1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9.99cm" draw:caption-point-x="-0.407cm" draw:caption-point-y="-0.81cm">
              <dc:date>2022-05-04T00:00:00</dc:date>
              <text:p text:style-name="P1"><text:span text:style-name="T1">Only says that the sequences were "analysed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11</text:p>
          </table:table-cell>
          <table:table-cell table:style-name="ce39" table:formula="of:=concat(&quot;https://dx.doi.org/&quot;; [.F2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0]; [$'Journal Lookup Tables'.$A$2:.$B$22])" office:value-type="string" office:string-value="BOTH" calcext:value-type="string">
            <text:p>BOTH</text:p>
          </table:table-cell>
          <table:table-cell table:style-name="ce47" table:formula="of:=LOOKUP([.A2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10.477cm" draw:caption-point-x="-0.407cm" draw:caption-point-y="-0.81cm">
              <dc:date>2022-05-04T00:00:00</dc:date>
              <text:p text:style-name="P1"><text:span text:style-name="T1">Only NSITE, http://linux1.softberry.com/berry.phtml?topic=nsite&amp;group=programs&amp;subgroup=promoter, is mentioned. Nothing is given for the analysis or how graphs were generated, etc. Rating using lowest value.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8" draw:text-style-name="P2" svg:width="24.23cm" svg:height="2.567cm" svg:x="55.723cm" svg:y="10.477cm" draw:caption-point-x="-0.407cm" draw:caption-point-y="-0.81cm">
              <dc:date>2022-05-04T00:00:00</dc:date>
              <text:p text:style-name="P1"><text:span text:style-name="T1">They mention using freely available data. Promoter sequences are made available as .emf (Windows Meta) files as supplementary materials.</text:span></text:p>
              <text:p text:style-name="P1"><text:span text:style-name="T1"/></text:p>
              <text:p text:style-name="P1"><text:span text:style-name="T1">Ranked as 2 because subscription needed to get access to article and thus the supplementary material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10.477cm" draw:caption-point-x="-0.407cm" draw:caption-point-y="-0.81cm">
              <dc:date>2022-05-04T00:00:00</dc:date>
              <text:p text:style-name="P1"><text:span text:style-name="T1">Any analysis software is not discussed</text:span></text:p>
              <text:p text:style-name="P1"><text:span text:style-name="T1"><text:tab/></text:span><text:span text:style-name="T1">-Adam H. Sparks</text:span></text:p>
            </office:annotation>
            <text:p>NSITE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83" calcext:value-type="float">
            <text:p>83</text:p>
          </table:table-cell>
          <table:table-cell table:style-name="ce39" office:value-type="string" calcext:value-type="string">
            <text:p><text:a xlink:href="https://doi-org.ezproxy.usq.edu.au/10.1111/efp.12647" xlink:type="simple">Adam</text:a></text:p>
          </table:table-cell>
          <table:table-cell table:style-name="ce39" office:value-type="string" calcext:value-type="string">
            <text:p><text:a xlink:href="https://doi-org.ezproxy.usq.edu.au/10.1111/efp.12647" xlink:type="simple">10.1111/efp.12647</text:a></text:p>
          </table:table-cell>
          <table:table-cell table:style-name="ce39" table:formula="of:=concat(&quot;https://dx.doi.org/&quot;; [.F2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 in this journal, so selected first article that was research in 2021</text:p>
          </table:table-cell>
          <table:table-cell table:style-name="ce47" table:formula="of:=LOOKUP([.A21]; [$'Journal Lookup Tables'.$A$2:.$B$22])" office:value-type="string" office:string-value="BOTH" calcext:value-type="string">
            <text:p>BOTH</text:p>
          </table:table-cell>
          <table:table-cell table:style-name="ce47" table:formula="of:=LOOKUP([.A2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SPSS, Primer Premier, geNorm, RefFin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076</text:p>
          </table:table-cell>
          <table:table-cell table:style-name="ce39" table:formula="of:=concat(&quot;https://dx.doi.org/&quot;; [.F2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2]; [$'Journal Lookup Tables'.$A$2:.$B$22])" office:value-type="string" office:string-value="BOTH" calcext:value-type="string">
            <text:p>BOTH</text:p>
          </table:table-cell>
          <table:table-cell table:style-name="ce47" table:formula="of:=LOOKUP([.A2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9" draw:text-style-name="P2" svg:width="9.899cm" svg:height="1.455cm" svg:x="72.529cm" svg:y="11.521cm" draw:caption-point-x="-0.407cm" draw:caption-point-y="-0.811cm">
              <dc:date>2022-05-04T00:00:00</dc:date>
              <text:p text:style-name="P1"><text:span text:style-name="T1">No mention of how graphs were made</text:span></text:p>
              <text:p text:style-name="P1"><text:span text:style-name="T1"><text:tab/></text:span><text:span text:style-name="T1">-Adam H. Sparks</text:span></text:p>
            </office:annotation>
            <text:p>MAFFT, MEGA, PAUP, SAS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Forest Pathology</text:p>
          </table:table-cell>
          <table:table-cell table:style-name="ce34" office:value-type="string" calcext:value-type="string">
            <text:p>Fores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efp.12134</text:p>
          </table:table-cell>
          <table:table-cell table:style-name="ce39" table:formula="of:=concat(&quot;https://dx.doi.org/&quot;; [.F2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3]; [$'Journal Lookup Tables'.$A$2:.$B$22])" office:value-type="string" office:string-value="BOTH" calcext:value-type="string">
            <text:p>BOTH</text:p>
          </table:table-cell>
          <table:table-cell table:style-name="ce47" table:formula="of:=LOOKUP([.A2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Excel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7-9</text:p>
          </table:table-cell>
          <table:table-cell table:style-name="ce39" table:formula="of:=concat(&quot;https://dx.doi.org/&quot;; [.F2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4]; [$'Journal Lookup Tables'.$A$2:.$B$22])" office:value-type="string" office:string-value="BOTH" calcext:value-type="string">
            <text:p>BOTH</text:p>
          </table:table-cell>
          <table:table-cell table:style-name="ce47" table:formula="of:=LOOKUP([.A2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5.162cm" svg:height="1.508cm" svg:x="49.842cm" svg:y="12.535cm" draw:caption-point-x="-0.407cm" draw:caption-point-y="-0.783cm">
              <dc:date>2022-05-04T00:00:00</dc:date>
              <text:p text:style-name="P1"><text:span text:style-name="T1">Phylogenetic analysis was performed, no mention of what was us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5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360-3</text:p>
          </table:table-cell>
          <table:table-cell table:style-name="ce39" table:formula="of:=concat(&quot;https://dx.doi.org/&quot;; [.F2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5]; [$'Journal Lookup Tables'.$A$2:.$B$22])" office:value-type="string" office:string-value="BOTH" calcext:value-type="string">
            <text:p>BOTH</text:p>
          </table:table-cell>
          <table:table-cell table:style-name="ce47" table:formula="of:=LOOKUP([.A2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0" draw:text-style-name="P2" svg:width="24.01cm" svg:height="2.645cm" svg:x="53.468cm" svg:y="13.065cm" draw:caption-point-x="-0.406cm" draw:caption-point-y="-0.784cm">
              <dc:date>2022-05-04T00:00:00</dc:date>
              <text:p text:style-name="P1"><text:span text:style-name="T1">There is no statistical analysis or any other mention of statistical software. This in fact may be better represented as "NA" for this article, judging by the content</text:span></text:p>
              <text:p text:style-name="P1"><text:span text:style-name="T1"><text:tab/></text:span><text:span text:style-name="T1">-Adam H. Sparks</text:span></text:p>
              <text:p text:style-name="P1"><text:span text:style-name="T1">They do mention the phrase "no statistical significance" so I can assume that statistical analysis was indeed performed and this should be 0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2-0416-4</text:p>
          </table:table-cell>
          <table:table-cell table:style-name="ce39" table:formula="of:=concat(&quot;https://dx.doi.org/&quot;; [.F2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6]; [$'Journal Lookup Tables'.$A$2:.$B$22])" office:value-type="string" office:string-value="BOTH" calcext:value-type="string">
            <text:p>BOTH</text:p>
          </table:table-cell>
          <table:table-cell table:style-name="ce47" table:formula="of:=LOOKUP([.A2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20-00965-9</text:p>
          </table:table-cell>
          <table:table-cell table:style-name="ce39" table:formula="of:=concat(&quot;https://dx.doi.org/&quot;; [.F2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27]; [$'Journal Lookup Tables'.$A$2:.$B$22])" office:value-type="string" office:string-value="BOTH" calcext:value-type="string">
            <text:p>BOTH</text:p>
          </table:table-cell>
          <table:table-cell table:style-name="ce47" table:formula="of:=LOOKUP([.A2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3-0428-8</text:p>
          </table:table-cell>
          <table:table-cell table:style-name="ce39" table:formula="of:=concat(&quot;https://dx.doi.org/&quot;; [.F2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8]; [$'Journal Lookup Tables'.$A$2:.$B$22])" office:value-type="string" office:string-value="BOTH" calcext:value-type="string">
            <text:p>BOTH</text:p>
          </table:table-cell>
          <table:table-cell table:style-name="ce47" table:formula="of:=LOOKUP([.A2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office:annotation draw:style-name="gr5" draw:text-style-name="P2" svg:width="25.628cm" svg:height="1.508cm" svg:x="46.901cm" svg:y="14.689cm" draw:caption-point-x="-0.406cm" draw:caption-point-y="-0.81cm">
              <dc:date>2022-05-04T00:00:00</dc:date>
              <text:p text:style-name="P1"><text:span text:style-name="T1">Not all software has version numbers, some, e.g. soft berry, is web-based. Other has version number listed but does not appear to have additional components to it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11" draw:text-style-name="P2" svg:width="24.23cm" svg:height="2.566cm" svg:x="55.723cm" svg:y="14.689cm" draw:caption-point-x="-0.407cm" draw:caption-point-y="-0.81cm">
              <dc:date>2022-05-04T00:00:00</dc:date>
              <text:p text:style-name="P1"><text:span text:style-name="T1">Supplementary materials are provided as MS Word and PowerPoint files. Other open formats could be used here...</text:span></text:p>
              <text:p text:style-name="P1"><text:span text:style-name="T1"/></text:p>
              <text:p text:style-name="P1"><text:span text:style-name="T1">No data used for analysis are provid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14.689cm" draw:caption-point-x="-0.407cm" draw:caption-point-y="-0.81cm">
              <dc:date>2022-05-04T00:00:00</dc:date>
              <text:p text:style-name="P1"><text:span text:style-name="T1">SoftBerry apps are "free for academic use".</text:span></text:p>
              <text:p text:style-name="P1"><text:span text:style-name="T1"><text:tab/></text:span><text:span text:style-name="T1">-Adam H. Sparks</text:span></text:p>
            </office:annotation>
            <text:p>Fgenesh, SignalP, Protco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General Plant Pathology</text:p>
          </table:table-cell>
          <table:table-cell table:style-name="ce34" office:value-type="string" calcext:value-type="string">
            <text:p>J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0327-015-0633-8</text:p>
          </table:table-cell>
          <table:table-cell table:style-name="ce39" table:formula="of:=concat(&quot;https://dx.doi.org/&quot;; [.F2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29]; [$'Journal Lookup Tables'.$A$2:.$B$22])" office:value-type="string" office:string-value="BOTH" calcext:value-type="string">
            <text:p>BOTH</text:p>
          </table:table-cell>
          <table:table-cell table:style-name="ce47" table:formula="of:=LOOKUP([.A2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office:annotation draw:style-name="gr9" draw:text-style-name="P2" svg:width="24.01cm" svg:height="1.455cm" svg:x="53.468cm" svg:y="15.176cm" draw:caption-point-x="-0.406cm" draw:caption-point-y="-0.81cm">
              <dc:date>2022-05-04T00:00:00</dc:date>
              <text:p text:style-name="P1"><text:span text:style-name="T1">Some of the data are available as supplementary materials, but scripts, etc. used to calculate correlation coefficient are not mentioned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0" calcext:value-type="float">
            <office:annotation draw:style-name="gr9" draw:text-style-name="P2" svg:width="24.23cm" svg:height="1.455cm" svg:x="55.723cm" svg:y="15.176cm" draw:caption-point-x="-0.407cm" draw:caption-point-y="-0.81cm">
              <dc:date>2022-05-04T00:00:00</dc:date>
              <text:p text:style-name="P1"><text:span text:style-name="T1">Article supplementary materials are provided, but any scripts or data used for analysis are not available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158</text:p>
          </table:table-cell>
          <table:table-cell table:style-name="ce39" table:formula="of:=concat(&quot;https://dx.doi.org/&quot;; [.F3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0]; [$'Journal Lookup Tables'.$A$2:.$B$22])" office:value-type="string" office:string-value="BOTH" calcext:value-type="string">
            <text:p>BOTH</text:p>
          </table:table-cell>
          <table:table-cell table:style-name="ce47" table:formula="of:=LOOKUP([.A3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38</text:p>
          </table:table-cell>
          <table:table-cell table:style-name="ce39" table:formula="of:=concat(&quot;https://dx.doi.org/&quot;; [.F3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1]; [$'Journal Lookup Tables'.$A$2:.$B$22])" office:value-type="string" office:string-value="BOTH" calcext:value-type="string">
            <text:p>BOTH</text:p>
          </table:table-cell>
          <table:table-cell table:style-name="ce47" table:formula="of:=LOOKUP([.A31]; [$'Journal Lookup Tables'.$F$2:.$G$22])" office:value-type="float" office:value="1" calcext:value-type="float">
            <office:annotation draw:style-name="gr9" draw:text-style-name="P2" svg:width="11.222cm" svg:height="1.455cm" svg:x="38.62cm" svg:y="16.15cm" draw:caption-point-x="-0.407cm" draw:caption-point-y="-0.81cm">
              <dc:date>2022-05-04T00:00:00</dc:date>
              <text:p text:style-name="P1"><text:span text:style-name="T1">Supporting information and data instructions only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9" draw:text-style-name="P2" svg:width="9.899cm" svg:height="1.455cm" svg:x="72.529cm" svg:y="16.15cm" draw:caption-point-x="-0.407cm" draw:caption-point-y="-0.81cm">
              <dc:date>2022-05-04T00:00:00</dc:date>
              <text:p text:style-name="P1"><text:span text:style-name="T1">Sigmaplot is ~400USD, rating software_avail as `1`</text:span></text:p>
              <text:p text:style-name="P1"><text:span text:style-name="T1"><text:tab/></text:span><text:span text:style-name="T1">-Adam H. Sparks</text:span></text:p>
            </office:annotation>
            <text:p>SigmaPlot, AlphaEase FC</text:p>
          </table:table-cell>
          <table:table-cell table:number-columns-repeated="1007"/>
        </table:table-row>
        <table:table-row table:style-name="ro6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59</text:p>
          </table:table-cell>
          <table:table-cell table:style-name="ce39" table:formula="of:=concat(&quot;https://dx.doi.org/&quot;; [.F3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2]; [$'Journal Lookup Tables'.$A$2:.$B$22])" office:value-type="string" office:string-value="BOTH" calcext:value-type="string">
            <text:p>BOTH</text:p>
          </table:table-cell>
          <table:table-cell table:style-name="ce47" table:formula="of:=LOOKUP([.A3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 EXPLOR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274</text:p>
          </table:table-cell>
          <table:table-cell table:style-name="ce39" table:formula="of:=concat(&quot;https://dx.doi.org/&quot;; [.F3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3]; [$'Journal Lookup Tables'.$A$2:.$B$22])" office:value-type="string" office:string-value="BOTH" calcext:value-type="string">
            <text:p>BOTH</text:p>
          </table:table-cell>
          <table:table-cell table:style-name="ce47" table:formula="of:=LOOKUP([.A3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hyto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ph.12029</text:p>
          </table:table-cell>
          <table:table-cell table:style-name="ce39" table:formula="of:=concat(&quot;https://dx.doi.org/&quot;; [.F3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4]; [$'Journal Lookup Tables'.$A$2:.$B$22])" office:value-type="string" office:string-value="BOTH" calcext:value-type="string">
            <text:p>BOTH</text:p>
          </table:table-cell>
          <table:table-cell table:style-name="ce47" table:formula="of:=LOOKUP([.A3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2" draw:text-style-name="P2" svg:width="25.162cm" svg:height="1.534cm" svg:x="49.842cm" svg:y="17.626cm" draw:caption-point-x="-0.407cm" draw:caption-point-y="-0.81cm">
              <dc:date>2022-05-04T00:00:00</dc:date>
              <text:p text:style-name="P1"><text:span text:style-name="T1">Blast and MEGA are both free as in beer, but not free as in speech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5i1.004</text:p>
          </table:table-cell>
          <table:table-cell table:style-name="ce39" table:formula="of:=concat(&quot;https://dx.doi.org/&quot;; [.F3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35]; [$'Journal Lookup Tables'.$A$2:.$B$22])" office:value-type="string" office:string-value="BOTH" calcext:value-type="string">
            <text:p>BOTH</text:p>
          </table:table-cell>
          <table:table-cell table:style-name="ce47" table:formula="of:=LOOKUP([.A35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4" draw:text-style-name="P2" svg:width="25.628cm" svg:height="1.535cm" svg:x="46.901cm" svg:y="18.113cm" draw:caption-point-x="-0.406cm" draw:caption-point-y="-0.81cm">
              <dc:date>2022-05-04T00:00:00</dc:date>
              <text:p text:style-name="P1"><text:span text:style-name="T1">Software is mentioned, however there is no version number and I can not really find "Photo-capt" software, only ".capt" softwares that are bundled with the equipment sold by Vilber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hoto-Cap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8i1.028</text:p>
          </table:table-cell>
          <table:table-cell table:style-name="ce39" table:formula="of:=concat(&quot;https://dx.doi.org/&quot;; [.F3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next sequential article selected</text:p>
          </table:table-cell>
          <table:table-cell table:style-name="ce47" table:formula="of:=LOOKUP([.A36]; [$'Journal Lookup Tables'.$A$2:.$B$22])" office:value-type="string" office:string-value="BOTH" calcext:value-type="string">
            <text:p>BOTH</text:p>
          </table:table-cell>
          <table:table-cell table:style-name="ce47" table:formula="of:=LOOKUP([.A36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2" draw:text-style-name="P2" svg:width="24.23cm" svg:height="1.534cm" svg:x="55.723cm" svg:y="18.6cm" draw:caption-point-x="-0.407cm" draw:caption-point-y="-0.81cm">
              <dc:date>2022-05-04T00:00:00</dc:date>
              <text:p text:style-name="P1"><text:span text:style-name="T1">Nucleotide sequences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DNAMAN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5-6</text:p>
          </table:table-cell>
          <table:table-cell table:style-name="ce39" table:formula="of:=concat(&quot;https://dx.doi.org/&quot;; [.F3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7]; [$'Journal Lookup Tables'.$A$2:.$B$22])" office:value-type="string" office:string-value="BOTH" calcext:value-type="string">
            <text:p>BOTH</text:p>
          </table:table-cell>
          <table:table-cell table:style-name="ce47" table:formula="of:=LOOKUP([.A37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8-0138-3</text:p>
          </table:table-cell>
          <table:table-cell table:style-name="ce39" table:formula="of:=concat(&quot;https://dx.doi.org/&quot;; [.F3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8]; [$'Journal Lookup Tables'.$A$2:.$B$22])" office:value-type="string" office:string-value="BOTH" calcext:value-type="string">
            <text:p>BOTH</text:p>
          </table:table-cell>
          <table:table-cell table:style-name="ce47" table:formula="of:=LOOKUP([.A3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ARwi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2161-019-00373-9</text:p>
          </table:table-cell>
          <table:table-cell table:style-name="ce39" table:formula="of:=concat(&quot;https://dx.doi.org/&quot;; [.F3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39]; [$'Journal Lookup Tables'.$A$2:.$B$22])" office:value-type="string" office:string-value="BOTH" calcext:value-type="string">
            <text:p>BOTH</text:p>
          </table:table-cell>
          <table:table-cell table:style-name="ce47" table:formula="of:=LOOKUP([.A3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OPGENE, 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Journal of Plant Pathology</text:p>
          </table:table-cell>
          <table:table-cell table:style-name="ce34" office:value-type="string" calcext:value-type="string">
            <text:p>J Phyto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4454/jpp.v97i1.013</text:p>
          </table:table-cell>
          <table:table-cell table:style-name="ce39" table:formula="of:=concat(&quot;https://dx.doi.org/&quot;; [.F4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0]; [$'Journal Lookup Tables'.$A$2:.$B$22])" office:value-type="string" office:string-value="BOTH" calcext:value-type="string">
            <text:p>BOTH</text:p>
          </table:table-cell>
          <table:table-cell table:style-name="ce47" table:formula="of:=LOOKUP([.A4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string" calcext:value-type="string">
            <text:p>NA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2.00826.x</text:p>
          </table:table-cell>
          <table:table-cell table:style-name="ce39" table:formula="of:=concat(&quot;https://dx.doi.org/&quot;; [.F4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1]; [$'Journal Lookup Tables'.$A$2:.$B$22])" office:value-type="string" office:string-value="BOTH" calcext:value-type="string">
            <text:p>BOTH</text:p>
          </table:table-cell>
          <table:table-cell table:style-name="ce47" table:formula="of:=LOOKUP([.A4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4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" draw:text-style-name="P2" svg:width="16.639cm" svg:height="2.619cm" svg:x="21.981cm" svg:y="21.669cm" draw:caption-point-x="-0.406cm" draw:caption-point-y="-0.863cm">
              <dc:date>2022-05-04T00:00:00</dc:date>
              <text:p text:style-name="P1"><text:span text:style-name="T1">Statistical analysis was performed, but no mention of software or the methods used at all.</text:span></text:p>
              <text:p text:style-name="P1"><text:span text:style-name="T1"><text:tab/></text:span><text:span text:style-name="T1">-Adam H. Sparks</text:span></text:p>
              <text:p text:style-name="P1"><text:span text:style-name="T1">Other methods used in the lab, etc. appear to be quite detailed.</text:span></text:p>
              <text:p text:style-name="P1"><text:span text:style-name="T1"><text:tab/></text:span><text:span text:style-name="T1">-Adam H. Sparks</text:span></text:p>
            </office:annotation>
            <text:p>10.1111/mpp.12257</text:p>
          </table:table-cell>
          <table:table-cell table:style-name="ce39" table:formula="of:=concat(&quot;https://dx.doi.org/&quot;; [.F4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2]; [$'Journal Lookup Tables'.$A$2:.$B$22])" office:value-type="string" office:string-value="BOTH" calcext:value-type="string">
            <text:p>BOTH</text:p>
          </table:table-cell>
          <table:table-cell table:style-name="ce47" table:formula="of:=LOOKUP([.A4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4.23cm" svg:height="1.508cm" svg:x="55.723cm" svg:y="21.669cm" draw:caption-point-x="-0.407cm" draw:caption-point-y="-0.863cm">
              <dc:date>2022-05-04T00:00:00</dc:date>
              <text:p text:style-name="P1"><text:span text:style-name="T1">Data were deposited in Gene Expression Omnibus (GEO)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5" draw:text-style-name="P2" svg:width="16.639cm" svg:height="1.508cm" svg:x="21.981cm" svg:y="22.225cm" draw:caption-point-x="-0.406cm" draw:caption-point-y="-0.81cm">
              <dc:date>2022-05-04T00:00:00</dc:date>
              <text:p text:style-name="P1"><text:span text:style-name="T1">Two data files are made available in the supplementary materials</text:span></text:p>
              <text:p text:style-name="P1"><text:span text:style-name="T1"><text:tab/></text:span><text:span text:style-name="T1">-Adam H. Sparks</text:span></text:p>
            </office:annotation>
            <text:p>10.1111/mpp.12072</text:p>
          </table:table-cell>
          <table:table-cell table:style-name="ce39" table:formula="of:=concat(&quot;https://dx.doi.org/&quot;; [.F4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3]; [$'Journal Lookup Tables'.$A$2:.$B$22])" office:value-type="string" office:string-value="BOTH" calcext:value-type="string">
            <text:p>BOTH</text:p>
          </table:table-cell>
          <table:table-cell table:style-name="ce47" table:formula="of:=LOOKUP([.A4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SignalP, InterproScan, GenomeThrea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0</text:p>
          </table:table-cell>
          <table:table-cell table:style-name="ce39" table:formula="of:=concat(&quot;https://dx.doi.org/&quot;; [.F44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first research article of 2021</text:p>
          </table:table-cell>
          <table:table-cell table:style-name="ce47" table:formula="of:=LOOKUP([.A44]; [$'Journal Lookup Tables'.$A$2:.$B$22])" office:value-type="string" office:string-value="BOTH" calcext:value-type="string">
            <text:p>BOTH</text:p>
          </table:table-cell>
          <table:table-cell table:style-name="ce47" table:formula="of:=LOOKUP([.A4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owtie, Tophat, edg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23.x</text:p>
          </table:table-cell>
          <table:table-cell table:style-name="ce39" table:formula="of:=concat(&quot;https://dx.doi.org/&quot;; [.F4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5]; [$'Journal Lookup Tables'.$A$2:.$B$22])" office:value-type="string" office:string-value="BOTH" calcext:value-type="string">
            <text:p>BOTH</text:p>
          </table:table-cell>
          <table:table-cell table:style-name="ce47" table:formula="of:=LOOKUP([.A4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X, MycorWeb, ESTate, TBLASTX, BLASTP, SignalP, TargetP, TMHMM, Clusta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2" calcext:value-type="float">
            <text:p>14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3" draw:text-style-name="P2" svg:width="16.639cm" svg:height="2.966cm" svg:x="21.981cm" svg:y="23.513cm" draw:caption-point-x="-0.406cm" draw:caption-point-y="-0.638cm">
              <dc:date>2022-05-04T00:00:00</dc:date>
              <text:p text:style-name="P1"><text:span text:style-name="T1">There are some data available in the supplementary materials, online. However there is no mention, that I can find as to how the statistical analysis was conducted? There are graphs and statements about significance but nothing I can find about the software or methodes used.</text:span></text:p>
              <text:p text:style-name="P1"><text:span text:style-name="T1"><text:tab/></text:span><text:span text:style-name="T1">-Adam H. Sparks</text:span></text:p>
              <text:p text:style-name="P1"><text:span text:style-name="T1">Computationally, it's not that great. For being able to recreate the experiment itself, there is good detail about the methods used and equipment for the observations and PCR analysis, etc.</text:span></text:p>
              <text:p text:style-name="P1"><text:span text:style-name="T1"><text:tab/></text:span><text:span text:style-name="T1">-Adam H. Sparks</text:span></text:p>
            </office:annotation>
            <text:p>10.1111/j.1364-3703.2011.00737.x</text:p>
          </table:table-cell>
          <table:table-cell table:style-name="ce39" table:formula="of:=concat(&quot;https://dx.doi.org/&quot;; [.F4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in previous article, selected next article</text:p>
          </table:table-cell>
          <table:table-cell table:style-name="ce47" table:formula="of:=LOOKUP([.A46]; [$'Journal Lookup Tables'.$A$2:.$B$22])" office:value-type="string" office:string-value="BOTH" calcext:value-type="string">
            <text:p>BOTH</text:p>
          </table:table-cell>
          <table:table-cell table:style-name="ce47" table:formula="of:=LOOKUP([.A4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BLAST</text:p>
          </table:table-cell>
          <table:table-cell table:number-columns-repeated="1007"/>
        </table:table-row>
        <table:table-row table:style-name="ro2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4-3703.2011.00736.x</text:p>
          </table:table-cell>
          <table:table-cell table:style-name="ce39" table:formula="of:=concat(&quot;https://dx.doi.org/&quot;; [.F4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47]; [$'Journal Lookup Tables'.$A$2:.$B$22])" office:value-type="string" office:string-value="BOTH" calcext:value-type="string">
            <text:p>BOTH</text:p>
          </table:table-cell>
          <table:table-cell table:style-name="ce47" table:formula="of:=LOOKUP([.A4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REST, NJPL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 Pathology</text:p>
          </table:table-cell>
          <table:table-cell table:style-name="ce34" office:value-type="string" calcext:value-type="string">
            <text:p>Mol Plant Path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19" calcext:value-type="float">
            <text:p>1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mpp.13032</text:p>
          </table:table-cell>
          <table:table-cell table:style-name="ce39" table:formula="of:=concat(&quot;https://dx.doi.org/&quot;; [.F48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300s at first of Jan 2021, this is the second research article of 2021</text:p>
          </table:table-cell>
          <table:table-cell table:style-name="ce47" table:formula="of:=LOOKUP([.A48]; [$'Journal Lookup Tables'.$A$2:.$B$22])" office:value-type="string" office:string-value="BOTH" calcext:value-type="string">
            <text:p>BOTH</text:p>
          </table:table-cell>
          <table:table-cell table:style-name="ce47" table:formula="of:=LOOKUP([.A4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epeatMasker, Treefam, MAFFT, RevTrans, HGAP, TMHMM, TargetP, PredGPI, antiSMASH, HMMer3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2-0135-FI" xlink:type="simple">10.1094/MPMI-05-12-0135-FI</text:a></text:p>
          </table:table-cell>
          <table:table-cell table:style-name="ce39" table:formula="of:=concat(&quot;https://dx.doi.org/&quot;; [.F49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a review, selected second sequential article</text:p>
          </table:table-cell>
          <table:table-cell table:style-name="ce47" table:formula="of:=LOOKUP([.A49]; [$'Journal Lookup Tables'.$A$2:.$B$22])" office:value-type="float" office:value="1" calcext:value-type="float">
            <text:p>1</text:p>
          </table:table-cell>
          <table:table-cell table:style-name="ce47" table:formula="of:=LOOKUP([.A4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5" draw:text-style-name="P2" svg:width="24.01cm" svg:height="1.508cm" svg:x="53.468cm" svg:y="25.215cm" draw:caption-point-x="-0.406cm" draw:caption-point-y="-0.81cm">
              <dc:date>2022-05-04T00:00:00</dc:date>
              <text:p text:style-name="P1"><text:span text:style-name="T1">Review article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3-0138-R" xlink:type="simple">10.1094/MPMI-05-13-0138-R</text:a></text:p>
          </table:table-cell>
          <table:table-cell table:style-name="ce39" table:formula="of:=concat(&quot;https://dx.doi.org/&quot;; [.F50])" office:value-type="string" office:string-value="" calcext:value-type="error">
            <text:p>#NAME?</text:p>
          </table:table-cell>
          <table:table-cell table:style-name="ce34" office:value-type="string" calcext:value-type="string">
            <text:p>Duplicate article was selected initially. This is the article following 10.1094/mpmi-08-13-0225-r</text:p>
          </table:table-cell>
          <table:table-cell table:style-name="ce47" table:formula="of:=LOOKUP([.A50]; [$'Journal Lookup Tables'.$A$2:.$B$22])" office:value-type="float" office:value="1" calcext:value-type="float">
            <text:p>1</text:p>
          </table:table-cell>
          <table:table-cell table:style-name="ce47" table:formula="of:=LOOKUP([.A5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25.701cm" draw:caption-point-x="-0.407cm" draw:caption-point-y="-0.81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9-18-0265-TA</text:p>
          </table:table-cell>
          <table:table-cell table:style-name="ce39" table:formula="of:=concat(&quot;https://dx.doi.org/&quot;; [.F51])" office:value-type="string" office:string-value="" calcext:value-type="error">
            <text:p>#NAME?</text:p>
          </table:table-cell>
          <table:table-cell table:style-name="ce34" office:value-type="string" calcext:value-type="string">
            <text:p>Page numbers start in the 900s, this is the first research article of 2019</text:p>
          </table:table-cell>
          <table:table-cell table:style-name="ce47" table:formula="of:=LOOKUP([.A51]; [$'Journal Lookup Tables'.$A$2:.$B$22])" office:value-type="float" office:value="1" calcext:value-type="float">
            <text:p>1</text:p>
          </table:table-cell>
          <table:table-cell table:style-name="ce47" table:formula="of:=LOOKUP([.A5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sm, Fluoview FV31S-SW, LRRfinder, InterProScan, EMBOSS Garnier, Geneiou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20-0201-R</text:p>
          </table:table-cell>
          <table:table-cell table:style-name="ce39" table:formula="of:=concat(&quot;https://dx.doi.org/&quot;; [.F52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52]; [$'Journal Lookup Tables'.$A$2:.$B$22])" office:value-type="float" office:value="1" calcext:value-type="float">
            <text:p>1</text:p>
          </table:table-cell>
          <table:table-cell table:style-name="ce47" table:formula="of:=LOOKUP([.A5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26.675cm" draw:caption-point-x="-0.407cm" draw:caption-point-y="-0.81cm">
              <dc:date>2022-05-04T00:00:00</dc:date>
              <text:p text:style-name="P1"><text:span text:style-name="T1">not sure what to include here given that multiple methods of analysis used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7" office:value-type="string" calcext:value-type="string">
            <text:p>BLASTp, MATLAB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05-11-0121" xlink:type="simple">10.1094/MPMI-05-11-0121</text:a></text:p>
          </table:table-cell>
          <table:table-cell table:style-name="ce39" table:formula="of:=concat(&quot;https://dx.doi.org/&quot;; [.F53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was not plant pathogen, next article selected, all databases were provided links in Recommended Internet Resources: J. Craing Venter Institute website: www.jcvi.org KEGG:Kyoto Encyclopedia of Genes and Genomes website: <text:s/>www.genome.jp/kegg The National Center for Biotechnology Information website: www.ncbi.nlm.nih.gov European Molecular Biology Laboratory SMART database: <text:s/>smart.embl-heidelberg.de </text:p>
          </table:table-cell>
          <table:table-cell table:style-name="ce47" table:formula="of:=LOOKUP([.A53]; [$'Journal Lookup Tables'.$A$2:.$B$22])" office:value-type="float" office:value="1" calcext:value-type="float">
            <text:p>1</text:p>
          </table:table-cell>
          <table:table-cell table:style-name="ce47" table:formula="of:=LOOKUP([.A5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0" calcext:value-type="float">
            <office:annotation draw:style-name="gr5" draw:text-style-name="P2" svg:width="24.23cm" svg:height="1.508cm" svg:x="55.723cm" svg:y="27.162cm" draw:caption-point-x="-0.407cm" draw:caption-point-y="-0.81cm">
              <dc:date>2022-05-04T00:00:00</dc:date>
              <text:p text:style-name="P1"><text:span text:style-name="T1">From the manuscript: "The complete microarray data have been deposited in the National Center for Biotechnology Information Gene Expres- sion Omnibus (GEO) (Edgar et al. 2002) and are accessible through GEO Series accession number GSE28244"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27.026cm" draw:caption-point-x="-0.407cm" draw:caption-point-y="-0.674cm">
              <dc:date>2022-05-04T00:00:00</dc:date>
              <text:p text:style-name="P1"><text:span text:style-name="T1">This is a very confusing one. I think it's referring to an R package, but it's only referred to as a standalone software in the paper. No version number or reference to R is given.</text:span></text:p>
              <text:p text:style-name="P1"><text:span text:style-name="T1"><text:tab/></text:span><text:span text:style-name="T1">-Adam H. Sparks</text:span></text:p>
            </office:annotation>
            <text:p>National Center for Biotechnology Information data-base, J. Craig Venter Institute database, KEGG, SMAR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mpmi-07-11-0193</text:p>
          </table:table-cell>
          <table:table-cell table:style-name="ce39" table:formula="of:=concat(&quot;https://dx.doi.org/&quot;; [.F5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54]; [$'Journal Lookup Tables'.$A$2:.$B$22])" office:value-type="float" office:value="1" calcext:value-type="float">
            <text:p>1</text:p>
          </table:table-cell>
          <table:table-cell table:style-name="ce47" table:formula="of:=LOOKUP([.A5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office:annotation draw:style-name="gr14" draw:text-style-name="P2" svg:width="11.565cm" svg:height="1.507cm" svg:x="41.903cm" svg:y="27.65cm" draw:caption-point-x="-0.407cm" draw:caption-point-y="-0.811cm">
              <dc:date>2022-05-04T00:00:00</dc:date>
              <text:p text:style-name="P1"><text:span text:style-name="T1">could not find this info. Volumes are regarded as monthly issues in the journal.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14" draw:text-style-name="P2" svg:width="25.628cm" svg:height="1.507cm" svg:x="46.901cm" svg:y="27.65cm" draw:caption-point-x="-0.406cm" draw:caption-point-y="-0.811cm">
              <dc:date>2022-05-04T00:00:00</dc:date>
              <text:p text:style-name="P1"><text:span text:style-name="T1">R version is given, however the proper citation is not given for R. However, packages are properly cited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ultiexperiment viewer, Babelomic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Molecular Plant-Microbe Interactions</text:p>
          </table:table-cell>
          <table:table-cell table:style-name="ce34" office:value-type="string" calcext:value-type="string">
            <text:p>Mol Plant Micro In</text:p>
          </table:table-cell>
          <table:table-cell table:style-name="ce34" office:value-type="float" office:value="2017" calcext:value-type="float">
            <text:p>20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MPMI-10-16-0211-R" xlink:type="simple">10.1094/MPMI-10-16-0211-R</text:a></text:p>
          </table:table-cell>
          <table:table-cell table:style-name="ce39" table:formula="of:=concat(&quot;https://dx.doi.org/&quot;; [.F5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is review, second sequential article selected as first was assigned to Emerson</text:p>
          </table:table-cell>
          <table:table-cell table:style-name="ce47" table:formula="of:=LOOKUP([.A55]; [$'Journal Lookup Tables'.$A$2:.$B$22])" office:value-type="float" office:value="1" calcext:value-type="float">
            <text:p>1</text:p>
          </table:table-cell>
          <table:table-cell table:style-name="ce47" table:formula="of:=LOOKUP([.A5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aGe, ApE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3</text:p>
          </table:table-cell>
          <table:table-cell table:style-name="ce39" table:formula="of:=concat(&quot;https://dx.doi.org/&quot;; [.F5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6]; [$'Journal Lookup Tables'.$A$2:.$B$22])" office:value-type="string" office:string-value="BOTH" calcext:value-type="string">
            <text:p>BOTH</text:p>
          </table:table-cell>
          <table:table-cell table:style-name="ce47" table:formula="of:=LOOKUP([.A5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6</text:p>
          </table:table-cell>
          <table:table-cell table:style-name="ce39" table:formula="of:=concat(&quot;https://dx.doi.org/&quot;; [.F57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only plant parasitic nematode articles</text:p>
          </table:table-cell>
          <table:table-cell table:style-name="ce47" table:formula="of:=LOOKUP([.A57]; [$'Journal Lookup Tables'.$A$2:.$B$22])" office:value-type="string" office:string-value="BOTH" calcext:value-type="string">
            <text:p>BOTH</text:p>
          </table:table-cell>
          <table:table-cell table:style-name="ce47" table:formula="of:=LOOKUP([.A5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2x643914</text:p>
          </table:table-cell>
          <table:table-cell table:style-name="ce39" table:formula="of:=concat(&quot;https://dx.doi.org/&quot;; [.F58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previous plant parasitic nematode article</text:p>
          </table:table-cell>
          <table:table-cell table:style-name="ce47" table:formula="of:=LOOKUP([.A58]; [$'Journal Lookup Tables'.$A$2:.$B$22])" office:value-type="string" office:string-value="BOTH" calcext:value-type="string">
            <text:p>BOTH</text:p>
          </table:table-cell>
          <table:table-cell table:style-name="ce47" table:formula="of:=LOOKUP([.A58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3" draw:text-style-name="P2" svg:width="25.628cm" svg:height="1.561cm" svg:x="46.901cm" svg:y="29.596cm" draw:caption-point-x="-0.406cm" draw:caption-point-y="-0.81cm">
              <dc:date>2022-05-04T00:00:00</dc:date>
              <text:p text:style-name="P1"><text:span text:style-name="T1">SAS mentioned by name only, not cited and no vers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PHYLI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745</text:p>
          </table:table-cell>
          <table:table-cell table:style-name="ce39" table:formula="of:=concat(&quot;https://dx.doi.org/&quot;; [.F59])" office:value-type="string" office:string-value="" calcext:value-type="error">
            <text:p>#NAME?</text:p>
          </table:table-cell>
          <table:table-cell table:style-name="ce34" office:value-type="string" calcext:value-type="string">
            <text:p>Articles that are part of the most recent three years are not available. Selected the next article in 2014 that was applicable to get an available article</text:p>
          </table:table-cell>
          <table:table-cell table:style-name="ce47" table:formula="of:=LOOKUP([.A59]; [$'Journal Lookup Tables'.$A$2:.$B$22])" office:value-type="string" office:string-value="BOTH" calcext:value-type="string">
            <text:p>BOTH</text:p>
          </table:table-cell>
          <table:table-cell table:style-name="ce47" table:formula="of:=LOOKUP([.A59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6" draw:text-style-name="P2" svg:width="25.628cm" svg:height="1.56cm" svg:x="46.901cm" svg:y="30.083cm" draw:caption-point-x="-0.406cm" draw:caption-point-y="-0.81cm">
              <dc:date>2022-05-04T00:00:00</dc:date>
              <text:p text:style-name="P1"><text:span text:style-name="T1">Mentioned by name only, no proper citation in reference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3205</text:p>
          </table:table-cell>
          <table:table-cell table:style-name="ce39" table:formula="of:=concat(&quot;https://dx.doi.org/&quot;; [.F6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60]; [$'Journal Lookup Tables'.$A$2:.$B$22])" office:value-type="string" office:string-value="BOTH" calcext:value-type="string">
            <text:p>BOTH</text:p>
          </table:table-cell>
          <table:table-cell table:style-name="ce47" table:formula="of:=LOOKUP([.A60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imer3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Nemat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63/15685411-00002938</text:p>
          </table:table-cell>
          <table:table-cell table:style-name="ce39" table:formula="of:=concat(&quot;https://dx.doi.org/&quot;; [.F6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next plant parasitic nematode article</text:p>
          </table:table-cell>
          <table:table-cell table:style-name="ce47" table:formula="of:=LOOKUP([.A61]; [$'Journal Lookup Tables'.$A$2:.$B$22])" office:value-type="string" office:string-value="BOTH" calcext:value-type="string">
            <text:p>BOTH</text:p>
          </table:table-cell>
          <table:table-cell table:style-name="ce47" table:formula="of:=LOOKUP([.A61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5.628cm" svg:height="1.508cm" svg:x="46.901cm" svg:y="31.178cm" draw:caption-point-x="-0.406cm" draw:caption-point-y="-0.81cm">
              <dc:date>2022-05-04T00:00:00</dc:date>
              <text:p text:style-name="P1"><text:span text:style-name="T1">No packages are cited, but looking at the work, I think it's safe to assume all was in the base R installation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39" calcext:value-type="float">
            <text:p>139</text:p>
          </table:table-cell>
          <table:table-cell table:style-name="ce39" office:value-type="string" calcext:value-type="string">
            <text:p><text:a xlink:href="https://doi.org/10.1016/j.pmpp.2020.101567" xlink:type="simple">Adam</text:a></text:p>
          </table:table-cell>
          <table:table-cell table:style-name="ce39" office:value-type="string" calcext:value-type="string">
            <text:p><text:a xlink:href="https://doi.org/10.1016/j.pmpp.2020.101567" xlink:type="simple">10.1016/j.pmpp.2020.101567</text:a></text:p>
          </table:table-cell>
          <table:table-cell table:style-name="ce39" table:formula="of:=concat(&quot;https://dx.doi.org/&quot;; [.F62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second research article of 2021</text:p>
          </table:table-cell>
          <table:table-cell table:style-name="ce47" table:formula="of:=LOOKUP([.A62]; [$'Journal Lookup Tables'.$A$2:.$B$22])" office:value-type="string" office:string-value="BOTH" calcext:value-type="string">
            <text:p>BOTH</text:p>
          </table:table-cell>
          <table:table-cell table:style-name="ce47" table:formula="of:=LOOKUP([.A62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5" draw:text-style-name="P2" svg:width="25.628cm" svg:height="1.508cm" svg:x="46.901cm" svg:y="31.665cm" draw:caption-point-x="-0.406cm" draw:caption-point-y="-0.81cm">
              <dc:date>2022-05-04T00:00:00</dc:date>
              <text:p text:style-name="P1"><text:span text:style-name="T1">It's obvious R was used (ggplot2 figures) but there is no mention of the software that was used for analysis or to generate the figures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70" calcext:value-type="float">
            <text:p>70</text:p>
          </table:table-cell>
          <table:table-cell table:style-name="ce39" office:value-type="string" calcext:value-type="string">
            <text:p><text:a xlink:href="https://doi-org.ezproxy.usq.edu.au/10.1016/j.pmpp.2020.101569" xlink:type="simple">Adam</text:a></text:p>
          </table:table-cell>
          <table:table-cell table:style-name="ce39" office:value-type="string" calcext:value-type="string">
            <text:p><text:a xlink:href="https://doi-org.ezproxy.usq.edu.au/10.1016/j.pmpp.2020.101569" xlink:type="simple">10.1016/j.pmpp.2020.101569</text:a></text:p>
          </table:table-cell>
          <table:table-cell table:style-name="ce39" table:formula="of:=concat(&quot;https://dx.doi.org/&quot;; [.F6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this is the first research article of 2021</text:p>
          </table:table-cell>
          <table:table-cell table:style-name="ce47" table:formula="of:=LOOKUP([.A63]; [$'Journal Lookup Tables'.$A$2:.$B$22])" office:value-type="string" office:string-value="BOTH" calcext:value-type="string">
            <text:p>BOTH</text:p>
          </table:table-cell>
          <table:table-cell table:style-name="ce47" table:formula="of:=LOOKUP([.A63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2.152cm" draw:caption-point-x="-0.406cm" draw:caption-point-y="-0.81cm">
              <dc:date>2022-05-04T00:00:00</dc:date>
              <text:p text:style-name="P1"><text:span text:style-name="T1">There are dynamite plots but no mention of statistical softwar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AlphaView SA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1.12.003</text:p>
          </table:table-cell>
          <table:table-cell table:style-name="ce39" table:formula="of:=concat(&quot;https://dx.doi.org/&quot;; [.F64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April 2012</text:p>
          </table:table-cell>
          <table:table-cell table:style-name="ce47" table:formula="of:=LOOKUP([.A64]; [$'Journal Lookup Tables'.$A$2:.$B$22])" office:value-type="string" office:string-value="BOTH" calcext:value-type="string">
            <text:p>BOTH</text:p>
          </table:table-cell>
          <table:table-cell table:style-name="ce47" table:formula="of:=LOOKUP([.A64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2.639cm" draw:caption-point-x="-0.406cm" draw:caption-point-y="-0.81cm">
              <dc:date>2022-05-04T00:00:00</dc:date>
              <text:p text:style-name="P1"><text:span text:style-name="T1">Mentioned with a version number, no 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4.23cm" svg:height="1.508cm" svg:x="55.723cm" svg:y="32.639cm" draw:caption-point-x="-0.407cm" draw:caption-point-y="-0.81cm">
              <dc:date>2022-05-04T00:00:00</dc:date>
              <text:p text:style-name="P1"><text:span text:style-name="T1">Primer Sequences are in article supplementary materials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32.503cm" draw:caption-point-x="-0.407cm" draw:caption-point-y="-0.674cm">
              <dc:date>2022-05-04T00:00:00</dc:date>
              <text:p text:style-name="P1"><text:span text:style-name="T1">I don't know if these handle statistics? There are statistical data cited in the figures, but no mention of how analysis was actually carried out</text:span></text:p>
              <text:p text:style-name="P1"><text:span text:style-name="T1"><text:tab/></text:span><text:span text:style-name="T1">-Adam H. Sparks</text:span></text:p>
            </office:annotation>
            <text:p>MassLynxTM, QuanLynxTM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2.03.001</text:p>
          </table:table-cell>
          <table:table-cell table:style-name="ce39" table:formula="of:=concat(&quot;https://dx.doi.org/&quot;; [.F6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number does not exist, selected first article from July 2012</text:p>
          </table:table-cell>
          <table:table-cell table:style-name="ce47" table:formula="of:=LOOKUP([.A65]; [$'Journal Lookup Tables'.$A$2:.$B$22])" office:value-type="string" office:string-value="BOTH" calcext:value-type="string">
            <text:p>BOTH</text:p>
          </table:table-cell>
          <table:table-cell table:style-name="ce47" table:formula="of:=LOOKUP([.A65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128" calcext:value-type="float">
            <office:annotation draw:style-name="gr3" draw:text-style-name="P2" svg:width="20.607cm" svg:height="1.561cm" svg:x="14.312cm" svg:y="33.612cm" draw:caption-point-x="-0.407cm" draw:caption-point-y="-0.81cm">
              <dc:date>2022-05-04T00:00:00</dc:date>
              <text:p text:style-name="P1"><text:span text:style-name="T1">changed to 173 to fit plant virology section</text:span></text:p>
              <text:p text:style-name="P1"><text:span text:style-name="T1"><text:tab/></text:span><text:span text:style-name="T1">-Emerson Del Ponte</text:span></text:p>
            </office:annotation>
            <text:p>12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office:annotation draw:style-name="gr15" draw:text-style-name="P2" svg:width="16.639cm" svg:height="2.672cm" svg:x="21.981cm" svg:y="33.612cm" draw:caption-point-x="-0.406cm" draw:caption-point-y="-0.81cm">
              <dc:date>2022-05-04T00:00:00</dc:date>
              <text:p text:style-name="P1"><text:span text:style-name="T1">Systemic distribution of different low pathogenic avian influenza (LPAI) viruses in chicken</text:span></text:p>
              <text:p text:style-name="P1"><text:span text:style-name="T1"><text:tab/></text:span><text:span text:style-name="T1">-Emerson Del Ponte</text:span></text:p>
              <text:p text:style-name="P1"><text:span text:style-name="T1">This is a replicate of above.. suggest to elminate</text:span></text:p>
              <text:p text:style-name="P1"><text:span text:style-name="T1"><text:tab/></text:span><text:span text:style-name="T1">-Emerson Del Ponte</text:span></text:p>
            </office:annotation>
            <text:p>10.1016/j.pmpp.2016.01.010</text:p>
          </table:table-cell>
          <table:table-cell table:style-name="ce39" table:formula="of:=concat(&quot;https://dx.doi.org/&quot;; [.F6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6]; [$'Journal Lookup Tables'.$A$2:.$B$22])" office:value-type="string" office:string-value="BOTH" calcext:value-type="string">
            <text:p>BOTH</text:p>
          </table:table-cell>
          <table:table-cell table:style-name="ce47" table:formula="of:=LOOKUP([.A66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office:annotation draw:style-name="gr3" draw:text-style-name="P2" svg:width="25.628cm" svg:height="1.561cm" svg:x="46.901cm" svg:y="33.612cm" draw:caption-point-x="-0.406cm" draw:caption-point-y="-0.81cm">
              <dc:date>2022-05-04T00:00:00</dc:date>
              <text:p text:style-name="P1"><text:span text:style-name="T1">Name and version provided, no proper entry in reference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2" calcext:value-type="float">
            <office:annotation draw:style-name="gr3" draw:text-style-name="P2" svg:width="25.162cm" svg:height="1.561cm" svg:x="49.842cm" svg:y="33.612cm" draw:caption-point-x="-0.407cm" draw:caption-point-y="-0.81cm">
              <dc:date>2022-05-04T00:00:00</dc:date>
              <text:p text:style-name="P1"><text:span text:style-name="T1">Proprietary Windows-only and for the PCR machines, not general statistical us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3" draw:text-style-name="P2" svg:width="24.23cm" svg:height="1.561cm" svg:x="55.723cm" svg:y="33.612cm" draw:caption-point-x="-0.407cm" draw:caption-point-y="-0.81cm">
              <dc:date>2022-05-04T00:00:00</dc:date>
              <text:p text:style-name="P1"><text:span text:style-name="T1">Available on Elsevier's website for the artic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tepOne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siological and Molecular Plant Pathology</text:p>
          </table:table-cell>
          <table:table-cell table:style-name="ce34" office:value-type="string" calcext:value-type="string">
            <text:p>Physiol Mol Plant P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16/j.pmpp.2015.12.002</text:p>
          </table:table-cell>
          <table:table-cell table:style-name="ce39" table:formula="of:=concat(&quot;https://dx.doi.org/&quot;; [.F6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7]; [$'Journal Lookup Tables'.$A$2:.$B$22])" office:value-type="string" office:string-value="BOTH" calcext:value-type="string">
            <text:p>BOTH</text:p>
          </table:table-cell>
          <table:table-cell table:style-name="ce47" table:formula="of:=LOOKUP([.A67]; [$'Journal Lookup Tables'.$F$2:.$G$22])" office:value-type="float" office:value="2" calcext:value-type="float">
            <text:p>2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6" draw:text-style-name="P2" svg:width="25.628cm" svg:height="1.56cm" svg:x="46.901cm" svg:y="34.1cm" draw:caption-point-x="-0.406cm" draw:caption-point-y="-0.811cm">
              <dc:date>2022-05-04T00:00:00</dc:date>
              <text:p text:style-name="P1"><text:span text:style-name="T1">SAS cited in text, no version or proper referenc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64-y</text:p>
          </table:table-cell>
          <table:table-cell table:style-name="ce39" table:formula="of:=concat(&quot;https://dx.doi.org/&quot;; [.F6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8]; [$'Journal Lookup Tables'.$A$2:.$B$22])" office:value-type="string" office:string-value="BOTH" calcext:value-type="string">
            <text:p>BOTH</text:p>
          </table:table-cell>
          <table:table-cell table:style-name="ce47" table:formula="of:=LOOKUP([.A68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75-8</text:p>
          </table:table-cell>
          <table:table-cell table:style-name="ce39" table:formula="of:=concat(&quot;https://dx.doi.org/&quot;; [.F6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69]; [$'Journal Lookup Tables'.$A$2:.$B$22])" office:value-type="string" office:string-value="BOTH" calcext:value-type="string">
            <text:p>BOTH</text:p>
          </table:table-cell>
          <table:table-cell table:style-name="ce47" table:formula="of:=LOOKUP([.A69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47" calcext:value-type="float">
            <text:p>47</text:p>
          </table:table-cell>
          <table:table-cell table:style-name="ce39" office:value-type="string" calcext:value-type="string">
            <text:p><text:a xlink:href="https://doi.org/10.1007/s12600-018-00708-9" xlink:type="simple">Adam</text:a></text:p>
          </table:table-cell>
          <table:table-cell table:style-name="ce39" office:value-type="string" calcext:value-type="string">
            <text:p><text:a xlink:href="https://doi.org/10.1007/s12600-018-00708-9" xlink:type="simple">10.1007/s12600-018-00708-9</text:a></text:p>
          </table:table-cell>
          <table:table-cell table:style-name="ce39" table:formula="of:=concat(&quot;https://dx.doi.org/&quot;; [.F70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plant pathogenic article in 2019</text:p>
          </table:table-cell>
          <table:table-cell table:style-name="ce47" table:formula="of:=LOOKUP([.A70]; [$'Journal Lookup Tables'.$A$2:.$B$22])" office:value-type="string" office:string-value="BOTH" calcext:value-type="string">
            <text:p>BOTH</text:p>
          </table:table-cell>
          <table:table-cell table:style-name="ce47" table:formula="of:=LOOKUP([.A7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31-4</text:p>
          </table:table-cell>
          <table:table-cell table:style-name="ce39" table:formula="of:=concat(&quot;https://dx.doi.org/&quot;; [.F71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already represented in prior article, selected first following article that was plant pathology</text:p>
          </table:table-cell>
          <table:table-cell table:style-name="ce47" table:formula="of:=LOOKUP([.A71]; [$'Journal Lookup Tables'.$A$2:.$B$22])" office:value-type="string" office:string-value="BOTH" calcext:value-type="string">
            <text:p>BOTH</text:p>
          </table:table-cell>
          <table:table-cell table:style-name="ce47" table:formula="of:=LOOKUP([.A71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12" draw:text-style-name="P2" svg:width="24.23cm" svg:height="1.534cm" svg:x="55.723cm" svg:y="36.168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4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18-1</text:p>
          </table:table-cell>
          <table:table-cell table:style-name="ce39" table:formula="of:=concat(&quot;https://dx.doi.org/&quot;; [.F7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2]; [$'Journal Lookup Tables'.$A$2:.$B$22])" office:value-type="string" office:string-value="BOTH" calcext:value-type="string">
            <text:p>BOTH</text:p>
          </table:table-cell>
          <table:table-cell table:style-name="ce47" table:formula="of:=LOOKUP([.A72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0" calcext:value-type="float">
            <office:annotation draw:style-name="gr16" draw:text-style-name="P2" svg:width="25.628cm" svg:height="1.481cm" svg:x="46.901cm" svg:y="36.708cm" draw:caption-point-x="-0.406cm" draw:caption-point-y="-0.863cm">
              <dc:date>2022-05-04T00:00:00</dc:date>
              <text:p text:style-name="P1"><text:span text:style-name="T1">Giving this a 0. MEGA is cited as version 5 being used but the citation cites MEGA4?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4-0423-4</text:p>
          </table:table-cell>
          <table:table-cell table:style-name="ce39" table:formula="of:=concat(&quot;https://dx.doi.org/&quot;; [.F7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3]; [$'Journal Lookup Tables'.$A$2:.$B$22])" office:value-type="string" office:string-value="BOTH" calcext:value-type="string">
            <text:p>BOTH</text:p>
          </table:table-cell>
          <table:table-cell table:style-name="ce47" table:formula="of:=LOOKUP([.A73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DNAMAN, MEGA, DnaSP, Network</text:p>
          </table:table-cell>
          <table:table-cell table:number-columns-repeated="1007"/>
        </table:table-row>
        <table:table-row table:style-name="ro5">
          <table:table-cell table:number-columns-repeated="2" table:style-name="ce34" office:value-type="string" calcext:value-type="string">
            <text:p>Phytoparasitica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12600-012-0256-y</text:p>
          </table:table-cell>
          <table:table-cell table:style-name="ce39" table:formula="of:=concat(&quot;https://dx.doi.org/&quot;; [.F74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74]; [$'Journal Lookup Tables'.$A$2:.$B$22])" office:value-type="string" office:string-value="BOTH" calcext:value-type="string">
            <text:p>BOTH</text:p>
          </table:table-cell>
          <table:table-cell table:style-name="ce47" table:formula="of:=LOOKUP([.A74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37.724cm" draw:caption-point-x="-0.406cm" draw:caption-point-y="-0.783cm">
              <dc:date>2022-05-04T00:00:00</dc:date>
              <text:p text:style-name="P1"><text:span text:style-name="T1">Link provided only points to Ambion|ThermoFisher websit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37.588cm" draw:caption-point-x="-0.407cm" draw:caption-point-y="-0.647cm">
              <dc:date>2022-05-04T00:00:00</dc:date>
              <text:p text:style-name="P1"><text:span text:style-name="T1">The level of detail in the materials and methods is meticulous and to be commended. Not just computational, but all information contained</text:span></text:p>
              <text:p text:style-name="P1"><text:span text:style-name="T1"><text:tab/></text:span><text:span text:style-name="T1">-Adam H. Sparks</text:span></text:p>
            </office:annotation>
            <text:p>siRNA Target Finde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429" xlink:type="simple">10.14601/Phytopathol_Mediterr-16429</text:a></text:p>
          </table:table-cell>
          <table:table-cell table:style-name="ce39" table:formula="of:=concat(&quot;https://dx.doi.org/&quot;; [.F75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was in previous article, next article selected</text:p>
          </table:table-cell>
          <table:table-cell table:style-name="ce47" table:formula="of:=LOOKUP([.A75]; [$'Journal Lookup Tables'.$A$2:.$B$22])" office:value-type="float" office:value="1" calcext:value-type="float">
            <text:p>1</text:p>
          </table:table-cell>
          <table:table-cell table:style-name="ce47" table:formula="of:=LOOKUP([.A7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3" calcext:value-type="float">
            <office:annotation draw:style-name="gr5" draw:text-style-name="P2" svg:width="24.23cm" svg:height="1.508cm" svg:x="55.723cm" svg:y="38.28cm" draw:caption-point-x="-0.407cm" draw:caption-point-y="-0.81cm">
              <dc:date>2022-05-04T00:00:00</dc:date>
              <text:p text:style-name="P1"><text:span text:style-name="T1">I think that the data used in the study are freely available and the detail is sufficient in the article do a reasonable job recreating.</text:span></text:p>
              <text:p text:style-name="P1"><text:span text:style-name="T1"><text:tab/></text:span><text:span text:style-name="T1">-Adam H. Sparks</text:span></text:p>
            </office:annotation>
            <text:p>3</text:p>
          </table:table-cell>
          <table:table-cell table:style-name="ce47" office:value-type="string" calcext:value-type="string">
            <text:p>ArcGIS, Maxen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4601/Phytopathol_Mediterr-16338" xlink:type="simple">10.14601/Phytopathol_Mediterr-16338</text:a></text:p>
          </table:table-cell>
          <table:table-cell table:style-name="ce39" table:formula="of:=concat(&quot;https://dx.doi.org/&quot;; [.F76])" office:value-type="string" office:string-value="" calcext:value-type="error">
            <text:p>#NAME?</text:p>
          </table:table-cell>
          <table:table-cell table:style-name="ce34" office:value-type="string" calcext:value-type="string">
            <text:p>Original random page number not applicable, selected first following article that was plant pathology</text:p>
          </table:table-cell>
          <table:table-cell table:style-name="ce47" table:formula="of:=LOOKUP([.A76]; [$'Journal Lookup Tables'.$A$2:.$B$22])" office:value-type="float" office:value="1" calcext:value-type="float">
            <text:p>1</text:p>
          </table:table-cell>
          <table:table-cell table:style-name="ce47" table:formula="of:=LOOKUP([.A7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5" calcext:value-type="float">
            <text:p>95</text:p>
          </table:table-cell>
          <table:table-cell table:style-name="ce39" office:value-type="string" calcext:value-type="string">
            <text:p><text:a xlink:href="https://doi.org/10.36253/phyto-10911" xlink:type="simple">Adam</text:a></text:p>
          </table:table-cell>
          <table:table-cell table:style-name="ce39" office:value-type="string" calcext:value-type="string">
            <text:p><text:a xlink:href="https://doi.org/10.36253/phyto-10911" xlink:type="simple">10.36253/phyto-10911</text:a></text:p>
          </table:table-cell>
          <table:table-cell table:style-name="ce39" table:formula="of:=concat(&quot;https://dx.doi.org/&quot;; [.F7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7]; [$'Journal Lookup Tables'.$A$2:.$B$22])" office:value-type="float" office:value="1" calcext:value-type="float">
            <text:p>1</text:p>
          </table:table-cell>
          <table:table-cell table:style-name="ce47" table:formula="of:=LOOKUP([.A7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39.253cm" draw:caption-point-x="-0.407cm" draw:caption-point-y="-0.81cm">
              <dc:date>2022-05-04T00:00:00</dc:date>
              <text:p text:style-name="P1"><text:span text:style-name="T1">they are available but it's summary data in a PDF, not easily machine readable or suitable for a full analysis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07" calcext:value-type="float">
            <text:p>107</text:p>
          </table:table-cell>
          <table:table-cell table:style-name="ce39" office:value-type="string" calcext:value-type="string">
            <text:p><text:a xlink:href="https://doi.org/10.36253/phyto-10720" xlink:type="simple">Adam</text:a></text:p>
          </table:table-cell>
          <table:table-cell table:style-name="ce39" office:value-type="string" calcext:value-type="string">
            <text:p><text:a xlink:href="https://doi.org/10.36253/phyto-10720" xlink:type="simple">10.36253/phyto-10720</text:a></text:p>
          </table:table-cell>
          <table:table-cell table:style-name="ce39" table:formula="of:=concat(&quot;https://dx.doi.org/&quot;; [.F7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8]; [$'Journal Lookup Tables'.$A$2:.$B$22])" office:value-type="float" office:value="1" calcext:value-type="float">
            <text:p>1</text:p>
          </table:table-cell>
          <table:table-cell table:style-name="ce47" table:formula="of:=LOOKUP([.A78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39.74cm" draw:caption-point-x="-0.407cm" draw:caption-point-y="-0.81cm">
              <dc:date>2022-05-04T00:00:00</dc:date>
              <text:p text:style-name="P1"><text:span text:style-name="T1">Summary data are available (w/ SD) in a PDF, not machine readable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Prism, Statistix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hytopathologia Mediterranea</text:p>
          </table:table-cell>
          <table:table-cell table:style-name="ce34" office:value-type="string" calcext:value-type="string">
            <text:p>Phytopathol Mediterr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36253/phyto-11840</text:p>
          </table:table-cell>
          <table:table-cell table:style-name="ce39" table:formula="of:=concat(&quot;https://dx.doi.org/&quot;; [.F79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79]; [$'Journal Lookup Tables'.$A$2:.$B$22])" office:value-type="float" office:value="1" calcext:value-type="float">
            <text:p>1</text:p>
          </table:table-cell>
          <table:table-cell table:style-name="ce47" table:formula="of:=LOOKUP([.A79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4.23cm" svg:height="1.508cm" svg:x="55.723cm" svg:y="40.227cm" draw:caption-point-x="-0.407cm" draw:caption-point-y="-0.81cm">
              <dc:date>2022-05-04T00:00:00</dc:date>
              <text:p text:style-name="P1"><text:span text:style-name="T1">All data are available in publication PDF, not machine readable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MEGA, Sequence Demarcation Too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97" calcext:value-type="float">
            <text:p>9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3-11-0062</text:p>
          </table:table-cell>
          <table:table-cell table:style-name="ce39" table:formula="of:=concat(&quot;https://dx.doi.org/&quot;; [.F8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0]; [$'Journal Lookup Tables'.$A$2:.$B$22])" office:value-type="string" office:string-value="BOTH" calcext:value-type="string">
            <text:p>BOTH</text:p>
          </table:table-cell>
          <table:table-cell table:style-name="ce47" table:formula="of:=LOOKUP([.A8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string" calcext:value-type="string">
            <text:p>Adam</text:p>
          </table:table-cell>
          <table:table-cell table:style-name="ce39" office:value-type="string" calcext:value-type="string">
            <text:p><text:a xlink:href="https://doi.org/10.1094/PHYTO-03-11-0085" xlink:type="simple">10.1094/PHYTO-03-11-0085</text:a></text:p>
          </table:table-cell>
          <table:table-cell table:style-name="ce39" table:formula="of:=concat(&quot;https://dx.doi.org/&quot;; [.F8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1]; [$'Journal Lookup Tables'.$A$2:.$B$22])" office:value-type="string" office:string-value="BOTH" calcext:value-type="string">
            <text:p>BOTH</text:p>
          </table:table-cell>
          <table:table-cell table:style-name="ce47" table:formula="of:=LOOKUP([.A8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5-13-0119-r</text:p>
          </table:table-cell>
          <table:table-cell table:style-name="ce39" table:formula="of:=concat(&quot;https://dx.doi.org/&quot;; [.F82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2]; [$'Journal Lookup Tables'.$A$2:.$B$22])" office:value-type="string" office:string-value="BOTH" calcext:value-type="string">
            <text:p>BOTH</text:p>
          </table:table-cell>
          <table:table-cell table:style-name="ce47" table:formula="of:=LOOKUP([.A8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5-0166-r</text:p>
          </table:table-cell>
          <table:table-cell table:style-name="ce39" table:formula="of:=concat(&quot;https://dx.doi.org/&quot;; [.F83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3]; [$'Journal Lookup Tables'.$A$2:.$B$22])" office:value-type="string" office:string-value="BOTH" calcext:value-type="string">
            <text:p>BOTH</text:p>
          </table:table-cell>
          <table:table-cell table:style-name="ce47" table:formula="of:=LOOKUP([.A8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7-19-0247-FI</text:p>
          </table:table-cell>
          <table:table-cell table:style-name="ce39" table:formula="of:=concat(&quot;https://dx.doi.org/&quot;; [.F8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4]; [$'Journal Lookup Tables'.$A$2:.$B$22])" office:value-type="string" office:string-value="BOTH" calcext:value-type="string">
            <text:p>BOTH</text:p>
          </table:table-cell>
          <table:table-cell table:style-name="ce47" table:formula="of:=LOOKUP([.A8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PSS, MEGA, DNASP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4-14-0096-r</text:p>
          </table:table-cell>
          <table:table-cell table:style-name="ce39" table:formula="of:=concat(&quot;https://dx.doi.org/&quot;; [.F85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5]; [$'Journal Lookup Tables'.$A$2:.$B$22])" office:value-type="string" office:string-value="BOTH" calcext:value-type="string">
            <text:p>BOTH</text:p>
          </table:table-cell>
          <table:table-cell table:style-name="ce47" table:formula="of:=LOOKUP([.A8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7" calcext:value-type="float">
            <text:p>67</text:p>
          </table:table-cell>
          <table:table-cell table:style-name="ce39" office:value-type="string" calcext:value-type="string">
            <text:p><text:a xlink:href="https://doi.org/10.1094/PHYTO-08-17-0287-R" xlink:type="simple">Adam</text:a></text:p>
          </table:table-cell>
          <table:table-cell table:style-name="ce39" office:value-type="string" calcext:value-type="string">
            <text:p><text:a xlink:href="https://doi.org/10.1094/PHYTO-08-17-0287-R" xlink:type="simple">10.1094/PHYTO-08-17-0287-R</text:a></text:p>
          </table:table-cell>
          <table:table-cell table:style-name="ce39" table:formula="of:=concat(&quot;https://dx.doi.org/&quot;; [.F8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6]; [$'Journal Lookup Tables'.$A$2:.$B$22])" office:value-type="string" office:string-value="BOTH" calcext:value-type="string">
            <text:p>BOTH</text:p>
          </table:table-cell>
          <table:table-cell table:style-name="ce47" table:formula="of:=LOOKUP([.A86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94" calcext:value-type="float">
            <text:p>9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0-17-0357-R</text:p>
          </table:table-cell>
          <table:table-cell table:style-name="ce39" table:formula="of:=concat(&quot;https://dx.doi.org/&quot;; [.F87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7]; [$'Journal Lookup Tables'.$A$2:.$B$22])" office:value-type="string" office:string-value="BOTH" calcext:value-type="string">
            <text:p>BOTH</text:p>
          </table:table-cell>
          <table:table-cell table:style-name="ce47" table:formula="of:=LOOKUP([.A87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R, RStudio, Excel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11-17-0386-R</text:p>
          </table:table-cell>
          <table:table-cell table:style-name="ce39" table:formula="of:=concat(&quot;https://dx.doi.org/&quot;; [.F8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88]; [$'Journal Lookup Tables'.$A$2:.$B$22])" office:value-type="string" office:string-value="BOTH" calcext:value-type="string">
            <text:p>BOTH</text:p>
          </table:table-cell>
          <table:table-cell table:style-name="ce47" table:formula="of:=LOOKUP([.A88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office:annotation draw:style-name="gr5" draw:text-style-name="P2" svg:width="25.628cm" svg:height="1.508cm" svg:x="46.901cm" svg:y="44.624cm" draw:caption-point-x="-0.406cm" draw:caption-point-y="-0.81cm">
              <dc:date>2022-05-04T00:00:00</dc:date>
              <text:p text:style-name="P1"><text:span text:style-name="T1">The use of Mathematica scripts with R for analysis knocks this back down to a 2 from a 3.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float" office:value="1" calcext:value-type="float">
            <office:annotation draw:style-name="gr5" draw:text-style-name="P2" svg:width="25.162cm" svg:height="1.508cm" svg:x="49.842cm" svg:y="44.624cm" draw:caption-point-x="-0.407cm" draw:caption-point-y="-0.81cm">
              <dc:date>2022-05-04T00:00:00</dc:date>
              <text:p text:style-name="P1"><text:span text:style-name="T1">The use of Mathematica along with R brings this down to a 1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, Mathematic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4-0156-r</text:p>
          </table:table-cell>
          <table:table-cell table:style-name="ce39" table:formula="of:=concat(&quot;https://dx.doi.org/&quot;; [.F8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89]; [$'Journal Lookup Tables'.$A$2:.$B$22])" office:value-type="string" office:string-value="BOTH" calcext:value-type="string">
            <text:p>BOTH</text:p>
          </table:table-cell>
          <table:table-cell table:style-name="ce47" table:formula="of:=LOOKUP([.A89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3"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office:annotation draw:style-name="gr1" draw:text-style-name="P2" svg:width="24.23cm" svg:height="2.619cm" svg:x="55.723cm" svg:y="45.111cm" draw:caption-point-x="-0.407cm" draw:caption-point-y="-0.81cm">
              <dc:date>2022-05-04T00:00:00</dc:date>
              <text:p text:style-name="P1"><text:span text:style-name="T1">This one touches on the issue I opened, #21, at the time the paper was published all the data and model were available via the website listed. Now I find no mention of the data. The website is the implementation of the model. So when published, perfectly reproducible, but without a good long-term repository, it now, is not. </text:span></text:p>
              <text:p text:style-name="P1"><text:span text:style-name="T1"/></text:p>
              <text:p text:style-name="P1"><text:span text:style-name="T1">#21: https://github.com/phytopathology/Reproducibility_in_Plant_Pathology/issues/21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style-name="ce47" office:value-type="string" calcext:value-type="string">
            <text:p>STEMRUST_G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hytopathology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yto-06-13-0175-r</text:p>
          </table:table-cell>
          <table:table-cell table:style-name="ce39" table:formula="of:=concat(&quot;https://dx.doi.org/&quot;; [.F90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0]; [$'Journal Lookup Tables'.$A$2:.$B$22])" office:value-type="string" office:string-value="BOTH" calcext:value-type="string">
            <text:p>BOTH</text:p>
          </table:table-cell>
          <table:table-cell table:style-name="ce47" table:formula="of:=LOOKUP([.A90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2-14-0122-re</text:p>
          </table:table-cell>
          <table:table-cell table:style-name="ce39" table:formula="of:=concat(&quot;https://dx.doi.org/&quot;; [.F91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1]; [$'Journal Lookup Tables'.$A$2:.$B$22])" office:value-type="string" office:string-value="BOTH" calcext:value-type="string">
            <text:p>BOTH</text:p>
          </table:table-cell>
          <table:table-cell table:style-name="ce47" table:formula="of:=LOOKUP([.A91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Disease</text:p>
          </table:table-cell>
          <table:table-cell table:style-name="ce34" office:value-type="string" calcext:value-type="string">
            <text:p>Plant Di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DIS-05-18-0715-RE</text:p>
          </table:table-cell>
          <table:table-cell table:style-name="ce39" table:formula="of:=concat(&quot;https://dx.doi.org/&quot;; [.F92])" office:value-type="string" office:string-value="" calcext:value-type="error">
            <text:p>#NAME?</text:p>
          </table:table-cell>
          <table:table-cell table:style-name="ce34" office:value-type="string" calcext:value-type="string">
            <text:p>Last research article in issue, the remainder, including p146, are disease notes</text:p>
          </table:table-cell>
          <table:table-cell table:style-name="ce47" table:formula="of:=LOOKUP([.A92]; [$'Journal Lookup Tables'.$A$2:.$B$22])" office:value-type="string" office:string-value="BOTH" calcext:value-type="string">
            <text:p>BOTH</text:p>
          </table:table-cell>
          <table:table-cell table:style-name="ce47" table:formula="of:=LOOKUP([.A92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Blast, MEGA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11" calcext:value-type="float">
            <text:p>111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2013-0922-01-rs</text:p>
          </table:table-cell>
          <table:table-cell table:style-name="ce39" table:formula="of:=concat(&quot;https://dx.doi.org/&quot;; [.F93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3]; [$'Journal Lookup Tables'.$A$2:.$B$22])" office:value-type="string" office:string-value="BOTH" calcext:value-type="string">
            <text:p>BOTH</text:p>
          </table:table-cell>
          <table:table-cell table:style-name="ce47" table:formula="of:=LOOKUP([.A93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6" calcext:value-type="float">
            <text:p>201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rs-15-0050</text:p>
          </table:table-cell>
          <table:table-cell table:style-name="ce39" table:formula="of:=concat(&quot;https://dx.doi.org/&quot;; [.F94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articles selected at random</text:p>
          </table:table-cell>
          <table:table-cell table:style-name="ce47" table:formula="of:=LOOKUP([.A94]; [$'Journal Lookup Tables'.$A$2:.$B$22])" office:value-type="string" office:string-value="BOTH" calcext:value-type="string">
            <text:p>BOTH</text:p>
          </table:table-cell>
          <table:table-cell table:style-name="ce47" table:formula="of:=LOOKUP([.A94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4" office:value-type="string" calcext:value-type="string">
            <text:p>Plant Health Progress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94/PHP-09-18-0054-RS</text:p>
          </table:table-cell>
          <table:table-cell table:style-name="ce39" table:formula="of:=concat(&quot;https://dx.doi.org/&quot;; [.F9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95]; [$'Journal Lookup Tables'.$A$2:.$B$22])" office:value-type="string" office:string-value="BOTH" calcext:value-type="string">
            <text:p>BOTH</text:p>
          </table:table-cell>
          <table:table-cell table:style-name="ce47" table:formula="of:=LOOKUP([.A95]; [$'Journal Lookup Tables'.$F$2:.$G$22])" office:value-type="float" office:value="2.5" calcext:value-type="float">
            <text:p>2.5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26.x</text:p>
          </table:table-cell>
          <table:table-cell table:style-name="ce39" table:formula="of:=concat(&quot;https://dx.doi.org/&quot;; [.F96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6]; [$'Journal Lookup Tables'.$A$2:.$B$22])" office:value-type="string" office:string-value="BOTH" calcext:value-type="string">
            <text:p>BOTH</text:p>
          </table:table-cell>
          <table:table-cell table:style-name="ce47" table:formula="of:=LOOKUP([.A96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office:annotation draw:style-name="gr5" draw:text-style-name="P2" svg:width="9.899cm" svg:height="1.508cm" svg:x="72.529cm" svg:y="48.519cm" draw:caption-point-x="-0.407cm" draw:caption-point-y="-0.81cm">
              <dc:date>2022-05-04T00:00:00</dc:date>
              <text:p text:style-name="P1"><text:span text:style-name="T1">Some of these are available, others are but don't work without changing calendars, etc.</text:span></text:p>
              <text:p text:style-name="P1"><text:span text:style-name="T1"><text:tab/></text:span><text:span text:style-name="T1">-Adam H. Sparks</text:span></text:p>
            </office:annotation>
            <text:p>INSTRUCT, POWERMARKER, PHYLIP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j.1365-3059.2012.02631.x</text:p>
          </table:table-cell>
          <table:table-cell table:style-name="ce39" table:formula="of:=concat(&quot;https://dx.doi.org/&quot;; [.F97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7]; [$'Journal Lookup Tables'.$A$2:.$B$22])" office:value-type="string" office:string-value="BOTH" calcext:value-type="string">
            <text:p>BOTH</text:p>
          </table:table-cell>
          <table:table-cell table:style-name="ce47" table:formula="of:=LOOKUP([.A97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YSTA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4</text:p>
          </table:table-cell>
          <table:table-cell table:style-name="ce39" table:formula="of:=concat(&quot;https://dx.doi.org/&quot;; [.F98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8]; [$'Journal Lookup Tables'.$A$2:.$B$22])" office:value-type="string" office:string-value="BOTH" calcext:value-type="string">
            <text:p>BOTH</text:p>
          </table:table-cell>
          <table:table-cell table:style-name="ce47" table:formula="of:=LOOKUP([.A9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Plant Pathology</text:p>
          </table:table-cell>
          <table:table-cell table:style-name="ce34" office:value-type="string" calcext:value-type="string">
            <text:p>Plant Path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126" calcext:value-type="float">
            <text:p>12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11/ppa.12085</text:p>
          </table:table-cell>
          <table:table-cell table:style-name="ce39" table:formula="of:=concat(&quot;https://dx.doi.org/&quot;; [.F9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99]; [$'Journal Lookup Tables'.$A$2:.$B$22])" office:value-type="string" office:string-value="BOTH" calcext:value-type="string">
            <text:p>BOTH</text:p>
          </table:table-cell>
          <table:table-cell table:style-name="ce47" table:formula="of:=LOOKUP([.A9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143" calcext:value-type="float">
            <text:p>143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1</text:p>
          </table:table-cell>
          <table:table-cell table:style-name="ce39" table:formula="of:=concat(&quot;https://dx.doi.org/&quot;; [.F10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0]; [$'Journal Lookup Tables'.$A$2:.$B$22])" office:value-type="float" office:value="1" calcext:value-type="float">
            <text:p>1</text:p>
          </table:table-cell>
          <table:table-cell table:style-name="ce47" table:formula="of:=LOOKUP([.A100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Variowin, Surfer</text:p>
          </table:table-cell>
          <table:table-cell table:number-columns-repeated="1007"/>
        </table:table-row>
        <table:table-row table:style-name="ro3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14" calcext:value-type="float">
            <text:p>11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1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first 2012 article available, direct link: http://www.rmf.smf.org.mx/DocumentosVolumenes/Escrito_30_2_1.pdf</text:p>
          </table:table-cell>
          <table:table-cell table:style-name="ce47" table:formula="of:=LOOKUP([.A101]; [$'Journal Lookup Tables'.$A$2:.$B$22])" office:value-type="float" office:value="1" calcext:value-type="float">
            <text:p>1</text:p>
          </table:table-cell>
          <table:table-cell table:style-name="ce47" table:formula="of:=LOOKUP([.A101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50.98cm" draw:caption-point-x="-0.406cm" draw:caption-point-y="-0.837cm">
              <dc:date>2022-05-04T00:00:00</dc:date>
              <text:p text:style-name="P1"><text:span text:style-name="T1">Improper citation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3" calcext:value-type="float">
            <text:p>2013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4"/>
          <table:table-cell table:style-name="ce34" office:value-type="string" calcext:value-type="string">
            <text:p>No page numbers, picked first 2013 article available, direct link: http://www.rmf.smf.org.mx/DocumentosVolumenes/Escrito_31_1_1.pdf</text:p>
          </table:table-cell>
          <table:table-cell table:style-name="ce47" table:formula="of:=LOOKUP([.A102]; [$'Journal Lookup Tables'.$A$2:.$B$22])" office:value-type="float" office:value="1" calcext:value-type="float">
            <text:p>1</text:p>
          </table:table-cell>
          <table:table-cell table:style-name="ce47" table:formula="of:=LOOKUP([.A102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4" calcext:value-type="float">
            <text:p>201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3])" office:value-type="string" office:string-value="" calcext:value-type="error">
            <text:p>#NAME?</text:p>
          </table:table-cell>
          <table:table-cell table:style-name="ce34" office:value-type="string" calcext:value-type="string">
            <text:p>First four articles were not research articles, per se, picked first research article in 2014, direct link: http://www.rmf.smf.org.mx/Vol3222014/AR/32-2_05.pdf</text:p>
          </table:table-cell>
          <table:table-cell table:style-name="ce47" table:formula="of:=LOOKUP([.A103]; [$'Journal Lookup Tables'.$A$2:.$B$22])" office:value-type="float" office:value="1" calcext:value-type="float">
            <office:annotation draw:style-name="gr7" draw:text-style-name="P2" svg:width="10.535cm" svg:height="1.781cm" svg:x="36.366cm" svg:y="51.886cm" draw:caption-point-x="-0.407cm" draw:caption-point-y="-0.674cm">
              <dc:date>2022-05-04T00:00:00</dc:date>
              <text:p text:style-name="P1"><text:span text:style-name="T1">I think this is true. I can't find a statement but any article I've selected from home has the PDF available. Anyone know for sure? My Spanish is quite rusty these days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table:formula="of:=LOOKUP([.A103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, Surfer, MorLloyd, Excel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09-2</text:p>
          </table:table-cell>
          <table:table-cell table:style-name="ce39" table:formula="of:=concat(&quot;https://dx.doi.org/&quot;; [.F104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4]; [$'Journal Lookup Tables'.$A$2:.$B$22])" office:value-type="float" office:value="1" calcext:value-type="float">
            <text:p>1</text:p>
          </table:table-cell>
          <table:table-cell table:style-name="ce47" table:formula="of:=LOOKUP([.A104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ImageTool, 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98" calcext:value-type="float">
            <text:p>9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1911-4</text:p>
          </table:table-cell>
          <table:table-cell table:style-name="ce39" table:formula="of:=concat(&quot;https://dx.doi.org/&quot;; [.F105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5]; [$'Journal Lookup Tables'.$A$2:.$B$22])" office:value-type="float" office:value="1" calcext:value-type="float">
            <text:p>1</text:p>
          </table:table-cell>
          <table:table-cell table:style-name="ce47" table:formula="of:=LOOKUP([.A105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style-name="ce47" office:value-type="float" office:value="1" calcext:value-type="float">
            <office:annotation draw:style-name="gr5" draw:text-style-name="P2" svg:width="25.628cm" svg:height="1.508cm" svg:x="46.901cm" svg:y="52.996cm" draw:caption-point-x="-0.406cm" draw:caption-point-y="-0.81cm">
              <dc:date>2022-05-04T00:00:00</dc:date>
              <text:p text:style-name="P1"><text:span text:style-name="T1">R was clearly used (ggplot2 figures) but no citation.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AxioVisio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21" calcext:value-type="float">
            <text:p>2021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8781/R.MEX.FIT.2008-1</text:p>
          </table:table-cell>
          <table:table-cell table:style-name="ce39" table:formula="of:=concat(&quot;https://dx.doi.org/&quot;; [.F106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6]; [$'Journal Lookup Tables'.$A$2:.$B$22])" office:value-type="float" office:value="1" calcext:value-type="float">
            <text:p>1</text:p>
          </table:table-cell>
          <table:table-cell table:style-name="ce47" table:formula="of:=LOOKUP([.A106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Revista Mexicana de Fitopatología</text:p>
          </table:table-cell>
          <table:table-cell table:style-name="ce34" office:value-type="string" calcext:value-type="string">
            <text:p>Rev Mex Fitopatol</text:p>
          </table:table-cell>
          <table:table-cell table:style-name="ce34" office:value-type="float" office:value="2012" calcext:value-type="float">
            <text:p>2012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NA</text:p>
          </table:table-cell>
          <table:table-cell table:style-name="ce39" table:formula="of:=concat(&quot;https://dx.doi.org/&quot;; [.F107])" office:value-type="string" office:string-value="" calcext:value-type="error">
            <text:p>#NAME?</text:p>
          </table:table-cell>
          <table:table-cell table:style-name="ce34" office:value-type="string" calcext:value-type="string">
            <text:p>No page numbers, picked second 2012 article available, direct link: http://www.rmf.smf.org.mx/DocumentosVolumenes/Escrito_30_2_2.pdf</text:p>
          </table:table-cell>
          <table:table-cell table:style-name="ce47" table:formula="of:=LOOKUP([.A107]; [$'Journal Lookup Tables'.$A$2:.$B$22])" office:value-type="float" office:value="1" calcext:value-type="float">
            <text:p>1</text:p>
          </table:table-cell>
          <table:table-cell table:style-name="ce47" table:formula="of:=LOOKUP([.A107]; [$'Journal Lookup Tables'.$F$2:.$G$22])" office:value-type="float" office:value="0" calcext:value-type="float">
            <text:p>0</text:p>
          </table:table-cell>
          <table:table-cell table:style-name="ce47" office:value-type="string" calcext:value-type="string">
            <text:p>Applied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Pregap and Gap, MEGA, BLASTN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20" calcext:value-type="float">
            <text:p>202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9-00330-y</text:p>
          </table:table-cell>
          <table:table-cell table:style-name="ce39" table:formula="of:=concat(&quot;https://dx.doi.org/&quot;; [.F108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08]; [$'Journal Lookup Tables'.$A$2:.$B$22])" office:value-type="string" office:string-value="BOTH" calcext:value-type="string">
            <text:p>BOTH</text:p>
          </table:table-cell>
          <table:table-cell table:style-name="ce47" table:formula="of:=LOOKUP([.A108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number-columns-repeated="2" table:style-name="ce47" office:value-type="float" office:value="2" calcext:value-type="float">
            <text:p>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Trinity tool, BLAS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Tropical Plant Pathology</text:p>
          </table:table-cell>
          <table:table-cell table:style-name="ce34" office:value-type="string" calcext:value-type="string">
            <text:p>Trop Plant Pathol</text:p>
          </table:table-cell>
          <table:table-cell table:style-name="ce34" office:value-type="float" office:value="2015" calcext:value-type="float">
            <text:p>2015</text:p>
          </table:table-cell>
          <table:table-cell table:style-name="ce34" office:value-type="float" office:value="125" calcext:value-type="float">
            <text:p>125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007/s40858-015-0015-y</text:p>
          </table:table-cell>
          <table:table-cell table:style-name="ce39" table:formula="of:=concat(&quot;https://dx.doi.org/&quot;; [.F109])" office:value-type="string" office:string-value="" calcext:value-type="error">
            <text:p>#NAME?</text:p>
          </table:table-cell>
          <table:table-cell table:style-name="ce34" office:value-type="string" calcext:value-type="string">
            <text:p>NA</text:p>
          </table:table-cell>
          <table:table-cell table:style-name="ce47" table:formula="of:=LOOKUP([.A109]; [$'Journal Lookup Tables'.$A$2:.$B$22])" office:value-type="string" office:string-value="BOTH" calcext:value-type="string">
            <text:p>BOTH</text:p>
          </table:table-cell>
          <table:table-cell table:style-name="ce47" table:formula="of:=LOOKUP([.A109]; [$'Journal Lookup Tables'.$F$2:.$G$22])" office:value-type="float" office:value="3" calcext:value-type="float">
            <text:p>3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FALSE()" office:value-type="float" office:value="0" calcext:value-type="float">
            <text:p>0</text:p>
          </table:table-cell>
          <table:table-cell table:number-columns-repeated="2" table:style-name="ce47" office:value-type="float" office:value="3" calcext:value-type="float">
            <text:p>3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string" calcext:value-type="string">
            <text:p>GPS Explorer, MASCOT</text:p>
          </table:table-cell>
          <table:table-cell table:number-columns-repeated="1007"/>
        </table:table-row>
        <table:table-row table:style-name="ro1">
          <table:table-cell table:style-name="ce34" office:value-type="string" calcext:value-type="string">
            <text:p>Virology Journal (Plant Viruses Section)</text:p>
          </table:table-cell>
          <table:table-cell table:style-name="ce34" office:value-type="string" calcext:value-type="string">
            <text:p>Virol J</text:p>
          </table:table-cell>
          <table:table-cell table:style-name="ce34" office:value-type="float" office:value="2019" calcext:value-type="float">
            <text:p>2019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string" calcext:value-type="string">
            <text:p>Adam</text:p>
          </table:table-cell>
          <table:table-cell table:style-name="ce34" office:value-type="string" calcext:value-type="string">
            <text:p>10.1186/s12985-018-1106-4</text:p>
          </table:table-cell>
          <table:table-cell table:style-name="ce39" table:formula="of:=concat(&quot;https://dx.doi.org/&quot;; [.F110])" office:value-type="string" office:string-value="" calcext:value-type="error">
            <text:p>#NAME?</text:p>
          </table:table-cell>
          <table:table-cell table:style-name="ce34"/>
          <table:table-cell table:style-name="ce47" table:formula="of:=LOOKUP([.A110]; [$'Journal Lookup Tables'.$A$2:.$B$22])" office:value-type="float" office:value="1" calcext:value-type="float">
            <text:p>1</text:p>
          </table:table-cell>
          <table:table-cell table:style-name="ce47" table:formula="of:=LOOKUP([.A110]; [$'Journal Lookup Tables'.$F$2:.$G$22])" office:value-type="float" office:value="1" calcext:value-type="float">
            <text:p>1</text:p>
          </table:table-cell>
          <table:table-cell table:style-name="ce47" office:value-type="string" calcext:value-type="string">
            <text:p>Fundamental</text:p>
          </table:table-cell>
          <table:table-cell table:style-name="ce47" table:formula="of:=TRUE()" office:value-type="float" office:value="1" calcext:value-type="float">
            <text:p>1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office:annotation draw:style-name="gr7" draw:text-style-name="P2" svg:width="9.899cm" svg:height="1.781cm" svg:x="72.529cm" svg:y="55.294cm" draw:caption-point-x="-0.407cm" draw:caption-point-y="-0.674cm">
              <dc:date>2022-05-04T00:00:00</dc:date>
              <text:p text:style-name="P1"><text:span text:style-name="T1">Likely others in here but the paper isn't written clearly enough for someone who's not familiar with this subject matter to discern what software packages were used.</text:span></text:p>
              <text:p text:style-name="P1"><text:span text:style-name="T1"><text:tab/></text:span><text:span text:style-name="T1">-Adam H. Sparks</text:span></text:p>
            </office:annotation>
            <text:p>MEGA, Clustal, DoBo, ROSETT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Australasian Plant Pathology</text:p>
          </table:table-cell>
          <table:table-cell table:style-name="ce35" office:value-type="string" calcext:value-type="string">
            <text:p>Australas Plant Path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3313-019-00670-y</text:a></text:p>
          </table:table-cell>
          <table:table-cell table:style-name="ce40" table:formula="of:=concat(&quot;https://dx.doi.org/&quot;; [.F11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11]; [$'Journal Lookup Tables'.$A$2:.$B$22])" office:value-type="string" office:string-value="BOTH" calcext:value-type="string">
            <text:p>BOTH</text:p>
          </table:table-cell>
          <table:table-cell table:style-name="ce48" table:formula="of:=LOOKUP([.A11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STATC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42" calcext:value-type="float">
            <office:annotation draw:style-name="gr5" draw:text-style-name="P2" svg:width="20.607cm" svg:height="1.508cm" svg:x="14.312cm" svg:y="56.404cm" draw:caption-point-x="-0.407cm" draw:caption-point-y="-0.81cm">
              <dc:date>2022-05-04T00:00:00</dc:date>
              <text:p text:style-name="P1"><text:span text:style-name="T1">experimental</text:span></text:p>
              <text:p text:style-name="P1"><text:span text:style-name="T1"><text:tab/></text:span><text:span text:style-name="T1">-Emerson Del Ponte</text:span></text:p>
            </office:annotation>
            <text:p>1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5.1004111</text:p>
          </table:table-cell>
          <table:table-cell table:style-name="ce40" table:formula="of:=concat(&quot;https://dx.doi.org/&quot;; [.F1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2]; [$'Journal Lookup Tables'.$A$2:.$B$22])" office:value-type="string" office:string-value="BOTH" calcext:value-type="string">
            <text:p>BOTH</text:p>
          </table:table-cell>
          <table:table-cell table:style-name="ce48" table:formula="of:=LOOKUP([.A11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56.404cm" draw:caption-point-x="-0.407cm" draw:caption-point-y="-0.81cm">
              <dc:date>2022-05-04T00:00:00</dc:date>
              <text:p text:style-name="P1"><text:span text:style-name="T1">host resistance, 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56.404cm" draw:caption-point-x="-0.407cm" draw:caption-point-y="-0.81cm">
              <dc:date>2022-05-04T00:00:00</dc:date>
              <text:p text:style-name="P1"><text:span text:style-name="T1">Genstat software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7915</text:p>
          </table:table-cell>
          <table:table-cell table:style-name="ce40" table:formula="of:=concat(&quot;https://dx.doi.org/&quot;; [.F11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3]; [$'Journal Lookup Tables'.$A$2:.$B$22])" office:value-type="string" office:string-value="BOTH" calcext:value-type="string">
            <text:p>BOTH</text:p>
          </table:table-cell>
          <table:table-cell table:style-name="ce48" table:formula="of:=LOOKUP([.A11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anadian Journal of Plant Pathology</text:p>
          </table:table-cell>
          <table:table-cell table:style-name="ce35" office:value-type="string" calcext:value-type="string">
            <text:p>Can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80/07060661.2017.1414881</text:p>
          </table:table-cell>
          <table:table-cell table:style-name="ce40" table:formula="of:=concat(&quot;https://dx.doi.org/&quot;; [.F11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4]; [$'Journal Lookup Tables'.$A$2:.$B$22])" office:value-type="string" office:string-value="BOTH" calcext:value-type="string">
            <text:p>BOTH</text:p>
          </table:table-cell>
          <table:table-cell table:style-name="ce48" table:formula="of:=LOOKUP([.A11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2.09.001</text:p>
          </table:table-cell>
          <table:table-cell table:style-name="ce40" table:formula="of:=concat(&quot;https://dx.doi.org/&quot;; [.F11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5]; [$'Journal Lookup Tables'.$A$2:.$B$22])" office:value-type="string" office:string-value="BOTH" calcext:value-type="string">
            <text:p>BOTH</text:p>
          </table:table-cell>
          <table:table-cell table:style-name="ce48" table:formula="of:=LOOKUP([.A11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16" draw:text-style-name="P2" svg:width="11.565cm" svg:height="1.481cm" svg:x="41.903cm" svg:y="57.865cm" draw:caption-point-x="-0.407cm" draw:caption-point-y="-0.81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1" calcext:value-type="float">
            <office:annotation draw:style-name="gr17" draw:text-style-name="P2" svg:width="25.162cm" svg:height="2.592cm" svg:x="49.842cm" svg:y="57.865cm" draw:caption-point-x="-0.407cm" draw:caption-point-y="-0.811cm">
              <dc:date>2022-05-04T00:00:00</dc:date>
              <text:p text:style-name="P1"><text:span text:style-name="T1">SAS, OriginPro and Canoco were used. most individuals can afford?</text:span></text:p>
              <text:p text:style-name="P1"><text:span text:style-name="T1"><text:tab/></text:span><text:span text:style-name="T1">-Emerson Del Ponte</text:span></text:p>
              <text:p text:style-name="P1"><text:span text:style-name="T1">OriginPro is a "request a quote", which Zach and I agree is rated as a "1"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OriginPro, Canoco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3.10.002</text:p>
          </table:table-cell>
          <table:table-cell table:style-name="ce40" table:formula="of:=concat(&quot;https://dx.doi.org/&quot;; [.F1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6]; [$'Journal Lookup Tables'.$A$2:.$B$22])" office:value-type="string" office:string-value="BOTH" calcext:value-type="string">
            <text:p>BOTH</text:p>
          </table:table-cell>
          <table:table-cell table:style-name="ce48" table:formula="of:=LOOKUP([.A11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18" draw:text-style-name="P2" svg:width="11.565cm" svg:height="1.482cm" svg:x="41.903cm" svg:y="58.351cm" draw:caption-point-x="-0.407cm" draw:caption-point-y="-0.81cm">
              <dc:date>2022-05-04T00:00:00</dc:date>
              <text:p text:style-name="P1"><text:span text:style-name="T1">management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31" calcext:value-type="float">
            <text:p>13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11.028</text:p>
          </table:table-cell>
          <table:table-cell table:style-name="ce40" table:formula="of:=concat(&quot;https://dx.doi.org/&quot;; [.F11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7]; [$'Journal Lookup Tables'.$A$2:.$B$22])" office:value-type="string" office:string-value="BOTH" calcext:value-type="string">
            <text:p>BOTH</text:p>
          </table:table-cell>
          <table:table-cell table:style-name="ce48" table:formula="of:=LOOKUP([.A11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tlab</text:p>
          </table:table-cell>
          <table:table-cell table:number-columns-repeated="1007"/>
        </table:table-row>
        <table:table-row table:style-name="ro5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40" office:value-type="string" calcext:value-type="string">
            <text:p><text:a xlink:href="https://doi.org/10.1016/j.cropro.2020.105335" xlink:type="simple">Emerson</text:a></text:p>
          </table:table-cell>
          <table:table-cell table:style-name="ce40" office:value-type="string" calcext:value-type="string">
            <text:p><text:a xlink:href="https://doi.org/10.1016/j.cropro.2020.105335" xlink:type="simple">10.1016/j.cropro.2020.105335</text:a></text:p>
          </table:table-cell>
          <table:table-cell table:style-name="ce40" table:formula="of:=concat(&quot;https://dx.doi.org/&quot;; [.F118])" office:value-type="string" office:string-value="" calcext:value-type="error">
            <text:p>#NAME?</text:p>
          </table:table-cell>
          <table:table-cell table:style-name="ce35" office:value-type="string" calcext:value-type="string">
            <text:p>The eighth article of the continuous numbering system</text:p>
          </table:table-cell>
          <table:table-cell table:style-name="ce48" table:formula="of:=LOOKUP([.A118]; [$'Journal Lookup Tables'.$A$2:.$B$22])" office:value-type="string" office:string-value="BOTH" calcext:value-type="string">
            <text:p>BOTH</text:p>
          </table:table-cell>
          <table:table-cell table:style-name="ce48" table:formula="of:=LOOKUP([.A11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cropro.2016.09.012</text:p>
          </table:table-cell>
          <table:table-cell table:style-name="ce40" table:formula="of:=concat(&quot;https://dx.doi.org/&quot;; [.F1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19]; [$'Journal Lookup Tables'.$A$2:.$B$22])" office:value-type="string" office:string-value="BOTH" calcext:value-type="string">
            <text:p>BOTH</text:p>
          </table:table-cell>
          <table:table-cell table:style-name="ce48" table:formula="of:=LOOKUP([.A11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Oligo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Crop Protection</text:p>
          </table:table-cell>
          <table:table-cell table:style-name="ce35" office:value-type="string" calcext:value-type="string">
            <office:annotation draw:style-name="gr19" draw:text-style-name="P2" svg:width="11.442cm" svg:height="10.471cm" svg:x="10.539cm" svg:y="60.108cm" draw:caption-point-x="-0.407cm" draw:caption-point-y="-0.509cm">
              <dc:date>2022-05-04T00:00:00</dc:date>
              <text:p text:style-name="P1"><text:span text:style-name="T1">+delponte@ufv.br, this is not a pathology article?</text:span></text:p>
              <text:p text:style-name="P1"><text:span text:style-name="T1">_Assigned to Emerson Del Ponte_</text:span></text:p>
              <text:p text:style-name="P1"><text:span text:style-name="T1"><text:tab/></text:span><text:span text:style-name="T1">-Adam H. Sparks</text:span></text:p>
              <text:p text:style-name="P1"><text:span text:style-name="T1">Something seems wrong with the DOIs. This DOI should not be included in this data set, but I can't tell what's going on yet since there is missing information in this sheet regarding the article title and authors. Will need to look further.</text:span></text:p>
              <text:p text:style-name="P1"><text:span text:style-name="T1"><text:tab/></text:span><text:span text:style-name="T1">-Adam H. Sparks</text:span></text:p>
              <text:p text:style-name="P1"><text:span text:style-name="T1">OK, the DOI checks out for the article that you evaluated, https://docs.google.com/spreadsheets/d/1z74IV6KqfS6ypQLY2olnkWsbt-LWcuLoUeS-SzP-ipE/edit#gid=1702468125, but there are no notes. </text:span></text:p>
              <text:p text:style-name="P1"><text:span text:style-name="T1"/></text:p>
              <text:p text:style-name="P1"><text:span text:style-name="T1">The authors (that I personally know) used SPSS, but I can't find Mega or Clustal in the article?</text:span></text:p>
              <text:p text:style-name="P1"><text:span text:style-name="T1"><text:tab/></text:span><text:span text:style-name="T1">-Adam H. Sparks</text:span></text:p>
              <text:p text:style-name="P1"><text:span text:style-name="T1">all comments refer to this crop protection paper? first, you are right. It is not a plant pathology paper. I included another DOI and will correct the notes later when I am able to download the paper</text:span></text:p>
              <text:p text:style-name="P1"><text:span text:style-name="T1"><text:tab/></text:span><text:span text:style-name="T1">-Emerson Del Ponte</text:span></text:p>
              <text:p text:style-name="P1"><text:span text:style-name="T1">Ok, I see now all comments for the same paper. Since this was substituted, I deleted the fields for now</text:span></text:p>
              <text:p text:style-name="P1"><text:span text:style-name="T1"><text:tab/></text:span><text:span text:style-name="T1">-Emerson Del Ponte</text:span></text:p>
              <text:p text:style-name="P1"><text:span text:style-name="T1">Thanks! Let me know when you've updated this entry.</text:span></text:p>
              <text:p text:style-name="P1"><text:span text:style-name="T1"><text:tab/></text:span><text:span text:style-name="T1">-Adam H. Sparks</text:span></text:p>
              <text:p text:style-name="P1"><text:span text:style-name="T1">I've updated this entry with the DOI you provided, +delponte@ufv.br</text:span></text:p>
              <text:p text:style-name="P1"><text:span text:style-name="T1"><text:tab/></text:span><text:span text:style-name="T1">-Adam H. Sparks</text:span></text:p>
            </office:annotation>
            <text:p>Crop Prot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5" draw:text-style-name="P2" svg:width="16.639cm" svg:height="1.508cm" svg:x="21.981cm" svg:y="60.409cm" draw:caption-point-x="-0.406cm" draw:caption-point-y="-0.81cm">
              <dc:date>2022-05-04T00:00:00</dc:date>
              <text:p text:style-name="P1"><text:span text:style-name="T1">This is new DOI.. the next plant pathology paper. It is weird that crop protection have volumes within the same year and all start again the page numbers. I was using the first issue of the year</text:span></text:p>
              <text:p text:style-name="P1"><text:span text:style-name="T1"><text:tab/></text:span><text:span text:style-name="T1">-Emerson Del Ponte</text:span></text:p>
            </office:annotation>
            <text:p>10.1016/j.cropro.2016.10.011</text:p>
          </table:table-cell>
          <table:table-cell table:style-name="ce40" table:formula="of:=concat(&quot;https://dx.doi.org/&quot;; [.F12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per was not plant pathology, next suitable paper chosen</text:p>
            <text:p/>
          </table:table-cell>
          <table:table-cell table:style-name="ce48" table:formula="of:=LOOKUP([.A120]; [$'Journal Lookup Tables'.$A$2:.$B$22])" office:value-type="string" office:string-value="BOTH" calcext:value-type="string">
            <text:p>BOTH</text:p>
          </table:table-cell>
          <table:table-cell table:style-name="ce48" table:formula="of:=LOOKUP([.A12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4-0525-3</text:p>
          </table:table-cell>
          <table:table-cell table:style-name="ce40" table:formula="of:=concat(&quot;https://dx.doi.org/&quot;; [.F1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1]; [$'Journal Lookup Tables'.$A$2:.$B$22])" office:value-type="string" office:string-value="BOTH" calcext:value-type="string">
            <text:p>BOTH</text:p>
          </table:table-cell>
          <table:table-cell table:style-name="ce48" table:formula="of:=LOOKUP([.A12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0.965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07/s13313-019-00670-y" xlink:type="simple">10.1007/s10658-019-01747-6</text:a></text:p>
          </table:table-cell>
          <table:table-cell table:style-name="ce40" table:formula="of:=concat(&quot;https://dx.doi.org/&quot;; [.F12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2]; [$'Journal Lookup Tables'.$A$2:.$B$22])" office:value-type="string" office:string-value="BOTH" calcext:value-type="string">
            <text:p>BOTH</text:p>
          </table:table-cell>
          <table:table-cell table:style-name="ce48" table:formula="of:=LOOKUP([.A12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9-01860-6</text:p>
          </table:table-cell>
          <table:table-cell table:style-name="ce40" table:formula="of:=concat(&quot;https://dx.doi.org/&quot;; [.F12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23]; [$'Journal Lookup Tables'.$A$2:.$B$22])" office:value-type="string" office:string-value="BOTH" calcext:value-type="string">
            <text:p>BOTH</text:p>
          </table:table-cell>
          <table:table-cell table:style-name="ce48" table:formula="of:=LOOKUP([.A12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65-7</text:p>
          </table:table-cell>
          <table:table-cell table:style-name="ce40" table:formula="of:=concat(&quot;https://dx.doi.org/&quot;; [.F12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24]; [$'Journal Lookup Tables'.$A$2:.$B$22])" office:value-type="string" office:string-value="BOTH" calcext:value-type="string">
            <text:p>BOTH</text:p>
          </table:table-cell>
          <table:table-cell table:style-name="ce48" table:formula="of:=LOOKUP([.A12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AST, 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2-0034-1</text:p>
          </table:table-cell>
          <table:table-cell table:style-name="ce40" table:formula="of:=concat(&quot;https://dx.doi.org/&quot;; [.F1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5]; [$'Journal Lookup Tables'.$A$2:.$B$22])" office:value-type="string" office:string-value="BOTH" calcext:value-type="string">
            <text:p>BOTH</text:p>
          </table:table-cell>
          <table:table-cell table:style-name="ce48" table:formula="of:=LOOKUP([.A12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4" draw:text-style-name="P2" svg:width="11.565cm" svg:height="1.535cm" svg:x="41.903cm" svg:y="62.912cm" draw:caption-point-x="-0.407cm" draw:caption-point-y="-0.81cm">
              <dc:date>2022-05-04T00:00:00</dc:date>
              <text:p text:style-name="P1"><text:span text:style-name="T1">phylogenetic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RNAviz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European Journal of Plant Pathology</text:p>
          </table:table-cell>
          <table:table-cell table:style-name="ce35" office:value-type="string" calcext:value-type="string">
            <text:p>Eur 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7" calcext:value-type="float">
            <text:p>12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658-018-1458-z</text:p>
          </table:table-cell>
          <table:table-cell table:style-name="ce40" table:formula="of:=concat(&quot;https://dx.doi.org/&quot;; [.F1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6]; [$'Journal Lookup Tables'.$A$2:.$B$22])" office:value-type="string" office:string-value="BOTH" calcext:value-type="string">
            <text:p>BOTH</text:p>
          </table:table-cell>
          <table:table-cell table:style-name="ce48" table:formula="of:=LOOKUP([.A12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6</text:p>
          </table:table-cell>
          <table:table-cell table:style-name="ce40" table:formula="of:=concat(&quot;https://dx.doi.org/&quot;; [.F1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7]; [$'Journal Lookup Tables'.$A$2:.$B$22])" office:value-type="string" office:string-value="BOTH" calcext:value-type="string">
            <text:p>BOTH</text:p>
          </table:table-cell>
          <table:table-cell table:style-name="ce48" table:formula="of:=LOOKUP([.A12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3" calcext:value-type="float">
            <text:p>14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078</text:p>
          </table:table-cell>
          <table:table-cell table:style-name="ce40" table:formula="of:=concat(&quot;https://dx.doi.org/&quot;; [.F1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8]; [$'Journal Lookup Tables'.$A$2:.$B$22])" office:value-type="string" office:string-value="BOTH" calcext:value-type="string">
            <text:p>BOTH</text:p>
          </table:table-cell>
          <table:table-cell table:style-name="ce48" table:formula="of:=LOOKUP([.A12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4.4cm" draw:caption-point-x="-0.407cm" draw:caption-point-y="-0.837cm">
              <dc:date>2022-05-04T00:00:00</dc:date>
              <text:p text:style-name="P1"><text:span text:style-name="T1">several.. CODONCODE ALIGNER 4.0.2 program, WEBSAT, PRIMER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DONCODE ALIGNER, WEBSAT, PRIMER3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0.00710.x</text:p>
          </table:table-cell>
          <table:table-cell table:style-name="ce40" table:formula="of:=concat(&quot;https://dx.doi.org/&quot;; [.F12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29]; [$'Journal Lookup Tables'.$A$2:.$B$22])" office:value-type="string" office:string-value="BOTH" calcext:value-type="string">
            <text:p>BOTH</text:p>
          </table:table-cell>
          <table:table-cell table:style-name="ce48" table:formula="of:=LOOKUP([.A12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4.955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439-0329.2011.00712.x</text:p>
          </table:table-cell>
          <table:table-cell table:style-name="ce40" table:formula="of:=concat(&quot;https://dx.doi.org/&quot;; [.F130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included in previous article. Next sequential article selected</text:p>
          </table:table-cell>
          <table:table-cell table:style-name="ce48" table:formula="of:=LOOKUP([.A130]; [$'Journal Lookup Tables'.$A$2:.$B$22])" office:value-type="string" office:string-value="BOTH" calcext:value-type="string">
            <text:p>BOTH</text:p>
          </table:table-cell>
          <table:table-cell table:style-name="ce48" table:formula="of:=LOOKUP([.A13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65.442cm" draw:caption-point-x="-0.407cm" draw:caption-point-y="-0.81cm">
              <dc:date>2022-05-04T00:00:00</dc:date>
              <text:p text:style-name="P1"><text:span text:style-name="T1">Quantity One version 4.6.3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Quantity On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88</text:p>
          </table:table-cell>
          <table:table-cell table:style-name="ce40" table:formula="of:=concat(&quot;https://dx.doi.org/&quot;; [.F1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1]; [$'Journal Lookup Tables'.$A$2:.$B$22])" office:value-type="string" office:string-value="BOTH" calcext:value-type="string">
            <text:p>BOTH</text:p>
          </table:table-cell>
          <table:table-cell table:style-name="ce48" table:formula="of:=LOOKUP([.A13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375</text:p>
          </table:table-cell>
          <table:table-cell table:style-name="ce40" table:formula="of:=concat(&quot;https://dx.doi.org/&quot;; [.F1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2]; [$'Journal Lookup Tables'.$A$2:.$B$22])" office:value-type="string" office:string-value="BOTH" calcext:value-type="string">
            <text:p>BOTH</text:p>
          </table:table-cell>
          <table:table-cell table:style-name="ce48" table:formula="of:=LOOKUP([.A13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Forest Pathology</text:p>
          </table:table-cell>
          <table:table-cell table:style-name="ce35" office:value-type="string" calcext:value-type="string">
            <text:p>Fores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efp.12239</text:p>
          </table:table-cell>
          <table:table-cell table:style-name="ce40" table:formula="of:=concat(&quot;https://dx.doi.org/&quot;; [.F1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3]; [$'Journal Lookup Tables'.$A$2:.$B$22])" office:value-type="string" office:string-value="BOTH" calcext:value-type="string">
            <text:p>BOTH</text:p>
          </table:table-cell>
          <table:table-cell table:style-name="ce48" table:formula="of:=LOOKUP([.A13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office:annotation draw:style-name="gr5" draw:text-style-name="P2" svg:width="25.162cm" svg:height="1.508cm" svg:x="49.842cm" svg:y="66.902cm" draw:caption-point-x="-0.407cm" draw:caption-point-y="-0.81cm">
              <dc:date>2022-05-04T00:00:00</dc:date>
              <text:p text:style-name="P1"><text:span text:style-name="T1">Gen- Bank and PhytophthoraDB</text:span></text:p>
              <text:p text:style-name="P1"><text:span text:style-name="T1"><text:tab/></text:span><text:span text:style-name="T1">-Emerson Del Ponte</text:span></text:p>
            </office:annotation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GenBank, PhytophthoraDB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6-0690-7</text:p>
          </table:table-cell>
          <table:table-cell table:style-name="ce40" table:formula="of:=concat(&quot;https://dx.doi.org/&quot;; [.F13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4]; [$'Journal Lookup Tables'.$A$2:.$B$22])" office:value-type="string" office:string-value="BOTH" calcext:value-type="string">
            <text:p>BOTH</text:p>
          </table:table-cell>
          <table:table-cell table:style-name="ce48" table:formula="of:=LOOKUP([.A13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69" calcext:value-type="float">
            <text:p>6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%2Fs10327-017-0756-1</text:p>
          </table:table-cell>
          <table:table-cell table:style-name="ce40" table:formula="of:=concat(&quot;https://dx.doi.org/&quot;; [.F13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5]; [$'Journal Lookup Tables'.$A$2:.$B$22])" office:value-type="string" office:string-value="BOTH" calcext:value-type="string">
            <text:p>BOTH</text:p>
          </table:table-cell>
          <table:table-cell table:style-name="ce48" table:formula="of:=LOOKUP([.A13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4-0557-8</text:p>
          </table:table-cell>
          <table:table-cell table:style-name="ce40" table:formula="of:=concat(&quot;https://dx.doi.org/&quot;; [.F13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6]; [$'Journal Lookup Tables'.$A$2:.$B$22])" office:value-type="string" office:string-value="BOTH" calcext:value-type="string">
            <text:p>BOTH</text:p>
          </table:table-cell>
          <table:table-cell table:style-name="ce48" table:formula="of:=LOOKUP([.A13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68.363cm" draw:caption-point-x="-0.407cm" draw:caption-point-y="-0.81cm">
              <dc:date>2022-05-04T00:00:00</dc:date>
              <text:p text:style-name="P1"><text:span text:style-name="T1">germplasm evaluatio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0" draw:text-style-name="P2" svg:width="25.162cm" svg:height="3.73cm" svg:x="49.842cm" svg:y="68.363cm" draw:caption-point-x="-0.407cm" draw:caption-point-y="-0.81cm">
              <dc:date>2022-05-04T00:00:00</dc:date>
              <text:p text:style-name="P1"><text:span text:style-name="T1">uses SAS</text:span></text:p>
              <text:p text:style-name="P1"><text:span text:style-name="T1"><text:tab/></text:span><text:span text:style-name="T1">-Emerson Del Ponte</text:span></text:p>
              <text:p text:style-name="P1"><text:span text:style-name="T1">I thought we were ranking SAS as a 2 since there is a free version?</text:span></text:p>
              <text:p text:style-name="P1"><text:span text:style-name="T1"><text:tab/></text:span><text:span text:style-name="T1">-Adam H. Sparks</text:span></text:p>
              <text:p text:style-name="P1"><text:span text:style-name="T1">If so, I will need to change everything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1" calcext:value-type="float">
            <text:p>1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2-0363-0</text:p>
          </table:table-cell>
          <table:table-cell table:style-name="ce40" table:formula="of:=concat(&quot;https://dx.doi.org/&quot;; [.F13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37]; [$'Journal Lookup Tables'.$A$2:.$B$22])" office:value-type="string" office:string-value="BOTH" calcext:value-type="string">
            <text:p>BOTH</text:p>
          </table:table-cell>
          <table:table-cell table:style-name="ce48" table:formula="of:=LOOKUP([.A13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68.85cm" draw:caption-point-x="-0.407cm" draw:caption-point-y="-0.81cm">
              <dc:date>2022-05-04T00:00:00</dc:date>
              <text:p text:style-name="P1"><text:span text:style-name="T1">First report of a pathogen</text:span></text:p>
              <text:p text:style-name="P1"><text:span text:style-name="T1"><text:tab/></text:span><text:span text:style-name="T1">-Emerson Del Ponte</text:span></text:p>
            </office:annotation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5" draw:text-style-name="P2" svg:width="25.162cm" svg:height="1.508cm" svg:x="49.842cm" svg:y="68.85cm" draw:caption-point-x="-0.407cm" draw:caption-point-y="-0.81cm">
              <dc:date>2022-05-04T00:00:00</dc:date>
              <text:p text:style-name="P1"><text:span text:style-name="T1">MEGA 5.05 softwar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General Plant Pathology</text:p>
          </table:table-cell>
          <table:table-cell table:style-name="ce35" office:value-type="string" calcext:value-type="string">
            <text:p>J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0327-019-00885-3</text:p>
          </table:table-cell>
          <table:table-cell table:style-name="ce40" table:formula="of:=concat(&quot;https://dx.doi.org/&quot;; [.F13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8]; [$'Journal Lookup Tables'.$A$2:.$B$22])" office:value-type="string" office:string-value="BOTH" calcext:value-type="string">
            <text:p>BOTH</text:p>
          </table:table-cell>
          <table:table-cell table:style-name="ce48" table:formula="of:=LOOKUP([.A13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AUP, Mr 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5</text:p>
          </table:table-cell>
          <table:table-cell table:style-name="ce40" table:formula="of:=concat(&quot;https://dx.doi.org/&quot;; [.F13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39]; [$'Journal Lookup Tables'.$A$2:.$B$22])" office:value-type="string" office:string-value="BOTH" calcext:value-type="string">
            <text:p>BOTH</text:p>
          </table:table-cell>
          <table:table-cell table:style-name="ce48" table:formula="of:=LOOKUP([.A13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027</text:p>
          </table:table-cell>
          <table:table-cell table:style-name="ce40" table:formula="of:=concat(&quot;https://dx.doi.org/&quot;; [.F14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0]; [$'Journal Lookup Tables'.$A$2:.$B$22])" office:value-type="string" office:string-value="BOTH" calcext:value-type="string">
            <text:p>BOTH</text:p>
          </table:table-cell>
          <table:table-cell table:style-name="ce48" table:formula="of:=LOOKUP([.A14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70.31cm" draw:caption-point-x="-0.407cm" draw:caption-point-y="-0.81cm">
              <dc:date>2022-05-04T00:00:00</dc:date>
              <text:p text:style-name="P1"><text:span text:style-name="T1">SPSS 16.0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778</text:p>
          </table:table-cell>
          <table:table-cell table:style-name="ce40" table:formula="of:=concat(&quot;https://dx.doi.org/&quot;; [.F1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1]; [$'Journal Lookup Tables'.$A$2:.$B$22])" office:value-type="string" office:string-value="BOTH" calcext:value-type="string">
            <text:p>BOTH</text:p>
          </table:table-cell>
          <table:table-cell table:style-name="ce48" table:formula="of:=LOOKUP([.A14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847</text:p>
          </table:table-cell>
          <table:table-cell table:style-name="ce40" table:formula="of:=concat(&quot;https://dx.doi.org/&quot;; [.F1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42]; [$'Journal Lookup Tables'.$A$2:.$B$22])" office:value-type="string" office:string-value="BOTH" calcext:value-type="string">
            <text:p>BOTH</text:p>
          </table:table-cell>
          <table:table-cell table:style-name="ce48" table:formula="of:=LOOKUP([.A14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43</text:p>
          </table:table-cell>
          <table:table-cell table:style-name="ce40" table:formula="of:=concat(&quot;https://dx.doi.org/&quot;; [.F14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3]; [$'Journal Lookup Tables'.$A$2:.$B$22])" office:value-type="string" office:string-value="BOTH" calcext:value-type="string">
            <text:p>BOTH</text:p>
          </table:table-cell>
          <table:table-cell table:style-name="ce48" table:formula="of:=LOOKUP([.A14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533</text:p>
          </table:table-cell>
          <table:table-cell table:style-name="ce40" table:formula="of:=concat(&quot;https://dx.doi.org/&quot;; [.F1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4]; [$'Journal Lookup Tables'.$A$2:.$B$22])" office:value-type="string" office:string-value="BOTH" calcext:value-type="string">
            <text:p>BOTH</text:p>
          </table:table-cell>
          <table:table-cell table:style-name="ce48" table:formula="of:=LOOKUP([.A14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DSAASTAT (Excel macro)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70</text:p>
          </table:table-cell>
          <table:table-cell table:style-name="ce40" table:formula="of:=concat(&quot;https://dx.doi.org/&quot;; [.F14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5]; [$'Journal Lookup Tables'.$A$2:.$B$22])" office:value-type="string" office:string-value="BOTH" calcext:value-type="string">
            <text:p>BOTH</text:p>
          </table:table-cell>
          <table:table-cell table:style-name="ce48" table:formula="of:=LOOKUP([.A14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hyto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ph.12667</text:p>
          </table:table-cell>
          <table:table-cell table:style-name="ce40" table:formula="of:=concat(&quot;https://dx.doi.org/&quot;; [.F1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6]; [$'Journal Lookup Tables'.$A$2:.$B$22])" office:value-type="string" office:string-value="BOTH" calcext:value-type="string">
            <text:p>BOTH</text:p>
          </table:table-cell>
          <table:table-cell table:style-name="ce48" table:formula="of:=LOOKUP([.A14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mar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0" calcext:value-type="float">
            <text:p>6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02</text:p>
          </table:table-cell>
          <table:table-cell table:style-name="ce40" table:formula="of:=concat(&quot;https://dx.doi.org/&quot;; [.F14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7]; [$'Journal Lookup Tables'.$A$2:.$B$22])" office:value-type="string" office:string-value="BOTH" calcext:value-type="string">
            <text:p>BOTH</text:p>
          </table:table-cell>
          <table:table-cell table:style-name="ce48" table:formula="of:=LOOKUP([.A14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9i1.3771</text:p>
          </table:table-cell>
          <table:table-cell table:style-name="ce40" table:formula="of:=concat(&quot;https://dx.doi.org/&quot;; [.F148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from page 13 (review) to 17</text:p>
          </table:table-cell>
          <table:table-cell table:style-name="ce48" table:formula="of:=LOOKUP([.A148]; [$'Journal Lookup Tables'.$A$2:.$B$22])" office:value-type="string" office:string-value="BOTH" calcext:value-type="string">
            <text:p>BOTH</text:p>
          </table:table-cell>
          <table:table-cell table:style-name="ce48" table:formula="of:=LOOKUP([.A1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32" calcext:value-type="float">
            <text:p>13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8i1.071</text:p>
          </table:table-cell>
          <table:table-cell table:style-name="ce40" table:formula="of:=concat(&quot;https://dx.doi.org/&quot;; [.F14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49]; [$'Journal Lookup Tables'.$A$2:.$B$22])" office:value-type="string" office:string-value="BOTH" calcext:value-type="string">
            <text:p>BOTH</text:p>
          </table:table-cell>
          <table:table-cell table:style-name="ce48" table:formula="of:=LOOKUP([.A1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5" draw:text-style-name="P2" svg:width="11.565cm" svg:height="1.508cm" svg:x="41.903cm" svg:y="74.692cm" draw:caption-point-x="-0.407cm" draw:caption-point-y="-0.81cm">
              <dc:date>2022-05-04T00:00:00</dc:date>
              <text:p text:style-name="P1"><text:span text:style-name="T1">virus IDentification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fa.2012.019</text:p>
          </table:table-cell>
          <table:table-cell table:style-name="ce40" table:formula="of:=concat(&quot;https://dx.doi.org/&quot;; [.F15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0]; [$'Journal Lookup Tables'.$A$2:.$B$22])" office:value-type="string" office:string-value="BOTH" calcext:value-type="string">
            <text:p>BOTH</text:p>
          </table:table-cell>
          <table:table-cell table:style-name="ce48" table:formula="of:=LOOKUP([.A1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1" draw:text-style-name="P2" svg:width="25.162cm" svg:height="2.434cm" svg:x="49.842cm" svg:y="75.179cm" draw:caption-point-x="-0.407cm" draw:caption-point-y="-0.81cm">
              <dc:date>2022-05-04T00:00:00</dc:date>
              <text:p text:style-name="P1"><text:span text:style-name="T1">Gene Marker v 1.5 software</text:span></text:p>
              <text:p text:style-name="P1"><text:span text:style-name="T1"><text:tab/></text:span><text:span text:style-name="T1">-Emerson Del Ponte</text:span></text:p>
              <text:p text:style-name="P1"><text:span text:style-name="T1">XLSTAT-2011 software, Structure software 2.23, MULTILOCUS v1.32, v, Inskscape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Mak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03</text:p>
          </table:table-cell>
          <table:table-cell table:style-name="ce40" table:formula="of:=concat(&quot;https://dx.doi.org/&quot;; [.F15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1]; [$'Journal Lookup Tables'.$A$2:.$B$22])" office:value-type="string" office:string-value="BOTH" calcext:value-type="string">
            <text:p>BOTH</text:p>
          </table:table-cell>
          <table:table-cell table:style-name="ce48" table:formula="of:=LOOKUP([.A1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office:annotation draw:style-name="gr22" draw:text-style-name="P2" svg:width="11.565cm" svg:height="1.323cm" svg:x="41.903cm" svg:y="75.665cm" draw:caption-point-x="-0.407cm" draw:caption-point-y="-0.81cm">
              <dc:date>2022-05-04T00:00:00</dc:date>
              <text:p text:style-name="P1"><text:span text:style-name="T1">describes new formae specialis</text:span></text:p>
              <text:p text:style-name="P1"><text:span text:style-name="T1"><text:tab/></text:span><text:span text:style-name="T1">-Emerson Del Ponte</text:span></text:p>
            </office:annotation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2" calcext:value-type="float">
            <office:annotation draw:style-name="gr22" draw:text-style-name="P2" svg:width="25.162cm" svg:height="1.323cm" svg:x="49.842cm" svg:y="75.665cm" draw:caption-point-x="-0.407cm" draw:caption-point-y="-0.81cm">
              <dc:date>2022-05-04T00:00:00</dc:date>
              <text:p text:style-name="P1"><text:span text:style-name="T1">Mega5, SplitsTree4, ClustalW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SplitsTree4, Clusta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4454/jpp.v95i1.013</text:p>
          </table:table-cell>
          <table:table-cell table:style-name="ce40" table:formula="of:=concat(&quot;https://dx.doi.org/&quot;; [.F15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2]; [$'Journal Lookup Tables'.$A$2:.$B$22])" office:value-type="string" office:string-value="BOTH" calcext:value-type="string">
            <text:p>BOTH</text:p>
          </table:table-cell>
          <table:table-cell table:style-name="ce48" table:formula="of:=LOOKUP([.A1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office:annotation draw:style-name="gr23" draw:text-style-name="P2" svg:width="25.162cm" svg:height="1.322cm" svg:x="49.842cm" svg:y="76.152cm" draw:caption-point-x="-0.407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7">
          <table:table-cell table:style-name="ce35" office:value-type="string" calcext:value-type="string">
            <text:p>Journal of Plant Pathology</text:p>
          </table:table-cell>
          <table:table-cell table:style-name="ce35" office:value-type="string" calcext:value-type="string">
            <text:p>J Phyto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2161-018-0054-6</text:p>
          </table:table-cell>
          <table:table-cell table:style-name="ce40" table:formula="of:=concat(&quot;https://dx.doi.org/&quot;; [.F15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3]; [$'Journal Lookup Tables'.$A$2:.$B$22])" office:value-type="string" office:string-value="BOTH" calcext:value-type="string">
            <text:p>BOTH</text:p>
          </table:table-cell>
          <table:table-cell table:style-name="ce48" table:formula="of:=LOOKUP([.A1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DNAMAN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8" calcext:value-type="float">
            <text:p>7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31.x</text:p>
          </table:table-cell>
          <table:table-cell table:style-name="ce40" table:formula="of:=concat(&quot;https://dx.doi.org/&quot;; [.F1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4]; [$'Journal Lookup Tables'.$A$2:.$B$22])" office:value-type="string" office:string-value="BOTH" calcext:value-type="string">
            <text:p>BOTH</text:p>
          </table:table-cell>
          <table:table-cell table:style-name="ce48" table:formula="of:=LOOKUP([.A15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4-3703.2011.00726.x</text:p>
          </table:table-cell>
          <table:table-cell table:style-name="ce40" table:formula="of:=concat(&quot;https://dx.doi.org/&quot;; [.F15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5]; [$'Journal Lookup Tables'.$A$2:.$B$22])" office:value-type="string" office:string-value="BOTH" calcext:value-type="string">
            <text:p>BOTH</text:p>
          </table:table-cell>
          <table:table-cell table:style-name="ce48" table:formula="of:=LOOKUP([.A15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office:annotation draw:style-name="gr5" draw:text-style-name="P2" svg:width="25.162cm" svg:height="1.508cm" svg:x="49.842cm" svg:y="77.496cm" draw:caption-point-x="-0.407cm" draw:caption-point-y="-0.81cm">
              <dc:date>2022-05-04T00:00:00</dc:date>
              <text:p text:style-name="P1"><text:span text:style-name="T1">Genstat</text:span></text:p>
              <text:p text:style-name="P1"><text:span text:style-name="T1"><text:tab/></text:span><text:span text:style-name="T1">-Emerson Del Ponte</text:span></text:p>
            </office:annotation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2</text:p>
          </table:table-cell>
          <table:table-cell table:style-name="ce40" table:formula="of:=concat(&quot;https://dx.doi.org/&quot;; [.F15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56]; [$'Journal Lookup Tables'.$A$2:.$B$22])" office:value-type="string" office:string-value="BOTH" calcext:value-type="string">
            <text:p>BOTH</text:p>
          </table:table-cell>
          <table:table-cell table:style-name="ce48" table:formula="of:=LOOKUP([.A15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743</text:p>
          </table:table-cell>
          <table:table-cell table:style-name="ce40" table:formula="of:=concat(&quot;https://dx.doi.org/&quot;; [.F1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7]; [$'Journal Lookup Tables'.$A$2:.$B$22])" office:value-type="string" office:string-value="BOTH" calcext:value-type="string">
            <text:p>BOTH</text:p>
          </table:table-cell>
          <table:table-cell table:style-name="ce48" table:formula="of:=LOOKUP([.A15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877</text:p>
          </table:table-cell>
          <table:table-cell table:style-name="ce40" table:formula="of:=concat(&quot;https://dx.doi.org/&quot;; [.F158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8]; [$'Journal Lookup Tables'.$A$2:.$B$22])" office:value-type="string" office:string-value="BOTH" calcext:value-type="string">
            <text:p>BOTH</text:p>
          </table:table-cell>
          <table:table-cell table:style-name="ce48" table:formula="of:=LOOKUP([.A15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Python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3010</text:p>
          </table:table-cell>
          <table:table-cell table:style-name="ce40" table:formula="of:=concat(&quot;https://dx.doi.org/&quot;; [.F159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59]; [$'Journal Lookup Tables'.$A$2:.$B$22])" office:value-type="string" office:string-value="BOTH" calcext:value-type="string">
            <text:p>BOTH</text:p>
          </table:table-cell>
          <table:table-cell table:style-name="ce48" table:formula="of:=LOOKUP([.A15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GraphPad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 Pathology</text:p>
          </table:table-cell>
          <table:table-cell table:style-name="ce35" office:value-type="string" calcext:value-type="string">
            <text:p>Mol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mpp.12374</text:p>
          </table:table-cell>
          <table:table-cell table:style-name="ce40" table:formula="of:=concat(&quot;https://dx.doi.org/&quot;; [.F16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0]; [$'Journal Lookup Tables'.$A$2:.$B$22])" office:value-type="string" office:string-value="BOTH" calcext:value-type="string">
            <text:p>BOTH</text:p>
          </table:table-cell>
          <table:table-cell table:style-name="ce48" table:formula="of:=LOOKUP([.A16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4" draw:text-style-name="P2" svg:width="25.162cm" svg:height="1.641cm" svg:x="49.842cm" svg:y="79.93cm" draw:caption-point-x="-0.407cm" draw:caption-point-y="-0.81cm">
              <dc:date>2022-05-04T00:00:00</dc:date>
              <text:p text:style-name="P1"><text:span text:style-name="T1">PROSITE is not FOSS</text:span></text:p>
              <text:p text:style-name="P1"><text:span text:style-name="T1"><text:tab/></text:span><text:span text:style-name="T1">-Adam H. Sparks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otParam, PROSITE, Clustal, Signal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9" calcext:value-type="float">
            <text:p>11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04-r</text:p>
          </table:table-cell>
          <table:table-cell table:style-name="ce40" table:formula="of:=concat(&quot;https://dx.doi.org/&quot;; [.F16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1]; [$'Journal Lookup Tables'.$A$2:.$B$22])" office:value-type="float" office:value="1" calcext:value-type="float">
            <text:p>1</text:p>
          </table:table-cell>
          <table:table-cell table:style-name="ce48" table:formula="of:=LOOKUP([.A16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6-17-0138-R</text:p>
          </table:table-cell>
          <table:table-cell table:style-name="ce40" table:formula="of:=concat(&quot;https://dx.doi.org/&quot;; [.F16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2]; [$'Journal Lookup Tables'.$A$2:.$B$22])" office:value-type="float" office:value="1" calcext:value-type="float">
            <text:p>1</text:p>
          </table:table-cell>
          <table:table-cell table:style-name="ce48" table:formula="of:=LOOKUP([.A16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8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7-0203-FI</text:p>
          </table:table-cell>
          <table:table-cell table:style-name="ce40" table:formula="of:=concat(&quot;https://dx.doi.org/&quot;; [.F163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was picked</text:p>
          </table:table-cell>
          <table:table-cell table:style-name="ce48" table:formula="of:=LOOKUP([.A163]; [$'Journal Lookup Tables'.$A$2:.$B$22])" office:value-type="float" office:value="1" calcext:value-type="float">
            <text:p>1</text:p>
          </table:table-cell>
          <table:table-cell table:style-name="ce48" table:formula="of:=LOOKUP([.A16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3-0225-r</text:p>
          </table:table-cell>
          <table:table-cell table:style-name="ce40" table:formula="of:=concat(&quot;https://dx.doi.org/&quot;; [.F16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4]; [$'Journal Lookup Tables'.$A$2:.$B$22])" office:value-type="float" office:value="1" calcext:value-type="float">
            <text:p>1</text:p>
          </table:table-cell>
          <table:table-cell table:style-name="ce48" table:formula="of:=LOOKUP([.A16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5" draw:text-style-name="P2" svg:width="25.628cm" svg:height="1.508cm" svg:x="46.901cm" svg:y="82.079cm" draw:caption-point-x="-0.406cm" draw:caption-point-y="-0.81cm">
              <dc:date>2022-05-04T00:00:00</dc:date>
              <text:p text:style-name="P1"><text:span text:style-name="T1">SPSS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20-0224-R</text:p>
          </table:table-cell>
          <table:table-cell table:style-name="ce40" table:formula="of:=concat(&quot;https://dx.doi.org/&quot;; [.F16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5]; [$'Journal Lookup Tables'.$A$2:.$B$22])" office:value-type="float" office:value="1" calcext:value-type="float">
            <text:p>1</text:p>
          </table:table-cell>
          <table:table-cell table:style-name="ce48" table:formula="of:=LOOKUP([.A16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5-17-0121-FI</text:p>
          </table:table-cell>
          <table:table-cell table:style-name="ce40" table:formula="of:=concat(&quot;https://dx.doi.org/&quot;; [.F166])" office:value-type="string" office:string-value="" calcext:value-type="error">
            <text:p>#NAME?</text:p>
          </table:table-cell>
          <table:table-cell table:style-name="ce35" office:value-type="string" calcext:value-type="string">
            <text:p>16 was a review. 46 is next research article</text:p>
          </table:table-cell>
          <table:table-cell table:style-name="ce48" table:formula="of:=LOOKUP([.A166]; [$'Journal Lookup Tables'.$A$2:.$B$22])" office:value-type="float" office:value="1" calcext:value-type="float">
            <text:p>1</text:p>
          </table:table-cell>
          <table:table-cell table:style-name="ce48" table:formula="of:=LOOKUP([.A16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7-18-0208-R</text:p>
          </table:table-cell>
          <table:table-cell table:style-name="ce40" table:formula="of:=concat(&quot;https://dx.doi.org/&quot;; [.F16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67]; [$'Journal Lookup Tables'.$A$2:.$B$22])" office:value-type="float" office:value="1" calcext:value-type="float">
            <text:p>1</text:p>
          </table:table-cell>
          <table:table-cell table:style-name="ce48" table:formula="of:=LOOKUP([.A16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apMan, FastQC, Trimmomatic, TOPHAT, FeatureCounts, DeSeq2, T-MeV</text:p>
          </table:table-cell>
          <table:table-cell table:number-columns-repeated="1007"/>
        </table:table-row>
        <table:table-row table:style-name="ro3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5" calcext:value-type="float">
            <text:p>10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9-15-0219-r</text:p>
          </table:table-cell>
          <table:table-cell table:style-name="ce40" table:formula="of:=concat(&quot;https://dx.doi.org/&quot;; [.F16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68]; [$'Journal Lookup Tables'.$A$2:.$B$22])" office:value-type="float" office:value="1" calcext:value-type="float">
            <text:p>1</text:p>
          </table:table-cell>
          <table:table-cell table:style-name="ce48" table:formula="of:=LOOKUP([.A16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Molecular Plant-Microbe Interactions</text:p>
          </table:table-cell>
          <table:table-cell table:style-name="ce35" office:value-type="string" calcext:value-type="string">
            <text:p>Mol Plant Micro In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MPMI-08-16-0157-R</text:p>
          </table:table-cell>
          <table:table-cell table:style-name="ce40" table:formula="of:=concat(&quot;https://dx.doi.org/&quot;; [.F169])" office:value-type="string" office:string-value="" calcext:value-type="error">
            <text:p>#NAME?</text:p>
          </table:table-cell>
          <table:table-cell table:style-name="ce35" office:value-type="string" calcext:value-type="string">
            <text:p>13 was a review. Changed to page 16</text:p>
          </table:table-cell>
          <table:table-cell table:style-name="ce48" table:formula="of:=LOOKUP([.A169]; [$'Journal Lookup Tables'.$A$2:.$B$22])" office:value-type="float" office:value="1" calcext:value-type="float">
            <text:p>1</text:p>
          </table:table-cell>
          <table:table-cell table:style-name="ce48" table:formula="of:=LOOKUP([.A16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apMan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2x645606</text:p>
          </table:table-cell>
          <table:table-cell table:style-name="ce40" table:formula="of:=concat(&quot;https://dx.doi.org/&quot;; [.F17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0]; [$'Journal Lookup Tables'.$A$2:.$B$22])" office:value-type="string" office:string-value="BOTH" calcext:value-type="string">
            <text:p>BOTH</text:p>
          </table:table-cell>
          <table:table-cell table:style-name="ce48" table:formula="of:=LOOKUP([.A17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49" calcext:value-type="float">
            <text:p>1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2753</text:p>
          </table:table-cell>
          <table:table-cell table:style-name="ce40" table:formula="of:=concat(&quot;https://dx.doi.org/&quot;; [.F17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1]; [$'Journal Lookup Tables'.$A$2:.$B$22])" office:value-type="string" office:string-value="BOTH" calcext:value-type="string">
            <text:p>BOTH</text:p>
          </table:table-cell>
          <table:table-cell table:style-name="ce48" table:formula="of:=LOOKUP([.A171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Nemat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63/15685411-00003036</text:p>
          </table:table-cell>
          <table:table-cell table:style-name="ce40" table:formula="of:=concat(&quot;https://dx.doi.org/&quot;; [.F17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2]; [$'Journal Lookup Tables'.$A$2:.$B$22])" office:value-type="string" office:string-value="BOTH" calcext:value-type="string">
            <text:p>BOTH</text:p>
          </table:table-cell>
          <table:table-cell table:style-name="ce48" table:formula="of:=LOOKUP([.A172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uscle, MEGA, Tracer, MatG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20.101566</text:p>
          </table:table-cell>
          <table:table-cell table:style-name="ce40" table:formula="of:=concat(&quot;https://dx.doi.org/&quot;; [.F173])" office:value-type="string" office:string-value="" calcext:value-type="error">
            <text:p>#NAME?</text:p>
          </table:table-cell>
          <table:table-cell table:style-name="ce35" office:value-type="string" calcext:value-type="string">
            <text:p>First article for continuous numbering system</text:p>
          </table:table-cell>
          <table:table-cell table:style-name="ce48" table:formula="of:=LOOKUP([.A173]; [$'Journal Lookup Tables'.$A$2:.$B$22])" office:value-type="string" office:string-value="BOTH" calcext:value-type="string">
            <text:p>BOTH</text:p>
          </table:table-cell>
          <table:table-cell table:style-name="ce48" table:formula="of:=LOOKUP([.A173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1.11.003</text:p>
          </table:table-cell>
          <table:table-cell table:style-name="ce40" table:formula="of:=concat(&quot;https://dx.doi.org/&quot;; [.F17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4]; [$'Journal Lookup Tables'.$A$2:.$B$22])" office:value-type="string" office:string-value="BOTH" calcext:value-type="string">
            <text:p>BOTH</text:p>
          </table:table-cell>
          <table:table-cell table:style-name="ce48" table:formula="of:=LOOKUP([.A174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8" calcext:value-type="float">
            <text:p>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2.002</text:p>
          </table:table-cell>
          <table:table-cell table:style-name="ce40" table:formula="of:=concat(&quot;https://dx.doi.org/&quot;; [.F17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5]; [$'Journal Lookup Tables'.$A$2:.$B$22])" office:value-type="string" office:string-value="BOTH" calcext:value-type="string">
            <text:p>BOTH</text:p>
          </table:table-cell>
          <table:table-cell table:style-name="ce48" table:formula="of:=LOOKUP([.A175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25" draw:text-style-name="P2" svg:width="25.162cm" svg:height="1.587cm" svg:x="49.842cm" svg:y="87.53cm" draw:caption-point-x="-0.407cm" draw:caption-point-y="-0.811cm">
              <dc:date>2022-05-04T00:00:00</dc:date>
              <text:p text:style-name="P1"><text:span text:style-name="T1">Primer 3, AlphaEase FC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rimer3, AlphaEase FC</text:p>
          </table:table-cell>
          <table:table-cell table:number-columns-repeated="1007"/>
        </table:table-row>
        <table:table-row table:style-name="ro9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4.03.005</text:p>
          </table:table-cell>
          <table:table-cell table:style-name="ce40" table:formula="of:=concat(&quot;https://dx.doi.org/&quot;; [.F17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 136, last article of first issue for 2014 selected</text:p>
          </table:table-cell>
          <table:table-cell table:style-name="ce48" table:formula="of:=LOOKUP([.A176]; [$'Journal Lookup Tables'.$A$2:.$B$22])" office:value-type="string" office:string-value="BOTH" calcext:value-type="string">
            <text:p>BOTH</text:p>
          </table:table-cell>
          <table:table-cell table:style-name="ce48" table:formula="of:=LOOKUP([.A176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office:annotation draw:style-name="gr14" draw:text-style-name="P2" svg:width="25.162cm" svg:height="1.507cm" svg:x="49.842cm" svg:y="88.096cm" draw:caption-point-x="-0.407cm" draw:caption-point-y="-0.89cm">
              <dc:date>2022-05-04T00:00:00</dc:date>
              <text:p text:style-name="P1"><text:span text:style-name="T1">Bioedit, Image Lab TM, Mega5</text:span></text:p>
              <text:p text:style-name="P1"><text:span text:style-name="T1"><text:tab/></text:span><text:span text:style-name="T1">-Emerson Del Ponte</text:span></text:p>
            </office:annotation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Edit, Image Lab TM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7" calcext:value-type="float">
            <text:p>1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6.11.003</text:p>
          </table:table-cell>
          <table:table-cell table:style-name="ce40" table:formula="of:=concat(&quot;https://dx.doi.org/&quot;; [.F17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7]; [$'Journal Lookup Tables'.$A$2:.$B$22])" office:value-type="string" office:string-value="BOTH" calcext:value-type="string">
            <text:p>BOTH</text:p>
          </table:table-cell>
          <table:table-cell table:style-name="ce48" table:formula="of:=LOOKUP([.A177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7" calcext:value-type="float">
            <text:p>7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01.001</text:p>
          </table:table-cell>
          <table:table-cell table:style-name="ce40" table:formula="of:=concat(&quot;https://dx.doi.org/&quot;; [.F17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8]; [$'Journal Lookup Tables'.$A$2:.$B$22])" office:value-type="string" office:string-value="BOTH" calcext:value-type="string">
            <text:p>BOTH</text:p>
          </table:table-cell>
          <table:table-cell table:style-name="ce48" table:formula="of:=LOOKUP([.A178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2" calcext:value-type="float">
            <text:p>10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2.002</text:p>
          </table:table-cell>
          <table:table-cell table:style-name="ce40" table:formula="of:=concat(&quot;https://dx.doi.org/&quot;; [.F17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79]; [$'Journal Lookup Tables'.$A$2:.$B$22])" office:value-type="string" office:string-value="BOTH" calcext:value-type="string">
            <text:p>BOTH</text:p>
          </table:table-cell>
          <table:table-cell table:style-name="ce48" table:formula="of:=LOOKUP([.A179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siological and Molecular Plant Pathology</text:p>
          </table:table-cell>
          <table:table-cell table:style-name="ce35" office:value-type="string" calcext:value-type="string">
            <text:p>Physiol Mol Plant P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16/j.pmpp.2017.10.008</text:p>
          </table:table-cell>
          <table:table-cell table:style-name="ce40" table:formula="of:=concat(&quot;https://dx.doi.org/&quot;; [.F18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0]; [$'Journal Lookup Tables'.$A$2:.$B$22])" office:value-type="string" office:string-value="BOTH" calcext:value-type="string">
            <text:p>BOTH</text:p>
          </table:table-cell>
          <table:table-cell table:style-name="ce48" table:formula="of:=LOOKUP([.A180]; [$'Journal Lookup Tables'.$F$2:.$G$22])" office:value-type="float" office:value="2" calcext:value-type="float">
            <text:p>2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1" calcext:value-type="float">
            <text:p>1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49-7</text:p>
          </table:table-cell>
          <table:table-cell table:style-name="ce40" table:formula="of:=concat(&quot;https://dx.doi.org/&quot;; [.F181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1]; [$'Journal Lookup Tables'.$A$2:.$B$22])" office:value-type="string" office:string-value="BOTH" calcext:value-type="string">
            <text:p>BOTH</text:p>
          </table:table-cell>
          <table:table-cell table:style-name="ce48" table:formula="of:=LOOKUP([.A18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55" calcext:value-type="float">
            <text:p>25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50-1</text:p>
          </table:table-cell>
          <table:table-cell table:style-name="ce40" table:formula="of:=concat(&quot;https://dx.doi.org/&quot;; [.F182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2]; [$'Journal Lookup Tables'.$A$2:.$B$22])" office:value-type="string" office:string-value="BOTH" calcext:value-type="string">
            <text:p>BOTH</text:p>
          </table:table-cell>
          <table:table-cell table:style-name="ce48" table:formula="of:=LOOKUP([.A18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206-0</text:p>
          </table:table-cell>
          <table:table-cell table:style-name="ce40" table:formula="of:=concat(&quot;https://dx.doi.org/&quot;; [.F18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183]; [$'Journal Lookup Tables'.$A$2:.$B$22])" office:value-type="string" office:string-value="BOTH" calcext:value-type="string">
            <text:p>BOTH</text:p>
          </table:table-cell>
          <table:table-cell table:style-name="ce48" table:formula="of:=LOOKUP([.A18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73" calcext:value-type="float">
            <text:p>17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3-9</text:p>
          </table:table-cell>
          <table:table-cell table:style-name="ce40" table:formula="of:=concat(&quot;https://dx.doi.org/&quot;; [.F184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plant disease article</text:p>
          </table:table-cell>
          <table:table-cell table:style-name="ce48" table:formula="of:=LOOKUP([.A184]; [$'Journal Lookup Tables'.$A$2:.$B$22])" office:value-type="string" office:string-value="BOTH" calcext:value-type="string">
            <text:p>BOTH</text:p>
          </table:table-cell>
          <table:table-cell table:style-name="ce48" table:formula="of:=LOOKUP([.A18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1-0194-0</text:p>
          </table:table-cell>
          <table:table-cell table:style-name="ce40" table:formula="of:=concat(&quot;https://dx.doi.org/&quot;; [.F185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prior plant pathology article</text:p>
          </table:table-cell>
          <table:table-cell table:style-name="ce48" table:formula="of:=LOOKUP([.A185]; [$'Journal Lookup Tables'.$A$2:.$B$22])" office:value-type="string" office:string-value="BOTH" calcext:value-type="string">
            <text:p>BOTH</text:p>
          </table:table-cell>
          <table:table-cell table:style-name="ce48" table:formula="of:=LOOKUP([.A18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07" calcext:value-type="float">
            <text:p>10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5-0493-y</text:p>
          </table:table-cell>
          <table:table-cell table:style-name="ce40" table:formula="of:=concat(&quot;https://dx.doi.org/&quot;; [.F186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6]; [$'Journal Lookup Tables'.$A$2:.$B$22])" office:value-type="string" office:string-value="BOTH" calcext:value-type="string">
            <text:p>BOTH</text:p>
          </table:table-cell>
          <table:table-cell table:style-name="ce48" table:formula="of:=LOOKUP([.A18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, R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4-0424-3</text:p>
          </table:table-cell>
          <table:table-cell table:style-name="ce40" table:formula="of:=concat(&quot;https://dx.doi.org/&quot;; [.F187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article not applicable, selected first prior article that was plant pathology</text:p>
          </table:table-cell>
          <table:table-cell table:style-name="ce48" table:formula="of:=LOOKUP([.A187]; [$'Journal Lookup Tables'.$A$2:.$B$22])" office:value-type="string" office:string-value="BOTH" calcext:value-type="string">
            <text:p>BOTH</text:p>
          </table:table-cell>
          <table:table-cell table:style-name="ce48" table:formula="of:=LOOKUP([.A18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rasitica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12600-018-0669-3</text:p>
          </table:table-cell>
          <table:table-cell table:style-name="ce40" table:formula="of:=concat(&quot;https://dx.doi.org/&quot;; [.F18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8]; [$'Journal Lookup Tables'.$A$2:.$B$22])" office:value-type="string" office:string-value="BOTH" calcext:value-type="string">
            <text:p>BOTH</text:p>
          </table:table-cell>
          <table:table-cell table:style-name="ce48" table:formula="of:=LOOKUP([.A18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Primer Explor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75" calcext:value-type="float">
            <text:p>17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4601/Phytopathol_Mediterr-9693" xlink:type="simple">10.14601/Phytopathol_Mediterr-9693</text:a></text:p>
          </table:table-cell>
          <table:table-cell table:style-name="ce40" table:formula="of:=concat(&quot;https://dx.doi.org/&quot;; [.F18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89]; [$'Journal Lookup Tables'.$A$2:.$B$22])" office:value-type="float" office:value="1" calcext:value-type="float">
            <text:p>1</text:p>
          </table:table-cell>
          <table:table-cell table:style-name="ce48" table:formula="of:=LOOKUP([.A18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23cm" svg:height="1.508cm" svg:x="55.723cm" svg:y="94.493cm" draw:caption-point-x="-0.407cm" draw:caption-point-y="-0.81cm">
              <dc:date>2022-05-04T00:00:00</dc:date>
              <text:p text:style-name="P1"><text:span text:style-name="T1">data in genbak, score is 3?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0512</text:p>
          </table:table-cell>
          <table:table-cell table:style-name="ce40" table:formula="of:=concat(&quot;https://dx.doi.org/&quot;; [.F190])" office:value-type="string" office:string-value="" calcext:value-type="error">
            <text:p>#NAME?</text:p>
          </table:table-cell>
          <table:table-cell table:style-name="ce35" office:value-type="string" calcext:value-type="string">
            <text:p>back to 2013 article</text:p>
          </table:table-cell>
          <table:table-cell table:style-name="ce48" table:formula="of:=LOOKUP([.A190]; [$'Journal Lookup Tables'.$A$2:.$B$22])" office:value-type="float" office:value="1" calcext:value-type="float">
            <text:p>1</text:p>
          </table:table-cell>
          <table:table-cell table:style-name="ce48" table:formula="of:=LOOKUP([.A190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20358</text:p>
          </table:table-cell>
          <table:table-cell table:style-name="ce40" table:formula="of:=concat(&quot;https://dx.doi.org/&quot;; [.F19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1]; [$'Journal Lookup Tables'.$A$2:.$B$22])" office:value-type="float" office:value="1" calcext:value-type="float">
            <text:p>1</text:p>
          </table:table-cell>
          <table:table-cell table:style-name="ce48" table:formula="of:=LOOKUP([.A191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calibur, 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8769</text:p>
          </table:table-cell>
          <table:table-cell table:style-name="ce40" table:formula="of:=concat(&quot;https://dx.doi.org/&quot;; [.F19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2]; [$'Journal Lookup Tables'.$A$2:.$B$22])" office:value-type="float" office:value="1" calcext:value-type="float">
            <text:p>1</text:p>
          </table:table-cell>
          <table:table-cell table:style-name="ce48" table:formula="of:=LOOKUP([.A192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string" calcext:value-type="string">
            <text:p>BioEdit, Clustal, TreeView, 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2183</text:p>
          </table:table-cell>
          <table:table-cell table:style-name="ce40" table:formula="of:=concat(&quot;https://dx.doi.org/&quot;; [.F19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3]; [$'Journal Lookup Tables'.$A$2:.$B$22])" office:value-type="float" office:value="1" calcext:value-type="float">
            <text:p>1</text:p>
          </table:table-cell>
          <table:table-cell table:style-name="ce48" table:formula="of:=LOOKUP([.A193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, MrModelTes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40" calcext:value-type="float">
            <text:p>14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4601/Phytopathol_Mediterr-15776</text:p>
          </table:table-cell>
          <table:table-cell table:style-name="ce40" table:formula="of:=concat(&quot;https://dx.doi.org/&quot;; [.F19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4]; [$'Journal Lookup Tables'.$A$2:.$B$22])" office:value-type="float" office:value="1" calcext:value-type="float">
            <text:p>1</text:p>
          </table:table-cell>
          <table:table-cell table:style-name="ce48" table:formula="of:=LOOKUP([.A194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23cm" svg:height="1.508cm" svg:x="55.723cm" svg:y="96.927cm" draw:caption-point-x="-0.407cm" draw:caption-point-y="-0.81cm">
              <dc:date>2022-05-04T00:00:00</dc:date>
              <text:p text:style-name="P1"><text:span text:style-name="T1">data in genbank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hytopathologia Mediterranea</text:p>
          </table:table-cell>
          <table:table-cell table:style-name="ce35" office:value-type="string" calcext:value-type="string">
            <text:p>Phytopathol Mediterr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99" calcext:value-type="float">
            <text:p>9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36253/phyto-11098</text:p>
          </table:table-cell>
          <table:table-cell table:style-name="ce40" table:formula="of:=concat(&quot;https://dx.doi.org/&quot;; [.F195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195]; [$'Journal Lookup Tables'.$A$2:.$B$22])" office:value-type="float" office:value="1" calcext:value-type="float">
            <text:p>1</text:p>
          </table:table-cell>
          <table:table-cell table:style-name="ce48" table:formula="of:=LOOKUP([.A19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7-15-0171-r</text:p>
          </table:table-cell>
          <table:table-cell table:style-name="ce40" table:formula="of:=concat(&quot;https://dx.doi.org/&quot;; [.F19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6]; [$'Journal Lookup Tables'.$A$2:.$B$22])" office:value-type="string" office:string-value="BOTH" calcext:value-type="string">
            <text:p>BOTH</text:p>
          </table:table-cell>
          <table:table-cell table:style-name="ce48" table:formula="of:=LOOKUP([.A19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2-11-0040</text:p>
          </table:table-cell>
          <table:table-cell table:style-name="ce40" table:formula="of:=concat(&quot;https://dx.doi.org/&quot;; [.F19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7]; [$'Journal Lookup Tables'.$A$2:.$B$22])" office:value-type="string" office:string-value="BOTH" calcext:value-type="string">
            <text:p>BOTH</text:p>
          </table:table-cell>
          <table:table-cell table:style-name="ce48" table:formula="of:=LOOKUP([.A19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9" draw:text-style-name="P2" svg:width="9.899cm" svg:height="1.455cm" svg:x="72.529cm" svg:y="98.388cm" draw:caption-point-x="-0.407cm" draw:caption-point-y="-0.81cm">
              <dc:date>2022-05-04T00:00:00</dc:date>
              <text:p text:style-name="P1"><text:span text:style-name="T1">This seems too high. It is beacuse they only used BLAST</text:span></text:p>
              <text:p text:style-name="P1"><text:span text:style-name="T1"><text:tab/></text:span><text:span text:style-name="T1">-Zachary Foster</text:span></text:p>
            </office:annotation>
            <text:p>SAS, GraphPad, Minitab</text:p>
          </table:table-cell>
          <table:table-cell table:number-columns-repeated="1007"/>
        </table:table-row>
        <table:table-row table:style-name="ro6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2-0108-r</text:p>
          </table:table-cell>
          <table:table-cell table:style-name="ce40" table:formula="of:=concat(&quot;https://dx.doi.org/&quot;; [.F19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198]; [$'Journal Lookup Tables'.$A$2:.$B$22])" office:value-type="string" office:string-value="BOTH" calcext:value-type="string">
            <text:p>BOTH</text:p>
          </table:table-cell>
          <table:table-cell table:style-name="ce48" table:formula="of:=LOOKUP([.A19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MrBayes, FigTree</text:p>
          </table:table-cell>
          <table:table-cell table:number-columns-repeated="1007"/>
        </table:table-row>
        <table:table-row table:style-name="ro2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office:annotation draw:style-name="gr5" draw:text-style-name="P2" svg:width="16.639cm" svg:height="1.508cm" svg:x="21.981cm" svg:y="99.377cm" draw:caption-point-x="-0.406cm" draw:caption-point-y="-0.81cm">
              <dc:date>2022-05-04T00:00:00</dc:date>
              <text:p text:style-name="P1"><text:span text:style-name="T1">the previous DOI was for the next article, not the one containing p. 57</text:span></text:p>
              <text:p text:style-name="P1"><text:span text:style-name="T1"><text:tab/></text:span><text:span text:style-name="T1">-Emerson Del Ponte</text:span></text:p>
            </office:annotation>
            <text:p>10.1094/phyto-04-11-0125</text:p>
          </table:table-cell>
          <table:table-cell table:style-name="ce40" table:formula="of:=concat(&quot;https://dx.doi.org/&quot;; [.F199])" office:value-type="string" office:string-value="" calcext:value-type="error">
            <text:p>#NAME?</text:p>
          </table:table-cell>
          <table:table-cell table:style-name="ce35" office:value-type="string" calcext:value-type="string">
            <text:p>DOI did not match with page number. Picked the previous article that matched.</text:p>
          </table:table-cell>
          <table:table-cell table:style-name="ce48" table:formula="of:=LOOKUP([.A199]; [$'Journal Lookup Tables'.$A$2:.$B$22])" office:value-type="string" office:string-value="BOTH" calcext:value-type="string">
            <text:p>BOTH</text:p>
          </table:table-cell>
          <table:table-cell table:style-name="ce48" table:formula="of:=LOOKUP([.A19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3-0129-r</text:p>
          </table:table-cell>
          <table:table-cell table:style-name="ce40" table:formula="of:=concat(&quot;https://dx.doi.org/&quot;; [.F20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0]; [$'Journal Lookup Tables'.$A$2:.$B$22])" office:value-type="string" office:string-value="BOTH" calcext:value-type="string">
            <text:p>BOTH</text:p>
          </table:table-cell>
          <table:table-cell table:style-name="ce48" table:formula="of:=LOOKUP([.A20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igma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9-0185-FI</text:p>
          </table:table-cell>
          <table:table-cell table:style-name="ce40" table:formula="of:=concat(&quot;https://dx.doi.org/&quot;; [.F20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1]; [$'Journal Lookup Tables'.$A$2:.$B$22])" office:value-type="string" office:string-value="BOTH" calcext:value-type="string">
            <text:p>BOTH</text:p>
          </table:table-cell>
          <table:table-cell table:style-name="ce48" table:formula="of:=LOOKUP([.A20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initab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20" calcext:value-type="float">
            <text:p>1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YTO-05-16-0209-R</text:p>
          </table:table-cell>
          <table:table-cell table:style-name="ce40" table:formula="of:=concat(&quot;https://dx.doi.org/&quot;; [.F20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2]; [$'Journal Lookup Tables'.$A$2:.$B$22])" office:value-type="string" office:string-value="BOTH" calcext:value-type="string">
            <text:p>BOTH</text:p>
          </table:table-cell>
          <table:table-cell table:style-name="ce48" table:formula="of:=LOOKUP([.A20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PopAR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hytopathology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094/PHYTO-05-15-0127-RVW" xlink:type="simple">10.1094/PHYTO-05-15-0127-RVW</text:a></text:p>
          </table:table-cell>
          <table:table-cell table:style-name="ce40" table:formula="of:=concat(&quot;https://dx.doi.org/&quot;; [.F203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page number not applicable, selected first following plant pathology article</text:p>
          </table:table-cell>
          <table:table-cell table:style-name="ce48" table:formula="of:=LOOKUP([.A203]; [$'Journal Lookup Tables'.$A$2:.$B$22])" office:value-type="string" office:string-value="BOTH" calcext:value-type="string">
            <text:p>BOTH</text:p>
          </table:table-cell>
          <table:table-cell table:style-name="ce48" table:formula="of:=LOOKUP([.A20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3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2-11-0119</text:p>
          </table:table-cell>
          <table:table-cell table:style-name="ce40" table:formula="of:=concat(&quot;https://dx.doi.org/&quot;; [.F20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4]; [$'Journal Lookup Tables'.$A$2:.$B$22])" office:value-type="string" office:string-value="BOTH" calcext:value-type="string">
            <text:p>BOTH</text:p>
          </table:table-cell>
          <table:table-cell table:style-name="ce48" table:formula="of:=LOOKUP([.A20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0" calcext:value-type="float">
            <office:annotation draw:style-name="gr5" draw:text-style-name="P2" svg:width="24.01cm" svg:height="1.508cm" svg:x="53.468cm" svg:y="101.88cm" draw:caption-point-x="-0.406cm" draw:caption-point-y="-0.81cm">
              <dc:date>2022-05-04T00:00:00</dc:date>
              <text:p text:style-name="P1"><text:span text:style-name="T1">calculated several diversity indices but no software was used/mentioned</text:span></text:p>
              <text:p text:style-name="P1"><text:span text:style-name="T1"><text:tab/></text:span><text:span text:style-name="T1">-Emerson Del Ponte</text:span></text:p>
            </office:annotation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50" calcext:value-type="float">
            <text:p>15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6-14-0572-re</text:p>
          </table:table-cell>
          <table:table-cell table:style-name="ce40" table:formula="of:=concat(&quot;https://dx.doi.org/&quot;; [.F20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05]; [$'Journal Lookup Tables'.$A$2:.$B$22])" office:value-type="string" office:string-value="BOTH" calcext:value-type="string">
            <text:p>BOTH</text:p>
          </table:table-cell>
          <table:table-cell table:style-name="ce48" table:formula="of:=LOOKUP([.A20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5-17-0689-RE</text:p>
          </table:table-cell>
          <table:table-cell table:style-name="ce40" table:formula="of:=concat(&quot;https://dx.doi.org/&quot;; [.F206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</text:p>
          </table:table-cell>
          <table:table-cell table:style-name="ce48" table:formula="of:=LOOKUP([.A206]; [$'Journal Lookup Tables'.$A$2:.$B$22])" office:value-type="string" office:string-value="BOTH" calcext:value-type="string">
            <text:p>BOTH</text:p>
          </table:table-cell>
          <table:table-cell table:style-name="ce48" table:formula="of:=LOOKUP([.A20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1-20-0130-RE</text:p>
          </table:table-cell>
          <table:table-cell table:style-name="ce40" table:formula="of:=concat(&quot;https://dx.doi.org/&quot;; [.F20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07]; [$'Journal Lookup Tables'.$A$2:.$B$22])" office:value-type="string" office:string-value="BOTH" calcext:value-type="string">
            <text:p>BOTH</text:p>
          </table:table-cell>
          <table:table-cell table:style-name="ce48" table:formula="of:=LOOKUP([.A20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24" calcext:value-type="float">
            <text:p>1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7-12-0646-re</text:p>
          </table:table-cell>
          <table:table-cell table:style-name="ce40" table:formula="of:=concat(&quot;https://dx.doi.org/&quot;; [.F208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8]; [$'Journal Lookup Tables'.$A$2:.$B$22])" office:value-type="string" office:string-value="BOTH" calcext:value-type="string">
            <text:p>BOTH</text:p>
          </table:table-cell>
          <table:table-cell table:style-name="ce48" table:formula="of:=LOOKUP([.A208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1-1071-re</text:p>
          </table:table-cell>
          <table:table-cell table:style-name="ce40" table:formula="of:=concat(&quot;https://dx.doi.org/&quot;; [.F209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09]; [$'Journal Lookup Tables'.$A$2:.$B$22])" office:value-type="string" office:string-value="BOTH" calcext:value-type="string">
            <text:p>BOTH</text:p>
          </table:table-cell>
          <table:table-cell table:style-name="ce48" table:formula="of:=LOOKUP([.A209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9-13-0936-re</text:p>
          </table:table-cell>
          <table:table-cell table:style-name="ce40" table:formula="of:=concat(&quot;https://dx.doi.org/&quot;; [.F210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0]; [$'Journal Lookup Tables'.$A$2:.$B$22])" office:value-type="string" office:string-value="BOTH" calcext:value-type="string">
            <text:p>BOTH</text:p>
          </table:table-cell>
          <table:table-cell table:style-name="ce48" table:formula="of:=LOOKUP([.A210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96" calcext:value-type="float">
            <text:p>9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12-13-1257-re</text:p>
          </table:table-cell>
          <table:table-cell table:style-name="ce40" table:formula="of:=concat(&quot;https://dx.doi.org/&quot;; [.F21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1]; [$'Journal Lookup Tables'.$A$2:.$B$22])" office:value-type="string" office:string-value="BOTH" calcext:value-type="string">
            <text:p>BOTH</text:p>
          </table:table-cell>
          <table:table-cell table:style-name="ce48" table:formula="of:=LOOKUP([.A211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129" calcext:value-type="float">
            <text:p>12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17-0593-RE</text:p>
          </table:table-cell>
          <table:table-cell table:style-name="ce40" table:formula="of:=concat(&quot;https://dx.doi.org/&quot;; [.F21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  <text:p/>
          </table:table-cell>
          <table:table-cell table:style-name="ce48" table:formula="of:=LOOKUP([.A212]; [$'Journal Lookup Tables'.$A$2:.$B$22])" office:value-type="string" office:string-value="BOTH" calcext:value-type="string">
            <text:p>BOTH</text:p>
          </table:table-cell>
          <table:table-cell table:style-name="ce48" table:formula="of:=LOOKUP([.A212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4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78" calcext:value-type="float">
            <text:p>78</text:p>
          </table:table-cell>
          <table:table-cell table:style-name="ce40" office:value-type="string" calcext:value-type="string">
            <text:p><text:a xlink:href="https://apsjournals.apsnet.org/doi/10.1094/PDIS-05-19-1066-RE" xlink:type="simple">Emerson</text:a></text:p>
          </table:table-cell>
          <table:table-cell table:style-name="ce40" office:value-type="string" calcext:value-type="string">
            <text:p><text:a xlink:href="https://apsjournals.apsnet.org/doi/10.1094/PDIS-05-19-1066-RE" xlink:type="simple">10.1094/PDIS-05-19-1066-RE</text:a></text:p>
          </table:table-cell>
          <table:table-cell table:style-name="ce40" table:formula="of:=concat(&quot;https://dx.doi.org/&quot;; [.F213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3]; [$'Journal Lookup Tables'.$A$2:.$B$22])" office:value-type="string" office:string-value="BOTH" calcext:value-type="string">
            <text:p>BOTH</text:p>
          </table:table-cell>
          <table:table-cell table:style-name="ce48" table:formula="of:=LOOKUP([.A213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Disease</text:p>
          </table:table-cell>
          <table:table-cell table:style-name="ce35" office:value-type="string" calcext:value-type="string">
            <text:p>Plant Dis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DIS-04-20-0792-RE</text:p>
          </table:table-cell>
          <table:table-cell table:style-name="ce40" table:formula="of:=concat(&quot;https://dx.doi.org/&quot;; [.F21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4]; [$'Journal Lookup Tables'.$A$2:.$B$22])" office:value-type="string" office:string-value="BOTH" calcext:value-type="string">
            <text:p>BOTH</text:p>
          </table:table-cell>
          <table:table-cell table:style-name="ce48" table:formula="of:=LOOKUP([.A214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string" calcext:value-type="string">
            <text:p>N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rs-14-0017</text:p>
          </table:table-cell>
          <table:table-cell table:style-name="ce40" table:formula="of:=concat(&quot;https://dx.doi.org/&quot;; [.F21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, articles selected at random</text:p>
          </table:table-cell>
          <table:table-cell table:style-name="ce48" table:formula="of:=LOOKUP([.A215]; [$'Journal Lookup Tables'.$A$2:.$B$22])" office:value-type="string" office:string-value="BOTH" calcext:value-type="string">
            <text:p>BOTH</text:p>
          </table:table-cell>
          <table:table-cell table:style-name="ce48" table:formula="of:=LOOKUP([.A215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ostat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12-16-0073-RS</text:p>
          </table:table-cell>
          <table:table-cell table:style-name="ce40" table:formula="of:=concat(&quot;https://dx.doi.org/&quot;; [.F21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6]; [$'Journal Lookup Tables'.$A$2:.$B$22])" office:value-type="string" office:string-value="BOTH" calcext:value-type="string">
            <text:p>BOTH</text:p>
          </table:table-cell>
          <table:table-cell table:style-name="ce48" table:formula="of:=LOOKUP([.A216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number-columns-repeated="2" table:style-name="ce35" office:value-type="string" calcext:value-type="string">
            <text:p>Plant Health Progress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94/PHP-09-19-0063-FI</text:p>
          </table:table-cell>
          <table:table-cell table:style-name="ce40" table:formula="of:=concat(&quot;https://dx.doi.org/&quot;; [.F21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17]; [$'Journal Lookup Tables'.$A$2:.$B$22])" office:value-type="string" office:string-value="BOTH" calcext:value-type="string">
            <text:p>BOTH</text:p>
          </table:table-cell>
          <table:table-cell table:style-name="ce48" table:formula="of:=LOOKUP([.A217]; [$'Journal Lookup Tables'.$F$2:.$G$22])" office:value-type="float" office:value="2.5" calcext:value-type="float">
            <text:p>2.5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44" calcext:value-type="float">
            <text:p>14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503.x</text:p>
          </table:table-cell>
          <table:table-cell table:style-name="ce40" table:formula="of:=concat(&quot;https://dx.doi.org/&quot;; [.F21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8]; [$'Journal Lookup Tables'.$A$2:.$B$22])" office:value-type="string" office:string-value="BOTH" calcext:value-type="string">
            <text:p>BOTH</text:p>
          </table:table-cell>
          <table:table-cell table:style-name="ce48" table:formula="of:=LOOKUP([.A21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63" calcext:value-type="float">
            <text:p>6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58</text:p>
          </table:table-cell>
          <table:table-cell table:style-name="ce40" table:formula="of:=concat(&quot;https://dx.doi.org/&quot;; [.F21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19]; [$'Journal Lookup Tables'.$A$2:.$B$22])" office:value-type="string" office:string-value="BOTH" calcext:value-type="string">
            <text:p>BOTH</text:p>
          </table:table-cell>
          <table:table-cell table:style-name="ce48" table:formula="of:=LOOKUP([.A21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, Clustal, FindMod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241</text:p>
          </table:table-cell>
          <table:table-cell table:style-name="ce40" table:formula="of:=concat(&quot;https://dx.doi.org/&quot;; [.F220])" office:value-type="string" office:string-value="" calcext:value-type="error">
            <text:p>#NAME?</text:p>
          </table:table-cell>
          <table:table-cell table:style-name="ce35" office:value-type="string" calcext:value-type="string">
            <text:p>changed page from 25 to 24</text:p>
          </table:table-cell>
          <table:table-cell table:style-name="ce48" table:formula="of:=LOOKUP([.A220]; [$'Journal Lookup Tables'.$A$2:.$B$22])" office:value-type="string" office:string-value="BOTH" calcext:value-type="string">
            <text:p>BOTH</text:p>
          </table:table-cell>
          <table:table-cell table:style-name="ce48" table:formula="of:=LOOKUP([.A22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graphics Plu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89</text:p>
          </table:table-cell>
          <table:table-cell table:style-name="ce40" table:formula="of:=concat(&quot;https://dx.doi.org/&quot;; [.F22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1]; [$'Journal Lookup Tables'.$A$2:.$B$22])" office:value-type="string" office:string-value="BOTH" calcext:value-type="string">
            <text:p>BOTH</text:p>
          </table:table-cell>
          <table:table-cell table:style-name="ce48" table:formula="of:=LOOKUP([.A22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3" calcext:value-type="float">
            <text:p>11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0</text:p>
          </table:table-cell>
          <table:table-cell table:style-name="ce40" table:formula="of:=concat(&quot;https://dx.doi.org/&quot;; [.F22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2]; [$'Journal Lookup Tables'.$A$2:.$B$22])" office:value-type="string" office:string-value="BOTH" calcext:value-type="string">
            <text:p>BOTH</text:p>
          </table:table-cell>
          <table:table-cell table:style-name="ce48" table:formula="of:=LOOKUP([.A22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Excel, JM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87" calcext:value-type="float">
            <text:p>8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6</text:p>
          </table:table-cell>
          <table:table-cell table:style-name="ce40" table:formula="of:=concat(&quot;https://dx.doi.org/&quot;; [.F22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3]; [$'Journal Lookup Tables'.$A$2:.$B$22])" office:value-type="string" office:string-value="BOTH" calcext:value-type="string">
            <text:p>BOTH</text:p>
          </table:table-cell>
          <table:table-cell table:style-name="ce48" table:formula="of:=LOOKUP([.A22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, STATISTIX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45</text:p>
          </table:table-cell>
          <table:table-cell table:style-name="ce40" table:formula="of:=concat(&quot;https://dx.doi.org/&quot;; [.F224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24]; [$'Journal Lookup Tables'.$A$2:.$B$22])" office:value-type="string" office:string-value="BOTH" calcext:value-type="string">
            <text:p>BOTH</text:p>
          </table:table-cell>
          <table:table-cell table:style-name="ce48" table:formula="of:=LOOKUP([.A22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401</text:p>
          </table:table-cell>
          <table:table-cell table:style-name="ce40" table:formula="of:=concat(&quot;https://dx.doi.org/&quot;; [.F225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5]; [$'Journal Lookup Tables'.$A$2:.$B$22])" office:value-type="string" office:string-value="BOTH" calcext:value-type="string">
            <text:p>BOTH</text:p>
          </table:table-cell>
          <table:table-cell table:style-name="ce48" table:formula="of:=LOOKUP([.A22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1.02491.x</text:p>
          </table:table-cell>
          <table:table-cell table:style-name="ce40" table:formula="of:=concat(&quot;https://dx.doi.org/&quot;; [.F22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6]; [$'Journal Lookup Tables'.$A$2:.$B$22])" office:value-type="string" office:string-value="BOTH" calcext:value-type="string">
            <text:p>BOTH</text:p>
          </table:table-cell>
          <table:table-cell table:style-name="ce48" table:formula="of:=LOOKUP([.A22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18" calcext:value-type="float">
            <text:p>11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41</text:p>
          </table:table-cell>
          <table:table-cell table:style-name="ce40" table:formula="of:=concat(&quot;https://dx.doi.org/&quot;; [.F227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7]; [$'Journal Lookup Tables'.$A$2:.$B$22])" office:value-type="string" office:string-value="BOTH" calcext:value-type="string">
            <text:p>BOTH</text:p>
          </table:table-cell>
          <table:table-cell table:style-name="ce48" table:formula="of:=LOOKUP([.A22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2</text:p>
          </table:table-cell>
          <table:table-cell table:style-name="ce40" table:formula="of:=concat(&quot;https://dx.doi.org/&quot;; [.F22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28]; [$'Journal Lookup Tables'.$A$2:.$B$22])" office:value-type="string" office:string-value="BOTH" calcext:value-type="string">
            <text:p>BOTH</text:p>
          </table:table-cell>
          <table:table-cell table:style-name="ce48" table:formula="of:=LOOKUP([.A228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ImageJ, Photosho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934</text:p>
          </table:table-cell>
          <table:table-cell table:style-name="ce40" table:formula="of:=concat(&quot;https://dx.doi.org/&quot;; [.F229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because page 5 was a review</text:p>
          </table:table-cell>
          <table:table-cell table:style-name="ce48" table:formula="of:=LOOKUP([.A229]; [$'Journal Lookup Tables'.$A$2:.$B$22])" office:value-type="string" office:string-value="BOTH" calcext:value-type="string">
            <text:p>BOTH</text:p>
          </table:table-cell>
          <table:table-cell table:style-name="ce48" table:formula="of:=LOOKUP([.A229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6" calcext:value-type="float">
            <text:p>116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3099</text:p>
          </table:table-cell>
          <table:table-cell table:style-name="ce40" table:formula="of:=concat(&quot;https://dx.doi.org/&quot;; [.F230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30]; [$'Journal Lookup Tables'.$A$2:.$B$22])" office:value-type="string" office:string-value="BOTH" calcext:value-type="string">
            <text:p>BOTH</text:p>
          </table:table-cell>
          <table:table-cell table:style-name="ce48" table:formula="of:=LOOKUP([.A23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6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559</text:p>
          </table:table-cell>
          <table:table-cell table:style-name="ce40" table:formula="of:=concat(&quot;https://dx.doi.org/&quot;; [.F231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1]; [$'Journal Lookup Tables'.$A$2:.$B$22])" office:value-type="string" office:string-value="BOTH" calcext:value-type="string">
            <text:p>BOTH</text:p>
          </table:table-cell>
          <table:table-cell table:style-name="ce48" table:formula="of:=LOOKUP([.A23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j.1365-3059.2012.02625.x</text:p>
          </table:table-cell>
          <table:table-cell table:style-name="ce40" table:formula="of:=concat(&quot;https://dx.doi.org/&quot;; [.F232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2]; [$'Journal Lookup Tables'.$A$2:.$B$22])" office:value-type="string" office:string-value="BOTH" calcext:value-type="string">
            <text:p>BOTH</text:p>
          </table:table-cell>
          <table:table-cell table:style-name="ce48" table:formula="of:=LOOKUP([.A23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office:annotation draw:style-name="gr5" draw:text-style-name="P2" svg:width="9.899cm" svg:height="1.508cm" svg:x="72.529cm" svg:y="115.893cm" draw:caption-point-x="-0.407cm" draw:caption-point-y="-0.81cm">
              <dc:date>2022-05-04T00:00:00</dc:date>
              <text:p text:style-name="P1"><text:span text:style-name="T1">If not named in paper, please leave empty or set to NA</text:span></text:p>
              <text:p text:style-name="P1"><text:span text:style-name="T1"><text:tab/></text:span><text:span text:style-name="T1">-Adam H. Sparks</text:span></text:p>
            </office:annotation>
            <text:p>Multilocus, Arlequin, PAUP, GenAlEx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083</text:p>
          </table:table-cell>
          <table:table-cell table:style-name="ce40" table:formula="of:=concat(&quot;https://dx.doi.org/&quot;; [.F233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3]; [$'Journal Lookup Tables'.$A$2:.$B$22])" office:value-type="string" office:string-value="BOTH" calcext:value-type="string">
            <text:p>BOTH</text:p>
          </table:table-cell>
          <table:table-cell table:style-name="ce48" table:formula="of:=LOOKUP([.A23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Plant Pathology</text:p>
          </table:table-cell>
          <table:table-cell table:style-name="ce35" office:value-type="string" calcext:value-type="string">
            <text:p>Plant Pathol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11/ppa.12392</text:p>
          </table:table-cell>
          <table:table-cell table:style-name="ce40" table:formula="of:=concat(&quot;https://dx.doi.org/&quot;; [.F234])" office:value-type="string" office:string-value="" calcext:value-type="error">
            <text:p>#NAME?</text:p>
          </table:table-cell>
          <table:table-cell table:style-name="ce35" office:value-type="string" calcext:value-type="string">
            <text:p>Original random number a review, selected next article</text:p>
          </table:table-cell>
          <table:table-cell table:style-name="ce48" table:formula="of:=LOOKUP([.A234]; [$'Journal Lookup Tables'.$A$2:.$B$22])" office:value-type="string" office:string-value="BOTH" calcext:value-type="string">
            <text:p>BOTH</text:p>
          </table:table-cell>
          <table:table-cell table:style-name="ce48" table:formula="of:=LOOKUP([.A23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POPPR, FigTree, Popgene, Multilocus, GenAlEx, Polysat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20" calcext:value-type="float">
            <text:p>2020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2002-2</text:p>
          </table:table-cell>
          <table:table-cell table:style-name="ce40" table:formula="of:=concat(&quot;https://dx.doi.org/&quot;; [.F235])" office:value-type="string" office:string-value="" calcext:value-type="error">
            <text:p>#NAME?</text:p>
          </table:table-cell>
          <table:table-cell table:style-name="ce35" office:value-type="string" calcext:value-type="string">
            <text:p>Next article after <text:s/>pp110, a review article, immediate prior article is already assigned to Adam</text:p>
          </table:table-cell>
          <table:table-cell table:style-name="ce48" table:formula="of:=LOOKUP([.A235]; [$'Journal Lookup Tables'.$A$2:.$B$22])" office:value-type="float" office:value="1" calcext:value-type="float">
            <text:p>1</text:p>
          </table:table-cell>
          <table:table-cell table:style-name="ce48" table:formula="of:=LOOKUP([.A235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x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2" calcext:value-type="float">
            <text:p>2012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6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age numbers or DOI direct link to random PDF from this year: http://rmf.smf.org.mx/DocumentosVolumenes/Escrito_30_1_1.pdf</text:p>
          </table:table-cell>
          <table:table-cell table:style-name="ce48" table:formula="of:=LOOKUP([.A236]; [$'Journal Lookup Tables'.$A$2:.$B$22])" office:value-type="float" office:value="1" calcext:value-type="float">
            <text:p>1</text:p>
          </table:table-cell>
          <table:table-cell table:style-name="ce48" table:formula="of:=LOOKUP([.A236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, Surfer, Excel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53" calcext:value-type="float">
            <office:annotation draw:style-name="gr14" draw:text-style-name="P2" svg:width="20.607cm" svg:height="1.507cm" svg:x="14.312cm" svg:y="118.328cm" draw:caption-point-x="-0.407cm" draw:caption-point-y="-0.811cm">
              <dc:date>2022-05-04T00:00:00</dc:date>
              <text:p text:style-name="P1"><text:span text:style-name="T1">changed from 69 to 53</text:span></text:p>
              <text:p text:style-name="P1"><text:span text:style-name="T1"><text:tab/></text:span><text:span text:style-name="T1">-Emerson Del Ponte</text:span></text:p>
            </office:annotation>
            <text:p>53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NA</text:p>
          </table:table-cell>
          <table:table-cell table:style-name="ce40" table:formula="of:=concat(&quot;https://dx.doi.org/&quot;; [.F237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previous original article due to selected originaly being a review; direct link: http://www.rmf.smf.org.mx/Vol3312015/ArticulosCientificos/1410_3_2015.pdf</text:p>
          </table:table-cell>
          <table:table-cell table:style-name="ce48" table:formula="of:=LOOKUP([.A237]; [$'Journal Lookup Tables'.$A$2:.$B$22])" office:value-type="float" office:value="1" calcext:value-type="float">
            <text:p>1</text:p>
          </table:table-cell>
          <table:table-cell table:style-name="ce48" table:formula="of:=LOOKUP([.A237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22" calcext:value-type="float">
            <text:p>2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709-2</text:p>
          </table:table-cell>
          <table:table-cell table:style-name="ce40" table:formula="of:=concat(&quot;https://dx.doi.org/&quot;; [.F238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38]; [$'Journal Lookup Tables'.$A$2:.$B$22])" office:value-type="float" office:value="1" calcext:value-type="float">
            <text:p>1</text:p>
          </table:table-cell>
          <table:table-cell table:style-name="ce48" table:formula="of:=LOOKUP([.A238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LC Main Workbench 7, TreeGraph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Revista Mexicana de Fitopatología</text:p>
          </table:table-cell>
          <table:table-cell table:style-name="ce35" office:value-type="string" calcext:value-type="string">
            <text:p>Rev Mex Fitopat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8781/R.MEX.FIT.1809-4</text:p>
          </table:table-cell>
          <table:table-cell table:style-name="ce40" table:formula="of:=concat(&quot;https://dx.doi.org/&quot;; [.F239])" office:value-type="string" office:string-value="" calcext:value-type="error">
            <text:p>#NAME?</text:p>
          </table:table-cell>
          <table:table-cell table:style-name="ce35" office:value-type="string" calcext:value-type="string">
            <text:p>prior to 97 page because that one was a review</text:p>
          </table:table-cell>
          <table:table-cell table:style-name="ce48" table:formula="of:=LOOKUP([.A239]; [$'Journal Lookup Tables'.$A$2:.$B$22])" office:value-type="float" office:value="1" calcext:value-type="float">
            <text:p>1</text:p>
          </table:table-cell>
          <table:table-cell table:style-name="ce48" table:formula="of:=LOOKUP([.A239]; [$'Journal Lookup Tables'.$F$2:.$G$22])" office:value-type="float" office:value="0" calcext:value-type="float">
            <text:p>0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04-1</text:p>
          </table:table-cell>
          <table:table-cell table:style-name="ce40" table:formula="of:=concat(&quot;https://dx.doi.org/&quot;; [.F240])" office:value-type="string" office:string-value="" calcext:value-type="error">
            <text:p>#NAME?</text:p>
          </table:table-cell>
          <table:table-cell table:style-name="ce35" office:value-type="string" calcext:value-type="string">
            <text:p>Only goes back to 2015, selected article from 2015 with page 20 contained</text:p>
          </table:table-cell>
          <table:table-cell table:style-name="ce48" table:formula="of:=LOOKUP([.A240]; [$'Journal Lookup Tables'.$A$2:.$B$22])" office:value-type="string" office:string-value="BOTH" calcext:value-type="string">
            <text:p>BOTH</text:p>
          </table:table-cell>
          <table:table-cell table:style-name="ce48" table:formula="of:=LOOKUP([.A240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90" calcext:value-type="float">
            <text:p>90</text:p>
          </table:table-cell>
          <table:table-cell table:style-name="ce40" office:value-type="string" calcext:value-type="string">
            <text:p><text:a xlink:href="https://link.springer.com/article/10.1007/s40858-018-0256-7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56-7" xlink:type="simple">10.1007/s40858-018-0256-7</text:a></text:p>
          </table:table-cell>
          <table:table-cell table:style-name="ce40" table:formula="of:=concat(&quot;https://dx.doi.org/&quot;; [.F241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1]; [$'Journal Lookup Tables'.$A$2:.$B$22])" office:value-type="string" office:string-value="BOTH" calcext:value-type="string">
            <text:p>BOTH</text:p>
          </table:table-cell>
          <table:table-cell table:style-name="ce48" table:formula="of:=LOOKUP([.A241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83" calcext:value-type="float">
            <text:p>83</text:p>
          </table:table-cell>
          <table:table-cell table:style-name="ce40" office:value-type="string" calcext:value-type="string">
            <text:p><text:a xlink:href="https://link.springer.com/article/10.1007/s40858-020-00413-1" xlink:type="simple">Emerson</text:a></text:p>
          </table:table-cell>
          <table:table-cell table:style-name="ce40" office:value-type="string" calcext:value-type="string">
            <text:p><text:a xlink:href="https://link.springer.com/article/10.1007/s40858-020-00413-1" xlink:type="simple">10.1007/s40858-020-00413-1</text:a></text:p>
          </table:table-cell>
          <table:table-cell table:style-name="ce40" table:formula="of:=concat(&quot;https://dx.doi.org/&quot;; [.F242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42]; [$'Journal Lookup Tables'.$A$2:.$B$22])" office:value-type="string" office:string-value="BOTH" calcext:value-type="string">
            <text:p>BOTH</text:p>
          </table:table-cell>
          <table:table-cell table:style-name="ce48" table:formula="of:=LOOKUP([.A242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tat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79" calcext:value-type="float">
            <text:p>7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10-3</text:p>
          </table:table-cell>
          <table:table-cell table:style-name="ce40" table:formula="of:=concat(&quot;https://dx.doi.org/&quot;; [.F243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first article in Apr. 2015</text:p>
          </table:table-cell>
          <table:table-cell table:style-name="ce48" table:formula="of:=LOOKUP([.A243]; [$'Journal Lookup Tables'.$A$2:.$B$22])" office:value-type="string" office:string-value="BOTH" calcext:value-type="string">
            <text:p>BOTH</text:p>
          </table:table-cell>
          <table:table-cell table:style-name="ce48" table:formula="of:=LOOKUP([.A243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8" calcext:value-type="float">
            <text:p>2018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7-0182-0</text:p>
          </table:table-cell>
          <table:table-cell table:style-name="ce40" table:formula="of:=concat(&quot;https://dx.doi.org/&quot;; [.F24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4]; [$'Journal Lookup Tables'.$A$2:.$B$22])" office:value-type="string" office:string-value="BOTH" calcext:value-type="string">
            <text:p>BOTH</text:p>
          </table:table-cell>
          <table:table-cell table:style-name="ce48" table:formula="of:=LOOKUP([.A244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rBaye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11" calcext:value-type="float">
            <text:p>111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5-0023-y</text:p>
          </table:table-cell>
          <table:table-cell table:style-name="ce40" table:formula="of:=concat(&quot;https://dx.doi.org/&quot;; [.F245])" office:value-type="string" office:string-value="" calcext:value-type="error">
            <text:p>#NAME?</text:p>
          </table:table-cell>
          <table:table-cell table:style-name="ce35" office:value-type="string" calcext:value-type="string">
            <text:p>No publication in 2014. Selected article containing PN 111 in Apr. 2015</text:p>
          </table:table-cell>
          <table:table-cell table:style-name="ce48" table:formula="of:=LOOKUP([.A245]; [$'Journal Lookup Tables'.$A$2:.$B$22])" office:value-type="string" office:string-value="BOTH" calcext:value-type="string">
            <text:p>BOTH</text:p>
          </table:table-cell>
          <table:table-cell table:style-name="ce48" table:formula="of:=LOOKUP([.A245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TreeView, CorelDRAW, RDP, DnaSP, DataMonkey Serve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72" calcext:value-type="float">
            <text:p>72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007/s40858-018-0258-5</text:p>
          </table:table-cell>
          <table:table-cell table:style-name="ce40" table:formula="of:=concat(&quot;https://dx.doi.org/&quot;; [.F246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46]; [$'Journal Lookup Tables'.$A$2:.$B$22])" office:value-type="string" office:string-value="BOTH" calcext:value-type="string">
            <text:p>BOTH</text:p>
          </table:table-cell>
          <table:table-cell table:style-name="ce48" table:formula="of:=LOOKUP([.A246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Tropical Plant Pathology</text:p>
          </table:table-cell>
          <table:table-cell table:style-name="ce35" office:value-type="string" calcext:value-type="string">
            <text:p>Trop Plant Pathol</text:p>
          </table:table-cell>
          <table:table-cell table:style-name="ce35" office:value-type="float" office:value="2019" calcext:value-type="float">
            <text:p>2019</text:p>
          </table:table-cell>
          <table:table-cell table:style-name="ce35" office:value-type="float" office:value="16" calcext:value-type="float">
            <text:p>16</text:p>
          </table:table-cell>
          <table:table-cell table:style-name="ce40" office:value-type="string" calcext:value-type="string">
            <text:p><text:a xlink:href="https://link.springer.com/article/10.1007/s40858-018-0270-9" xlink:type="simple">Emerson</text:a></text:p>
          </table:table-cell>
          <table:table-cell table:style-name="ce40" office:value-type="string" calcext:value-type="string">
            <text:p><text:a xlink:href="https://link.springer.com/article/10.1007/s40858-018-0270-9" xlink:type="simple">10.1007/s40858-018-0270-9</text:a></text:p>
          </table:table-cell>
          <table:table-cell table:style-name="ce40" table:formula="of:=concat(&quot;https://dx.doi.org/&quot;; [.F247])" office:value-type="string" office:string-value="" calcext:value-type="error">
            <text:p>#NAME?</text:p>
          </table:table-cell>
          <table:table-cell table:style-name="ce35" office:value-type="string" calcext:value-type="string">
            <text:p>jumped go page 41 because others were review</text:p>
          </table:table-cell>
          <table:table-cell table:style-name="ce48" table:formula="of:=LOOKUP([.A247]; [$'Journal Lookup Tables'.$A$2:.$B$22])" office:value-type="string" office:string-value="BOTH" calcext:value-type="string">
            <text:p>BOTH</text:p>
          </table:table-cell>
          <table:table-cell table:style-name="ce48" table:formula="of:=LOOKUP([.A247]; [$'Journal Lookup Tables'.$F$2:.$G$22])" office:value-type="float" office:value="3" calcext:value-type="float">
            <text:p>3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3" calcext:value-type="float">
            <text:p>3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75" calcext:value-type="float">
            <text:p>7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200</text:p>
          </table:table-cell>
          <table:table-cell table:style-name="ce40" table:formula="of:=concat(&quot;https://dx.doi.org/&quot;; [.F24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3 in Plant Viruses section</text:p>
          </table:table-cell>
          <table:table-cell table:style-name="ce48" table:formula="of:=LOOKUP([.A248]; [$'Journal Lookup Tables'.$A$2:.$B$22])" office:value-type="float" office:value="1" calcext:value-type="float">
            <text:p>1</text:p>
          </table:table-cell>
          <table:table-cell table:style-name="ce48" table:formula="of:=LOOKUP([.A24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0-173</text:p>
          </table:table-cell>
          <table:table-cell table:style-name="ce40" table:formula="of:=concat(&quot;https://dx.doi.org/&quot;; [.F249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3 in Plant Viruses section</text:p>
          </table:table-cell>
          <table:table-cell table:style-name="ce48" table:formula="of:=LOOKUP([.A249]; [$'Journal Lookup Tables'.$A$2:.$B$22])" office:value-type="float" office:value="1" calcext:value-type="float">
            <text:p>1</text:p>
          </table:table-cell>
          <table:table-cell table:style-name="ce48" table:formula="of:=LOOKUP([.A24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32-2</text:p>
          </table:table-cell>
          <table:table-cell table:style-name="ce40" table:formula="of:=concat(&quot;https://dx.doi.org/&quot;; [.F25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5 in Plant Viruses section</text:p>
          </table:table-cell>
          <table:table-cell table:style-name="ce48" table:formula="of:=LOOKUP([.A250]; [$'Journal Lookup Tables'.$A$2:.$B$22])" office:value-type="float" office:value="1" calcext:value-type="float">
            <text:p>1</text:p>
          </table:table-cell>
          <table:table-cell table:style-name="ce48" table:formula="of:=LOOKUP([.A25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custom made not availabl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716-6</text:p>
          </table:table-cell>
          <table:table-cell table:style-name="ce40" table:formula="of:=concat(&quot;https://dx.doi.org/&quot;; [.F251])" office:value-type="string" office:string-value="" calcext:value-type="error">
            <text:p>#NAME?</text:p>
          </table:table-cell>
          <table:table-cell table:style-name="ce35" office:value-type="string" calcext:value-type="string">
            <text:p>5th article to match 35 pages</text:p>
          </table:table-cell>
          <table:table-cell table:style-name="ce48" table:formula="of:=LOOKUP([.A251]; [$'Journal Lookup Tables'.$A$2:.$B$22])" office:value-type="float" office:value="1" calcext:value-type="float">
            <text:p>1</text:p>
          </table:table-cell>
          <table:table-cell table:style-name="ce48" table:formula="of:=LOOKUP([.A25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10-9</text:p>
          </table:table-cell>
          <table:table-cell table:style-name="ce40" table:formula="of:=concat(&quot;https://dx.doi.org/&quot;; [.F252])" office:value-type="string" office:string-value="" calcext:value-type="error">
            <text:p>#NAME?</text:p>
          </table:table-cell>
          <table:table-cell table:style-name="ce35" office:value-type="string" calcext:value-type="string">
            <text:p>11th article</text:p>
          </table:table-cell>
          <table:table-cell table:style-name="ce48" table:formula="of:=LOOKUP([.A252]; [$'Journal Lookup Tables'.$A$2:.$B$22])" office:value-type="float" office:value="1" calcext:value-type="float">
            <text:p>1</text:p>
          </table:table-cell>
          <table:table-cell table:style-name="ce48" table:formula="of:=LOOKUP([.A25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4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98" calcext:value-type="float">
            <text:p>98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1-55" xlink:type="simple">10.1186/1743-422X-11-55</text:a></text:p>
          </table:table-cell>
          <table:table-cell table:style-name="ce40" table:formula="of:=concat(&quot;https://dx.doi.org/&quot;; [.F253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4 in Plant Viruses section</text:p>
          </table:table-cell>
          <table:table-cell table:style-name="ce48" table:formula="of:=LOOKUP([.A253]; [$'Journal Lookup Tables'.$A$2:.$B$22])" office:value-type="float" office:value="1" calcext:value-type="float">
            <text:p>1</text:p>
          </table:table-cell>
          <table:table-cell table:style-name="ce48" table:formula="of:=LOOKUP([.A253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FALSE()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33-2</text:p>
          </table:table-cell>
          <table:table-cell table:style-name="ce40" table:formula="of:=concat(&quot;https://dx.doi.org/&quot;; [.F254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4]; [$'Journal Lookup Tables'.$A$2:.$B$22])" office:value-type="float" office:value="1" calcext:value-type="float">
            <text:p>1</text:p>
          </table:table-cell>
          <table:table-cell table:style-name="ce48" table:formula="of:=LOOKUP([.A254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SPSS, BioEdit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81</text:p>
          </table:table-cell>
          <table:table-cell table:style-name="ce40" table:formula="of:=concat(&quot;https://dx.doi.org/&quot;; [.F255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ourth article from 2014 in Plant Viruses section</text:p>
          </table:table-cell>
          <table:table-cell table:style-name="ce48" table:formula="of:=LOOKUP([.A255]; [$'Journal Lookup Tables'.$A$2:.$B$22])" office:value-type="float" office:value="1" calcext:value-type="float">
            <text:p>1</text:p>
          </table:table-cell>
          <table:table-cell table:style-name="ce48" table:formula="of:=LOOKUP([.A255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AS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61-7</text:p>
          </table:table-cell>
          <table:table-cell table:style-name="ce40" table:formula="of:=concat(&quot;https://dx.doi.org/&quot;; [.F256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first article from 2016 in Plant Viruses section</text:p>
          </table:table-cell>
          <table:table-cell table:style-name="ce48" table:formula="of:=LOOKUP([.A256]; [$'Journal Lookup Tables'.$A$2:.$B$22])" office:value-type="float" office:value="1" calcext:value-type="float">
            <text:p>1</text:p>
          </table:table-cell>
          <table:table-cell table:style-name="ce48" table:formula="of:=LOOKUP([.A256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MEGA, DNAStar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21" calcext:value-type="float">
            <text:p>2021</text:p>
          </table:table-cell>
          <table:table-cell table:style-name="ce35" office:value-type="float" office:value="108" calcext:value-type="float">
            <text:p>108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Emerson</text:a></text:p>
          </table:table-cell>
          <table:table-cell table:style-name="ce40" office:value-type="string" calcext:value-type="string">
            <text:p><text:a xlink:href="https://virologyj.biomedcentral.com/articles/10.1186/s12985-021-01572-6" xlink:type="simple">10.1186/s12985-021-01572-6</text:a></text:p>
          </table:table-cell>
          <table:table-cell table:style-name="ce40" table:formula="of:=concat(&quot;https://dx.doi.org/&quot;; [.F257])" office:value-type="string" office:string-value="" calcext:value-type="error">
            <text:p>#NAME?</text:p>
          </table:table-cell>
          <table:table-cell table:style-name="ce35"/>
          <table:table-cell table:style-name="ce48" table:formula="of:=LOOKUP([.A257]; [$'Journal Lookup Tables'.$A$2:.$B$22])" office:value-type="float" office:value="1" calcext:value-type="float">
            <text:p>1</text:p>
          </table:table-cell>
          <table:table-cell table:style-name="ce48" table:formula="of:=LOOKUP([.A257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CFX Manager Softwar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5" calcext:value-type="float">
            <text:p>2015</text:p>
          </table:table-cell>
          <table:table-cell table:style-name="ce35" office:value-type="float" office:value="110" calcext:value-type="float">
            <text:p>11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340-2</text:p>
          </table:table-cell>
          <table:table-cell table:style-name="ce40" table:formula="of:=concat(&quot;https://dx.doi.org/&quot;; [.F258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second article from 2015 in Plant Viruses section</text:p>
          </table:table-cell>
          <table:table-cell table:style-name="ce48" table:formula="of:=LOOKUP([.A258]; [$'Journal Lookup Tables'.$A$2:.$B$22])" office:value-type="float" office:value="1" calcext:value-type="float">
            <text:p>1</text:p>
          </table:table-cell>
          <table:table-cell table:style-name="ce48" table:formula="of:=LOOKUP([.A258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6" calcext:value-type="float">
            <text:p>2016</text:p>
          </table:table-cell>
          <table:table-cell table:style-name="ce35" office:value-type="float" office:value="67" calcext:value-type="float">
            <text:p>67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5-0457-3</text:p>
          </table:table-cell>
          <table:table-cell table:style-name="ce40" table:formula="of:=concat(&quot;https://dx.doi.org/&quot;; [.F259])" office:value-type="string" office:string-value="" calcext:value-type="error">
            <text:p>#NAME?</text:p>
          </table:table-cell>
          <table:table-cell table:style-name="ce35" office:value-type="string" calcext:value-type="string">
            <text:p>NA</text:p>
          </table:table-cell>
          <table:table-cell table:style-name="ce48" table:formula="of:=LOOKUP([.A259]; [$'Journal Lookup Tables'.$A$2:.$B$22])" office:value-type="float" office:value="1" calcext:value-type="float">
            <text:p>1</text:p>
          </table:table-cell>
          <table:table-cell table:style-name="ce48" table:formula="of:=LOOKUP([.A259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Applied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MEGA, RDP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4" calcext:value-type="float">
            <text:p>2014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1743-422x-11-66</text:p>
          </table:table-cell>
          <table:table-cell table:style-name="ce40" table:formula="of:=concat(&quot;https://dx.doi.org/&quot;; [.F260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4 in Plant Viruses section</text:p>
          </table:table-cell>
          <table:table-cell table:style-name="ce48" table:formula="of:=LOOKUP([.A260]; [$'Journal Lookup Tables'.$A$2:.$B$22])" office:value-type="float" office:value="1" calcext:value-type="float">
            <text:p>1</text:p>
          </table:table-cell>
          <table:table-cell table:style-name="ce48" table:formula="of:=LOOKUP([.A260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PAUP, FigTree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7" calcext:value-type="float">
            <text:p>2017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string" calcext:value-type="string">
            <text:p>Emerson</text:p>
          </table:table-cell>
          <table:table-cell table:style-name="ce35" office:value-type="string" calcext:value-type="string">
            <text:p>10.1186/s12985-017-0803-8</text:p>
          </table:table-cell>
          <table:table-cell table:style-name="ce40" table:formula="of:=concat(&quot;https://dx.doi.org/&quot;; [.F261])" office:value-type="string" office:string-value="" calcext:value-type="error">
            <text:p>#NAME?</text:p>
          </table:table-cell>
          <table:table-cell table:style-name="ce35" office:value-type="string" calcext:value-type="string">
            <text:p>10th article of the year</text:p>
          </table:table-cell>
          <table:table-cell table:style-name="ce48" table:formula="of:=LOOKUP([.A261]; [$'Journal Lookup Tables'.$A$2:.$B$22])" office:value-type="float" office:value="1" calcext:value-type="float">
            <text:p>1</text:p>
          </table:table-cell>
          <table:table-cell table:style-name="ce48" table:formula="of:=LOOKUP([.A261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Biovenn</text:p>
          </table:table-cell>
          <table:table-cell table:number-columns-repeated="1007"/>
        </table:table-row>
        <table:table-row table:style-name="ro1">
          <table:table-cell table:style-name="ce35" office:value-type="string" calcext:value-type="string">
            <text:p>Virology Journal (Plant Viruses Section)</text:p>
          </table:table-cell>
          <table:table-cell table:style-name="ce35" office:value-type="string" calcext:value-type="string">
            <text:p>Virol J</text:p>
          </table:table-cell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string" calcext:value-type="string">
            <text:p>Emerson</text:p>
          </table:table-cell>
          <table:table-cell table:style-name="ce40" office:value-type="string" calcext:value-type="string">
            <text:p><text:a xlink:href="https://doi.org/10.1186/1743-422X-10-231" xlink:type="simple">10.1186/1743-422X-10-231</text:a></text:p>
          </table:table-cell>
          <table:table-cell table:style-name="ce40" table:formula="of:=concat(&quot;https://dx.doi.org/&quot;; [.F262])" office:value-type="string" office:string-value="" calcext:value-type="error">
            <text:p>#NAME?</text:p>
          </table:table-cell>
          <table:table-cell table:style-name="ce35" office:value-type="string" calcext:value-type="string">
            <text:p>Selected third article from 2013 in Plant Viruses section</text:p>
          </table:table-cell>
          <table:table-cell table:style-name="ce48" table:formula="of:=LOOKUP([.A262]; [$'Journal Lookup Tables'.$A$2:.$B$22])" office:value-type="float" office:value="1" calcext:value-type="float">
            <text:p>1</text:p>
          </table:table-cell>
          <table:table-cell table:style-name="ce48" table:formula="of:=LOOKUP([.A262]; [$'Journal Lookup Tables'.$F$2:.$G$22])" office:value-type="float" office:value="1" calcext:value-type="float">
            <text:p>1</text:p>
          </table:table-cell>
          <table:table-cell table:style-name="ce48" office:value-type="string" calcext:value-type="string">
            <text:p>Fundamental</text:p>
          </table:table-cell>
          <table:table-cell table:style-name="ce48" table:formula="of:=TRUE()" office:value-type="float" office:value="1" calcext:value-type="float">
            <text:p>1</text:p>
          </table:table-cell>
          <table:table-cell table:number-columns-repeated="3" table:style-name="ce48" office:value-type="string" calcext:value-type="string">
            <text:p>NA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465-4</text:p>
          </table:table-cell>
          <table:table-cell table:style-name="ce41" table:formula="of:=concat(&quot;https://dx.doi.org/&quot;; [.F26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3]; [$'Journal Lookup Tables'.$A$2:.$B$22])" office:value-type="string" office:string-value="BOTH" calcext:value-type="string">
            <text:p>BOTH</text:p>
          </table:table-cell>
          <table:table-cell table:style-name="ce49" table:formula="of:=LOOKUP([.A26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61-0</text:p>
          </table:table-cell>
          <table:table-cell table:style-name="ce41" table:formula="of:=concat(&quot;https://dx.doi.org/&quot;; [.F264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not applicable, selected first following plant pathology article</text:p>
          </table:table-cell>
          <table:table-cell table:style-name="ce49" table:formula="of:=LOOKUP([.A264]; [$'Journal Lookup Tables'.$A$2:.$B$22])" office:value-type="string" office:string-value="BOTH" calcext:value-type="string">
            <text:p>BOTH</text:p>
          </table:table-cell>
          <table:table-cell table:style-name="ce49" table:formula="of:=LOOKUP([.A26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iPhyClassifier, BioEdit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7-0532-x</text:p>
          </table:table-cell>
          <table:table-cell table:style-name="ce41" table:formula="of:=concat(&quot;https://dx.doi.org/&quot;; [.F26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5]; [$'Journal Lookup Tables'.$A$2:.$B$22])" office:value-type="string" office:string-value="BOTH" calcext:value-type="string">
            <text:p>BOTH</text:p>
          </table:table-cell>
          <table:table-cell table:style-name="ce49" table:formula="of:=LOOKUP([.A26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equence Scanner, MEGA, MAFFT, MrModeltest, MrBayes, PAUP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Australasian Plant Pathology</text:p>
          </table:table-cell>
          <table:table-cell table:style-name="ce36" office:value-type="string" calcext:value-type="string">
            <text:p>Australas Plant Path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3313-016-0458-8</text:p>
          </table:table-cell>
          <table:table-cell table:style-name="ce41" table:formula="of:=concat(&quot;https://dx.doi.org/&quot;; [.F26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66]; [$'Journal Lookup Tables'.$A$2:.$B$22])" office:value-type="string" office:string-value="BOTH" calcext:value-type="string">
            <text:p>BOTH</text:p>
          </table:table-cell>
          <table:table-cell table:style-name="ce49" table:formula="of:=LOOKUP([.A26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GenAlEx, Exce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8.1442370</text:p>
          </table:table-cell>
          <table:table-cell table:style-name="ce41" table:formula="of:=concat(&quot;https://dx.doi.org/&quot;; [.F26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67]; [$'Journal Lookup Tables'.$A$2:.$B$22])" office:value-type="string" office:string-value="BOTH" calcext:value-type="string">
            <text:p>BOTH</text:p>
          </table:table-cell>
          <table:table-cell table:style-name="ce49" table:formula="of:=LOOKUP([.A26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21044</text:p>
          </table:table-cell>
          <table:table-cell table:style-name="ce41" table:formula="of:=concat(&quot;https://dx.doi.org/&quot;; [.F268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268]; [$'Journal Lookup Tables'.$A$2:.$B$22])" office:value-type="string" office:string-value="BOTH" calcext:value-type="string">
            <text:p>BOTH</text:p>
          </table:table-cell>
          <table:table-cell table:style-name="ce49" table:formula="of:=LOOKUP([.A26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9.1641750</text:p>
          </table:table-cell>
          <table:table-cell table:style-name="ce41" table:formula="of:=concat(&quot;https://dx.doi.org/&quot;; [.F26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69]; [$'Journal Lookup Tables'.$A$2:.$B$22])" office:value-type="string" office:string-value="BOTH" calcext:value-type="string">
            <text:p>BOTH</text:p>
          </table:table-cell>
          <table:table-cell table:style-name="ce49" table:formula="of:=LOOKUP([.A26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04021</text:p>
          </table:table-cell>
          <table:table-cell table:style-name="ce41" table:formula="of:=concat(&quot;https://dx.doi.org/&quot;; [.F27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0]; [$'Journal Lookup Tables'.$A$2:.$B$22])" office:value-type="string" office:string-value="BOTH" calcext:value-type="string">
            <text:p>BOTH</text:p>
          </table:table-cell>
          <table:table-cell table:style-name="ce49" table:formula="of:=LOOKUP([.A27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anadian Journal of Plant Pathology</text:p>
          </table:table-cell>
          <table:table-cell table:style-name="ce36" office:value-type="string" calcext:value-type="string">
            <text:p>Can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80/07060661.2017.1336488</text:p>
          </table:table-cell>
          <table:table-cell table:style-name="ce41" table:formula="of:=concat(&quot;https://dx.doi.org/&quot;; [.F27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abstract, next sequential article selected</text:p>
          </table:table-cell>
          <table:table-cell table:style-name="ce49" table:formula="of:=LOOKUP([.A271]; [$'Journal Lookup Tables'.$A$2:.$B$22])" office:value-type="string" office:string-value="BOTH" calcext:value-type="string">
            <text:p>BOTH</text:p>
          </table:table-cell>
          <table:table-cell table:style-name="ce49" table:formula="of:=LOOKUP([.A27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string" calcext:value-type="string">
            <text:p>NA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7.10.001</text:p>
          </table:table-cell>
          <table:table-cell table:style-name="ce41" table:formula="of:=concat(&quot;https://dx.doi.org/&quot;; [.F27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2]; [$'Journal Lookup Tables'.$A$2:.$B$22])" office:value-type="string" office:string-value="BOTH" calcext:value-type="string">
            <text:p>BOTH</text:p>
          </table:table-cell>
          <table:table-cell table:style-name="ce49" table:formula="of:=LOOKUP([.A27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9.104942</text:p>
          </table:table-cell>
          <table:table-cell table:style-name="ce41" table:formula="of:=concat(&quot;https://dx.doi.org/&quot;; [.F27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0.</text:p>
          </table:table-cell>
          <table:table-cell table:style-name="ce49" table:formula="of:=LOOKUP([.A273]; [$'Journal Lookup Tables'.$A$2:.$B$22])" office:value-type="string" office:string-value="BOTH" calcext:value-type="string">
            <text:p>BOTH</text:p>
          </table:table-cell>
          <table:table-cell table:style-name="ce49" table:formula="of:=LOOKUP([.A27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Excel, PyroMark Assay Design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16/j.cropro.2020.105288" xlink:type="simple">Kaique</text:a></text:p>
          </table:table-cell>
          <table:table-cell table:style-name="ce41" office:value-type="string" calcext:value-type="string">
            <text:p><text:a xlink:href="https://doi.org/10.1016/j.cropro.2020.105288" xlink:type="simple">10.1016/j.cropro.2020.105288</text:a></text:p>
          </table:table-cell>
          <table:table-cell table:style-name="ce41" table:formula="of:=concat(&quot;https://dx.doi.org/&quot;; [.F274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Second research article for 2021.</text:p>
          </table:table-cell>
          <table:table-cell table:style-name="ce49" table:formula="of:=LOOKUP([.A274]; [$'Journal Lookup Tables'.$A$2:.$B$22])" office:value-type="string" office:string-value="BOTH" calcext:value-type="string">
            <text:p>BOTH</text:p>
          </table:table-cell>
          <table:table-cell table:style-name="ce49" table:formula="of:=LOOKUP([.A27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0">
          <table:table-cell table:style-name="ce36" office:value-type="string" calcext:value-type="string">
            <text:p>Crop Protection</text:p>
          </table:table-cell>
          <table:table-cell table:style-name="ce36" office:value-type="string" calcext:value-type="string">
            <text:p>Crop Prot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cropro.2016.10.012</text:p>
          </table:table-cell>
          <table:table-cell table:style-name="ce41" table:formula="of:=concat(&quot;https://dx.doi.org/&quot;; [.F27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article not applicable, selected first prior article that was plant pathology</text:p>
          </table:table-cell>
          <table:table-cell table:style-name="ce49" table:formula="of:=LOOKUP([.A275]; [$'Journal Lookup Tables'.$A$2:.$B$22])" office:value-type="string" office:string-value="BOTH" calcext:value-type="string">
            <text:p>BOTH</text:p>
          </table:table-cell>
          <table:table-cell table:style-name="ce49" table:formula="of:=LOOKUP([.A27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nfo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79-6</text:p>
          </table:table-cell>
          <table:table-cell table:style-name="ce41" table:formula="of:=concat(&quot;https://dx.doi.org/&quot;; [.F27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6]; [$'Journal Lookup Tables'.$A$2:.$B$22])" office:value-type="string" office:string-value="BOTH" calcext:value-type="string">
            <text:p>BOTH</text:p>
          </table:table-cell>
          <table:table-cell table:style-name="ce49" table:formula="of:=LOOKUP([.A276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8-1541-5</text:p>
          </table:table-cell>
          <table:table-cell table:style-name="ce41" table:formula="of:=concat(&quot;https://dx.doi.org/&quot;; [.F27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77]; [$'Journal Lookup Tables'.$A$2:.$B$22])" office:value-type="string" office:string-value="BOTH" calcext:value-type="string">
            <text:p>BOTH</text:p>
          </table:table-cell>
          <table:table-cell table:style-name="ce49" table:formula="of:=LOOKUP([.A277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XLSTA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European Journal of Plant Pathology</text:p>
          </table:table-cell>
          <table:table-cell table:style-name="ce36" office:value-type="string" calcext:value-type="string">
            <text:p>Eur 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658-016-0983-x</text:p>
          </table:table-cell>
          <table:table-cell table:style-name="ce41" table:formula="of:=concat(&quot;https://dx.doi.org/&quot;; [.F27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8]; [$'Journal Lookup Tables'.$A$2:.$B$22])" office:value-type="string" office:string-value="BOTH" calcext:value-type="string">
            <text:p>BOTH</text:p>
          </table:table-cell>
          <table:table-cell table:style-name="ce49" table:formula="of:=LOOKUP([.A27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PS Data Processing System, PeptideMass, SMART, SignalP, PSIPRED, Swiss-model, 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01</text:p>
          </table:table-cell>
          <table:table-cell table:style-name="ce41" table:formula="of:=concat(&quot;https://dx.doi.org/&quot;; [.F27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79]; [$'Journal Lookup Tables'.$A$2:.$B$22])" office:value-type="string" office:string-value="BOTH" calcext:value-type="string">
            <text:p>BOTH</text:p>
          </table:table-cell>
          <table:table-cell table:style-name="ce49" table:formula="of:=LOOKUP([.A279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81" calcext:value-type="float">
            <text:p>81</text:p>
          </table:table-cell>
          <table:table-cell table:style-name="ce41" office:value-type="string" calcext:value-type="string">
            <text:p><text:a xlink:href="https://doi.org/10.1111/efp.12468" xlink:type="simple">Kaique</text:a></text:p>
          </table:table-cell>
          <table:table-cell table:style-name="ce41" office:value-type="string" calcext:value-type="string">
            <text:p><text:a xlink:href="https://doi.org/10.1111/efp.12468" xlink:type="simple">10.1111/efp.12468</text:a></text:p>
          </table:table-cell>
          <table:table-cell table:style-name="ce41" table:formula="of:=concat(&quot;https://dx.doi.org/&quot;; [.F280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ntial numbering. First research article for 2019.</text:p>
          </table:table-cell>
          <table:table-cell table:style-name="ce49" table:formula="of:=LOOKUP([.A280]; [$'Journal Lookup Tables'.$A$2:.$B$22])" office:value-type="string" office:string-value="BOTH" calcext:value-type="string">
            <text:p>BOTH</text:p>
          </table:table-cell>
          <table:table-cell table:style-name="ce49" table:formula="of:=LOOKUP([.A28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MEGA, BioEdit, Clustal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Forest Pathology</text:p>
          </table:table-cell>
          <table:table-cell table:style-name="ce36" office:value-type="string" calcext:value-type="string">
            <text:p>Fores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efp.12313</text:p>
          </table:table-cell>
          <table:table-cell table:style-name="ce41" table:formula="of:=concat(&quot;https://dx.doi.org/&quot;; [.F28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1]; [$'Journal Lookup Tables'.$A$2:.$B$22])" office:value-type="string" office:string-value="BOTH" calcext:value-type="string">
            <text:p>BOTH</text:p>
          </table:table-cell>
          <table:table-cell table:style-name="ce49" table:formula="of:=LOOKUP([.A28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8-0765-8</text:p>
          </table:table-cell>
          <table:table-cell table:style-name="ce41" table:formula="of:=concat(&quot;https://dx.doi.org/&quot;; [.F28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2]; [$'Journal Lookup Tables'.$A$2:.$B$22])" office:value-type="string" office:string-value="BOTH" calcext:value-type="string">
            <text:p>BOTH</text:p>
          </table:table-cell>
          <table:table-cell table:style-name="ce49" table:formula="of:=LOOKUP([.A28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700-4</text:p>
          </table:table-cell>
          <table:table-cell table:style-name="ce41" table:formula="of:=concat(&quot;https://dx.doi.org/&quot;; [.F28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3]; [$'Journal Lookup Tables'.$A$2:.$B$22])" office:value-type="string" office:string-value="BOTH" calcext:value-type="string">
            <text:p>BOTH</text:p>
          </table:table-cell>
          <table:table-cell table:style-name="ce49" table:formula="of:=LOOKUP([.A28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, MEGA</text:p>
          </table:table-cell>
          <table:table-cell table:number-columns-repeated="1007"/>
        </table:table-row>
        <table:table-row table:style-name="ro5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21-00989-9</text:p>
          </table:table-cell>
          <table:table-cell table:style-name="ce41" table:formula="of:=concat(&quot;https://dx.doi.org/&quot;; [.F28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84]; [$'Journal Lookup Tables'.$A$2:.$B$22])" office:value-type="string" office:string-value="BOTH" calcext:value-type="string">
            <text:p>BOTH</text:p>
          </table:table-cell>
          <table:table-cell table:style-name="ce49" table:formula="of:=LOOKUP([.A28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General Plant Pathology</text:p>
          </table:table-cell>
          <table:table-cell table:style-name="ce36" office:value-type="string" calcext:value-type="string">
            <text:p>J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0327-017-0698-7</text:p>
          </table:table-cell>
          <table:table-cell table:style-name="ce41" table:formula="of:=concat(&quot;https://dx.doi.org/&quot;; [.F28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5]; [$'Journal Lookup Tables'.$A$2:.$B$22])" office:value-type="string" office:string-value="BOTH" calcext:value-type="string">
            <text:p>BOTH</text:p>
          </table:table-cell>
          <table:table-cell table:style-name="ce49" table:formula="of:=LOOKUP([.A28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5</text:p>
          </table:table-cell>
          <table:table-cell table:style-name="ce41" table:formula="of:=concat(&quot;https://dx.doi.org/&quot;; [.F28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6]; [$'Journal Lookup Tables'.$A$2:.$B$22])" office:value-type="string" office:string-value="BOTH" calcext:value-type="string">
            <text:p>BOTH</text:p>
          </table:table-cell>
          <table:table-cell table:style-name="ce49" table:formula="of:=LOOKUP([.A28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53</text:p>
          </table:table-cell>
          <table:table-cell table:style-name="ce41" table:formula="of:=concat(&quot;https://dx.doi.org/&quot;; [.F28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7]; [$'Journal Lookup Tables'.$A$2:.$B$22])" office:value-type="string" office:string-value="BOTH" calcext:value-type="string">
            <text:p>BOTH</text:p>
          </table:table-cell>
          <table:table-cell table:style-name="ce49" table:formula="of:=LOOKUP([.A28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</text:p>
          </table:table-cell>
          <table:table-cell table:number-columns-repeated="1007"/>
        </table:table-row>
        <table:table-row table:style-name="ro4">
          <table:table-cell table:style-name="ce36" office:value-type="string" calcext:value-type="string">
            <text:p>Journal of Phyto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jph.12666</text:p>
          </table:table-cell>
          <table:table-cell table:style-name="ce41" table:formula="of:=concat(&quot;https://dx.doi.org/&quot;; [.F28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88]; [$'Journal Lookup Tables'.$A$2:.$B$22])" office:value-type="string" office:string-value="BOTH" calcext:value-type="string">
            <text:p>BOTH</text:p>
          </table:table-cell>
          <table:table-cell table:style-name="ce49" table:formula="of:=LOOKUP([.A28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9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9-00390-8</text:p>
          </table:table-cell>
          <table:table-cell table:style-name="ce41" table:formula="of:=concat(&quot;https://dx.doi.org/&quot;; [.F289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article because page 103 was a methods paper</text:p>
          </table:table-cell>
          <table:table-cell table:style-name="ce49" table:formula="of:=LOOKUP([.A289]; [$'Journal Lookup Tables'.$A$2:.$B$22])" office:value-type="string" office:string-value="BOTH" calcext:value-type="string">
            <text:p>BOTH</text:p>
          </table:table-cell>
          <table:table-cell table:style-name="ce49" table:formula="of:=LOOKUP([.A28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8-8</text:p>
          </table:table-cell>
          <table:table-cell table:style-name="ce41" table:formula="of:=concat(&quot;https://dx.doi.org/&quot;; [.F290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0]; [$'Journal Lookup Tables'.$A$2:.$B$22])" office:value-type="string" office:string-value="BOTH" calcext:value-type="string">
            <text:p>BOTH</text:p>
          </table:table-cell>
          <table:table-cell table:style-name="ce49" table:formula="of:=LOOKUP([.A29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Journal of Plant Pathology</text:p>
          </table:table-cell>
          <table:table-cell table:style-name="ce36" office:value-type="string" calcext:value-type="string">
            <text:p>J Phyto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2161-018-0029-7</text:p>
          </table:table-cell>
          <table:table-cell table:style-name="ce41" table:formula="of:=concat(&quot;https://dx.doi.org/&quot;; [.F29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1]; [$'Journal Lookup Tables'.$A$2:.$B$22])" office:value-type="string" office:string-value="BOTH" calcext:value-type="string">
            <text:p>BOTH</text:p>
          </table:table-cell>
          <table:table-cell table:style-name="ce49" table:formula="of:=LOOKUP([.A29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,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mpp.12504</text:p>
          </table:table-cell>
          <table:table-cell table:style-name="ce41" table:formula="of:=concat(&quot;https://dx.doi.org/&quot;; [.F29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2]; [$'Journal Lookup Tables'.$A$2:.$B$22])" office:value-type="string" office:string-value="BOTH" calcext:value-type="string">
            <text:p>BOTH</text:p>
          </table:table-cell>
          <table:table-cell table:style-name="ce49" table:formula="of:=LOOKUP([.A29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2" calcext:value-type="float">
            <text:p>2</text:p>
          </table:table-cell>
          <table:table-cell table:style-name="ce41" office:value-type="string" calcext:value-type="string">
            <text:p><text:a xlink:href="https://doi.org/10.1111/mpp.12739" xlink:type="simple">Kaique</text:a></text:p>
          </table:table-cell>
          <table:table-cell table:style-name="ce41" office:value-type="string" calcext:value-type="string">
            <text:p><text:a xlink:href="https://doi.org/10.1111/mpp.12739" xlink:type="simple">10.1111/mpp.12739</text:a></text:p>
          </table:table-cell>
          <table:table-cell table:style-name="ce41" table:formula="of:=concat(&quot;https://dx.doi.org/&quot;; [.F293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applicable research article in this issue. Page 2 was general journal info, following articles were reviews.</text:p>
          </table:table-cell>
          <table:table-cell table:style-name="ce49" table:formula="of:=LOOKUP([.A293]; [$'Journal Lookup Tables'.$A$2:.$B$22])" office:value-type="string" office:string-value="BOTH" calcext:value-type="string">
            <text:p>BOTH</text:p>
          </table:table-cell>
          <table:table-cell table:style-name="ce49" table:formula="of:=LOOKUP([.A29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30" calcext:value-type="float">
            <text:p>30</text:p>
          </table:table-cell>
          <table:table-cell table:style-name="ce41" office:value-type="string" calcext:value-type="string">
            <text:p><text:a xlink:href="https://doi.org/10.1111/mpp.12878" xlink:type="simple">Kaique</text:a></text:p>
          </table:table-cell>
          <table:table-cell table:style-name="ce41" office:value-type="string" calcext:value-type="string">
            <text:p><text:a xlink:href="https://doi.org/10.1111/mpp.12878" xlink:type="simple">10.1111/mpp.12878</text:a></text:p>
          </table:table-cell>
          <table:table-cell table:style-name="ce41" table:formula="of:=concat(&quot;https://dx.doi.org/&quot;; [.F294])" office:value-type="string" office:string-value="" calcext:value-type="error">
            <text:p>#NAME?</text:p>
          </table:table-cell>
          <table:table-cell table:style-name="ce36" office:value-type="string" calcext:value-type="string">
            <text:p>PP30 is in article already assigned to Emerson, this is the next article</text:p>
          </table:table-cell>
          <table:table-cell table:style-name="ce49" table:formula="of:=LOOKUP([.A294]; [$'Journal Lookup Tables'.$A$2:.$B$22])" office:value-type="string" office:string-value="BOTH" calcext:value-type="string">
            <text:p>BOTH</text:p>
          </table:table-cell>
          <table:table-cell table:style-name="ce49" table:formula="of:=LOOKUP([.A29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Statistica, LinRegPCR, REST2009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 Pathology</text:p>
          </table:table-cell>
          <table:table-cell table:style-name="ce36" office:value-type="string" calcext:value-type="string">
            <text:p>Mol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84" calcext:value-type="float">
            <text:p>84</text:p>
          </table:table-cell>
          <table:table-cell table:style-name="ce41" office:value-type="string" calcext:value-type="string">
            <text:p><text:a xlink:href="https://doi.org/10.1111/mpp.12882" xlink:type="simple">Kaique</text:a></text:p>
          </table:table-cell>
          <table:table-cell table:style-name="ce41" office:value-type="string" calcext:value-type="string">
            <text:p><text:a xlink:href="https://doi.org/10.1111/mpp.12882" xlink:type="simple">10.1111/mpp.12882</text:a></text:p>
          </table:table-cell>
          <table:table-cell table:style-name="ce41" table:formula="of:=concat(&quot;https://dx.doi.org/&quot;; [.F29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5]; [$'Journal Lookup Tables'.$A$2:.$B$22])" office:value-type="string" office:string-value="BOTH" calcext:value-type="string">
            <text:p>BOTH</text:p>
          </table:table-cell>
          <table:table-cell table:style-name="ce49" table:formula="of:=LOOKUP([.A29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BLAST2GO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MPMI-07-17-0164-R</text:p>
          </table:table-cell>
          <table:table-cell table:style-name="ce41" table:formula="of:=concat(&quot;https://dx.doi.org/&quot;; [.F29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6]; [$'Journal Lookup Tables'.$A$2:.$B$22])" office:value-type="float" office:value="1" calcext:value-type="float">
            <text:p>1</text:p>
          </table:table-cell>
          <table:table-cell table:style-name="ce49" table:formula="of:=LOOKUP([.A29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Molecular Plant-Microbe Interactions</text:p>
          </table:table-cell>
          <table:table-cell table:style-name="ce36" office:value-type="string" calcext:value-type="string">
            <text:p>Mol Plant Micro In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9" calcext:value-type="float">
            <text:p>109</text:p>
          </table:table-cell>
          <table:table-cell table:style-name="ce41" office:value-type="string" calcext:value-type="string">
            <text:p><text:a xlink:href="https://doi.org/10.1094/MPMI-08-20-0227-R" xlink:type="simple">Kaique</text:a></text:p>
          </table:table-cell>
          <table:table-cell table:style-name="ce41" office:value-type="string" calcext:value-type="string">
            <text:p><text:a xlink:href="https://doi.org/10.1094/MPMI-08-20-0227-R" xlink:type="simple">10.1094/MPMI-08-20-0227-R</text:a></text:p>
          </table:table-cell>
          <table:table-cell table:style-name="ce41" table:formula="of:=concat(&quot;https://dx.doi.org/&quot;; [.F29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297]; [$'Journal Lookup Tables'.$A$2:.$B$22])" office:value-type="float" office:value="1" calcext:value-type="float">
            <text:p>1</text:p>
          </table:table-cell>
          <table:table-cell table:style-name="ce49" table:formula="of:=LOOKUP([.A29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27</text:p>
          </table:table-cell>
          <table:table-cell table:style-name="ce41" table:formula="of:=concat(&quot;https://dx.doi.org/&quot;; [.F29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8]; [$'Journal Lookup Tables'.$A$2:.$B$22])" office:value-type="string" office:string-value="BOTH" calcext:value-type="string">
            <text:p>BOTH</text:p>
          </table:table-cell>
          <table:table-cell table:style-name="ce49" table:formula="of:=LOOKUP([.A298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USCLE, MEGA, MrModeltest, MrBayes, TRACER, RaxmlGUI, g Dendroscope, CorelDRAW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2</text:p>
          </table:table-cell>
          <table:table-cell table:style-name="ce41" table:formula="of:=concat(&quot;https://dx.doi.org/&quot;; [.F29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299]; [$'Journal Lookup Tables'.$A$2:.$B$22])" office:value-type="string" office:string-value="BOTH" calcext:value-type="string">
            <text:p>BOTH</text:p>
          </table:table-cell>
          <table:table-cell table:style-name="ce49" table:formula="of:=LOOKUP([.A299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rBayes, TreeGraph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4" calcext:value-type="float">
            <text:p>104</text:p>
          </table:table-cell>
          <table:table-cell table:style-name="ce41" office:value-type="string" calcext:value-type="string">
            <text:p><text:a xlink:href="https://doi.org/10.1163/15685411-bja10032" xlink:type="simple">Kaique</text:a></text:p>
          </table:table-cell>
          <table:table-cell table:style-name="ce41" office:value-type="string" calcext:value-type="string">
            <text:p><text:a xlink:href="https://doi.org/10.1163/15685411-bja10032" xlink:type="simple">10.1163/15685411-bja10032</text:a></text:p>
          </table:table-cell>
          <table:table-cell table:style-name="ce41" table:formula="of:=concat(&quot;https://dx.doi.org/&quot;; [.F30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00]; [$'Journal Lookup Tables'.$A$2:.$B$22])" office:value-type="string" office:string-value="BOTH" calcext:value-type="string">
            <text:p>BOTH</text:p>
          </table:table-cell>
          <table:table-cell table:style-name="ce49" table:formula="of:=LOOKUP([.A300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Nemat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63/15685411-00003133</text:p>
          </table:table-cell>
          <table:table-cell table:style-name="ce41" table:formula="of:=concat(&quot;https://dx.doi.org/&quot;; [.F30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1]; [$'Journal Lookup Tables'.$A$2:.$B$22])" office:value-type="string" office:string-value="BOTH" calcext:value-type="string">
            <text:p>BOTH</text:p>
          </table:table-cell>
          <table:table-cell table:style-name="ce49" table:formula="of:=LOOKUP([.A301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6.12.004</text:p>
          </table:table-cell>
          <table:table-cell table:style-name="ce41" table:formula="of:=concat(&quot;https://dx.doi.org/&quot;; [.F30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2]; [$'Journal Lookup Tables'.$A$2:.$B$22])" office:value-type="string" office:string-value="BOTH" calcext:value-type="string">
            <text:p>BOTH</text:p>
          </table:table-cell>
          <table:table-cell table:style-name="ce49" table:formula="of:=LOOKUP([.A302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23" calcext:value-type="float">
            <text:p>123</text:p>
          </table:table-cell>
          <table:table-cell table:style-name="ce41" office:value-type="string" calcext:value-type="string">
            <text:p><text:a xlink:href="https://doi.org/10.1016/j.pmpp.2020.101562" xlink:type="simple">Kaique</text:a></text:p>
          </table:table-cell>
          <table:table-cell table:style-name="ce41" office:value-type="string" calcext:value-type="string">
            <text:p><text:a xlink:href="https://doi.org/10.1016/j.pmpp.2020.101562" xlink:type="simple">10.1016/j.pmpp.2020.101562</text:a></text:p>
          </table:table-cell>
          <table:table-cell table:style-name="ce41" table:formula="of:=concat(&quot;https://dx.doi.org/&quot;; [.F303])" office:value-type="string" office:string-value="" calcext:value-type="error">
            <text:p>#NAME?</text:p>
          </table:table-cell>
          <table:table-cell table:style-name="ce36" office:value-type="string" calcext:value-type="string">
            <text:p>Sequential numbering. Third research article for 2021.</text:p>
          </table:table-cell>
          <table:table-cell table:style-name="ce49" table:formula="of:=LOOKUP([.A303]; [$'Journal Lookup Tables'.$A$2:.$B$22])" office:value-type="string" office:string-value="BOTH" calcext:value-type="string">
            <text:p>BOTH</text:p>
          </table:table-cell>
          <table:table-cell table:style-name="ce49" table:formula="of:=LOOKUP([.A303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Image Master 2D Platinum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8.02.002</text:p>
          </table:table-cell>
          <table:table-cell table:style-name="ce41" table:formula="of:=concat(&quot;https://dx.doi.org/&quot;; [.F30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4]; [$'Journal Lookup Tables'.$A$2:.$B$22])" office:value-type="string" office:string-value="BOTH" calcext:value-type="string">
            <text:p>BOTH</text:p>
          </table:table-cell>
          <table:table-cell table:style-name="ce49" table:formula="of:=LOOKUP([.A304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siological and Molecular Plant Pathology</text:p>
          </table:table-cell>
          <table:table-cell table:style-name="ce36" office:value-type="string" calcext:value-type="string">
            <text:p>Physiol Mol Plant P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16/j.pmpp.2017.11.001</text:p>
          </table:table-cell>
          <table:table-cell table:style-name="ce41" table:formula="of:=concat(&quot;https://dx.doi.org/&quot;; [.F305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s part of a special issue about insects, next sequencial issue selected using the same page number</text:p>
          </table:table-cell>
          <table:table-cell table:style-name="ce49" table:formula="of:=LOOKUP([.A305]; [$'Journal Lookup Tables'.$A$2:.$B$22])" office:value-type="string" office:string-value="BOTH" calcext:value-type="string">
            <text:p>BOTH</text:p>
          </table:table-cell>
          <table:table-cell table:style-name="ce49" table:formula="of:=LOOKUP([.A305]; [$'Journal Lookup Tables'.$F$2:.$G$22])" office:value-type="float" office:value="2" calcext:value-type="float">
            <text:p>2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RING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7-0570-5</text:p>
          </table:table-cell>
          <table:table-cell table:style-name="ce41" table:formula="of:=concat(&quot;https://dx.doi.org/&quot;; [.F306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6]; [$'Journal Lookup Tables'.$A$2:.$B$22])" office:value-type="string" office:string-value="BOTH" calcext:value-type="string">
            <text:p>BOTH</text:p>
          </table:table-cell>
          <table:table-cell table:style-name="ce49" table:formula="of:=LOOKUP([.A306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2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0-00864-x</text:p>
          </table:table-cell>
          <table:table-cell table:style-name="ce41" table:formula="of:=concat(&quot;https://dx.doi.org/&quot;; [.F307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0.</text:p>
          </table:table-cell>
          <table:table-cell table:style-name="ce49" table:formula="of:=LOOKUP([.A307]; [$'Journal Lookup Tables'.$A$2:.$B$22])" office:value-type="string" office:string-value="BOTH" calcext:value-type="string">
            <text:p>BOTH</text:p>
          </table:table-cell>
          <table:table-cell table:style-name="ce49" table:formula="of:=LOOKUP([.A307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rism Windows</text:p>
          </table:table-cell>
          <table:table-cell table:number-columns-repeated="1007"/>
        </table:table-row>
        <table:table-row table:style-name="ro9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21-00902-2</text:p>
          </table:table-cell>
          <table:table-cell table:style-name="ce41" table:formula="of:=concat(&quot;https://dx.doi.org/&quot;; [.F308])" office:value-type="string" office:string-value="" calcext:value-type="error">
            <text:p>#NAME?</text:p>
          </table:table-cell>
          <table:table-cell table:style-name="ce36" office:value-type="string" calcext:value-type="string">
            <text:p>First plant disease article of 2021.</text:p>
          </table:table-cell>
          <table:table-cell table:style-name="ce49" table:formula="of:=LOOKUP([.A308]; [$'Journal Lookup Tables'.$A$2:.$B$22])" office:value-type="string" office:string-value="BOTH" calcext:value-type="string">
            <text:p>BOTH</text:p>
          </table:table-cell>
          <table:table-cell table:style-name="ce49" table:formula="of:=LOOKUP([.A30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D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rasitica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12600-018-0644-z</text:p>
          </table:table-cell>
          <table:table-cell table:style-name="ce41" table:formula="of:=concat(&quot;https://dx.doi.org/&quot;; [.F30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09]; [$'Journal Lookup Tables'.$A$2:.$B$22])" office:value-type="string" office:string-value="BOTH" calcext:value-type="string">
            <text:p>BOTH</text:p>
          </table:table-cell>
          <table:table-cell table:style-name="ce49" table:formula="of:=LOOKUP([.A30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32" calcext:value-type="float">
            <text:p>132</text:p>
          </table:table-cell>
          <table:table-cell table:style-name="ce41" office:value-type="string" calcext:value-type="string">
            <text:p><text:a xlink:href="https://doi.org/10.36253/phyto-12170" xlink:type="simple">Kaique</text:a></text:p>
          </table:table-cell>
          <table:table-cell table:style-name="ce41" office:value-type="string" calcext:value-type="string">
            <text:p><text:a xlink:href="https://doi.org/10.36253/phyto-12170" xlink:type="simple">10.36253/phyto-12170</text:a></text:p>
          </table:table-cell>
          <table:table-cell table:style-name="ce41" table:formula="of:=concat(&quot;https://dx.doi.org/&quot;; [.F31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0]; [$'Journal Lookup Tables'.$A$2:.$B$22])" office:value-type="float" office:value="1" calcext:value-type="float">
            <text:p>1</text:p>
          </table:table-cell>
          <table:table-cell table:style-name="ce49" table:formula="of:=LOOKUP([.A310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artan'18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1" calcext:value-type="float">
            <text:p>101</text:p>
          </table:table-cell>
          <table:table-cell table:style-name="ce41" office:value-type="string" calcext:value-type="string">
            <text:p><text:a xlink:href="https://doi.org/10.36253/phyto-12207" xlink:type="simple">Kaique</text:a></text:p>
          </table:table-cell>
          <table:table-cell table:style-name="ce41" office:value-type="string" calcext:value-type="string">
            <text:p><text:a xlink:href="https://doi.org/10.36253/phyto-12207" xlink:type="simple">10.36253/phyto-12207</text:a></text:p>
          </table:table-cell>
          <table:table-cell table:style-name="ce41" table:formula="of:=concat(&quot;https://dx.doi.org/&quot;; [.F311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1]; [$'Journal Lookup Tables'.$A$2:.$B$22])" office:value-type="float" office:value="1" calcext:value-type="float">
            <text:p>1</text:p>
          </table:table-cell>
          <table:table-cell table:style-name="ce49" table:formula="of:=LOOKUP([.A311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 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hytopathologia Mediterranea</text:p>
          </table:table-cell>
          <table:table-cell table:style-name="ce36" office:value-type="string" calcext:value-type="string">
            <text:p>Phytopathol Mediterr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36253/phyto-11821" xlink:type="simple">Kaique</text:a></text:p>
          </table:table-cell>
          <table:table-cell table:style-name="ce41" office:value-type="string" calcext:value-type="string">
            <text:p><text:a xlink:href="https://doi.org/10.36253/phyto-11821" xlink:type="simple">10.36253/phyto-11821</text:a></text:p>
          </table:table-cell>
          <table:table-cell table:style-name="ce41" table:formula="of:=concat(&quot;https://dx.doi.org/&quot;; [.F312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2]; [$'Journal Lookup Tables'.$A$2:.$B$22])" office:value-type="float" office:value="1" calcext:value-type="float">
            <text:p>1</text:p>
          </table:table-cell>
          <table:table-cell table:style-name="ce49" table:formula="of:=LOOKUP([.A312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4-16-0170-R</text:p>
          </table:table-cell>
          <table:table-cell table:style-name="ce41" table:formula="of:=concat(&quot;https://dx.doi.org/&quot;; [.F31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3]; [$'Journal Lookup Tables'.$A$2:.$B$22])" office:value-type="string" office:string-value="BOTH" calcext:value-type="string">
            <text:p>BOTH</text:p>
          </table:table-cell>
          <table:table-cell table:style-name="ce49" table:formula="of:=LOOKUP([.A31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YTO-03-17-0091-R</text:p>
          </table:table-cell>
          <table:table-cell table:style-name="ce41" table:formula="of:=concat(&quot;https://dx.doi.org/&quot;; [.F31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4]; [$'Journal Lookup Tables'.$A$2:.$B$22])" office:value-type="string" office:string-value="BOTH" calcext:value-type="string">
            <text:p>BOTH</text:p>
          </table:table-cell>
          <table:table-cell table:style-name="ce49" table:formula="of:=LOOKUP([.A31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hytopathology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108" calcext:value-type="float">
            <text:p>108</text:p>
          </table:table-cell>
          <table:table-cell table:style-name="ce41" office:value-type="string" calcext:value-type="string">
            <text:p><text:a xlink:href="https://doi.org/10.1094/PHYTO-06-20-0232-FI" xlink:type="simple">Kaique</text:a></text:p>
          </table:table-cell>
          <table:table-cell table:style-name="ce41" office:value-type="string" calcext:value-type="string">
            <text:p><text:a xlink:href="https://doi.org/10.1094/PHYTO-06-20-0232-FI" xlink:type="simple">10.1094/PHYTO-06-20-0232-FI</text:a></text:p>
          </table:table-cell>
          <table:table-cell table:style-name="ce41" table:formula="of:=concat(&quot;https://dx.doi.org/&quot;; [.F315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5]; [$'Journal Lookup Tables'.$A$2:.$B$22])" office:value-type="string" office:string-value="BOTH" calcext:value-type="string">
            <text:p>BOTH</text:p>
          </table:table-cell>
          <table:table-cell table:style-name="ce49" table:formula="of:=LOOKUP([.A31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02" calcext:value-type="float">
            <text:p>102</text:p>
          </table:table-cell>
          <table:table-cell table:style-name="ce41" office:value-type="string" calcext:value-type="string">
            <text:p><text:a xlink:href="https://doi.org/10.1094/PDIS-03-19-0484-RE" xlink:type="simple">Kaique</text:a></text:p>
          </table:table-cell>
          <table:table-cell table:style-name="ce41" office:value-type="string" calcext:value-type="string">
            <text:p><text:a xlink:href="https://doi.org/10.1094/PDIS-03-19-0484-RE" xlink:type="simple">10.1094/PDIS-03-19-0484-RE</text:a></text:p>
          </table:table-cell>
          <table:table-cell table:style-name="ce41" table:formula="of:=concat(&quot;https://dx.doi.org/&quot;; [.F316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16]; [$'Journal Lookup Tables'.$A$2:.$B$22])" office:value-type="string" office:string-value="BOTH" calcext:value-type="string">
            <text:p>BOTH</text:p>
          </table:table-cell>
          <table:table-cell table:style-name="ce49" table:formula="of:=LOOKUP([.A316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MAFFT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2-16-0144-RE</text:p>
          </table:table-cell>
          <table:table-cell table:style-name="ce41" table:formula="of:=concat(&quot;https://dx.doi.org/&quot;; [.F317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7]; [$'Journal Lookup Tables'.$A$2:.$B$22])" office:value-type="string" office:string-value="BOTH" calcext:value-type="string">
            <text:p>BOTH</text:p>
          </table:table-cell>
          <table:table-cell table:style-name="ce49" table:formula="of:=LOOKUP([.A317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, QGen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3-16-0332-RE</text:p>
          </table:table-cell>
          <table:table-cell table:style-name="ce41" table:formula="of:=concat(&quot;https://dx.doi.org/&quot;; [.F31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8]; [$'Journal Lookup Tables'.$A$2:.$B$22])" office:value-type="string" office:string-value="BOTH" calcext:value-type="string">
            <text:p>BOTH</text:p>
          </table:table-cell>
          <table:table-cell table:style-name="ce49" table:formula="of:=LOOKUP([.A318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MEGA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4-16-0527-RE</text:p>
          </table:table-cell>
          <table:table-cell table:style-name="ce41" table:formula="of:=concat(&quot;https://dx.doi.org/&quot;; [.F319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19]; [$'Journal Lookup Tables'.$A$2:.$B$22])" office:value-type="string" office:string-value="BOTH" calcext:value-type="string">
            <text:p>BOTH</text:p>
          </table:table-cell>
          <table:table-cell table:style-name="ce49" table:formula="of:=LOOKUP([.A319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Clustal, Treeview, 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Disease</text:p>
          </table:table-cell>
          <table:table-cell table:style-name="ce36" office:value-type="string" calcext:value-type="string">
            <text:p>Plant Di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DIS-01-17-0062-RE</text:p>
          </table:table-cell>
          <table:table-cell table:style-name="ce41" table:formula="of:=concat(&quot;https://dx.doi.org/&quot;; [.F320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rticle</text:p>
          </table:table-cell>
          <table:table-cell table:style-name="ce49" table:formula="of:=LOOKUP([.A320]; [$'Journal Lookup Tables'.$A$2:.$B$22])" office:value-type="string" office:string-value="BOTH" calcext:value-type="string">
            <text:p>BOTH</text:p>
          </table:table-cell>
          <table:table-cell table:style-name="ce49" table:formula="of:=LOOKUP([.A320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OPGENE, Arlequin, MULTILOCUS, STRUCTURE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1-18-0005-BR</text:p>
          </table:table-cell>
          <table:table-cell table:style-name="ce41" table:formula="of:=concat(&quot;https://dx.doi.org/&quot;; [.F321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1]; [$'Journal Lookup Tables'.$A$2:.$B$22])" office:value-type="string" office:string-value="BOTH" calcext:value-type="string">
            <text:p>BOTH</text:p>
          </table:table-cell>
          <table:table-cell table:style-name="ce49" table:formula="of:=LOOKUP([.A321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06-17-0034-RS</text:p>
          </table:table-cell>
          <table:table-cell table:style-name="ce41" table:formula="of:=concat(&quot;https://dx.doi.org/&quot;; [.F32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2]; [$'Journal Lookup Tables'.$A$2:.$B$22])" office:value-type="string" office:string-value="BOTH" calcext:value-type="string">
            <text:p>BOTH</text:p>
          </table:table-cell>
          <table:table-cell table:style-name="ce49" table:formula="of:=LOOKUP([.A322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igmaPlot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37" calcext:value-type="float">
            <text:p>37</text:p>
          </table:table-cell>
          <table:table-cell table:style-name="ce41" office:value-type="string" calcext:value-type="string">
            <text:p><text:a xlink:href="https://doi.org/10.1094/PHP-11-18-0075-RS" xlink:type="simple">Kaique</text:a></text:p>
          </table:table-cell>
          <table:table-cell table:style-name="ce41" office:value-type="string" calcext:value-type="string">
            <text:p><text:a xlink:href="https://doi.org/10.1094/PHP-11-18-0075-RS" xlink:type="simple">10.1094/PHP-11-18-0075-RS</text:a></text:p>
          </table:table-cell>
          <table:table-cell table:style-name="ce41" table:formula="of:=concat(&quot;https://dx.doi.org/&quot;; [.F323])" office:value-type="string" office:string-value="" calcext:value-type="error">
            <text:p>#NAME?</text:p>
          </table:table-cell>
          <table:table-cell table:style-name="ce36" office:value-type="string" calcext:value-type="string">
            <text:p>Page number was a first report. This is first research article.</text:p>
          </table:table-cell>
          <table:table-cell table:style-name="ce49" table:formula="of:=LOOKUP([.A323]; [$'Journal Lookup Tables'.$A$2:.$B$22])" office:value-type="string" office:string-value="BOTH" calcext:value-type="string">
            <text:p>BOTH</text:p>
          </table:table-cell>
          <table:table-cell table:style-name="ce49" table:formula="of:=LOOKUP([.A323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MEGA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126" calcext:value-type="float">
            <text:p>126</text:p>
          </table:table-cell>
          <table:table-cell table:style-name="ce41" office:value-type="string" calcext:value-type="string">
            <text:p><text:a xlink:href="https://doi.org/10.1094/PHP-11-18-0076-S" xlink:type="simple">Kaique</text:a></text:p>
          </table:table-cell>
          <table:table-cell table:style-name="ce41" office:value-type="string" calcext:value-type="string">
            <text:p><text:a xlink:href="https://doi.org/10.1094/PHP-11-18-0076-S" xlink:type="simple">10.1094/PHP-11-18-0076-S</text:a></text:p>
          </table:table-cell>
          <table:table-cell table:style-name="ce41" table:formula="of:=concat(&quot;https://dx.doi.org/&quot;; [.F324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4]; [$'Journal Lookup Tables'.$A$2:.$B$22])" office:value-type="string" office:string-value="BOTH" calcext:value-type="string">
            <text:p>BOTH</text:p>
          </table:table-cell>
          <table:table-cell table:style-name="ce49" table:formula="of:=LOOKUP([.A324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BLASTn</text:p>
          </table:table-cell>
          <table:table-cell table:number-columns-repeated="1007"/>
        </table:table-row>
        <table:table-row table:style-name="ro1">
          <table:table-cell table:number-columns-repeated="2" table:style-name="ce36" office:value-type="string" calcext:value-type="string">
            <text:p>Plant Health Progress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94/PHP-RS-16-0050</text:p>
          </table:table-cell>
          <table:table-cell table:style-name="ce41" table:formula="of:=concat(&quot;https://dx.doi.org/&quot;; [.F325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5]; [$'Journal Lookup Tables'.$A$2:.$B$22])" office:value-type="string" office:string-value="BOTH" calcext:value-type="string">
            <text:p>BOTH</text:p>
          </table:table-cell>
          <table:table-cell table:style-name="ce49" table:formula="of:=LOOKUP([.A325]; [$'Journal Lookup Tables'.$F$2:.$G$22])" office:value-type="float" office:value="2.5" calcext:value-type="float">
            <text:p>2.5</text:p>
          </table:table-cell>
          <table:table-cell table:style-name="ce49" office:value-type="string" calcext:value-type="string">
            <text:p>Applied</text:p>
          </table:table-cell>
          <table:table-cell table:number-columns-repeated="4" table:style-name="ce49" office:value-type="string" calcext:value-type="string">
            <text:p>NA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5</text:p>
          </table:table-cell>
          <table:table-cell table:style-name="ce41" table:formula="of:=concat(&quot;https://dx.doi.org/&quot;; [.F326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number a review, selected next available article</text:p>
          </table:table-cell>
          <table:table-cell table:style-name="ce49" table:formula="of:=LOOKUP([.A326]; [$'Journal Lookup Tables'.$A$2:.$B$22])" office:value-type="string" office:string-value="BOTH" calcext:value-type="string">
            <text:p>BOTH</text:p>
          </table:table-cell>
          <table:table-cell table:style-name="ce49" table:formula="of:=LOOKUP([.A32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1</text:p>
          </table:table-cell>
          <table:table-cell table:style-name="ce41" table:formula="of:=concat(&quot;https://dx.doi.org/&quot;; [.F327])" office:value-type="string" office:string-value="" calcext:value-type="error">
            <text:p>#NAME?</text:p>
          </table:table-cell>
          <table:table-cell table:style-name="ce36" office:value-type="string" calcext:value-type="string">
            <text:p>Original random page number included in previous article. Next sequential article selected</text:p>
          </table:table-cell>
          <table:table-cell table:style-name="ce49" table:formula="of:=LOOKUP([.A327]; [$'Journal Lookup Tables'.$A$2:.$B$22])" office:value-type="string" office:string-value="BOTH" calcext:value-type="string">
            <text:p>BOTH</text:p>
          </table:table-cell>
          <table:table-cell table:style-name="ce49" table:formula="of:=LOOKUP([.A32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TATISTIX, PAST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0</text:p>
          </table:table-cell>
          <table:table-cell table:style-name="ce41" table:formula="of:=concat(&quot;https://dx.doi.org/&quot;; [.F32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28]; [$'Journal Lookup Tables'.$A$2:.$B$22])" office:value-type="string" office:string-value="BOTH" calcext:value-type="string">
            <text:p>BOTH</text:p>
          </table:table-cell>
          <table:table-cell table:style-name="ce49" table:formula="of:=LOOKUP([.A328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51" calcext:value-type="float">
            <text:p>51</text:p>
          </table:table-cell>
          <table:table-cell table:style-name="ce41" office:value-type="string" calcext:value-type="string">
            <text:p><text:a xlink:href="https://doi.org/10.1111/ppa.13105" xlink:type="simple">Kaique</text:a></text:p>
          </table:table-cell>
          <table:table-cell table:style-name="ce41" office:value-type="string" calcext:value-type="string">
            <text:p><text:a xlink:href="https://doi.org/10.1111/ppa.13105" xlink:type="simple">10.1111/ppa.13105</text:a></text:p>
          </table:table-cell>
          <table:table-cell table:style-name="ce41" table:formula="of:=concat(&quot;https://dx.doi.org/&quot;; [.F329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29]; [$'Journal Lookup Tables'.$A$2:.$B$22])" office:value-type="string" office:string-value="BOTH" calcext:value-type="string">
            <text:p>BOTH</text:p>
          </table:table-cell>
          <table:table-cell table:style-name="ce49" table:formula="of:=LOOKUP([.A329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STAT, XLSTAT, ARCGI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35" calcext:value-type="float">
            <text:p>35</text:p>
          </table:table-cell>
          <table:table-cell table:style-name="ce41" office:value-type="string" calcext:value-type="string">
            <text:p><text:a xlink:href="https://doi.org/10.1111/ppa.13273" xlink:type="simple">Kaique</text:a></text:p>
          </table:table-cell>
          <table:table-cell table:style-name="ce41" office:value-type="string" calcext:value-type="string">
            <text:p><text:a xlink:href="https://doi.org/10.1111/ppa.13273" xlink:type="simple">10.1111/ppa.13273</text:a></text:p>
          </table:table-cell>
          <table:table-cell table:style-name="ce41" table:formula="of:=concat(&quot;https://dx.doi.org/&quot;; [.F330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0]; [$'Journal Lookup Tables'.$A$2:.$B$22])" office:value-type="string" office:string-value="BOTH" calcext:value-type="string">
            <text:p>BOTH</text:p>
          </table:table-cell>
          <table:table-cell table:style-name="ce49" table:formula="of:=LOOKUP([.A330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MEGA, STATISTICA , SPS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06</text:p>
          </table:table-cell>
          <table:table-cell table:style-name="ce41" table:formula="of:=concat(&quot;https://dx.doi.org/&quot;; [.F331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1]; [$'Journal Lookup Tables'.$A$2:.$B$22])" office:value-type="string" office:string-value="BOTH" calcext:value-type="string">
            <text:p>BOTH</text:p>
          </table:table-cell>
          <table:table-cell table:style-name="ce49" table:formula="of:=LOOKUP([.A331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POPULATIONS, R, POPGENE</text:p>
          </table:table-cell>
          <table:table-cell table:number-columns-repeated="1007"/>
        </table:table-row>
        <table:table-row table:style-name="ro2">
          <table:table-cell table:style-name="ce36" office:value-type="string" calcext:value-type="string">
            <text:p>Plant Pathology</text:p>
          </table:table-cell>
          <table:table-cell table:style-name="ce36" office:value-type="string" calcext:value-type="string">
            <text:p>Plant Path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11/ppa.12724</text:p>
          </table:table-cell>
          <table:table-cell table:style-name="ce41" table:formula="of:=concat(&quot;https://dx.doi.org/&quot;; [.F332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2]; [$'Journal Lookup Tables'.$A$2:.$B$22])" office:value-type="string" office:string-value="BOTH" calcext:value-type="string">
            <text:p>BOTH</text:p>
          </table:table-cell>
          <table:table-cell table:style-name="ce49" table:formula="of:=LOOKUP([.A332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STAN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Revista Mexicana de Fitopatología</text:p>
          </table:table-cell>
          <table:table-cell table:style-name="ce36" office:value-type="string" calcext:value-type="string">
            <text:p>Rev Mex Fitopatol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8781/R.MEX.FIT.1710-3</text:p>
          </table:table-cell>
          <table:table-cell table:style-name="ce41" table:formula="of:=concat(&quot;https://dx.doi.org/&quot;; [.F333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3]; [$'Journal Lookup Tables'.$A$2:.$B$22])" office:value-type="float" office:value="1" calcext:value-type="float">
            <text:p>1</text:p>
          </table:table-cell>
          <table:table-cell table:style-name="ce49" table:formula="of:=LOOKUP([.A333]; [$'Journal Lookup Tables'.$F$2:.$G$22])" office:value-type="float" office:value="0" calcext:value-type="float">
            <text:p>0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7" calcext:value-type="float">
            <text:p>201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6-0124-2</text:p>
          </table:table-cell>
          <table:table-cell table:style-name="ce41" table:formula="of:=concat(&quot;https://dx.doi.org/&quot;; [.F334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4]; [$'Journal Lookup Tables'.$A$2:.$B$22])" office:value-type="string" office:string-value="BOTH" calcext:value-type="string">
            <text:p>BOTH</text:p>
          </table:table-cell>
          <table:table-cell table:style-name="ce49" table:formula="of:=LOOKUP([.A334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Clusta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3-8</text:p>
          </table:table-cell>
          <table:table-cell table:style-name="ce41" table:formula="of:=concat(&quot;https://dx.doi.org/&quot;; [.F335])" office:value-type="string" office:string-value="" calcext:value-type="error">
            <text:p>#NAME?</text:p>
          </table:table-cell>
          <table:table-cell table:style-name="ce36" office:value-type="string" calcext:value-type="string">
            <text:p>Next paper was selected. This one is a review</text:p>
          </table:table-cell>
          <table:table-cell table:style-name="ce49" table:formula="of:=LOOKUP([.A335]; [$'Journal Lookup Tables'.$A$2:.$B$22])" office:value-type="string" office:string-value="BOTH" calcext:value-type="string">
            <text:p>BOTH</text:p>
          </table:table-cell>
          <table:table-cell table:style-name="ce49" table:formula="of:=LOOKUP([.A335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2"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R, GENODIVE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8-0266-5</text:p>
          </table:table-cell>
          <table:table-cell table:style-name="ce41" table:formula="of:=concat(&quot;https://dx.doi.org/&quot;; [.F336])" office:value-type="string" office:string-value="" calcext:value-type="error">
            <text:p>#NAME?</text:p>
          </table:table-cell>
          <table:table-cell table:style-name="ce36" office:value-type="string" calcext:value-type="string">
            <text:p>Since PP40 was duplicated, this is just the next article for 2019 after the first research article that was already assigned to Emerson</text:p>
          </table:table-cell>
          <table:table-cell table:style-name="ce49" table:formula="of:=LOOKUP([.A336]; [$'Journal Lookup Tables'.$A$2:.$B$22])" office:value-type="string" office:string-value="BOTH" calcext:value-type="string">
            <text:p>BOTH</text:p>
          </table:table-cell>
          <table:table-cell table:style-name="ce49" table:formula="of:=LOOKUP([.A336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number-columns-repeated="4"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Tropical Plant Pathology</text:p>
          </table:table-cell>
          <table:table-cell table:style-name="ce36" office:value-type="string" calcext:value-type="string">
            <text:p>Trop Plant Pathol</text:p>
          </table:table-cell>
          <table:table-cell table:style-name="ce36" office:value-type="float" office:value="2020" calcext:value-type="float">
            <text:p>2020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007/s40858-019-00324-w</text:p>
          </table:table-cell>
          <table:table-cell table:style-name="ce41" table:formula="of:=concat(&quot;https://dx.doi.org/&quot;; [.F337])" office:value-type="string" office:string-value="" calcext:value-type="error">
            <text:p>#NAME?</text:p>
          </table:table-cell>
          <table:table-cell table:style-name="ce36"/>
          <table:table-cell table:style-name="ce49" table:formula="of:=LOOKUP([.A337]; [$'Journal Lookup Tables'.$A$2:.$B$22])" office:value-type="string" office:string-value="BOTH" calcext:value-type="string">
            <text:p>BOTH</text:p>
          </table:table-cell>
          <table:table-cell table:style-name="ce49" table:formula="of:=LOOKUP([.A337]; [$'Journal Lookup Tables'.$F$2:.$G$22])" office:value-type="float" office:value="3" calcext:value-type="float">
            <text:p>3</text:p>
          </table:table-cell>
          <table:table-cell table:style-name="ce49" office:value-type="string" calcext:value-type="string">
            <text:p>Applied</text:p>
          </table:table-cell>
          <table:table-cell table:style-name="ce49" table:formula="of:=FALSE()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float" office:value="3" calcext:value-type="float">
            <text:p>3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Genes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8" calcext:value-type="float">
            <text:p>2018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8-0931-9</text:p>
          </table:table-cell>
          <table:table-cell table:style-name="ce41" table:formula="of:=concat(&quot;https://dx.doi.org/&quot;; [.F338])" office:value-type="string" office:string-value="" calcext:value-type="error">
            <text:p>#NAME?</text:p>
          </table:table-cell>
          <table:table-cell table:style-name="ce36" office:value-type="string" calcext:value-type="string">
            <text:p>NA</text:p>
          </table:table-cell>
          <table:table-cell table:style-name="ce49" table:formula="of:=LOOKUP([.A338]; [$'Journal Lookup Tables'.$A$2:.$B$22])" office:value-type="float" office:value="1" calcext:value-type="float">
            <text:p>1</text:p>
          </table:table-cell>
          <table:table-cell table:style-name="ce49" table:formula="of:=LOOKUP([.A338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string" calcext:value-type="string">
            <text:p>JmodelTest, FigTree, PhyML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19" calcext:value-type="float">
            <text:p>2019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19-1163-3</text:p>
          </table:table-cell>
          <table:table-cell table:style-name="ce41" table:formula="of:=concat(&quot;https://dx.doi.org/&quot;; [.F339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39]; [$'Journal Lookup Tables'.$A$2:.$B$22])" office:value-type="float" office:value="1" calcext:value-type="float">
            <text:p>1</text:p>
          </table:table-cell>
          <table:table-cell table:style-name="ce49" table:formula="of:=LOOKUP([.A339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NASP, MEGA, <text:s/>RDP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11-5</text:p>
          </table:table-cell>
          <table:table-cell table:style-name="ce41" table:formula="of:=concat(&quot;https://dx.doi.org/&quot;; [.F340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54 without going over</text:p>
          </table:table-cell>
          <table:table-cell table:style-name="ce49" table:formula="of:=LOOKUP([.A340]; [$'Journal Lookup Tables'.$A$2:.$B$22])" office:value-type="float" office:value="1" calcext:value-type="float">
            <text:p>1</text:p>
          </table:table-cell>
          <table:table-cell table:style-name="ce49" table:formula="of:=LOOKUP([.A340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PE150 bp, CLC Genomics Workbench 20, BLASTn, MUSCLE, SDT (Species Demarcation Tool)</text:p>
          </table:table-cell>
          <table:table-cell table:number-columns-repeated="1007"/>
        </table:table-row>
        <table:table-row table:style-name="ro1">
          <table:table-cell table:style-name="ce36" office:value-type="string" calcext:value-type="string">
            <text:p>Virology Journal (Plant Viruses Section)</text:p>
          </table:table-cell>
          <table:table-cell table:style-name="ce36" office:value-type="string" calcext:value-type="string">
            <text:p>Virol J</text:p>
          </table:table-cell>
          <table:table-cell table:style-name="ce36" office:value-type="float" office:value="2021" calcext:value-type="float">
            <text:p>2021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Kaique</text:p>
          </table:table-cell>
          <table:table-cell table:style-name="ce36" office:value-type="string" calcext:value-type="string">
            <text:p>10.1186/s12985-021-01535-x</text:p>
          </table:table-cell>
          <table:table-cell table:style-name="ce41" table:formula="of:=concat(&quot;https://dx.doi.org/&quot;; [.F341])" office:value-type="string" office:string-value="" calcext:value-type="error">
            <text:p>#NAME?</text:p>
          </table:table-cell>
          <table:table-cell table:style-name="ce36" office:value-type="string" calcext:value-type="string">
            <text:p>No page numbers, sequential article, this was closest to 92 without going over</text:p>
          </table:table-cell>
          <table:table-cell table:style-name="ce49" table:formula="of:=LOOKUP([.A341]; [$'Journal Lookup Tables'.$A$2:.$B$22])" office:value-type="float" office:value="1" calcext:value-type="float">
            <text:p>1</text:p>
          </table:table-cell>
          <table:table-cell table:style-name="ce49" table:formula="of:=LOOKUP([.A341]; [$'Journal Lookup Tables'.$F$2:.$G$22])" office:value-type="float" office:value="1" calcext:value-type="float">
            <text:p>1</text:p>
          </table:table-cell>
          <table:table-cell table:style-name="ce49" office:value-type="string" calcext:value-type="string">
            <text:p>Fundamental</text:p>
          </table:table-cell>
          <table:table-cell table:style-name="ce49" table:formula="of:=TRUE()" office:value-type="float" office:value="1" calcext:value-type="float">
            <text:p>1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<text:s/>SPAdes, MEGA 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2" calcext:value-type="float">
            <text:p>5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19-00676-6</text:p>
          </table:table-cell>
          <table:table-cell table:style-name="ce42" table:formula="of:=concat(&quot;https://dx.doi.org/&quot;; [.F342])" office:value-type="string" office:string-value="" calcext:value-type="error">
            <text:p>#NAME?</text:p>
          </table:table-cell>
          <table:table-cell table:style-name="ce13" office:value-type="string" calcext:value-type="string">
            <text:p>data for trees was deposited. Other data not availbe. Scored as 0.</text:p>
          </table:table-cell>
          <table:table-cell table:style-name="ce50" table:formula="of:=LOOKUP([.A342]; [$'Journal Lookup Tables'.$A$2:.$B$22])" office:value-type="string" office:string-value="BOTH" calcext:value-type="string">
            <text:p>BOTH</text:p>
          </table:table-cell>
          <table:table-cell table:style-name="ce50" table:formula="of:=LOOKUP([.A34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neious, Mega, MAFFT, Figtree, IQ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Australasian Plant Pathology</text:p>
          </table:table-cell>
          <table:table-cell table:style-name="ce13" office:value-type="string" calcext:value-type="string">
            <text:p>Australas Plant Path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64" calcext:value-type="float">
            <text:p>6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3313-020-00737-1</text:p>
          </table:table-cell>
          <table:table-cell table:style-name="ce42" table:formula="of:=concat(&quot;https://dx.doi.org/&quot;; [.F34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3]; [$'Journal Lookup Tables'.$A$2:.$B$22])" office:value-type="string" office:string-value="BOTH" calcext:value-type="string">
            <text:p>BOTH</text:p>
          </table:table-cell>
          <table:table-cell table:style-name="ce50" table:formula="of:=LOOKUP([.A34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antiSMASH, Geneiou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080/07060661.2018.1513074" xlink:type="simple">Nik</text:a></text:p>
          </table:table-cell>
          <table:table-cell table:style-name="ce30" office:value-type="string" calcext:value-type="string">
            <text:p><text:a xlink:href="https://doi.org/10.1080/07060661.2018.1513074" xlink:type="simple">10.1080/07060661.2018.1513074</text:a></text:p>
          </table:table-cell>
          <table:table-cell table:style-name="ce30" table:formula="of:=concat(&quot;https://dx.doi.org/&quot;; [.F344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is a disease report. This is the immediate prior article</text:p>
          </table:table-cell>
          <table:table-cell table:style-name="ce50" table:formula="of:=LOOKUP([.A344]; [$'Journal Lookup Tables'.$A$2:.$B$22])" office:value-type="string" office:string-value="BOTH" calcext:value-type="string">
            <text:p>BOTH</text:p>
          </table:table-cell>
          <table:table-cell table:style-name="ce50" table:formula="of:=LOOKUP([.A34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rimer Premie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anadian Journal of Plant Pathology</text:p>
          </table:table-cell>
          <table:table-cell table:style-name="ce38" office:value-type="string" calcext:value-type="string">
            <text:p>Can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6" calcext:value-type="float">
            <text:p>106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80/07060661.2020.1745892</text:p>
          </table:table-cell>
          <table:table-cell table:style-name="ce44" table:formula="of:=concat(&quot;https://dx.doi.org/&quot;; [.F34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5]; [$'Journal Lookup Tables'.$A$2:.$B$22])" office:value-type="string" office:string-value="BOTH" calcext:value-type="string">
            <text:p>BOTH</text:p>
          </table:table-cell>
          <table:table-cell table:style-name="ce50" table:formula="of:=LOOKUP([.A345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82" calcext:value-type="float">
            <text:p>82</text:p>
          </table:table-cell>
          <table:table-cell table:style-name="ce42" office:value-type="string" calcext:value-type="string">
            <text:p><text:a xlink:href="https://doi.org/10.1016/j.cropro.2020.105348" xlink:type="simple">Nik</text:a></text:p>
          </table:table-cell>
          <table:table-cell table:style-name="ce30" office:value-type="string" calcext:value-type="string">
            <office:annotation draw:style-name="gr14" draw:text-style-name="P2" svg:width="16.639cm" svg:height="1.507cm" svg:x="21.981cm" svg:y="172.393cm" draw:caption-point-x="-0.406cm" draw:caption-point-y="-0.811cm">
              <dc:date>2022-05-04T00:00:00</dc:date>
              <text:p text:style-name="P1"><text:span text:style-name="T1">New plant pathology applicable article</text:span></text:p>
              <text:p text:style-name="P1"><text:span text:style-name="T1"><text:tab/></text:span><text:span text:style-name="T1">-Adam H. Sparks</text:span></text:p>
            </office:annotation>
            <text:p><text:a xlink:href="https://doi.org/10.1016/j.cropro.2020.105365" xlink:type="simple">10.1016/j.cropro.2020.105365</text:a></text:p>
          </table:table-cell>
          <table:table-cell table:style-name="ce44" table:formula="of:=concat(&quot;https://dx.doi.org/&quot;; [.F346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article that was not already assigned that is a plant pathology article..</text:p>
          </table:table-cell>
          <table:table-cell table:style-name="ce50" table:formula="of:=LOOKUP([.A346]; [$'Journal Lookup Tables'.$A$2:.$B$22])" office:value-type="string" office:string-value="BOTH" calcext:value-type="string">
            <text:p>BOTH</text:p>
          </table:table-cell>
          <table:table-cell table:style-name="ce50" table:formula="of:=LOOKUP([.A346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DNA dragon, MrMODELTEST, MrBayes, FigTree, Coreldraw, Minitab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18" calcext:value-type="float">
            <text:p>118</text:p>
          </table:table-cell>
          <table:table-cell table:style-name="ce42" office:value-type="string" calcext:value-type="string">
            <text:p><text:a xlink:href="https://doi.org/10.1016/j.cropro.2019.104946" xlink:type="simple">Nik</text:a></text:p>
          </table:table-cell>
          <table:table-cell table:style-name="ce30" office:value-type="string" calcext:value-type="string">
            <text:p><text:a xlink:href="https://doi.org/10.1016/j.cropro.2019.104946" xlink:type="simple">10.1016/j.cropro.2019.104946</text:a></text:p>
          </table:table-cell>
          <table:table-cell table:style-name="ce44" table:formula="of:=concat(&quot;https://dx.doi.org/&quot;; [.F347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First research article for 2020.</text:p>
          </table:table-cell>
          <table:table-cell table:style-name="ce50" table:formula="of:=LOOKUP([.A347]; [$'Journal Lookup Tables'.$A$2:.$B$22])" office:value-type="string" office:string-value="BOTH" calcext:value-type="string">
            <text:p>BOTH</text:p>
          </table:table-cell>
          <table:table-cell table:style-name="ce50" table:formula="of:=LOOKUP([.A347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iPhyClassifier, MEG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Crop Protection</text:p>
          </table:table-cell>
          <table:table-cell table:style-name="ce38" office:value-type="string" calcext:value-type="string">
            <text:p>Crop Prot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016/j.cropro.2020.105302" xlink:type="simple">Nik</text:a></text:p>
          </table:table-cell>
          <table:table-cell table:style-name="ce30" office:value-type="string" calcext:value-type="string">
            <text:p><text:a xlink:href="https://doi.org/10.1016/j.cropro.2020.105302" xlink:type="simple">10.1016/j.cropro.2020.105302</text:a></text:p>
          </table:table-cell>
          <table:table-cell table:style-name="ce44" table:formula="of:=concat(&quot;https://dx.doi.org/&quot;; [.F348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Third research article for 2021.</text:p>
          </table:table-cell>
          <table:table-cell table:style-name="ce50" table:formula="of:=LOOKUP([.A348]; [$'Journal Lookup Tables'.$A$2:.$B$22])" office:value-type="string" office:string-value="BOTH" calcext:value-type="string">
            <text:p>BOTH</text:p>
          </table:table-cell>
          <table:table-cell table:style-name="ce50" table:formula="of:=LOOKUP([.A348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45" calcext:value-type="float">
            <text:p>145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18-1548-y</text:p>
          </table:table-cell>
          <table:table-cell table:style-name="ce44" table:formula="of:=concat(&quot;https://dx.doi.org/&quot;; [.F34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49]; [$'Journal Lookup Tables'.$A$2:.$B$22])" office:value-type="string" office:string-value="BOTH" calcext:value-type="string">
            <text:p>BOTH</text:p>
          </table:table-cell>
          <table:table-cell table:style-name="ce50" table:formula="of:=LOOKUP([.A349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Excel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2" calcext:value-type="float">
            <text:p>32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33-3</text:p>
          </table:table-cell>
          <table:table-cell table:style-name="ce44" table:formula="of:=concat(&quot;https://dx.doi.org/&quot;; [.F35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0]; [$'Journal Lookup Tables'.$A$2:.$B$22])" office:value-type="string" office:string-value="BOTH" calcext:value-type="string">
            <text:p>BOTH</text:p>
          </table:table-cell>
          <table:table-cell table:style-name="ce50" table:formula="of:=LOOKUP([.A350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hromas Pro, Genetyx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European Journal of Plant Pathology</text:p>
          </table:table-cell>
          <table:table-cell table:style-name="ce38" office:value-type="string" calcext:value-type="string">
            <text:p>Eur J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57" calcext:value-type="float">
            <text:p>5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658-020-02140-4</text:p>
          </table:table-cell>
          <table:table-cell table:style-name="ce44" table:formula="of:=concat(&quot;https://dx.doi.org/&quot;; [.F351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1]; [$'Journal Lookup Tables'.$A$2:.$B$22])" office:value-type="string" office:string-value="BOTH" calcext:value-type="string">
            <text:p>BOTH</text:p>
          </table:table-cell>
          <table:table-cell table:style-name="ce50" table:formula="of:=LOOKUP([.A35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BioEdit , 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Forest Pathology</text:p>
          </table:table-cell>
          <table:table-cell table:style-name="ce38" office:value-type="string" calcext:value-type="string">
            <text:p>Forest 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5" calcext:value-type="float">
            <text:p>105</text:p>
          </table:table-cell>
          <table:table-cell table:style-name="ce42" office:value-type="string" calcext:value-type="string">
            <text:p><text:a xlink:href="https://doi.org/10.1111/efp.12471" xlink:type="simple">Nik</text:a></text:p>
          </table:table-cell>
          <table:table-cell table:style-name="ce30" office:value-type="string" calcext:value-type="string">
            <text:p><text:a xlink:href="https://doi.org/10.1111/efp.12471" xlink:type="simple">10.1111/efp.12471</text:a></text:p>
          </table:table-cell>
          <table:table-cell table:style-name="ce44" table:formula="of:=concat(&quot;https://dx.doi.org/&quot;; [.F352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econd research article for 2019.</text:p>
          </table:table-cell>
          <table:table-cell table:style-name="ce50" table:formula="of:=LOOKUP([.A352]; [$'Journal Lookup Tables'.$A$2:.$B$22])" office:value-type="string" office:string-value="BOTH" calcext:value-type="string">
            <text:p>BOTH</text:p>
          </table:table-cell>
          <table:table-cell table:style-name="ce50" table:formula="of:=LOOKUP([.A352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equencher, MAFFT, Bioedit, MrBayes, MrBayes, FigTree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54" calcext:value-type="float">
            <text:p>54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883-5</text:p>
          </table:table-cell>
          <table:table-cell table:style-name="ce44" table:formula="of:=concat(&quot;https://dx.doi.org/&quot;; [.F353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3]; [$'Journal Lookup Tables'.$A$2:.$B$22])" office:value-type="string" office:string-value="BOTH" calcext:value-type="string">
            <text:p>BOTH</text:p>
          </table:table-cell>
          <table:table-cell table:style-name="ce50" table:formula="of:=LOOKUP([.A35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General Plant Pathology</text:p>
          </table:table-cell>
          <table:table-cell table:style-name="ce38" office:value-type="string" calcext:value-type="string">
            <text:p>J Plant 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0" calcext:value-type="float">
            <text:p>12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10327-019-00902-5</text:p>
          </table:table-cell>
          <table:table-cell table:style-name="ce44" table:formula="of:=concat(&quot;https://dx.doi.org/&quot;; [.F35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4]; [$'Journal Lookup Tables'.$A$2:.$B$22])" office:value-type="string" office:string-value="BOTH" calcext:value-type="string">
            <text:p>BOTH</text:p>
          </table:table-cell>
          <table:table-cell table:style-name="ce50" table:formula="of:=LOOKUP([.A354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tatistix, MEGA, MrBayes, PartitionFinder, 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hyto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32" calcext:value-type="float">
            <text:p>32</text:p>
          </table:table-cell>
          <table:table-cell table:style-name="ce42" office:value-type="string" calcext:value-type="string">
            <text:p><text:a xlink:href="https://doi.org/10.1111/jph.12770" xlink:type="simple">Nik</text:a></text:p>
          </table:table-cell>
          <table:table-cell table:style-name="ce30" office:value-type="string" calcext:value-type="string">
            <text:p><text:a xlink:href="https://doi.org/10.1111/jph.12770" xlink:type="simple">10.1111/jph.12770</text:a></text:p>
          </table:table-cell>
          <table:table-cell table:style-name="ce44" table:formula="of:=concat(&quot;https://dx.doi.org/&quot;; [.F355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5]; [$'Journal Lookup Tables'.$A$2:.$B$22])" office:value-type="string" office:string-value="BOTH" calcext:value-type="string">
            <text:p>BOTH</text:p>
          </table:table-cell>
          <table:table-cell table:style-name="ce50" table:formula="of:=LOOKUP([.A355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vsp, ntsyspc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00" calcext:value-type="float">
            <text:p>100</text:p>
          </table:table-cell>
          <table:table-cell table:style-name="ce42" office:value-type="string" calcext:value-type="string">
            <text:p><text:a xlink:href="https://doi.org/10.1111/jph.12779" xlink:type="simple">Nik</text:a></text:p>
          </table:table-cell>
          <table:table-cell table:style-name="ce30" office:value-type="string" calcext:value-type="string">
            <text:p><text:a xlink:href="https://doi.org/10.1111/jph.12779" xlink:type="simple">10.1111/jph.12779</text:a></text:p>
          </table:table-cell>
          <table:table-cell table:style-name="ce44" table:formula="of:=concat(&quot;https://dx.doi.org/&quot;; [.F356])" office:value-type="string" office:string-value="" calcext:value-type="error">
            <text:p>#NAME?</text:p>
          </table:table-cell>
          <table:table-cell table:style-name="ce13" office:value-type="string" calcext:value-type="string">
            <text:p>PP100 is in article already assigned to Emerson, this is the next research article</text:p>
          </table:table-cell>
          <table:table-cell table:style-name="ce50" table:formula="of:=LOOKUP([.A356]; [$'Journal Lookup Tables'.$A$2:.$B$22])" office:value-type="string" office:string-value="BOTH" calcext:value-type="string">
            <text:p>BOTH</text:p>
          </table:table-cell>
          <table:table-cell table:style-name="ce50" table:formula="of:=LOOKUP([.A356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tsyspc, Genepop, MULTILOCUS, STRUCTURE, ARLEQUIN, Mega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11/jph.12777" xlink:type="simple">Nik</text:a></text:p>
          </table:table-cell>
          <table:table-cell table:style-name="ce30" office:value-type="string" calcext:value-type="string">
            <text:p><text:a xlink:href="https://doi.org/10.1111/jph.12777" xlink:type="simple">10.1111/jph.12777</text:a></text:p>
          </table:table-cell>
          <table:table-cell table:style-name="ce44" table:formula="of:=concat(&quot;https://dx.doi.org/&quot;; [.F357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7]; [$'Journal Lookup Tables'.$A$2:.$B$22])" office:value-type="string" office:string-value="BOTH" calcext:value-type="string">
            <text:p>BOTH</text:p>
          </table:table-cell>
          <table:table-cell table:style-name="ce50" table:formula="of:=LOOKUP([.A357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Bioedit, SPS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" calcext:value-type="float">
            <text:p>6</text:p>
          </table:table-cell>
          <table:table-cell table:style-name="ce42" office:value-type="string" calcext:value-type="string">
            <text:p><text:a xlink:href="https://doi.org/10.1111/jph.12862" xlink:type="simple">Nik</text:a></text:p>
          </table:table-cell>
          <table:table-cell table:style-name="ce30" office:value-type="string" calcext:value-type="string">
            <text:p><text:a xlink:href="https://doi.org/10.1111/jph.12862" xlink:type="simple">10.1111/jph.12862</text:a></text:p>
          </table:table-cell>
          <table:table-cell table:style-name="ce44" table:formula="of:=concat(&quot;https://dx.doi.org/&quot;; [.F358])" office:value-type="string" office:string-value="" calcext:value-type="error">
            <text:p>#NAME?</text:p>
          </table:table-cell>
          <table:table-cell table:style-name="ce13" office:value-type="string" calcext:value-type="string">
            <text:p>PP6 was a review. This is second research article.</text:p>
          </table:table-cell>
          <table:table-cell table:style-name="ce50" table:formula="of:=LOOKUP([.A358]; [$'Journal Lookup Tables'.$A$2:.$B$22])" office:value-type="string" office:string-value="BOTH" calcext:value-type="string">
            <text:p>BOTH</text:p>
          </table:table-cell>
          <table:table-cell table:style-name="ce50" table:formula="of:=LOOKUP([.A358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axML, BEAST , Figtree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Journal of Plant Pathology</text:p>
          </table:table-cell>
          <table:table-cell table:style-name="ce38" office:value-type="string" calcext:value-type="string">
            <text:p>J Phytopath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8" calcext:value-type="float">
            <text:p>128</text:p>
          </table:table-cell>
          <table:table-cell table:style-name="ce42" office:value-type="string" calcext:value-type="string">
            <text:p><text:a xlink:href="https://doi.org/10.1111/jph.12876" xlink:type="simple">Nik</text:a></text:p>
          </table:table-cell>
          <table:table-cell table:style-name="ce30" office:value-type="string" calcext:value-type="string">
            <text:p><text:a xlink:href="https://doi.org/10.1111/jph.12876" xlink:type="simple">10.1111/jph.12876</text:a></text:p>
          </table:table-cell>
          <table:table-cell table:style-name="ce44" table:formula="of:=concat(&quot;https://dx.doi.org/&quot;; [.F359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59]; [$'Journal Lookup Tables'.$A$2:.$B$22])" office:value-type="string" office:string-value="BOTH" calcext:value-type="string">
            <text:p>BOTH</text:p>
          </table:table-cell>
          <table:table-cell table:style-name="ce50" table:formula="of:=LOOKUP([.A359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PowerMarker, Darwin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Molecular Plant-Microbe Interactions</text:p>
          </table:table-cell>
          <table:table-cell table:style-name="ce13" office:value-type="string" calcext:value-type="string">
            <text:p>Mol Plant Micro In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44" calcext:value-type="float">
            <text:p>44</text:p>
          </table:table-cell>
          <table:table-cell table:style-name="ce42" office:value-type="string" calcext:value-type="string">
            <text:p><text:a xlink:href="https://doi.org/10.1094/MPMI-06-20-0164-R" xlink:type="simple">Nik</text:a></text:p>
          </table:table-cell>
          <table:table-cell table:style-name="ce30" office:value-type="string" calcext:value-type="string">
            <text:p><text:a xlink:href="https://doi.org/10.1094/MPMI-06-20-0164-R" xlink:type="simple">10.1094/MPMI-06-20-0164-R</text:a></text:p>
          </table:table-cell>
          <table:table-cell table:style-name="ce44" table:formula="of:=concat(&quot;https://dx.doi.org/&quot;; [.F36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0]; [$'Journal Lookup Tables'.$A$2:.$B$22])" office:value-type="float" office:value="1" calcext:value-type="float">
            <text:p>1</text:p>
          </table:table-cell>
          <table:table-cell table:style-name="ce50" table:formula="of:=LOOKUP([.A360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, FastANI, Get_homologs, autoMLSA, IQTREE, FigTree, GATK, BWA, Picard tools, vcftools, SnpEff, lastz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38" calcext:value-type="float">
            <text:p>138</text:p>
          </table:table-cell>
          <table:table-cell table:style-name="ce42" office:value-type="string" calcext:value-type="string">
            <text:p><text:a xlink:href="https://doi.org/10.1163/15685411-00003203" xlink:type="simple">Nik</text:a></text:p>
          </table:table-cell>
          <table:table-cell table:style-name="ce30" office:value-type="string" calcext:value-type="string">
            <text:p><text:a xlink:href="https://doi.org/10.1163/15685411-00003203" xlink:type="simple">10.1163/15685411-00003203</text:a></text:p>
          </table:table-cell>
          <table:table-cell table:style-name="ce44" table:formula="of:=concat(&quot;https://dx.doi.org/&quot;; [.F361])" office:value-type="string" office:string-value="" calcext:value-type="error">
            <text:p>#NAME?</text:p>
          </table:table-cell>
          <table:table-cell table:style-name="ce13" office:value-type="string" calcext:value-type="string">
            <text:p>PP138 was additional information on a junior synonym for a species name. This is the second plant pathology research article following.</text:p>
          </table:table-cell>
          <table:table-cell table:style-name="ce50" table:formula="of:=LOOKUP([.A361]; [$'Journal Lookup Tables'.$A$2:.$B$22])" office:value-type="string" office:string-value="BOTH" calcext:value-type="string">
            <text:p>BOTH</text:p>
          </table:table-cell>
          <table:table-cell table:style-name="ce50" table:formula="of:=LOOKUP([.A361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<text:span text:style-name="T2">CorelDRAW, </text:span><text:span text:style-name="T3">MAFFT, MrModeltest, MrBayes, Tracer, RaxmlGUI , Dendroscope</text:span>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Nematology</text:p>
          </table:table-cell>
          <table:table-cell table:style-name="ce38" office:value-type="string" calcext:value-type="string">
            <text:p>Nematology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29" calcext:value-type="float">
            <text:p>129</text:p>
          </table:table-cell>
          <table:table-cell table:style-name="ce42" office:value-type="string" calcext:value-type="string">
            <text:p><text:a xlink:href="https://doi.org/10.1163/15685411-00003297" xlink:type="simple">Nik</text:a></text:p>
          </table:table-cell>
          <table:table-cell table:style-name="ce30" office:value-type="string" calcext:value-type="string">
            <text:p><text:a xlink:href="https://doi.org/10.1163/15685411-00003297" xlink:type="simple">10.1163/15685411-00003297</text:a></text:p>
          </table:table-cell>
          <table:table-cell table:style-name="ce44" table:formula="of:=concat(&quot;https://dx.doi.org/&quot;; [.F362])" office:value-type="string" office:string-value="" calcext:value-type="error">
            <text:p>#NAME?</text:p>
          </table:table-cell>
          <table:table-cell table:style-name="ce13" office:value-type="string" calcext:value-type="string">
            <text:p>PP129 was characterisation. This is the first research article following.</text:p>
          </table:table-cell>
          <table:table-cell table:style-name="ce50" table:formula="of:=LOOKUP([.A362]; [$'Journal Lookup Tables'.$A$2:.$B$22])" office:value-type="string" office:string-value="BOTH" calcext:value-type="string">
            <text:p>BOTH</text:p>
          </table:table-cell>
          <table:table-cell table:style-name="ce50" table:formula="of:=LOOKUP([.A362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lCompar, PERMTEST, R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hysiological and Molecular Plant Pathology</text:p>
          </table:table-cell>
          <table:table-cell table:style-name="ce38" office:value-type="string" calcext:value-type="string">
            <text:p>Physiol Mol Plant P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132" calcext:value-type="float">
            <text:p>132</text:p>
          </table:table-cell>
          <table:table-cell table:style-name="ce42" office:value-type="string" calcext:value-type="string">
            <text:p><text:a xlink:href="https://doi.org/10.1016/j.pmpp.2020.101587" xlink:type="simple">Nik</text:a></text:p>
          </table:table-cell>
          <table:table-cell table:style-name="ce30" office:value-type="string" calcext:value-type="string">
            <text:p><text:a xlink:href="https://doi.org/10.1016/j.pmpp.2020.101587" xlink:type="simple">10.1016/j.pmpp.2020.101587</text:a></text:p>
          </table:table-cell>
          <table:table-cell table:style-name="ce44" table:formula="of:=concat(&quot;https://dx.doi.org/&quot;; [.F363])" office:value-type="string" office:string-value="" calcext:value-type="error">
            <text:p>#NAME?</text:p>
          </table:table-cell>
          <table:table-cell table:style-name="ce13" office:value-type="string" calcext:value-type="string">
            <text:p>Sequential numbering. Sixth research article for 2021.</text:p>
          </table:table-cell>
          <table:table-cell table:style-name="ce50" table:formula="of:=LOOKUP([.A363]; [$'Journal Lookup Tables'.$A$2:.$B$22])" office:value-type="string" office:string-value="BOTH" calcext:value-type="string">
            <text:p>BOTH</text:p>
          </table:table-cell>
          <table:table-cell table:style-name="ce50" table:formula="of:=LOOKUP([.A363]; [$'Journal Lookup Tables'.$F$2:.$G$22])" office:value-type="float" office:value="2" calcext:value-type="float">
            <text:p>2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TRUE()" office:value-type="float" office:value="1" calcext:value-type="float">
            <text:p>1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ustal, Mega, InterproScan, BLAST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17" calcext:value-type="float">
            <text:p>11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94/PDIS-02-18-0374-RE</text:p>
          </table:table-cell>
          <table:table-cell table:style-name="ce42" table:formula="of:=concat(&quot;https://dx.doi.org/&quot;; [.F364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4]; [$'Journal Lookup Tables'.$A$2:.$B$22])" office:value-type="string" office:string-value="BOTH" calcext:value-type="string">
            <text:p>BOTH</text:p>
          </table:table-cell>
          <table:table-cell table:style-name="ce50" table:formula="of:=LOOKUP([.A364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MrBayes, ModelTest, PAUP, RAXML, SplitsTree4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121" calcext:value-type="float">
            <text:p>121</text:p>
          </table:table-cell>
          <table:table-cell table:style-name="ce42" office:value-type="string" calcext:value-type="string">
            <text:p><text:a xlink:href="https://doi.org/10.1094/PDIS-04-18-0695-RE" xlink:type="simple">Nik</text:a></text:p>
          </table:table-cell>
          <table:table-cell table:style-name="ce30" office:value-type="string" calcext:value-type="string">
            <text:p><text:a xlink:href="https://doi.org/10.1094/PDIS-04-18-0695-RE" xlink:type="simple">10.1094/PDIS-04-18-0695-RE</text:a></text:p>
          </table:table-cell>
          <table:table-cell table:style-name="ce30" table:formula="of:=concat(&quot;https://dx.doi.org/&quot;; [.F365])" office:value-type="string" office:string-value="" calcext:value-type="error">
            <text:p>#NAME?</text:p>
          </table:table-cell>
          <table:table-cell table:style-name="ce13" office:value-type="string" calcext:value-type="string">
            <text:p>Next article since page range fell within the first article already selected for 2019</text:p>
          </table:table-cell>
          <table:table-cell table:style-name="ce50" table:formula="of:=LOOKUP([.A365]; [$'Journal Lookup Tables'.$A$2:.$B$22])" office:value-type="string" office:string-value="BOTH" calcext:value-type="string">
            <text:p>BOTH</text:p>
          </table:table-cell>
          <table:table-cell table:style-name="ce50" table:formula="of:=LOOKUP([.A365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USCLE, GBlocks, MrBayes, R, Rstudio, SAS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Plant Disease</text:p>
          </table:table-cell>
          <table:table-cell table:style-name="ce13" office:value-type="string" calcext:value-type="string">
            <text:p>Plant Di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34" calcext:value-type="float">
            <text:p>134</text:p>
          </table:table-cell>
          <table:table-cell table:style-name="ce42" office:value-type="string" calcext:value-type="string">
            <text:p><text:a xlink:href="https://doi.org/10.1094/PDIS-02-19-0370-RE" xlink:type="simple">Nik</text:a></text:p>
          </table:table-cell>
          <table:table-cell table:style-name="ce30" office:value-type="string" calcext:value-type="string">
            <text:p><text:a xlink:href="https://doi.org/10.1094/PDIS-02-19-0370-RE" xlink:type="simple">10.1094/PDIS-02-19-0370-RE</text:a></text:p>
          </table:table-cell>
          <table:table-cell table:style-name="ce30" table:formula="of:=concat(&quot;https://dx.doi.org/&quot;; [.F366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6]; [$'Journal Lookup Tables'.$A$2:.$B$22])" office:value-type="string" office:string-value="BOTH" calcext:value-type="string">
            <text:p>BOTH</text:p>
          </table:table-cell>
          <table:table-cell table:style-name="ce50" table:formula="of:=LOOKUP([.A366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R</text:p>
          </table:table-cell>
          <table:table-cell table:number-columns-repeated="1007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8" calcext:value-type="float">
            <text:p>8</text:p>
          </table:table-cell>
          <table:table-cell table:style-name="ce42" office:value-type="string" calcext:value-type="string">
            <text:p><text:a xlink:href="https://doi.org/10.1094/PHP-08-18-0047-RS" xlink:type="simple">Nik</text:a></text:p>
          </table:table-cell>
          <table:table-cell table:style-name="ce30" office:value-type="string" calcext:value-type="string">
            <text:p><text:a xlink:href="https://doi.org/10.1094/PHP-08-18-0047-RS" xlink:type="simple">10.1094/PHP-08-18-0047-RS</text:a></text:p>
          </table:table-cell>
          <table:table-cell table:style-name="ce30" table:formula="of:=concat(&quot;https://dx.doi.org/&quot;; [.F367])" office:value-type="string" office:string-value="" calcext:value-type="error">
            <text:p>#NAME?</text:p>
          </table:table-cell>
          <table:table-cell table:style-name="ce13" office:value-type="string" calcext:value-type="string">
            <text:p>PP8 was a guide, not research article</text:p>
          </table:table-cell>
          <table:table-cell table:style-name="ce50" table:formula="of:=LOOKUP([.A367]; [$'Journal Lookup Tables'.$A$2:.$B$22])" office:value-type="string" office:string-value="BOTH" calcext:value-type="string">
            <text:p>BOTH</text:p>
          </table:table-cell>
          <table:table-cell table:style-name="ce50" table:formula="of:=LOOKUP([.A367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4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13" office:value-type="string" calcext:value-type="string">
            <text:p>Plant Health Progress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1" calcext:value-type="float">
            <text:p>61</text:p>
          </table:table-cell>
          <table:table-cell table:style-name="ce42" office:value-type="string" calcext:value-type="string">
            <text:p><text:a xlink:href="https://doi.org/10.1094/PHP-11-19-0084-RS" xlink:type="simple">Nik</text:a></text:p>
          </table:table-cell>
          <table:table-cell table:style-name="ce30" office:value-type="string" calcext:value-type="string">
            <text:p><text:a xlink:href="https://doi.org/10.1094/PHP-11-19-0084-RS" xlink:type="simple">10.1094/PHP-11-19-0084-RS</text:a></text:p>
          </table:table-cell>
          <table:table-cell table:style-name="ce30" table:formula="of:=concat(&quot;https://dx.doi.org/&quot;; [.F368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68]; [$'Journal Lookup Tables'.$A$2:.$B$22])" office:value-type="string" office:string-value="BOTH" calcext:value-type="string">
            <text:p>BOTH</text:p>
          </table:table-cell>
          <table:table-cell table:style-name="ce50" table:formula="of:=LOOKUP([.A368]; [$'Journal Lookup Tables'.$F$2:.$G$22])" office:value-type="float" office:value="2.5" calcext:value-type="float">
            <text:p>2.5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JMP Pro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Revista Mexicana de Fitopatología</text:p>
          </table:table-cell>
          <table:table-cell table:style-name="ce38" office:value-type="string" calcext:value-type="string">
            <text:p>Rev Mex Fitopatol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10" calcext:value-type="float">
            <text:p>10</text:p>
          </table:table-cell>
          <table:table-cell table:style-name="ce13" office:value-type="string" calcext:value-type="string">
            <text:p>Nik</text:p>
          </table:table-cell>
          <table:table-cell table:style-name="ce30" office:value-type="string" calcext:value-type="string">
            <office:annotation draw:style-name="gr5" draw:text-style-name="P2" svg:width="16.639cm" svg:height="1.508cm" svg:x="21.981cm" svg:y="183.589cm" draw:caption-point-x="-0.406cm" draw:caption-point-y="-0.81cm">
              <dc:date>2022-05-04T00:00:00</dc:date>
              <text:p text:style-name="P1"><text:span text:style-name="T1">Several articles from this journal for 2020 were already assigned. This is the next unassigned article w/ a DOI</text:span></text:p>
              <text:p text:style-name="P1"><text:span text:style-name="T1"><text:tab/></text:span><text:span text:style-name="T1">-Adam H. Sparks</text:span></text:p>
            </office:annotation>
            <text:p><text:a xlink:href="http://dx.doi.org/10.18781/R.MEX.FIT.2002-4" xlink:type="simple">10.18781/R.MEX.FIT.2002-4</text:a></text:p>
          </table:table-cell>
          <table:table-cell table:style-name="ce30" table:formula="of:=concat(&quot;https://dx.doi.org/&quot;; [.F369])" office:value-type="string" office:string-value="" calcext:value-type="error">
            <text:p>#NAME?</text:p>
          </table:table-cell>
          <table:table-cell table:style-name="ce13" office:value-type="string" calcext:value-type="string">
            <text:p>Several articles from this journal for 2020 were already assigned. This is the next unassigned article w/ a DOI</text:p>
          </table:table-cell>
          <table:table-cell table:style-name="ce50" table:formula="of:=LOOKUP([.A369]; [$'Journal Lookup Tables'.$A$2:.$B$22])" office:value-type="float" office:value="1" calcext:value-type="float">
            <text:p>1</text:p>
          </table:table-cell>
          <table:table-cell table:style-name="ce50" table:formula="of:=LOOKUP([.A369]; [$'Journal Lookup Tables'.$F$2:.$G$22])" office:value-type="float" office:value="0" calcext:value-type="float">
            <text:p>0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MEGA, Clustal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Tropical Plant Pathology</text:p>
          </table:table-cell>
          <table:table-cell table:style-name="ce38" office:value-type="string" calcext:value-type="string">
            <text:p>Trop Plant Pathol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float" office:value="30" calcext:value-type="float">
            <text:p>30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007/s40858-020-00366-5</text:p>
          </table:table-cell>
          <table:table-cell table:style-name="ce42" table:formula="of:=concat(&quot;https://dx.doi.org/&quot;; [.F370])" office:value-type="string" office:string-value="" calcext:value-type="error">
            <text:p>#NAME?</text:p>
          </table:table-cell>
          <table:table-cell table:style-name="ce13"/>
          <table:table-cell table:style-name="ce50" table:formula="of:=LOOKUP([.A370]; [$'Journal Lookup Tables'.$A$2:.$B$22])" office:value-type="string" office:string-value="BOTH" calcext:value-type="string">
            <text:p>BOTH</text:p>
          </table:table-cell>
          <table:table-cell table:style-name="ce50" table:formula="of:=LOOKUP([.A370]; [$'Journal Lookup Tables'.$F$2:.$G$22])" office:value-type="float" office:value="3" calcext:value-type="float">
            <text:p>3</text:p>
          </table:table-cell>
          <table:table-cell table:style-name="ce50" office:value-type="string" calcext:value-type="string">
            <text:p>Fundamental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number-columns-repeated="2" table:style-name="ce50" office:value-type="float" office:value="2" calcext:value-type="float">
            <text:p>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CLC Workbench, MEGA, RDP</text:p>
          </table:table-cell>
          <table:table-cell table:number-columns-repeated="1007"/>
        </table:table-row>
        <table:table-row table:style-name="ro1">
          <table:table-cell table:style-name="ce13" office:value-type="string" calcext:value-type="string">
            <text:p>Virology Journal (Plant Viruses Section)</text:p>
          </table:table-cell>
          <table:table-cell table:style-name="ce38" office:value-type="string" calcext:value-type="string">
            <text:p>Virol J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67" calcext:value-type="float">
            <text:p>67</text:p>
          </table:table-cell>
          <table:table-cell table:style-name="ce13" office:value-type="string" calcext:value-type="string">
            <text:p>Nik</text:p>
          </table:table-cell>
          <table:table-cell table:style-name="ce13" office:value-type="string" calcext:value-type="string">
            <text:p>10.1186/s12985-019-1240-7</text:p>
          </table:table-cell>
          <table:table-cell table:style-name="ce42" table:formula="of:=concat(&quot;https://dx.doi.org/&quot;; [.F371])" office:value-type="string" office:string-value="" calcext:value-type="error">
            <text:p>#NAME?</text:p>
          </table:table-cell>
          <table:table-cell table:style-name="ce13" office:value-type="string" calcext:value-type="string">
            <text:p>No page numbers</text:p>
          </table:table-cell>
          <table:table-cell table:style-name="ce50" table:formula="of:=LOOKUP([.A371]; [$'Journal Lookup Tables'.$A$2:.$B$22])" office:value-type="float" office:value="1" calcext:value-type="float">
            <text:p>1</text:p>
          </table:table-cell>
          <table:table-cell table:style-name="ce50" table:formula="of:=LOOKUP([.A371]; [$'Journal Lookup Tables'.$F$2:.$G$22])" office:value-type="float" office:value="1" calcext:value-type="float">
            <text:p>1</text:p>
          </table:table-cell>
          <table:table-cell table:style-name="ce50" office:value-type="string" calcext:value-type="string">
            <text:p>Applied</text:p>
          </table:table-cell>
          <table:table-cell table:style-name="ce50" table:formula="of:=FALSE()" office:value-type="float" office:value="0" calcext:value-type="float">
            <text:p>0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2-0157-z</text:p>
          </table:table-cell>
          <table:table-cell table:style-name="ce43" table:formula="of:=concat(&quot;https://dx.doi.org/&quot;; [.F372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2]; [$'Journal Lookup Tables'.$A$2:.$B$22])" office:value-type="string" office:string-value="BOTH" calcext:value-type="string">
            <text:p>BOTH</text:p>
          </table:table-cell>
          <table:table-cell table:style-name="ce51" table:formula="of:=LOOKUP([.A37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3">
          <table:table-cell table:style-name="ce37" office:value-type="string" calcext:value-type="string">
            <text:p>Australasian Plant Pathology</text:p>
          </table:table-cell>
          <table:table-cell table:style-name="ce37" office:value-type="string" calcext:value-type="string">
            <text:p>Australas Plant Path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3313-013-0240-0</text:p>
          </table:table-cell>
          <table:table-cell table:style-name="ce43" table:formula="of:=concat(&quot;https://dx.doi.org/&quot;; [.F373])" office:value-type="string" office:string-value="" calcext:value-type="error">
            <text:p>#NAME?</text:p>
          </table:table-cell>
          <table:table-cell table:style-name="ce37" office:value-type="string" calcext:value-type="string">
            <text:p>The journal has guidelines for data availability, but does not mention reproducibility exactly. I am not sure how this effects the "repo_inst" value. For the "country", I put the country of where the authors worked.</text:p>
          </table:table-cell>
          <table:table-cell table:style-name="ce51" table:formula="of:=LOOKUP([.A373]; [$'Journal Lookup Tables'.$A$2:.$B$22])" office:value-type="string" office:string-value="BOTH" calcext:value-type="string">
            <text:p>BOTH</text:p>
          </table:table-cell>
          <table:table-cell table:style-name="ce51" table:formula="of:=LOOKUP([.A37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2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2.659679</text:p>
          </table:table-cell>
          <table:table-cell table:style-name="ce43" table:formula="of:=concat(&quot;https://dx.doi.org/&quot;; [.F374])" office:value-type="string" office:string-value="" calcext:value-type="error">
            <text:p>#NAME?</text:p>
          </table:table-cell>
          <table:table-cell table:style-name="ce37" office:value-type="string" calcext:value-type="string">
            <text:p>DNAMAN costs $789</text:p>
            <text:p/>
          </table:table-cell>
          <table:table-cell table:style-name="ce51" table:formula="of:=LOOKUP([.A374]; [$'Journal Lookup Tables'.$A$2:.$B$22])" office:value-type="string" office:string-value="BOTH" calcext:value-type="string">
            <text:p>BOTH</text:p>
          </table:table-cell>
          <table:table-cell table:style-name="ce51" table:formula="of:=LOOKUP([.A37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14" draw:text-style-name="P2" svg:width="24.23cm" svg:height="1.507cm" svg:x="55.723cm" svg:y="186.119cm" draw:caption-point-x="-0.407cm" draw:caption-point-y="-0.811cm">
              <dc:date>2022-05-04T00:00:00</dc:date>
              <text:p text:style-name="P1"><text:span text:style-name="T1">The only data they generated was a single gene sequence on NCBI and some gel images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string" calcext:value-type="string">
            <text:p>LaserGene, BLAST, DNAMAN, 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080/07060661.2018.1561518" xlink:type="simple">Zach</text:a></text:p>
          </table:table-cell>
          <table:table-cell table:style-name="ce43" office:value-type="string" calcext:value-type="string">
            <text:p><text:a xlink:href="https://doi.org/10.1080/07060661.2018.1561518" xlink:type="simple">10.1080/07060661.2018.1561518</text:a></text:p>
          </table:table-cell>
          <table:table-cell table:style-name="ce43" table:formula="of:=concat(&quot;https://dx.doi.org/&quot;; [.F37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5]; [$'Journal Lookup Tables'.$A$2:.$B$22])" office:value-type="string" office:string-value="BOTH" calcext:value-type="string">
            <text:p>BOTH</text:p>
          </table:table-cell>
          <table:table-cell table:style-name="ce51" table:formula="of:=LOOKUP([.A37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29" calcext:value-type="float">
            <text:p>129</text:p>
          </table:table-cell>
          <table:table-cell table:style-name="ce43" office:value-type="string" calcext:value-type="string">
            <text:p><text:a xlink:href="https://doi.org/10.1080/07060661.2019.1632934" xlink:type="simple">Zach</text:a></text:p>
          </table:table-cell>
          <table:table-cell table:style-name="ce43" office:value-type="string" calcext:value-type="string">
            <text:p><text:a xlink:href="https://doi.org/10.1080/07060661.2019.1632934" xlink:type="simple">10.1080/07060661.2019.1632934</text:a></text:p>
          </table:table-cell>
          <table:table-cell table:style-name="ce43" table:formula="of:=concat(&quot;https://dx.doi.org/&quot;; [.F376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76]; [$'Journal Lookup Tables'.$A$2:.$B$22])" office:value-type="string" office:string-value="BOTH" calcext:value-type="string">
            <text:p>BOTH</text:p>
          </table:table-cell>
          <table:table-cell table:style-name="ce51" table:formula="of:=LOOKUP([.A37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anadian Journal of Plant Pathology</text:p>
          </table:table-cell>
          <table:table-cell table:style-name="ce37" office:value-type="string" calcext:value-type="string">
            <text:p>Can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80/07060661.2013.868370</text:p>
          </table:table-cell>
          <table:table-cell table:style-name="ce43" table:formula="of:=concat(&quot;https://dx.doi.org/&quot;; [.F377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77]; [$'Journal Lookup Tables'.$A$2:.$B$22])" office:value-type="string" office:string-value="BOTH" calcext:value-type="string">
            <text:p>BOTH</text:p>
          </table:table-cell>
          <table:table-cell table:style-name="ce51" table:formula="of:=LOOKUP([.A37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office:annotation draw:style-name="gr5" draw:text-style-name="P2" svg:width="25.162cm" svg:height="1.508cm" svg:x="49.842cm" svg:y="187.648cm" draw:caption-point-x="-0.407cm" draw:caption-point-y="-0.81cm">
              <dc:date>2022-05-04T00:00:00</dc:date>
              <text:p text:style-name="P1"><text:span text:style-name="T1">They dont say what they used to make their graphs, but the software they do mention is open source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ImageJ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70" calcext:value-type="float">
            <text:p>70</text:p>
          </table:table-cell>
          <table:table-cell table:style-name="ce43" office:value-type="string" calcext:value-type="string">
            <text:p><text:a xlink:href="https://doi.org/10.1016/j.cropro.2019.104947" xlink:type="simple">Zach</text:a></text:p>
          </table:table-cell>
          <table:table-cell table:style-name="ce43" office:value-type="string" calcext:value-type="string">
            <text:p><text:a xlink:href="https://doi.org/10.1016/j.cropro.2019.104947" xlink:type="simple">10.1016/j.cropro.2019.104947</text:a></text:p>
          </table:table-cell>
          <table:table-cell table:style-name="ce43" table:formula="of:=concat(&quot;https://dx.doi.org/&quot;; [.F37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article of 2020</text:p>
          </table:table-cell>
          <table:table-cell table:style-name="ce51" table:formula="of:=LOOKUP([.A378]; [$'Journal Lookup Tables'.$A$2:.$B$22])" office:value-type="string" office:string-value="BOTH" calcext:value-type="string">
            <text:p>BOTH</text:p>
          </table:table-cell>
          <table:table-cell table:style-name="ce51" table:formula="of:=LOOKUP([.A37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, JM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5" calcext:value-type="float">
            <text:p>135</text:p>
          </table:table-cell>
          <table:table-cell table:style-name="ce43" office:value-type="string" calcext:value-type="string">
            <text:p><text:a xlink:href="https://doi.org/10.1016/j.cropro.2020.105317" xlink:type="simple">Zach</text:a></text:p>
          </table:table-cell>
          <table:table-cell table:style-name="ce43" office:value-type="string" calcext:value-type="string">
            <text:p><text:a xlink:href="https://doi.org/10.1016/j.cropro.2020.105317" xlink:type="simple">10.1016/j.cropro.2020.105317</text:a></text:p>
          </table:table-cell>
          <table:table-cell table:style-name="ce43" table:formula="of:=concat(&quot;https://dx.doi.org/&quot;; [.F37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ifth article of 2021</text:p>
          </table:table-cell>
          <table:table-cell table:style-name="ce51" table:formula="of:=LOOKUP([.A379]; [$'Journal Lookup Tables'.$A$2:.$B$22])" office:value-type="string" office:string-value="BOTH" calcext:value-type="string">
            <text:p>BOTH</text:p>
          </table:table-cell>
          <table:table-cell table:style-name="ce51" table:formula="of:=LOOKUP([.A37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cropro.2011.09.010</text:p>
          </table:table-cell>
          <table:table-cell table:style-name="ce43" table:formula="of:=concat(&quot;https://dx.doi.org/&quot;; [.F38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380]; [$'Journal Lookup Tables'.$A$2:.$B$22])" office:value-type="string" office:string-value="BOTH" calcext:value-type="string">
            <text:p>BOTH</text:p>
          </table:table-cell>
          <table:table-cell table:style-name="ce51" table:formula="of:=LOOKUP([.A38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Crop Protection</text:p>
          </table:table-cell>
          <table:table-cell table:style-name="ce37" office:value-type="string" calcext:value-type="string">
            <text:p>Crop Prot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1" calcext:value-type="float">
            <text:p>31</text:p>
          </table:table-cell>
          <table:table-cell table:style-name="ce43" office:value-type="string" calcext:value-type="string">
            <text:p><text:a xlink:href="https://doi.org/10.1016/j.cropro.2018.09.001" xlink:type="simple">Zach</text:a></text:p>
          </table:table-cell>
          <table:table-cell table:style-name="ce43" office:value-type="string" calcext:value-type="string">
            <text:p><text:a xlink:href="https://doi.org/10.1016/j.cropro.2018.09.001" xlink:type="simple">10.1016/j.cropro.2018.09.001</text:a></text:p>
          </table:table-cell>
          <table:table-cell table:style-name="ce43" table:formula="of:=concat(&quot;https://dx.doi.org/&quot;; [.F38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1]; [$'Journal Lookup Tables'.$A$2:.$B$22])" office:value-type="string" office:string-value="BOTH" calcext:value-type="string">
            <text:p>BOTH</text:p>
          </table:table-cell>
          <table:table-cell table:style-name="ce51" table:formula="of:=LOOKUP([.A38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P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3-0315-3</text:p>
          </table:table-cell>
          <table:table-cell table:style-name="ce43" table:formula="of:=concat(&quot;https://dx.doi.org/&quot;; [.F38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2]; [$'Journal Lookup Tables'.$A$2:.$B$22])" office:value-type="string" office:string-value="BOTH" calcext:value-type="string">
            <text:p>BOTH</text:p>
          </table:table-cell>
          <table:table-cell table:style-name="ce51" table:formula="of:=LOOKUP([.A38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8-1546-0</text:p>
          </table:table-cell>
          <table:table-cell table:style-name="ce43" table:formula="of:=concat(&quot;https://dx.doi.org/&quot;; [.F38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3]; [$'Journal Lookup Tables'.$A$2:.$B$22])" office:value-type="string" office:string-value="BOTH" calcext:value-type="string">
            <text:p>BOTH</text:p>
          </table:table-cell>
          <table:table-cell table:style-name="ce51" table:formula="of:=LOOKUP([.A38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eMapper, DARwin, STRUCTU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European Journal of Plant Pathology</text:p>
          </table:table-cell>
          <table:table-cell table:style-name="ce37" office:value-type="string" calcext:value-type="string">
            <text:p>Eur 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658-012-0069-3</text:p>
          </table:table-cell>
          <table:table-cell table:style-name="ce43" table:formula="of:=concat(&quot;https://dx.doi.org/&quot;; [.F38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4]; [$'Journal Lookup Tables'.$A$2:.$B$22])" office:value-type="string" office:string-value="BOTH" calcext:value-type="string">
            <text:p>BOTH</text:p>
          </table:table-cell>
          <table:table-cell table:style-name="ce51" table:formula="of:=LOOKUP([.A38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IDA® SOFT Win software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2" calcext:value-type="float">
            <text:p>82</text:p>
          </table:table-cell>
          <table:table-cell table:style-name="ce43" office:value-type="string" calcext:value-type="string">
            <text:p><text:a xlink:href="https://doi.org/10.1111/efp.12574" xlink:type="simple">Zach</text:a></text:p>
          </table:table-cell>
          <table:table-cell table:style-name="ce43" office:value-type="string" calcext:value-type="string">
            <text:p><text:a xlink:href="https://doi.org/10.1111/efp.12574" xlink:type="simple">10.1111/efp.12574</text:a></text:p>
          </table:table-cell>
          <table:table-cell table:style-name="ce43" table:formula="of:=concat(&quot;https://dx.doi.org/&quot;; [.F385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rd article of 2020</text:p>
          </table:table-cell>
          <table:table-cell table:style-name="ce51" table:formula="of:=LOOKUP([.A385]; [$'Journal Lookup Tables'.$A$2:.$B$22])" office:value-type="string" office:string-value="BOTH" calcext:value-type="string">
            <text:p>BOTH</text:p>
          </table:table-cell>
          <table:table-cell table:style-name="ce51" table:formula="of:=LOOKUP([.A38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Forest Pathology</text:p>
          </table:table-cell>
          <table:table-cell table:style-name="ce37" office:value-type="string" calcext:value-type="string">
            <text:p>Fores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efp.12263</text:p>
          </table:table-cell>
          <table:table-cell table:style-name="ce43" table:formula="of:=concat(&quot;https://dx.doi.org/&quot;; [.F38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86]; [$'Journal Lookup Tables'.$A$2:.$B$22])" office:value-type="string" office:string-value="BOTH" calcext:value-type="string">
            <text:p>BOTH</text:p>
          </table:table-cell>
          <table:table-cell table:style-name="ce51" table:formula="of:=LOOKUP([.A38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192.029cm" draw:caption-point-x="-0.407cm" draw:caption-point-y="-0.81cm">
              <dc:date>2022-05-04T00:00:00</dc:date>
              <text:p text:style-name="P1"><text:span text:style-name="T1">GenAIEx is an Excel add-on, so Excel had to be used as well here, so I've added it.</text:span></text:p>
              <text:p text:style-name="P1"><text:span text:style-name="T1"><text:tab/></text:span><text:span text:style-name="T1">-Adam H. Sparks</text:span></text:p>
            </office:annotation>
            <text:p>bowtie, samtools, GenAlEx, Exce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405-7</text:p>
          </table:table-cell>
          <table:table-cell table:style-name="ce43" table:formula="of:=concat(&quot;https://dx.doi.org/&quot;; [.F38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87]; [$'Journal Lookup Tables'.$A$2:.$B$22])" office:value-type="string" office:string-value="BOTH" calcext:value-type="string">
            <text:p>BOTH</text:p>
          </table:table-cell>
          <table:table-cell table:style-name="ce51" table:formula="of:=LOOKUP([.A38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91-1</text:p>
          </table:table-cell>
          <table:table-cell table:style-name="ce43" table:formula="of:=concat(&quot;https://dx.doi.org/&quot;; [.F388])" office:value-type="string" office:string-value="" calcext:value-type="error">
            <text:p>#NAME?</text:p>
          </table:table-cell>
          <table:table-cell table:style-name="ce37" office:value-type="string" calcext:value-type="string">
            <text:p>Random page number exact duplicate of last, next sequential article selected</text:p>
          </table:table-cell>
          <table:table-cell table:style-name="ce51" table:formula="of:=LOOKUP([.A388]; [$'Journal Lookup Tables'.$A$2:.$B$22])" office:value-type="string" office:string-value="BOTH" calcext:value-type="string">
            <text:p>BOTH</text:p>
          </table:table-cell>
          <table:table-cell table:style-name="ce51" table:formula="of:=LOOKUP([.A38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162cm" svg:height="1.508cm" svg:x="49.842cm" svg:y="193.003cm" draw:caption-point-x="-0.407cm" draw:caption-point-y="-0.81cm">
              <dc:date>2022-05-04T00:00:00</dc:date>
              <text:p text:style-name="P1"><text:span text:style-name="T1">MEGA is free, but closed source. Not sure how we are handling thi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MEGA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8-0814-3</text:p>
          </table:table-cell>
          <table:table-cell table:style-name="ce43" table:formula="of:=concat(&quot;https://dx.doi.org/&quot;; [.F38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89]; [$'Journal Lookup Tables'.$A$2:.$B$22])" office:value-type="string" office:string-value="BOTH" calcext:value-type="string">
            <text:p>BOTH</text:p>
          </table:table-cell>
          <table:table-cell table:style-name="ce51" table:formula="of:=LOOKUP([.A38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SCLE, MEG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21-00981-3</text:p>
          </table:table-cell>
          <table:table-cell table:style-name="ce43" table:formula="of:=concat(&quot;https://dx.doi.org/&quot;; [.F39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0]; [$'Journal Lookup Tables'.$A$2:.$B$22])" office:value-type="string" office:string-value="BOTH" calcext:value-type="string">
            <text:p>BOTH</text:p>
          </table:table-cell>
          <table:table-cell table:style-name="ce51" table:formula="of:=LOOKUP([.A39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2-0364-z</text:p>
          </table:table-cell>
          <table:table-cell table:style-name="ce43" table:formula="of:=concat(&quot;https://dx.doi.org/&quot;; [.F39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1]; [$'Journal Lookup Tables'.$A$2:.$B$22])" office:value-type="string" office:string-value="BOTH" calcext:value-type="string">
            <text:p>BOTH</text:p>
          </table:table-cell>
          <table:table-cell table:style-name="ce51" table:formula="of:=LOOKUP([.A39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3-0480-4</text:p>
          </table:table-cell>
          <table:table-cell table:style-name="ce43" table:formula="of:=concat(&quot;https://dx.doi.org/&quot;; [.F39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2]; [$'Journal Lookup Tables'.$A$2:.$B$22])" office:value-type="string" office:string-value="BOTH" calcext:value-type="string">
            <text:p>BOTH</text:p>
          </table:table-cell>
          <table:table-cell table:style-name="ce51" table:formula="of:=LOOKUP([.A39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office:annotation draw:style-name="gr5" draw:text-style-name="P2" svg:width="24.23cm" svg:height="1.508cm" svg:x="55.723cm" svg:y="194.95cm" draw:caption-point-x="-0.407cm" draw:caption-point-y="-0.81cm">
              <dc:date>2022-05-04T00:00:00</dc:date>
              <text:p text:style-name="P1"><text:span text:style-name="T1">They only had a few sequences as data, but they were submitted to DDBJ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General Plant Pathology</text:p>
          </table:table-cell>
          <table:table-cell table:style-name="ce37" office:value-type="string" calcext:value-type="string">
            <text:p>J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0327-016-0656-9</text:p>
          </table:table-cell>
          <table:table-cell table:style-name="ce43" table:formula="of:=concat(&quot;https://dx.doi.org/&quot;; [.F39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3]; [$'Journal Lookup Tables'.$A$2:.$B$22])" office:value-type="string" office:string-value="BOTH" calcext:value-type="string">
            <text:p>BOTH</text:p>
          </table:table-cell>
          <table:table-cell table:style-name="ce51" table:formula="of:=LOOKUP([.A39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628cm" svg:height="1.508cm" svg:x="46.901cm" svg:y="195.437cm" draw:caption-point-x="-0.406cm" draw:caption-point-y="-0.81cm">
              <dc:date>2022-05-04T00:00:00</dc:date>
              <text:p text:style-name="P1"><text:span text:style-name="T1">They gave links to the software websites, but not citations or version number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ph.12031</text:p>
          </table:table-cell>
          <table:table-cell table:style-name="ce43" table:formula="of:=concat(&quot;https://dx.doi.org/&quot;; [.F39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4]; [$'Journal Lookup Tables'.$A$2:.$B$22])" office:value-type="string" office:string-value="BOTH" calcext:value-type="string">
            <text:p>BOTH</text:p>
          </table:table-cell>
          <table:table-cell table:style-name="ce51" table:formula="of:=LOOKUP([.A394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195.924cm" draw:caption-point-x="-0.407cm" draw:caption-point-y="-0.81cm">
              <dc:date>2022-05-04T00:00:00</dc:date>
              <text:p text:style-name="P1"><text:span text:style-name="T1">The only software they mentioned was gene mapper, which I could not get the cost of easily, but I remember it being expensive. They apparently used other software, but did not say wha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195.924cm" draw:caption-point-x="-0.407cm" draw:caption-point-y="-0.81cm">
              <dc:date>2022-05-04T00:00:00</dc:date>
              <text:p text:style-name="P1"><text:span text:style-name="T1">They submitted some sequences to NCBI, but all their other data was not submitted anywhe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GeneMappe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hyto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78" calcext:value-type="float">
            <text:p>78</text:p>
          </table:table-cell>
          <table:table-cell table:style-name="ce43" office:value-type="string" calcext:value-type="string">
            <text:p><text:a xlink:href="https://doi.org/10.1111/jph.12774" xlink:type="simple">Zach</text:a></text:p>
          </table:table-cell>
          <table:table-cell table:style-name="ce43" office:value-type="string" calcext:value-type="string">
            <text:p><text:a xlink:href="https://doi.org/10.1111/jph.12774" xlink:type="simple">10.1111/jph.12774</text:a></text:p>
          </table:table-cell>
          <table:table-cell table:style-name="ce43" table:formula="of:=concat(&quot;https://dx.doi.org/&quot;; [.F395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395]; [$'Journal Lookup Tables'.$A$2:.$B$22])" office:value-type="string" office:string-value="BOTH" calcext:value-type="string">
            <text:p>BOTH</text:p>
          </table:table-cell>
          <table:table-cell table:style-name="ce51" table:formula="of:=LOOKUP([.A395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fa.2012.003</text:p>
          </table:table-cell>
          <table:table-cell table:style-name="ce43" table:formula="of:=concat(&quot;https://dx.doi.org/&quot;; [.F39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396]; [$'Journal Lookup Tables'.$A$2:.$B$22])" office:value-type="string" office:string-value="BOTH" calcext:value-type="string">
            <text:p>BOTH</text:p>
          </table:table-cell>
          <table:table-cell table:style-name="ce51" table:formula="of:=LOOKUP([.A396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196.897cm" draw:caption-point-x="-0.406cm" draw:caption-point-y="-0.81cm">
              <dc:date>2022-05-04T00:00:00</dc:date>
              <text:p text:style-name="P1"><text:span text:style-name="T1">They cite all the software they mention (3), but they do mention how they made their graphs or some of thier stats (excel?), so I gave them 2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lustal, Primer Express, LINREGPCR, 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5i1.028</text:p>
          </table:table-cell>
          <table:table-cell table:style-name="ce43" table:formula="of:=concat(&quot;https://dx.doi.org/&quot;; [.F39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7]; [$'Journal Lookup Tables'.$A$2:.$B$22])" office:value-type="string" office:string-value="BOTH" calcext:value-type="string">
            <text:p>BOTH</text:p>
          </table:table-cell>
          <table:table-cell table:style-name="ce51" table:formula="of:=LOOKUP([.A397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197.384cm" draw:caption-point-x="-0.406cm" draw:caption-point-y="-0.81cm">
              <dc:date>2022-05-04T00:00:00</dc:date>
              <text:p text:style-name="P1"><text:span text:style-name="T1">They cited PHYLIP right, BLAST by URL, and not Excel or SeaView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Excel, PHYLIP, BLAST, SeaView4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Journal of Plant Pathology</text:p>
          </table:table-cell>
          <table:table-cell table:style-name="ce37" office:value-type="string" calcext:value-type="string">
            <text:p>J Phyto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4454/jpp.v98i1.030</text:p>
          </table:table-cell>
          <table:table-cell table:style-name="ce43" table:formula="of:=concat(&quot;https://dx.doi.org/&quot;; [.F39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8]; [$'Journal Lookup Tables'.$A$2:.$B$22])" office:value-type="string" office:string-value="BOTH" calcext:value-type="string">
            <text:p>BOTH</text:p>
          </table:table-cell>
          <table:table-cell table:style-name="ce51" table:formula="of:=LOOKUP([.A39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6" draw:text-style-name="P2" svg:width="25.162cm" svg:height="1.56cm" svg:x="49.842cm" svg:y="197.872cm" draw:caption-point-x="-0.407cm" draw:caption-point-y="-0.811cm">
              <dc:date>2022-05-04T00:00:00</dc:date>
              <text:p text:style-name="P1"><text:span text:style-name="T1">BioEdit and MEGA are free, but closed source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Clustal, BioEdit, MEGA, RD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41" calcext:value-type="float">
            <text:p>14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j.1364-3703.2012.00836.x</text:p>
          </table:table-cell>
          <table:table-cell table:style-name="ce43" table:formula="of:=concat(&quot;https://dx.doi.org/&quot;; [.F39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399]; [$'Journal Lookup Tables'.$A$2:.$B$22])" office:value-type="string" office:string-value="BOTH" calcext:value-type="string">
            <text:p>BOTH</text:p>
          </table:table-cell>
          <table:table-cell table:style-name="ce51" table:formula="of:=LOOKUP([.A399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3" draw:text-style-name="P2" svg:width="25.162cm" svg:height="1.561cm" svg:x="49.842cm" svg:y="198.358cm" draw:caption-point-x="-0.407cm" draw:caption-point-y="-0.81cm">
              <dc:date>2022-05-04T00:00:00</dc:date>
              <text:p text:style-name="P1"><text:span text:style-name="T1">They had graphs and statistics, but did not say how they made them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26" draw:text-style-name="P2" svg:width="16.639cm" svg:height="3.783cm" svg:x="21.981cm" svg:y="198.845cm" draw:caption-point-x="-0.406cm" draw:caption-point-y="-0.81cm">
              <dc:date>2022-05-04T00:00:00</dc:date>
              <text:p text:style-name="P1"><text:span text:style-name="T1">This is a review or "Pathogen profile"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for this one as well</text:span></text:p>
              <text:p text:style-name="P1"><text:span text:style-name="T1"><text:tab/></text:span><text:span text:style-name="T1">-Adam H. Sparks</text:span></text:p>
              <text:p text:style-name="P1"><text:span text:style-name="T1">the new one is not a review.. Botrytis cinerea mutants deficient in d‐galacturonic acid catabolism have a perturbed virulence on Nicotiana benthamiana and Arabidopsis, but not on tomato</text:span></text:p>
              <text:p text:style-name="P1"><text:span text:style-name="T1"><text:tab/></text:span><text:span text:style-name="T1">-Emerson Del Ponte</text:span></text:p>
            </office:annotation>
            <text:p>10.1111/j.1364-3703.2012.00825.x</text:p>
          </table:table-cell>
          <table:table-cell table:style-name="ce43" table:formula="of:=concat(&quot;https://dx.doi.org/&quot;; [.F40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pathogen profile, next sequential article selected</text:p>
          </table:table-cell>
          <table:table-cell table:style-name="ce51" table:formula="of:=LOOKUP([.A400]; [$'Journal Lookup Tables'.$A$2:.$B$22])" office:value-type="string" office:string-value="BOTH" calcext:value-type="string">
            <text:p>BOTH</text:p>
          </table:table-cell>
          <table:table-cell table:style-name="ce51" table:formula="of:=LOOKUP([.A400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7300 System Sequence Detection Software</text:p>
          </table:table-cell>
          <table:table-cell table:number-columns-repeated="1007"/>
        </table:table-row>
        <table:table-row table:style-name="ro4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string" calcext:value-type="string">
            <text:p>Zach</text:p>
          </table:table-cell>
          <table:table-cell table:style-name="ce43" office:value-type="string" calcext:value-type="string">
            <office:annotation draw:style-name="gr27" draw:text-style-name="P2" svg:width="16.639cm" svg:height="11.509cm" svg:x="21.981cm" svg:y="199.385cm" draw:caption-point-x="-0.406cm" draw:caption-point-y="-0.863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I've assigned a new DOI that's not a review.</text:span></text:p>
              <text:p text:style-name="P1"><text:span text:style-name="T1"><text:tab/></text:span><text:span text:style-name="T1">-Adam H. Sparks</text:span></text:p>
              <text:p text:style-name="P1"><text:span text:style-name="T1">+zacharyfoster1989@gmail.com, will you be completing these evaluations or do +edelponte@gmail.com and I need to do them for you?</text:span></text:p>
              <text:p text:style-name="P1"><text:span text:style-name="T1"><text:tab/></text:span><text:span text:style-name="T1">-Adam H. Sparks</text:span></text:p>
              <text:p text:style-name="P1"><text:span text:style-name="T1">I can do them. I thought I was done so I have not looked at this in a while</text:span></text:p>
              <text:p text:style-name="P1"><text:span text:style-name="T1"><text:tab/></text:span><text:span text:style-name="T1">-Zachary Foster</text:span></text:p>
              <text:p text:style-name="P1"><text:span text:style-name="T1">Thanks, Zach! Understandable.</text:span></text:p>
              <text:p text:style-name="P1"><text:span text:style-name="T1"><text:tab/></text:span><text:span text:style-name="T1">-Adam H. Sparks</text:span></text:p>
              <text:p text:style-name="P1"><text:span text:style-name="T1">Is this the new DOI? Still looks like a review</text:span></text:p>
              <text:p text:style-name="P1"><text:span text:style-name="T1"><text:tab/></text:span><text:span text:style-name="T1">-Zachary Foster</text:span></text:p>
              <text:p text:style-name="P1"><text:span text:style-name="T1">this is a review</text:span></text:p>
              <text:p text:style-name="P1"><text:span text:style-name="T1"><text:tab/></text:span><text:span text:style-name="T1">-Emerson Del Ponte</text:span></text:p>
              <text:p text:style-name="P1"><text:span text:style-name="T1">Hmm, sorry, I know I looked up new articles for the two that were reviews here. I'll fix that now.</text:span></text:p>
              <text:p text:style-name="P1"><text:span text:style-name="T1"><text:tab/></text:span><text:span text:style-name="T1">-Adam H. Sparks</text:span></text:p>
              <text:p text:style-name="P1"><text:span text:style-name="T1">The new DOI is not a review.</text:span></text:p>
              <text:p text:style-name="P1"><text:span text:style-name="T1"><text:tab/></text:span><text:span text:style-name="T1">-Adam H. Sparks</text:span></text:p>
              <text:p text:style-name="P1"><text:span text:style-name="T1">Thanks!</text:span></text:p>
              <text:p text:style-name="P1"><text:span text:style-name="T1"><text:tab/></text:span><text:span text:style-name="T1">-Zachary Foster</text:span></text:p>
            </office:annotation>
            <text:p><text:a xlink:href="https://doi.org/10.1111/j.1364-3703.2011.00733.x" xlink:type="simple">10.1111/j.1364-3703.2011.00733.x</text:a></text:p>
          </table:table-cell>
          <table:table-cell table:style-name="ce43" table:formula="of:=concat(&quot;https://dx.doi.org/&quot;; [.F401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01]; [$'Journal Lookup Tables'.$A$2:.$B$22])" office:value-type="string" office:string-value="BOTH" calcext:value-type="string">
            <text:p>BOTH</text:p>
          </table:table-cell>
          <table:table-cell table:style-name="ce51" table:formula="of:=LOOKUP([.A401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199.385cm" draw:caption-point-x="-0.406cm" draw:caption-point-y="-0.863cm">
              <dc:date>2022-05-04T00:00:00</dc:date>
              <text:p text:style-name="P1"><text:span text:style-name="T1">software for graphing not mentioned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1" calcext:value-type="float">
            <office:annotation draw:style-name="gr28" draw:text-style-name="P2" svg:width="25.162cm" svg:height="3.175cm" svg:x="49.842cm" svg:y="199.385cm" draw:caption-point-x="-0.407cm" draw:caption-point-y="-0.863cm">
              <dc:date>2022-05-04T00:00:00</dc:date>
              <text:p text:style-name="P1"><text:span text:style-name="T1">one was part of qPCR equipment. one open srouce. software for graphing not mentioned</text:span></text:p>
              <text:p text:style-name="P1"><text:span text:style-name="T1"><text:tab/></text:span><text:span text:style-name="T1">-Zachary Foster</text:span></text:p>
              <text:p text:style-name="P1"><text:span text:style-name="T1">----</text:span></text:p>
              <text:p text:style-name="P1"><text:span text:style-name="T1">Sorry, I clicked the "resolve" button by accident. This score looks right to me in that case</text:span></text:p>
              <text:p text:style-name="P1"><text:span text:style-name="T1"><text:tab/></text:span><text:span text:style-name="T1">-Adam H. Sparks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199.385cm" draw:caption-point-x="-0.407cm" draw:caption-point-y="-0.863cm">
              <dc:date>2022-05-04T00:00:00</dc:date>
              <text:p text:style-name="P1"><text:span text:style-name="T1">seqs submitted to NCBI, other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PAML, 7300 System Sequence Detection Software</text:p>
            <text:p/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064</text:p>
          </table:table-cell>
          <table:table-cell table:style-name="ce43" table:formula="of:=concat(&quot;https://dx.doi.org/&quot;; [.F402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2]; [$'Journal Lookup Tables'.$A$2:.$B$22])" office:value-type="string" office:string-value="BOTH" calcext:value-type="string">
            <text:p>BOTH</text:p>
          </table:table-cell>
          <table:table-cell table:style-name="ce51" table:formula="of:=LOOKUP([.A40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199.94cm" draw:caption-point-x="-0.407cm" draw:caption-point-y="-0.81cm">
              <dc:date>2022-05-04T00:00:00</dc:date>
              <text:p text:style-name="P1"><text:span text:style-name="T1">I could not get the price of GenePix Pro 6.0 image analysis software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AS, R, GenePix Pro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267</text:p>
          </table:table-cell>
          <table:table-cell table:style-name="ce43" table:formula="of:=concat(&quot;https://dx.doi.org/&quot;; [.F40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3]; [$'Journal Lookup Tables'.$A$2:.$B$22])" office:value-type="string" office:string-value="BOTH" calcext:value-type="string">
            <text:p>BOTH</text:p>
          </table:table-cell>
          <table:table-cell table:style-name="ce51" table:formula="of:=LOOKUP([.A40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14" draw:text-style-name="P2" svg:width="25.628cm" svg:height="1.507cm" svg:x="46.901cm" svg:y="200.428cm" draw:caption-point-x="-0.406cm" draw:caption-point-y="-0.811cm">
              <dc:date>2022-05-04T00:00:00</dc:date>
              <text:p text:style-name="P1"><text:span text:style-name="T1">Cited using URLs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1" calcext:value-type="float">
            <office:annotation draw:style-name="gr14" draw:text-style-name="P2" svg:width="25.162cm" svg:height="1.507cm" svg:x="49.842cm" svg:y="200.428cm" draw:caption-point-x="-0.407cm" draw:caption-point-y="-0.811cm">
              <dc:date>2022-05-04T00:00:00</dc:date>
              <text:p text:style-name="P1"><text:span text:style-name="T1">PDQuest is ~1000$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, PDQuest, MASCO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167</text:p>
          </table:table-cell>
          <table:table-cell table:style-name="ce43" table:formula="of:=concat(&quot;https://dx.doi.org/&quot;; [.F40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4]; [$'Journal Lookup Tables'.$A$2:.$B$22])" office:value-type="string" office:string-value="BOTH" calcext:value-type="string">
            <text:p>BOTH</text:p>
          </table:table-cell>
          <table:table-cell table:style-name="ce51" table:formula="of:=LOOKUP([.A40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office:annotation draw:style-name="gr5" draw:text-style-name="P2" svg:width="25.162cm" svg:height="1.508cm" svg:x="49.842cm" svg:y="200.914cm" draw:caption-point-x="-0.407cm" draw:caption-point-y="-0.81cm">
              <dc:date>2022-05-04T00:00:00</dc:date>
              <text:p text:style-name="P1"><text:span text:style-name="T1">All is open source expect graphpad, which is ~100$ a year for students.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200.914cm" draw:caption-point-x="-0.407cm" draw:caption-point-y="-0.81cm">
              <dc:date>2022-05-04T00:00:00</dc:date>
              <text:p text:style-name="P1"><text:span text:style-name="T1">They deposited sequences, but not anything else. Some data was in supp mats but not most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OrthoMCL, DAMBE, MrBayes, PHYLIP, GraphPad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92" calcext:value-type="float">
            <text:p>92</text:p>
          </table:table-cell>
          <table:table-cell table:style-name="ce43" office:value-type="string" calcext:value-type="string">
            <text:p><text:a xlink:href="https://doi.org/10.1111/mpp.12883" xlink:type="simple">Zach</text:a></text:p>
          </table:table-cell>
          <table:table-cell table:style-name="ce43" office:value-type="string" calcext:value-type="string">
            <text:p><text:a xlink:href="https://doi.org/10.1111/mpp.12883" xlink:type="simple">10.1111/mpp.12883</text:a></text:p>
          </table:table-cell>
          <table:table-cell table:style-name="ce43" table:formula="of:=concat(&quot;https://dx.doi.org/&quot;; [.F405])" office:value-type="string" office:string-value="" calcext:value-type="error">
            <text:p>#NAME?</text:p>
          </table:table-cell>
          <table:table-cell table:style-name="ce37" office:value-type="string" calcext:value-type="string">
            <text:p>Page 92 article falls within range of another article previously selected, this is the next article</text:p>
          </table:table-cell>
          <table:table-cell table:style-name="ce51" table:formula="of:=LOOKUP([.A405]; [$'Journal Lookup Tables'.$A$2:.$B$22])" office:value-type="string" office:string-value="BOTH" calcext:value-type="string">
            <text:p>BOTH</text:p>
          </table:table-cell>
          <table:table-cell table:style-name="ce51" table:formula="of:=LOOKUP([.A40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NLS Mapper, Conserved Domain Search Service, MEGA, Tophat, 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mpp.12318</text:p>
          </table:table-cell>
          <table:table-cell table:style-name="ce43" table:formula="of:=concat(&quot;https://dx.doi.org/&quot;; [.F406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6]; [$'Journal Lookup Tables'.$A$2:.$B$22])" office:value-type="string" office:string-value="BOTH" calcext:value-type="string">
            <text:p>BOTH</text:p>
          </table:table-cell>
          <table:table-cell table:style-name="ce51" table:formula="of:=LOOKUP([.A40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office:annotation draw:style-name="gr5" draw:text-style-name="P2" svg:width="25.628cm" svg:height="1.508cm" svg:x="46.901cm" svg:y="201.887cm" draw:caption-point-x="-0.406cm" draw:caption-point-y="-0.81cm">
              <dc:date>2022-05-04T00:00:00</dc:date>
              <text:p text:style-name="P1"><text:span text:style-name="T1">They dont cite BLASTN, but it might be that they meant it was used by a fungiDB tool that was cited using a URL. sgRNA was cit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3" calcext:value-type="float">
            <office:annotation draw:style-name="gr5" draw:text-style-name="P2" svg:width="25.162cm" svg:height="1.508cm" svg:x="49.842cm" svg:y="201.887cm" draw:caption-point-x="-0.407cm" draw:caption-point-y="-0.81cm">
              <dc:date>2022-05-04T00:00:00</dc:date>
              <text:p text:style-name="P1"><text:span text:style-name="T1">The software they do mention is free, but I dont know how they did their stats or made some figures..</text:span></text:p>
              <text:p text:style-name="P1"><text:span text:style-name="T1"><text:tab/></text:span><text:span text:style-name="T1">-Zachary Foster</text:span></text:p>
            </office:annotation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office:annotation draw:style-name="gr5" draw:text-style-name="P2" svg:width="24.23cm" svg:height="1.508cm" svg:x="55.723cm" svg:y="201.887cm" draw:caption-point-x="-0.407cm" draw:caption-point-y="-0.81cm">
              <dc:date>2022-05-04T00:00:00</dc:date>
              <text:p text:style-name="P1"><text:span text:style-name="T1">Some sequence data was provided, but there wa a lot of data not provid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string" calcext:value-type="string">
            <text:p>sgRNA Designer, BLASTN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45" calcext:value-type="float">
            <text:p>45</text:p>
          </table:table-cell>
          <table:table-cell table:style-name="ce43" office:value-type="string" calcext:value-type="string">
            <text:p><text:a xlink:href="https://doi.org/10.1111/mpp.12737" xlink:type="simple">Zach</text:a></text:p>
          </table:table-cell>
          <table:table-cell table:style-name="ce43" office:value-type="string" calcext:value-type="string">
            <text:p><text:a xlink:href="https://doi.org/10.1111/mpp.12737" xlink:type="simple">10.1111/mpp.12737</text:a></text:p>
          </table:table-cell>
          <table:table-cell table:style-name="ce43" table:formula="of:=concat(&quot;https://dx.doi.org/&quot;; [.F40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7]; [$'Journal Lookup Tables'.$A$2:.$B$22])" office:value-type="string" office:string-value="BOTH" calcext:value-type="string">
            <text:p>BOTH</text:p>
          </table:table-cell>
          <table:table-cell table:style-name="ce51" table:formula="of:=LOOKUP([.A40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amily-Companion tool, CV tree, R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 Pathology</text:p>
          </table:table-cell>
          <table:table-cell table:style-name="ce37" office:value-type="string" calcext:value-type="string">
            <text:p>Mol 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6" calcext:value-type="float">
            <text:p>16</text:p>
          </table:table-cell>
          <table:table-cell table:style-name="ce43" office:value-type="string" calcext:value-type="string">
            <text:p><text:a xlink:href="https://doi.org/10.1111/mpp.12874" xlink:type="simple">Zach</text:a></text:p>
          </table:table-cell>
          <table:table-cell table:style-name="ce43" office:value-type="string" calcext:value-type="string">
            <text:p><text:a xlink:href="https://doi.org/10.1111/mpp.12874" xlink:type="simple">10.1111/mpp.12874</text:a></text:p>
          </table:table-cell>
          <table:table-cell table:style-name="ce43" table:formula="of:=concat(&quot;https://dx.doi.org/&quot;; [.F408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08]; [$'Journal Lookup Tables'.$A$2:.$B$22])" office:value-type="string" office:string-value="BOTH" calcext:value-type="string">
            <text:p>BOTH</text:p>
          </table:table-cell>
          <table:table-cell table:style-name="ce51" table:formula="of:=LOOKUP([.A408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WA, R, Python, TASSEL, STRUCTURE, DARwin, GATK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3-15-0047-r</text:p>
          </table:table-cell>
          <table:table-cell table:style-name="ce43" table:formula="of:=concat(&quot;https://dx.doi.org/&quot;; [.F40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09]; [$'Journal Lookup Tables'.$A$2:.$B$22])" office:value-type="float" office:value="1" calcext:value-type="float">
            <text:p>1</text:p>
          </table:table-cell>
          <table:table-cell table:style-name="ce51" table:formula="of:=LOOKUP([.A40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5" draw:text-style-name="P2" svg:width="25.162cm" svg:height="1.508cm" svg:x="49.842cm" svg:y="203.348cm" draw:caption-point-x="-0.407cm" draw:caption-point-y="-0.81cm">
              <dc:date>2022-05-04T00:00:00</dc:date>
              <text:p text:style-name="P1"><text:span text:style-name="T1">Made graphs and did statistics, but no mention of software used. I think excel was used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5-12-0121-fi</text:p>
          </table:table-cell>
          <table:table-cell table:style-name="ce43" table:formula="of:=concat(&quot;https://dx.doi.org/&quot;; [.F41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s review, next sequential article selected</text:p>
          </table:table-cell>
          <table:table-cell table:style-name="ce51" table:formula="of:=LOOKUP([.A410]; [$'Journal Lookup Tables'.$A$2:.$B$22])" office:value-type="float" office:value="1" calcext:value-type="float">
            <text:p>1</text:p>
          </table:table-cell>
          <table:table-cell table:style-name="ce51" table:formula="of:=LOOKUP([.A41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office:annotation draw:style-name="gr5" draw:text-style-name="P2" svg:width="25.628cm" svg:height="1.508cm" svg:x="46.901cm" svg:y="203.835cm" draw:caption-point-x="-0.406cm" draw:caption-point-y="-0.81cm">
              <dc:date>2022-05-04T00:00:00</dc:date>
              <text:p text:style-name="P1"><text:span text:style-name="T1">They did not cite any software, or even mention it besides blas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51" office:value-type="float" office:value="1" calcext:value-type="float">
            <office:annotation draw:style-name="gr5" draw:text-style-name="P2" svg:width="25.162cm" svg:height="1.508cm" svg:x="49.842cm" svg:y="203.835cm" draw:caption-point-x="-0.407cm" draw:caption-point-y="-0.81cm">
              <dc:date>2022-05-04T00:00:00</dc:date>
              <text:p text:style-name="P1"><text:span text:style-name="T1">They do not say what they used besides BLAST, although they report results from a 454 RNA sequencing run, so more programs must have been used</text:span></text:p>
              <text:p text:style-name="P1"><text:span text:style-name="T1"><text:tab/></text:span><text:span text:style-name="T1">-Zachary Foster</text:span></text:p>
            </office:annotation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0" calcext:value-type="float">
            <office:annotation draw:style-name="gr5" draw:text-style-name="P2" svg:width="24.23cm" svg:height="1.508cm" svg:x="55.723cm" svg:y="203.835cm" draw:caption-point-x="-0.407cm" draw:caption-point-y="-0.81cm">
              <dc:date>2022-05-04T00:00:00</dc:date>
              <text:p text:style-name="P1"><text:span text:style-name="T1">they generated RNA 454 data, but dont say much about it</text:span></text:p>
              <text:p text:style-name="P1"><text:span text:style-name="T1"><text:tab/></text:span><text:span text:style-name="T1">-Zachary Foster</text:span></text:p>
            </office:annotation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3.835cm" draw:caption-point-x="-0.407cm" draw:caption-point-y="-0.81cm">
              <dc:date>2022-05-04T00:00:00</dc:date>
              <text:p text:style-name="P1"><text:span text:style-name="T1">Must have used other software</text:span></text:p>
              <text:p text:style-name="P1"><text:span text:style-name="T1"><text:tab/></text:span><text:span text:style-name="T1">-Zachary Foster</text:span></text:p>
            </office:annotation>
            <text:p>BLAS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Molecular Plant-Microbe Interactions</text:p>
          </table:table-cell>
          <table:table-cell table:style-name="ce37" office:value-type="string" calcext:value-type="string">
            <text:p>Mol Plant Micro In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mpmi-07-15-0153-r</text:p>
          </table:table-cell>
          <table:table-cell table:style-name="ce43" table:formula="of:=concat(&quot;https://dx.doi.org/&quot;; [.F41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1]; [$'Journal Lookup Tables'.$A$2:.$B$22])" office:value-type="float" office:value="1" calcext:value-type="float">
            <text:p>1</text:p>
          </table:table-cell>
          <table:table-cell table:style-name="ce51" table:formula="of:=LOOKUP([.A41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lstat2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Nematology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93" calcext:value-type="float">
            <text:p>93</text:p>
          </table:table-cell>
          <table:table-cell table:style-name="ce43" office:value-type="string" calcext:value-type="string">
            <text:p><text:a xlink:href="https://doi.org/10.1163/15685411-bja10031" xlink:type="simple">Zach</text:a></text:p>
          </table:table-cell>
          <table:table-cell table:style-name="ce43" office:value-type="string" calcext:value-type="string">
            <text:p><text:a xlink:href="https://doi.org/10.1163/15685411-bja10031" xlink:type="simple">10.1163/15685411-bja10031</text:a></text:p>
          </table:table-cell>
          <table:table-cell table:style-name="ce43" table:formula="of:=concat(&quot;https://dx.doi.org/&quot;; [.F41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12]; [$'Journal Lookup Tables'.$A$2:.$B$22])" office:value-type="string" office:string-value="BOTH" calcext:value-type="string">
            <text:p>BOTH</text:p>
          </table:table-cell>
          <table:table-cell table:style-name="ce51" table:formula="of:=LOOKUP([.A412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cutadapt, USEARCH, QIIME, Mothur, R, Tax4Fun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2.03.002</text:p>
          </table:table-cell>
          <table:table-cell table:style-name="ce43" table:formula="of:=concat(&quot;https://dx.doi.org/&quot;; [.F413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number does not exist, selected second article from July 2012</text:p>
          </table:table-cell>
          <table:table-cell table:style-name="ce51" table:formula="of:=LOOKUP([.A413]; [$'Journal Lookup Tables'.$A$2:.$B$22])" office:value-type="string" office:string-value="BOTH" calcext:value-type="string">
            <text:p>BOTH</text:p>
          </table:table-cell>
          <table:table-cell table:style-name="ce51" table:formula="of:=LOOKUP([.A413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44" calcext:value-type="float">
            <text:p>14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5</text:p>
          </table:table-cell>
          <table:table-cell table:style-name="ce43" table:formula="of:=concat(&quot;https://dx.doi.org/&quot;; [.F414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44, first article of second issue for 2014 selected</text:p>
          </table:table-cell>
          <table:table-cell table:style-name="ce51" table:formula="of:=LOOKUP([.A414]; [$'Journal Lookup Tables'.$A$2:.$B$22])" office:value-type="string" office:string-value="BOTH" calcext:value-type="string">
            <text:p>BOTH</text:p>
          </table:table-cell>
          <table:table-cell table:style-name="ce51" table:formula="of:=LOOKUP([.A414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5.782cm" draw:caption-point-x="-0.407cm" draw:caption-point-y="-0.81cm">
              <dc:date>2022-05-04T00:00:00</dc:date>
              <text:p text:style-name="P1"><text:span text:style-name="T1">They made graphs, but did not say how. Looks like excel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4.04.004</text:p>
          </table:table-cell>
          <table:table-cell table:style-name="ce43" table:formula="of:=concat(&quot;https://dx.doi.org/&quot;; [.F41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 131, second to last article of first issue for 2014 selected</text:p>
          </table:table-cell>
          <table:table-cell table:style-name="ce51" table:formula="of:=LOOKUP([.A415]; [$'Journal Lookup Tables'.$A$2:.$B$22])" office:value-type="string" office:string-value="BOTH" calcext:value-type="string">
            <text:p>BOTH</text:p>
          </table:table-cell>
          <table:table-cell table:style-name="ce51" table:formula="of:=LOOKUP([.A415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06.269cm" draw:caption-point-x="-0.407cm" draw:caption-point-y="-0.81cm">
              <dc:date>2022-05-04T00:00:00</dc:date>
              <text:p text:style-name="P1"><text:span text:style-name="T1">They used some software that sounded like it ran intruments. I am considering that part of the instrument.</text:span></text:p>
              <text:p text:style-name="P1"><text:span text:style-name="T1"><text:tab/></text:span><text:span text:style-name="T1">-Zachary Foster</text:span></text:p>
            </office:annotation>
            <text:p>Statistica, MATLAB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15.12.005</text:p>
          </table:table-cell>
          <table:table-cell table:style-name="ce43" table:formula="of:=concat(&quot;https://dx.doi.org/&quot;; [.F416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included in previous article. Next sequential article selected</text:p>
          </table:table-cell>
          <table:table-cell table:style-name="ce51" table:formula="of:=LOOKUP([.A416]; [$'Journal Lookup Tables'.$A$2:.$B$22])" office:value-type="string" office:string-value="BOTH" calcext:value-type="string">
            <text:p>BOTH</text:p>
          </table:table-cell>
          <table:table-cell table:style-name="ce51" table:formula="of:=LOOKUP([.A416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office:annotation draw:style-name="gr5" draw:text-style-name="P2" svg:width="25.628cm" svg:height="1.508cm" svg:x="46.901cm" svg:y="206.756cm" draw:caption-point-x="-0.406cm" draw:caption-point-y="-0.81cm">
              <dc:date>2022-05-04T00:00:00</dc:date>
              <text:p text:style-name="P1"><text:span text:style-name="T1">The cite MEGA right w/ version, but dont say how they did stats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PLAC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siological and Molecular Plant Pathology</text:p>
          </table:table-cell>
          <table:table-cell table:style-name="ce37" office:value-type="string" calcext:value-type="string">
            <text:p>Physiol Mol Plant P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16/j.pmpp.2020.101584</text:p>
          </table:table-cell>
          <table:table-cell table:style-name="ce43" table:formula="of:=concat(&quot;https://dx.doi.org/&quot;; [.F417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fourth research article of 2021</text:p>
          </table:table-cell>
          <table:table-cell table:style-name="ce51" table:formula="of:=LOOKUP([.A417]; [$'Journal Lookup Tables'.$A$2:.$B$22])" office:value-type="string" office:string-value="BOTH" calcext:value-type="string">
            <text:p>BOTH</text:p>
          </table:table-cell>
          <table:table-cell table:style-name="ce51" table:formula="of:=LOOKUP([.A417]; [$'Journal Lookup Tables'.$F$2:.$G$22])" office:value-type="float" office:value="2" calcext:value-type="float">
            <text:p>2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LAS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2-y</text:p>
          </table:table-cell>
          <table:table-cell table:style-name="ce43" table:formula="of:=concat(&quot;https://dx.doi.org/&quot;; [.F41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8]; [$'Journal Lookup Tables'.$A$2:.$B$22])" office:value-type="string" office:string-value="BOTH" calcext:value-type="string">
            <text:p>BOTH</text:p>
          </table:table-cell>
          <table:table-cell table:style-name="ce51" table:formula="of:=LOOKUP([.A41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2-0271-z</text:p>
          </table:table-cell>
          <table:table-cell table:style-name="ce43" table:formula="of:=concat(&quot;https://dx.doi.org/&quot;; [.F41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19]; [$'Journal Lookup Tables'.$A$2:.$B$22])" office:value-type="string" office:string-value="BOTH" calcext:value-type="string">
            <text:p>BOTH</text:p>
          </table:table-cell>
          <table:table-cell table:style-name="ce51" table:formula="of:=LOOKUP([.A41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4" draw:text-style-name="P2" svg:width="9.899cm" svg:height="1.507cm" svg:x="72.529cm" svg:y="208.217cm" draw:caption-point-x="-0.407cm" draw:caption-point-y="-0.811cm">
              <dc:date>2022-05-04T00:00:00</dc:date>
              <text:p text:style-name="P1"><text:span text:style-name="T1">ChemStation is software that comes with an ion mass spectrometer. I am not counting it as software</text:span></text:p>
              <text:p text:style-name="P1"><text:span text:style-name="T1"><text:tab/></text:span><text:span text:style-name="T1">-Zachary Foster</text:span></text:p>
            </office:annotation>
            <text:p>ChemStation, Number Cruncher Statistical Systems NCSS 2007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5-0497-7</text:p>
          </table:table-cell>
          <table:table-cell table:style-name="ce43" table:formula="of:=concat(&quot;https://dx.doi.org/&quot;; [.F420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random page number not applicable, selected first previous article that was plant pathology</text:p>
          </table:table-cell>
          <table:table-cell table:style-name="ce51" table:formula="of:=LOOKUP([.A420]; [$'Journal Lookup Tables'.$A$2:.$B$22])" office:value-type="string" office:string-value="BOTH" calcext:value-type="string">
            <text:p>BOTH</text:p>
          </table:table-cell>
          <table:table-cell table:style-name="ce51" table:formula="of:=LOOKUP([.A42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5" draw:text-style-name="P2" svg:width="24.23cm" svg:height="1.508cm" svg:x="55.723cm" svg:y="208.703cm" draw:caption-point-x="-0.407cm" draw:caption-point-y="-0.81cm">
              <dc:date>2022-05-04T00:00:00</dc:date>
              <text:p text:style-name="P1"><text:span text:style-name="T1">They submitted their seqeunces,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string" calcext:value-type="string">
            <office:annotation draw:style-name="gr29" draw:text-style-name="P2" svg:width="9.899cm" svg:height="14.421cm" svg:x="72.529cm" svg:y="208.636cm" draw:caption-point-x="-0.407cm" draw:caption-point-y="-0.743cm">
              <dc:date>2022-05-04T00:00:00</dc:date>
              <text:p text:style-name="P1"><text:span text:style-name="T1">The correctly cited these software, but did not say how they did stats.</text:span></text:p>
              <text:p text:style-name="P1"><text:span text:style-name="T1"><text:tab/></text:span><text:span text:style-name="T1">-Zachary Foster</text:span></text:p>
              <text:p text:style-name="P1"><text:span text:style-name="T1">Based on that, I'd say software citation is 0, not cited at all.</text:span></text:p>
              <text:p text:style-name="P1"><text:span text:style-name="T1"><text:tab/></text:span><text:span text:style-name="T1">-Adam H. Sparks</text:span></text:p>
              <text:p text:style-name="P1"><text:span text:style-name="T1">I am conflicted on it. They cited must things right, so I kind of gave them an "average" score. Thats how I treated all such cases, but I commented on them when I did</text:span></text:p>
              <text:p text:style-name="P1"><text:span text:style-name="T1"><text:tab/></text:span><text:span text:style-name="T1">-Zachary Foster</text:span></text:p>
              <text:p text:style-name="P1"><text:span text:style-name="T1">I think we need to have a discussion on this. I thought we had discussed</text:span></text:p>
              <text:p text:style-name="P1"><text:span text:style-name="T1">and I suggested using the lowest value since if there is one item not</text:span></text:p>
              <text:p text:style-name="P1"><text:span text:style-name="T1">properly cited or the software is outrageously expensive, then that should</text:span></text:p>
              <text:p text:style-name="P1"><text:span text:style-name="T1">be the rating for the whole paper. The average doesn't mean much as far as</text:span></text:p>
              <text:p text:style-name="P1"><text:span text:style-name="T1">actual reproducibility, I don't think.</text:span></text:p>
              <text:p text:style-name="P1"><text:span text:style-name="T1"/></text:p>
              <text:p text:style-name="P1"><text:span text:style-name="T1"/></text:p>
              <text:p text:style-name="P1"><text:span text:style-name="T1">-- </text:span></text:p>
              <text:p text:style-name="P1"><text:span text:style-name="T1">Dr Adam H. Sparks</text:span></text:p>
              <text:p text:style-name="P1"><text:span text:style-name="T1">Associate Professor of Field Crops Pathology <text:s text:c="2"/>| <text:s text:c="2"/>Centre for Crop Health</text:span></text:p>
              <text:p text:style-name="P1"><text:span text:style-name="T1">| <text:s/>Office C313</text:span></text:p>
              <text:p text:style-name="P1"><text:span text:style-name="T1"/></text:p>
              <text:p text:style-name="P1"><text:span text:style-name="T1">Phone (+61) 07 46311948 <text:s/>| <text:s/>Mobile 0415 489 422 | Twitter @adamhsparks</text:span></text:p>
              <text:p text:style-name="P1"><text:span text:style-name="T1">&lt;https://twitter.com/adamhsparks&gt;</text:span></text:p>
              <text:p text:style-name="P1"><text:span text:style-name="T1"/></text:p>
              <text:p text:style-name="P1"><text:span text:style-name="T1">Institute for Agriculture and the Environment <text:s/>| <text:s/>Research and Innovation</text:span></text:p>
              <text:p text:style-name="P1"><text:span text:style-name="T1">Division</text:span></text:p>
              <text:p text:style-name="P1"><text:span text:style-name="T1">University of Southern Queensland | Toowoomba, Queensland | 4350 | Australia</text:span></text:p>
              <text:p text:style-name="P1"><text:span text:style-name="T1"><text:tab/></text:span><text:span text:style-name="T1">-Adam H. Sparks</text:span></text:p>
            </office:annotation>
            <text:p>BLASTN, Clustal, MEG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rasitica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12600-019-00715-4</text:p>
          </table:table-cell>
          <table:table-cell table:style-name="ce43" table:formula="of:=concat(&quot;https://dx.doi.org/&quot;; [.F421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1]; [$'Journal Lookup Tables'.$A$2:.$B$22])" office:value-type="string" office:string-value="BOTH" calcext:value-type="string">
            <text:p>BOTH</text:p>
          </table:table-cell>
          <table:table-cell table:style-name="ce51" table:formula="of:=LOOKUP([.A42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Bioedit, MEGA, WASP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5" draw:text-style-name="P2" svg:width="16.639cm" svg:height="1.508cm" svg:x="21.981cm" svg:y="209.677cm" draw:caption-point-x="-0.406cm" draw:caption-point-y="-0.81cm">
              <dc:date>2022-05-04T00:00:00</dc:date>
              <text:p text:style-name="P1"><text:span text:style-name="T1">There are DOIs are listed by the journal, but do not resolve</text:span></text:p>
              <text:p text:style-name="P1"><text:span text:style-name="T1"><text:tab/></text:span><text:span text:style-name="T1">-Adam H. Sparks</text:span></text:p>
            </office:annotation>
            <text:p>NA</text:p>
          </table:table-cell>
          <table:table-cell table:number-columns-repeated="2" table:style-name="ce37" office:value-type="string" calcext:value-type="string">
            <text:p>NA</text:p>
          </table:table-cell>
          <table:table-cell table:style-name="ce51" table:formula="of:=LOOKUP([.A422]; [$'Journal Lookup Tables'.$A$2:.$B$22])" office:value-type="float" office:value="1" calcext:value-type="float">
            <text:p>1</text:p>
          </table:table-cell>
          <table:table-cell table:style-name="ce51" table:formula="of:=LOOKUP([.A42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-11143</text:p>
          </table:table-cell>
          <table:table-cell table:style-name="ce43" table:formula="of:=concat(&quot;https://dx.doi.org/&quot;; [.F423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3]; [$'Journal Lookup Tables'.$A$2:.$B$22])" office:value-type="float" office:value="1" calcext:value-type="float">
            <text:p>1</text:p>
          </table:table-cell>
          <table:table-cell table:style-name="ce51" table:formula="of:=LOOKUP([.A42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4601/Phytopathol_Mediterr-11776</text:p>
          </table:table-cell>
          <table:table-cell table:style-name="ce43" table:formula="of:=concat(&quot;https://dx.doi.org/&quot;; [.F424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4]; [$'Journal Lookup Tables'.$A$2:.$B$22])" office:value-type="float" office:value="1" calcext:value-type="float">
            <text:p>1</text:p>
          </table:table-cell>
          <table:table-cell table:style-name="ce51" table:formula="of:=LOOKUP([.A42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10.65cm" draw:caption-point-x="-0.407cm" draw:caption-point-y="-0.81cm">
              <dc:date>2022-05-04T00:00:00</dc:date>
              <text:p text:style-name="P1"><text:span text:style-name="T1">Did not say how they made graphs. Looks like excel</text:span></text:p>
              <text:p text:style-name="P1"><text:span text:style-name="T1"><text:tab/></text:span><text:span text:style-name="T1">-Zachary Foster</text:span></text:p>
            </office:annotation>
            <text:p>MSTATC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" calcext:value-type="float">
            <text:p>1</text:p>
          </table:table-cell>
          <table:table-cell table:style-name="ce43" office:value-type="string" calcext:value-type="string">
            <text:p><text:a xlink:href="https://doi.org/10.36253/phyto-11616" xlink:type="simple">Zach</text:a></text:p>
          </table:table-cell>
          <table:table-cell table:style-name="ce43" office:value-type="string" calcext:value-type="string">
            <text:p><text:a xlink:href="https://doi.org/10.36253/phyto-11616" xlink:type="simple">10.36253/phyto-11616</text:a></text:p>
          </table:table-cell>
          <table:table-cell table:style-name="ce43" table:formula="of:=concat(&quot;https://dx.doi.org/&quot;; [.F425])" office:value-type="string" office:string-value="" calcext:value-type="error">
            <text:p>#NAME?</text:p>
          </table:table-cell>
          <table:table-cell table:style-name="ce37" office:value-type="string" calcext:value-type="string">
            <text:p>Closest article to page 1</text:p>
          </table:table-cell>
          <table:table-cell table:style-name="ce51" table:formula="of:=LOOKUP([.A425]; [$'Journal Lookup Tables'.$A$2:.$B$22])" office:value-type="float" office:value="1" calcext:value-type="float">
            <text:p>1</text:p>
          </table:table-cell>
          <table:table-cell table:style-name="ce51" table:formula="of:=LOOKUP([.A425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GENALEX, DARwin, STRUCTURE, Exce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hytopathologia Mediterranea</text:p>
          </table:table-cell>
          <table:table-cell table:style-name="ce37" office:value-type="string" calcext:value-type="string">
            <text:p>Phytopathol Mediterr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<text:a xlink:href="https://doi.org/10.36253/phyto-11840" xlink:type="simple">Zach</text:a></text:p>
          </table:table-cell>
          <table:table-cell table:style-name="ce43" office:value-type="string" calcext:value-type="string">
            <text:p><text:a xlink:href="https://doi.org/10.36253/phyto-11976" xlink:type="simple">10.36253/phyto-11976</text:a></text:p>
          </table:table-cell>
          <table:table-cell table:style-name="ce43" table:formula="of:=concat(&quot;https://dx.doi.org/&quot;; [.F426])" office:value-type="string" office:string-value="" calcext:value-type="error">
            <text:p>#NAME?</text:p>
          </table:table-cell>
          <table:table-cell table:style-name="ce37" office:value-type="string" calcext:value-type="string">
            <text:p>Fourth article as PP5 is included in the first article for 2021</text:p>
          </table:table-cell>
          <table:table-cell table:style-name="ce51" table:formula="of:=LOOKUP([.A426]; [$'Journal Lookup Tables'.$A$2:.$B$22])" office:value-type="float" office:value="1" calcext:value-type="float">
            <text:p>1</text:p>
          </table:table-cell>
          <table:table-cell table:style-name="ce51" table:formula="of:=LOOKUP([.A426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raxmlGUI, MAFFT, BLAST, Tree-Graph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4-0044-r</text:p>
          </table:table-cell>
          <table:table-cell table:style-name="ce43" table:formula="of:=concat(&quot;https://dx.doi.org/&quot;; [.F427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7]; [$'Journal Lookup Tables'.$A$2:.$B$22])" office:value-type="string" office:string-value="BOTH" calcext:value-type="string">
            <text:p>BOTH</text:p>
          </table:table-cell>
          <table:table-cell table:style-name="ce51" table:formula="of:=LOOKUP([.A42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14" draw:text-style-name="P2" svg:width="9.899cm" svg:height="1.507cm" svg:x="72.529cm" svg:y="212.112cm" draw:caption-point-x="-0.407cm" draw:caption-point-y="-0.811cm">
              <dc:date>2022-05-04T00:00:00</dc:date>
              <text:p text:style-name="P1"><text:span text:style-name="T1">It seems a theoretical paper that does not use software exept for graphing, which they did not mention</text:span></text:p>
              <text:p text:style-name="P1"><text:span text:style-name="T1"><text:tab/></text:span><text:span text:style-name="T1">-Zachary Foster</text:span></text:p>
            </office:annotation>
            <text:p>NA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02-13-0032-r</text:p>
          </table:table-cell>
          <table:table-cell table:style-name="ce43" table:formula="of:=concat(&quot;https://dx.doi.org/&quot;; [.F428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28]; [$'Journal Lookup Tables'.$A$2:.$B$22])" office:value-type="string" office:string-value="BOTH" calcext:value-type="string">
            <text:p>BOTH</text:p>
          </table:table-cell>
          <table:table-cell table:style-name="ce51" table:formula="of:=LOOKUP([.A42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7" draw:text-style-name="P2" svg:width="9.899cm" svg:height="1.781cm" svg:x="72.529cm" svg:y="212.462cm" draw:caption-point-x="-0.407cm" draw:caption-point-y="-0.674cm">
              <dc:date>2022-05-04T00:00:00</dc:date>
              <text:p text:style-name="P1"><text:span text:style-name="T1">I'm not clear as to whether this is the standalone or the R version. The text isn't clear on that. It should be more clear to be fully reproducible, shouldn't it?</text:span></text:p>
              <text:p text:style-name="P1"><text:span text:style-name="T1"><text:tab/></text:span><text:span text:style-name="T1">-Adam H. Sparks</text:span></text:p>
            </office:annotation>
            <text:p>ASReml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56" calcext:value-type="float">
            <text:p>56</text:p>
          </table:table-cell>
          <table:table-cell table:style-name="ce43" office:value-type="string" calcext:value-type="string">
            <text:p><text:a xlink:href="https://doi.org/10.1094/PHYTO-05-18-0152-R" xlink:type="simple">Zach</text:a></text:p>
          </table:table-cell>
          <table:table-cell table:style-name="ce43" office:value-type="string" calcext:value-type="string">
            <text:p><text:a xlink:href="https://doi.org/10.1094/PHYTO-05-18-0152-R" xlink:type="simple">10.1094/PHYTO-05-18-0152-R</text:a></text:p>
          </table:table-cell>
          <table:table-cell table:style-name="ce43" table:formula="of:=concat(&quot;https://dx.doi.org/&quot;; [.F429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29]; [$'Journal Lookup Tables'.$A$2:.$B$22])" office:value-type="string" office:string-value="BOTH" calcext:value-type="string">
            <text:p>BOTH</text:p>
          </table:table-cell>
          <table:table-cell table:style-name="ce51" table:formula="of:=LOOKUP([.A429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32" calcext:value-type="float">
            <text:p>132</text:p>
          </table:table-cell>
          <table:table-cell table:style-name="ce43" office:value-type="string" calcext:value-type="string">
            <text:p><text:a xlink:href="https://doi.org/10.1094/PHYTO-05-19-0183-FI" xlink:type="simple">Zach</text:a></text:p>
          </table:table-cell>
          <table:table-cell table:style-name="ce43" office:value-type="string" calcext:value-type="string">
            <text:p><text:a xlink:href="https://doi.org/10.1094/PHYTO-05-19-0183-FI" xlink:type="simple">10.1094/PHYTO-05-19-0183-FI</text:a></text:p>
          </table:table-cell>
          <table:table-cell table:style-name="ce43" table:formula="of:=concat(&quot;https://dx.doi.org/&quot;; [.F43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0]; [$'Journal Lookup Tables'.$A$2:.$B$22])" office:value-type="string" office:string-value="BOTH" calcext:value-type="string">
            <text:p>BOTH</text:p>
          </table:table-cell>
          <table:table-cell table:style-name="ce51" table:formula="of:=LOOKUP([.A430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rcGIS, Excel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yto-12-11-0349</text:p>
          </table:table-cell>
          <table:table-cell table:style-name="ce43" table:formula="of:=concat(&quot;https://dx.doi.org/&quot;; [.F431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1]; [$'Journal Lookup Tables'.$A$2:.$B$22])" office:value-type="string" office:string-value="BOTH" calcext:value-type="string">
            <text:p>BOTH</text:p>
          </table:table-cell>
          <table:table-cell table:style-name="ce51" table:formula="of:=LOOKUP([.A431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2" calcext:value-type="float">
            <office:annotation draw:style-name="gr5" draw:text-style-name="P2" svg:width="24.23cm" svg:height="1.508cm" svg:x="55.723cm" svg:y="214.058cm" draw:caption-point-x="-0.407cm" draw:caption-point-y="-0.81cm">
              <dc:date>2022-05-04T00:00:00</dc:date>
              <text:p text:style-name="P1"><text:span text:style-name="T1">They submitted sequences but not other data</text:span></text:p>
              <text:p text:style-name="P1"><text:span text:style-name="T1"><text:tab/></text:span><text:span text:style-name="T1">-Zachary Foster</text:span></text:p>
            </office:annotation>
            <text:p>2</text:p>
          </table:table-cell>
          <table:table-cell table:style-name="ce51" office:value-type="string" calcext:value-type="string">
            <text:p>Fingerprinting II, Statistica, ARB, MOTHUR, SAS, BLAST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hytopathology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3" calcext:value-type="float">
            <text:p>13</text:p>
          </table:table-cell>
          <table:table-cell table:style-name="ce43" office:value-type="string" calcext:value-type="string">
            <text:p><text:a xlink:href="https://doi.org/10.1094/PHYTO-06-18-0186-R" xlink:type="simple">Zach</text:a></text:p>
          </table:table-cell>
          <table:table-cell table:style-name="ce43" office:value-type="string" calcext:value-type="string">
            <text:p><text:a xlink:href="https://doi.org/10.1094/PHYTO-06-18-0186-R" xlink:type="simple">10.1094/PHYTO-06-18-0186-R</text:a></text:p>
          </table:table-cell>
          <table:table-cell table:style-name="ce43" table:formula="of:=concat(&quot;https://dx.doi.org/&quot;; [.F432])" office:value-type="string" office:string-value="" calcext:value-type="error">
            <text:p>#NAME?</text:p>
          </table:table-cell>
          <table:table-cell table:style-name="ce37" office:value-type="string" calcext:value-type="string">
            <text:p>Original article w/ PP13 is review. This is the next article</text:p>
          </table:table-cell>
          <table:table-cell table:style-name="ce51" table:formula="of:=LOOKUP([.A432]; [$'Journal Lookup Tables'.$A$2:.$B$22])" office:value-type="string" office:string-value="BOTH" calcext:value-type="string">
            <text:p>BOTH</text:p>
          </table:table-cell>
          <table:table-cell table:style-name="ce51" table:formula="of:=LOOKUP([.A432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<text:s/>InfoQuest FP, MEGA, Clustal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4-13-0449-re</text:p>
          </table:table-cell>
          <table:table-cell table:style-name="ce43" table:formula="of:=concat(&quot;https://dx.doi.org/&quot;; [.F433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3]; [$'Journal Lookup Tables'.$A$2:.$B$22])" office:value-type="string" office:string-value="BOTH" calcext:value-type="string">
            <text:p>BOTH</text:p>
          </table:table-cell>
          <table:table-cell table:style-name="ce51" table:formula="of:=LOOKUP([.A433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igmaPlot, SAS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43" office:value-type="string" calcext:value-type="string">
            <text:p><text:a xlink:href="https://doi.org/10.1094/PDIS-01-19-0178-RE" xlink:type="simple">Zach</text:a></text:p>
          </table:table-cell>
          <table:table-cell table:style-name="ce43" office:value-type="string" calcext:value-type="string">
            <text:p><text:a xlink:href="https://doi.org/10.1094/PDIS-01-19-0178-RE" xlink:type="simple">10.1094/PDIS-01-19-0178-RE</text:a></text:p>
          </table:table-cell>
          <table:table-cell table:style-name="ce43" table:formula="of:=concat(&quot;https://dx.doi.org/&quot;; [.F434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34]; [$'Journal Lookup Tables'.$A$2:.$B$22])" office:value-type="string" office:string-value="BOTH" calcext:value-type="string">
            <text:p>BOTH</text:p>
          </table:table-cell>
          <table:table-cell table:style-name="ce51" table:formula="of:=LOOKUP([.A434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EGA, Staden Package, MrBayes, MrModeltest, TreeView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Disease</text:p>
          </table:table-cell>
          <table:table-cell table:style-name="ce37" office:value-type="string" calcext:value-type="string">
            <text:p>Plant Dis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dis-05-13-0492-re</text:p>
          </table:table-cell>
          <table:table-cell table:style-name="ce43" table:formula="of:=concat(&quot;https://dx.doi.org/&quot;; [.F435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5]; [$'Journal Lookup Tables'.$A$2:.$B$22])" office:value-type="string" office:string-value="BOTH" calcext:value-type="string">
            <text:p>BOTH</text:p>
          </table:table-cell>
          <table:table-cell table:style-name="ce51" table:formula="of:=LOOKUP([.A435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equencher, Clustal, BLAST, MEGA, PAUP, SA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3" calcext:value-type="float">
            <text:p>201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3-0823-01-rs</text:p>
          </table:table-cell>
          <table:table-cell table:style-name="ce43" table:formula="of:=concat(&quot;https://dx.doi.org/&quot;; [.F43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6]; [$'Journal Lookup Tables'.$A$2:.$B$22])" office:value-type="string" office:string-value="BOTH" calcext:value-type="string">
            <text:p>BOTH</text:p>
          </table:table-cell>
          <table:table-cell table:style-name="ce51" table:formula="of:=LOOKUP([.A436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ASSESS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2012-0402-01-rs</text:p>
          </table:table-cell>
          <table:table-cell table:style-name="ce43" table:formula="of:=concat(&quot;https://dx.doi.org/&quot;; [.F437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7]; [$'Journal Lookup Tables'.$A$2:.$B$22])" office:value-type="string" office:string-value="BOTH" calcext:value-type="string">
            <text:p>BOTH</text:p>
          </table:table-cell>
          <table:table-cell table:style-name="ce51" table:formula="of:=LOOKUP([.A437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16.979cm" draw:caption-point-x="-0.407cm" draw:caption-point-y="-0.81cm">
              <dc:date>2022-05-04T00:00:00</dc:date>
              <text:p text:style-name="P1"><text:span text:style-name="T1">Wow, they actually cited excel</text:span></text:p>
              <text:p text:style-name="P1"><text:span text:style-name="T1"><text:tab/></text:span><text:span text:style-name="T1">-Zachary Foster</text:span></text:p>
            </office:annotation>
            <text:p>Excel, Minitab</text:p>
          </table:table-cell>
          <table:table-cell table:number-columns-repeated="1007"/>
        </table:table-row>
        <table:table-row table:style-name="ro1">
          <table:table-cell table:number-columns-repeated="2" table:style-name="ce37" office:value-type="string" calcext:value-type="string">
            <text:p>Plant Health Progress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94/php-rs-15-0044</text:p>
          </table:table-cell>
          <table:table-cell table:style-name="ce43" table:formula="of:=concat(&quot;https://dx.doi.org/&quot;; [.F438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age numbers, articles selected at random</text:p>
          </table:table-cell>
          <table:table-cell table:style-name="ce51" table:formula="of:=LOOKUP([.A438]; [$'Journal Lookup Tables'.$A$2:.$B$22])" office:value-type="string" office:string-value="BOTH" calcext:value-type="string">
            <text:p>BOTH</text:p>
          </table:table-cell>
          <table:table-cell table:style-name="ce51" table:formula="of:=LOOKUP([.A438]; [$'Journal Lookup Tables'.$F$2:.$G$22])" office:value-type="float" office:value="2.5" calcext:value-type="float">
            <text:p>2.5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11/ppa.12385</text:p>
          </table:table-cell>
          <table:table-cell table:style-name="ce43" table:formula="of:=concat(&quot;https://dx.doi.org/&quot;; [.F439])" office:value-type="string" office:string-value="" calcext:value-type="error">
            <text:p>#NAME?</text:p>
          </table:table-cell>
          <table:table-cell table:style-name="ce37" office:value-type="string" calcext:value-type="string">
            <text:p>NA</text:p>
          </table:table-cell>
          <table:table-cell table:style-name="ce51" table:formula="of:=LOOKUP([.A439]; [$'Journal Lookup Tables'.$A$2:.$B$22])" office:value-type="string" office:string-value="BOTH" calcext:value-type="string">
            <text:p>BOTH</text:p>
          </table:table-cell>
          <table:table-cell table:style-name="ce51" table:formula="of:=LOOKUP([.A439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Plant Pathology</text:p>
          </table:table-cell>
          <table:table-cell table:style-name="ce37" office:value-type="string" calcext:value-type="string">
            <text:p>Plant Path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83" calcext:value-type="float">
            <text:p>83</text:p>
          </table:table-cell>
          <table:table-cell table:style-name="ce43" office:value-type="string" calcext:value-type="string">
            <text:p><text:a xlink:href="https://doi.org/10.1111/ppa.13106" xlink:type="simple">Zach</text:a></text:p>
          </table:table-cell>
          <table:table-cell table:style-name="ce43" office:value-type="string" calcext:value-type="string">
            <text:p><text:a xlink:href="https://doi.org/10.1111/ppa.13106" xlink:type="simple">10.1111/ppa.13106</text:a></text:p>
          </table:table-cell>
          <table:table-cell table:style-name="ce43" table:formula="of:=concat(&quot;https://dx.doi.org/&quot;; [.F440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0]; [$'Journal Lookup Tables'.$A$2:.$B$22])" office:value-type="string" office:string-value="BOTH" calcext:value-type="string">
            <text:p>BOTH</text:p>
          </table:table-cell>
          <table:table-cell table:style-name="ce51" table:formula="of:=LOOKUP([.A440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RIMER3PLUS, INFOSTAT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5" calcext:value-type="float">
            <text:p>2015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1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Vol3312015/NotasFitop/1407_1_2015.pdf</text:p>
          </table:table-cell>
          <table:table-cell table:style-name="ce51" table:formula="of:=LOOKUP([.A441]; [$'Journal Lookup Tables'.$A$2:.$B$22])" office:value-type="float" office:value="1" calcext:value-type="float">
            <text:p>1</text:p>
          </table:table-cell>
          <table:table-cell table:style-name="ce51" table:formula="of:=LOOKUP([.A441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18.927cm" draw:caption-point-x="-0.407cm" draw:caption-point-y="-0.81cm">
              <dc:date>2022-05-04T00:00:00</dc:date>
              <text:p text:style-name="P1"><text:span text:style-name="T1">Is this the same Image tools as above?</text:span></text:p>
              <text:p text:style-name="P1"><text:span text:style-name="T1"><text:tab/></text:span><text:span text:style-name="T1">-Adam H. Sparks</text:span></text:p>
            </office:annotation>
            <text:p>Image tools, 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8781/R.MEX.FIT.1910-5</text:p>
          </table:table-cell>
          <table:table-cell table:style-name="ce43" table:formula="of:=concat(&quot;https://dx.doi.org/&quot;; [.F442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2]; [$'Journal Lookup Tables'.$A$2:.$B$22])" office:value-type="float" office:value="1" calcext:value-type="float">
            <text:p>1</text:p>
          </table:table-cell>
          <table:table-cell table:style-name="ce51" table:formula="of:=LOOKUP([.A442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A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31" calcext:value-type="float">
            <text:p>131</text:p>
          </table:table-cell>
          <table:table-cell table:style-name="ce43" office:value-type="string" calcext:value-type="string">
            <text:p><text:a xlink:href="https://doi.org/10.18781/R.MEX.FIT.2101-5" xlink:type="simple">Zach</text:a></text:p>
          </table:table-cell>
          <table:table-cell table:style-name="ce43" office:value-type="string" calcext:value-type="string">
            <text:p><text:a xlink:href="https://doi.org/10.18781/R.MEX.FIT.2101-5" xlink:type="simple">10.18781/R.MEX.FIT.2101-5</text:a></text:p>
          </table:table-cell>
          <table:table-cell table:style-name="ce43" table:formula="of:=concat(&quot;https://dx.doi.org/&quot;; [.F443])" office:value-type="string" office:string-value="" calcext:value-type="error">
            <text:p>#NAME?</text:p>
          </table:table-cell>
          <table:table-cell table:style-name="ce37" office:value-type="string" calcext:value-type="string">
            <text:p>Next research article after PP 131</text:p>
          </table:table-cell>
          <table:table-cell table:style-name="ce51" table:formula="of:=LOOKUP([.A443]; [$'Journal Lookup Tables'.$A$2:.$B$22])" office:value-type="float" office:value="1" calcext:value-type="float">
            <text:p>1</text:p>
          </table:table-cell>
          <table:table-cell table:style-name="ce51" table:formula="of:=LOOKUP([.A443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Revista Mexicana de Fitopatología</text:p>
          </table:table-cell>
          <table:table-cell table:style-name="ce37" office:value-type="string" calcext:value-type="string">
            <text:p>Rev Mex Fitopat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NA</text:p>
          </table:table-cell>
          <table:table-cell table:style-name="ce43" table:formula="of:=concat(&quot;https://dx.doi.org/&quot;; [.F444])" office:value-type="string" office:string-value="" calcext:value-type="error">
            <text:p>#NAME?</text:p>
          </table:table-cell>
          <table:table-cell table:style-name="ce37" office:value-type="string" calcext:value-type="string">
            <text:p>Direct link: http://www.rmf.smf.org.mx/DocumentosVolumenes/Escrito_30_1_2.pdf</text:p>
          </table:table-cell>
          <table:table-cell table:style-name="ce51" table:formula="of:=LOOKUP([.A444]; [$'Journal Lookup Tables'.$A$2:.$B$22])" office:value-type="float" office:value="1" calcext:value-type="float">
            <text:p>1</text:p>
          </table:table-cell>
          <table:table-cell table:style-name="ce51" table:formula="of:=LOOKUP([.A444]; [$'Journal Lookup Tables'.$F$2:.$G$22])" office:value-type="float" office:value="0" calcext:value-type="float">
            <text:p>0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office:annotation draw:style-name="gr5" draw:text-style-name="P2" svg:width="9.899cm" svg:height="1.508cm" svg:x="72.529cm" svg:y="220.387cm" draw:caption-point-x="-0.407cm" draw:caption-point-y="-0.81cm">
              <dc:date>2022-05-04T00:00:00</dc:date>
              <text:p text:style-name="P1"><text:span text:style-name="T1">I don't think we need to include version numbers for software?</text:span></text:p>
              <text:p text:style-name="P1"><text:span text:style-name="T1"><text:tab/></text:span><text:span text:style-name="T1">-Adam H. Sparks</text:span></text:p>
            </office:annotation>
            <text:p>various phylogeny and Image Tool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2" calcext:value-type="float">
            <text:p>201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office:annotation draw:style-name="gr30" draw:text-style-name="P2" svg:width="16.639cm" svg:height="5.953cm" svg:x="21.981cm" svg:y="220.874cm" draw:caption-point-x="-0.406cm" draw:caption-point-y="-0.81cm">
              <dc:date>2022-05-04T00:00:00</dc:date>
              <text:p text:style-name="P1"><text:span text:style-name="T1">This is a review</text:span></text:p>
              <text:p text:style-name="P1"><text:span text:style-name="T1"><text:tab/></text:span><text:span text:style-name="T1">-Zachary Foster</text:span></text:p>
              <text:p text:style-name="P1"><text:span text:style-name="T1">Sorry, I'll fix that tomorrow.</text:span></text:p>
              <text:p text:style-name="P1"><text:span text:style-name="T1"><text:tab/></text:span><text:span text:style-name="T1">-Adam H. Sparks</text:span></text:p>
              <text:p text:style-name="P1"><text:span text:style-name="T1">No problem, thanks!</text:span></text:p>
              <text:p text:style-name="P1"><text:span text:style-name="T1"><text:tab/></text:span><text:span text:style-name="T1">-Zachary Foster</text:span></text:p>
              <text:p text:style-name="P1"><text:span text:style-name="T1">Try this DOI. I don't know what happened here. I intended to get the first one from 2015 (the DOI you had was from November not February).</text:span></text:p>
              <text:p text:style-name="P1"><text:span text:style-name="T1"><text:tab/></text:span><text:span text:style-name="T1">-Adam H. Sparks</text:span></text:p>
              <text:p text:style-name="P1"><text:span text:style-name="T1">And this DOI hasn't been used yet, so I think we're safe.</text:span></text:p>
              <text:p text:style-name="P1"><text:span text:style-name="T1"><text:tab/></text:span><text:span text:style-name="T1">-Adam H. Sparks</text:span></text:p>
            </office:annotation>
            <text:p>10.1007/s40858-014-0001-9</text:p>
          </table:table-cell>
          <table:table-cell table:style-name="ce43" table:formula="of:=concat(&quot;https://dx.doi.org/&quot;; [.F445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2. Selected first article in Dec. 2015</text:p>
          </table:table-cell>
          <table:table-cell table:style-name="ce51" table:formula="of:=LOOKUP([.A445]; [$'Journal Lookup Tables'.$A$2:.$B$22])" office:value-type="string" office:string-value="BOTH" calcext:value-type="string">
            <text:p>BOTH</text:p>
          </table:table-cell>
          <table:table-cell table:style-name="ce51" table:formula="of:=LOOKUP([.A445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number-columns-repeated="4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15-0052-6</text:p>
          </table:table-cell>
          <table:table-cell table:style-name="ce43" table:formula="of:=concat(&quot;https://dx.doi.org/&quot;; [.F446])" office:value-type="string" office:string-value="" calcext:value-type="error">
            <text:p>#NAME?</text:p>
          </table:table-cell>
          <table:table-cell table:style-name="ce37" office:value-type="string" calcext:value-type="string">
            <text:p>No publication in 2014. Selected second article in Dec. 2015</text:p>
          </table:table-cell>
          <table:table-cell table:style-name="ce51" table:formula="of:=LOOKUP([.A446]; [$'Journal Lookup Tables'.$A$2:.$B$22])" office:value-type="string" office:string-value="BOTH" calcext:value-type="string">
            <text:p>BOTH</text:p>
          </table:table-cell>
          <table:table-cell table:style-name="ce51" table:formula="of:=LOOKUP([.A446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Statistic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Tropical Plant Pathology</text:p>
          </table:table-cell>
          <table:table-cell table:style-name="ce37" office:value-type="string" calcext:value-type="string">
            <text:p>Trop Plant Pathol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007/s40858-020-00410-4</text:p>
          </table:table-cell>
          <table:table-cell table:style-name="ce43" table:formula="of:=concat(&quot;https://dx.doi.org/&quot;; [.F447])" office:value-type="string" office:string-value="" calcext:value-type="error">
            <text:p>#NAME?</text:p>
          </table:table-cell>
          <table:table-cell table:style-name="ce37"/>
          <table:table-cell table:style-name="ce51" table:formula="of:=LOOKUP([.A447]; [$'Journal Lookup Tables'.$A$2:.$B$22])" office:value-type="string" office:string-value="BOTH" calcext:value-type="string">
            <text:p>BOTH</text:p>
          </table:table-cell>
          <table:table-cell table:style-name="ce51" table:formula="of:=LOOKUP([.A447]; [$'Journal Lookup Tables'.$F$2:.$G$22])" office:value-type="float" office:value="3" calcext:value-type="float">
            <text:p>3</text:p>
          </table:table-cell>
          <table:table-cell table:style-name="ce51" office:value-type="string" calcext:value-type="string">
            <text:p>Applied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R, BLAST, Primer3Plu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0" calcext:value-type="float">
            <text:p>202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0-01303-3</text:p>
          </table:table-cell>
          <table:table-cell table:style-name="ce43" table:formula="of:=concat(&quot;https://dx.doi.org/&quot;; [.F448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45. Mentions software but I cant find info on it. Not clear what was used for stats and graphing.</text:p>
          </table:table-cell>
          <table:table-cell table:style-name="ce51" table:formula="of:=LOOKUP([.A448]; [$'Journal Lookup Tables'.$A$2:.$B$22])" office:value-type="float" office:value="1" calcext:value-type="float">
            <text:p>1</text:p>
          </table:table-cell>
          <table:table-cell table:style-name="ce51" table:formula="of:=LOOKUP([.A448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Multiplate RQ software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21" calcext:value-type="float">
            <text:p>2021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21-01601-4</text:p>
          </table:table-cell>
          <table:table-cell table:style-name="ce43" table:formula="of:=concat(&quot;https://dx.doi.org/&quot;; [.F449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01. No software mentioned, but there were plots.</text:p>
          </table:table-cell>
          <table:table-cell table:style-name="ce51" table:formula="of:=LOOKUP([.A449]; [$'Journal Lookup Tables'.$A$2:.$B$22])" office:value-type="float" office:value="1" calcext:value-type="float">
            <text:p>1</text:p>
          </table:table-cell>
          <table:table-cell table:style-name="ce51" table:formula="of:=LOOKUP([.A449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3"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NA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9" calcext:value-type="float">
            <text:p>2019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s12985-019-1215-8</text:p>
          </table:table-cell>
          <table:table-cell table:style-name="ce43" table:formula="of:=concat(&quot;https://dx.doi.org/&quot;; [.F450])" office:value-type="string" office:string-value="" calcext:value-type="error">
            <text:p>#NAME?</text:p>
          </table:table-cell>
          <table:table-cell table:style-name="ce37" office:value-type="string" calcext:value-type="string">
            <text:p>Sequential numbering, this is closest to 110</text:p>
          </table:table-cell>
          <table:table-cell table:style-name="ce51" table:formula="of:=LOOKUP([.A450]; [$'Journal Lookup Tables'.$A$2:.$B$22])" office:value-type="float" office:value="1" calcext:value-type="float">
            <text:p>1</text:p>
          </table:table-cell>
          <table:table-cell table:style-name="ce51" table:formula="of:=LOOKUP([.A450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FALSE()" office:value-type="float" office:value="0" calcext:value-type="float">
            <text:p>0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Stylet+, SPSS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Virology Journal (Plant Viruses Section)</text:p>
          </table:table-cell>
          <table:table-cell table:style-name="ce37" office:value-type="string" calcext:value-type="string">
            <text:p>Virol J</text:p>
          </table:table-cell>
          <table:table-cell table:style-name="ce37" office:value-type="float" office:value="2014" calcext:value-type="float">
            <text:p>201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string" calcext:value-type="string">
            <text:p>Zach</text:p>
          </table:table-cell>
          <table:table-cell table:style-name="ce37" office:value-type="string" calcext:value-type="string">
            <text:p>10.1186/1743-422x-11-19</text:p>
          </table:table-cell>
          <table:table-cell table:style-name="ce43" table:formula="of:=concat(&quot;https://dx.doi.org/&quot;; [.F451])" office:value-type="string" office:string-value="" calcext:value-type="error">
            <text:p>#NAME?</text:p>
          </table:table-cell>
          <table:table-cell table:style-name="ce37" office:value-type="string" calcext:value-type="string">
            <text:p>Selected first article from 2014 in Plant Viruses section</text:p>
          </table:table-cell>
          <table:table-cell table:style-name="ce51" table:formula="of:=LOOKUP([.A451]; [$'Journal Lookup Tables'.$A$2:.$B$22])" office:value-type="float" office:value="1" calcext:value-type="float">
            <text:p>1</text:p>
          </table:table-cell>
          <table:table-cell table:style-name="ce51" table:formula="of:=LOOKUP([.A451]; [$'Journal Lookup Tables'.$F$2:.$G$22])" office:value-type="float" office:value="1" calcext:value-type="float">
            <text:p>1</text:p>
          </table:table-cell>
          <table:table-cell table:style-name="ce51" office:value-type="string" calcext:value-type="string">
            <text:p>Fundamental</text:p>
          </table:table-cell>
          <table:table-cell table:style-name="ce51" table:formula="of:=TRUE()" office:value-type="float" office:value="1" calcext:value-type="float">
            <text:p>1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Photoshop</text:p>
          </table:table-cell>
          <table:table-cell table:number-columns-repeated="1007"/>
        </table:table-row>
        <table:table-row table:style-name="ro2" table:number-rows-repeated="10481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ticle_evaluations.A1:article_evaluations.Q1">
            <calcext:condition calcext:apply-style-name="ConditionalStyle_1" calcext:value="formula-is(LEN(TRIM([.A1]))&gt;0)" calcext:base-cell-address="article_evaluations.A1"/>
          </calcext:conditional-format>
        </calcext:conditional-formats>
      </table:table>
      <table:table table:name="Journal Lookup Tables" table:style-name="ta4">
        <table:table-column table:style-name="co8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1" table:number-columns-repeated="1017" table:default-cell-style-name="Default"/>
        <table:table-row table:style-name="ro1">
          <table:table-cell table:style-name="ce121" office:value-type="string" calcext:value-type="string">
            <text:p>Journal</text:p>
          </table:table-cell>
          <table:table-cell table:style-name="ce123" office:value-type="string" calcext:value-type="string">
            <text:p>open</text:p>
          </table:table-cell>
          <table:table-cell table:style-name="ce123" table:number-columns-repeated="3"/>
          <table:table-cell table:style-name="ce121" office:value-type="string" calcext:value-type="string">
            <text:p>Journal</text:p>
          </table:table-cell>
          <table:table-cell table:style-name="ce126" office:value-type="string" calcext:value-type="string">
            <text:p>repro_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stralasian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Australasian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adian 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anadian Journal of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op Protection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Crop Protection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uropean 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European Journal of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es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Forest Pathology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22" office:value-type="string" calcext:value-type="string">
            <text:p>Journal of General Plant Pathology</text:p>
          </table:table-cell>
          <table:table-cell table:style-name="ce125" office:value-type="string" calcext:value-type="string">
            <text:p>BOTH</text:p>
          </table:table-cell>
          <table:table-cell table:style-name="ce122" table:number-columns-repeated="3"/>
          <table:table-cell table:style-name="ce122" office:value-type="string" calcext:value-type="string">
            <text:p>Journal of General Plant Pathology</text:p>
          </table:table-cell>
          <table:table-cell table:style-name="ce128" office:value-type="float" office:value="2" calcext:value-type="float">
            <text:p>2</text:p>
          </table:table-cell>
          <table:table-cell table:style-name="ce122" table:number-columns-repeated="11"/>
          <table:table-cell table:number-columns-repeated="1006"/>
        </table:table-row>
        <table:table-row table:style-name="ro1">
          <table:table-cell office:value-type="string" calcext:value-type="string">
            <text:p>Journal of Phyto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hytopatholog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urnal of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Journal of Plant Pathology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Molecular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lecular Plant-Microbe Interactions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olecular Plant-Microbe Interactions</text:p>
          </table:table-cell>
          <table:table-cell table:style-name="ce127" office:value-type="float" office:value="2.5" calcext:value-type="float">
            <office:annotation draw:style-name="gr7" draw:text-style-name="P2" svg:width="9.899cm" svg:height="1.781cm" svg:x="23.941cm" svg:y="5.552cm" draw:caption-point-x="-0.407cm" draw:caption-point-y="-0.674cm">
              <dc:date>2022-05-04T00:00:00</dc:date>
              <text:p text:style-name="P1"><text:span text:style-name="T1">I'd rate these as three, but the full code and data instructions only seem to apply to the resource announcements not to regular research articles.</text:span></text:p>
              <text:p text:style-name="P1"><text:span text:style-name="T1"><text:tab/></text:span><text:span text:style-name="T1">-Adam H. Sparks</text:span></text:p>
            </office:annotation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mat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Nemat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siological and Molecular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siological and Molecular Plant Pathology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rasitica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rasitica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ia Mediterranea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ytopathologia Mediterranea</text:p>
          </table:table-cell>
          <table:table-cell table:style-name="ce127" office:value-type="float" office:value="0" calcext:value-type="float">
            <office:annotation draw:style-name="gr7" draw:text-style-name="P2" svg:width="9.899cm" svg:height="1.781cm" svg:x="23.941cm" svg:y="7.5cm" draw:caption-point-x="-0.407cm" draw:caption-point-y="-0.674cm">
              <dc:date>2022-05-04T00:00:00</dc:date>
              <text:p text:style-name="P1"><text:span text:style-name="T1">There is a page but it's "Under Construction", https://journals.fupress.net/research-integrity/research-data/</text:span></text:p>
              <text:p text:style-name="P1"><text:span text:style-name="T1"><text:tab/></text:span><text:span text:style-name="T1">-Adam H. Sparks</text:span></text:p>
            </office:annotation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yto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hytopathology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Disease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Disease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Health Progress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Health Progress</text:p>
          </table:table-cell>
          <table:table-cell table:style-name="ce127" office:value-type="float" office:value="2.5" calcext:value-type="float">
            <text:p>2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Plant Pathology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ista Mexicana de Fitopatología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vista Mexicana de Fitopatología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pical Plant Pathology</text:p>
          </table:table-cell>
          <table:table-cell table:style-name="ce124" office:value-type="string" calcext:value-type="string">
            <text:p>BOTH</text:p>
          </table:table-cell>
          <table:table-cell table:number-columns-repeated="3"/>
          <table:table-cell office:value-type="string" calcext:value-type="string">
            <text:p>Tropical Plant Pathology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rology Journal (Plant Viruses Section)</text:p>
          </table:table-cell>
          <table:table-cell table:style-name="ce124" table:formula="of:=TRUE(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rology Journal (Plant Viruses Section)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975">
          <table:table-cell/>
          <table:table-cell table:style-name="ce124"/>
          <table:table-cell table:number-columns-repeated="4"/>
          <table:table-cell table:style-name="ce127"/>
          <table:table-cell table:number-columns-repeated="1017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yr IF" table:style-name="ta5"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" table:number-columns-repeated="1021" table:default-cell-style-name="Default"/>
        <table:table-row table:style-name="ro1">
          <table:table-cell table:style-name="ce121" office:value-type="string" calcext:value-type="string">
            <text:p>journal</text:p>
          </table:table-cell>
          <table:table-cell table:style-name="ce121" office:value-type="string" calcext:value-type="string">
            <text:p>IF_2year</text:p>
          </table:table-cell>
          <table:table-cell table:style-name="ce121" office:value-type="string" calcext:value-type="string">
            <text:p>IF_5year</text:p>
          </table:table-cell>
          <table:table-cell table:style-name="ce121" office:value-type="string" calcext:value-type="string">
            <text:p>Source: InCites Journal Citation Reports, Clarivate Analytics, 2022</text:p>
          </table:table-cell>
          <table:table-cell table:number-columns-repeated="1020"/>
        </table:table-row>
        <table:table-row table:style-name="ro1">
          <table:table-cell table:style-name="ce129" office:value-type="string" calcext:value-type="string">
            <text:p>Australasian Plant Pathology</text:p>
          </table:table-cell>
          <table:table-cell table:style-name="ce65" office:value-type="float" office:value="1.599" calcext:value-type="float">
            <text:p>1.599</text:p>
          </table:table-cell>
          <table:table-cell table:style-name="ce65" office:value-type="float" office:value="1.708" calcext:value-type="float">
            <text:p>1.70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Canadian Journal of Plant Pathology</text:p>
          </table:table-cell>
          <table:table-cell table:style-name="ce65" office:value-type="float" office:value="2.442" calcext:value-type="float">
            <text:p>2.442</text:p>
          </table:table-cell>
          <table:table-cell table:style-name="ce65" office:value-type="float" office:value="1.993" calcext:value-type="float">
            <text:p>1.993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Crop Protection</text:p>
          </table:table-cell>
          <table:table-cell table:style-name="ce65" office:value-type="float" office:value="2.571" calcext:value-type="float">
            <text:p>2.571</text:p>
          </table:table-cell>
          <table:table-cell table:style-name="ce65" office:value-type="float" office:value="3.11" calcext:value-type="float">
            <text:p>3.11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European Journal of Plant Pathology</text:p>
          </table:table-cell>
          <table:table-cell table:style-name="ce65" office:value-type="float" office:value="1.907" calcext:value-type="float">
            <text:p>1.907</text:p>
          </table:table-cell>
          <table:table-cell table:style-name="ce65" office:value-type="float" office:value="2.022" calcext:value-type="float">
            <text:p>2.022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Forest Pathology</text:p>
          </table:table-cell>
          <table:table-cell table:style-name="ce65" office:value-type="float" office:value="1.363" calcext:value-type="float">
            <text:p>1.363</text:p>
          </table:table-cell>
          <table:table-cell table:style-name="ce65" office:value-type="float" office:value="1.595" calcext:value-type="float">
            <text:p>1.59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General Plant Pathology</text:p>
          </table:table-cell>
          <table:table-cell table:style-name="ce65" office:value-type="float" office:value="1.449" calcext:value-type="float">
            <text:p>1.449</text:p>
          </table:table-cell>
          <table:table-cell table:style-name="ce65" office:value-type="float" office:value="1.416" calcext:value-type="float">
            <text:p>1.41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Phytopathology</text:p>
          </table:table-cell>
          <table:table-cell table:style-name="ce65" office:value-type="float" office:value="1.789" calcext:value-type="float">
            <text:p>1.789</text:p>
          </table:table-cell>
          <table:table-cell table:style-name="ce65" office:value-type="float" office:value="1.574" calcext:value-type="float">
            <text:p>1.57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Journal of Plant Pathology</text:p>
          </table:table-cell>
          <table:table-cell table:style-name="ce65" office:value-type="float" office:value="1.729" calcext:value-type="float">
            <text:p>1.729</text:p>
          </table:table-cell>
          <table:table-cell table:style-name="ce65" office:value-type="float" office:value="1.681" calcext:value-type="float">
            <text:p>1.681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Molecular Plant Pathology</text:p>
          </table:table-cell>
          <table:table-cell table:style-name="ce65" office:value-type="float" office:value="5.663" calcext:value-type="float">
            <text:p>5.663</text:p>
          </table:table-cell>
          <table:table-cell table:style-name="ce65" office:value-type="float" office:value="5.626" calcext:value-type="float">
            <text:p>5.62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Molecular Plant-Microbe Interactions</text:p>
          </table:table-cell>
          <table:table-cell table:style-name="ce65" office:value-type="float" office:value="4.171" calcext:value-type="float">
            <text:p>4.171</text:p>
          </table:table-cell>
          <table:table-cell table:style-name="ce65" office:value-type="float" office:value="4.836" calcext:value-type="float">
            <text:p>4.836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Nematology</text:p>
          </table:table-cell>
          <table:table-cell table:style-name="ce65" office:value-type="float" office:value="1.442" calcext:value-type="float">
            <text:p>1.442</text:p>
          </table:table-cell>
          <table:table-cell table:style-name="ce65" office:value-type="float" office:value="1.485" calcext:value-type="float">
            <text:p>1.48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siological and Molecular Plant Pathology</text:p>
          </table:table-cell>
          <table:table-cell table:style-name="ce65" office:value-type="float" office:value="2.747" calcext:value-type="float">
            <text:p>2.747</text:p>
          </table:table-cell>
          <table:table-cell table:style-name="ce65" office:value-type="float" office:value="2.388" calcext:value-type="float">
            <text:p>2.38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rasitica</text:p>
          </table:table-cell>
          <table:table-cell table:style-name="ce65" office:value-type="float" office:value="1.439" calcext:value-type="float">
            <text:p>1.439</text:p>
          </table:table-cell>
          <table:table-cell table:style-name="ce65" office:value-type="float" office:value="1.569" calcext:value-type="float">
            <text:p>1.569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thologia Mediterranea</text:p>
          </table:table-cell>
          <table:table-cell table:style-name="ce65" office:value-type="float" office:value="2.02" calcext:value-type="float">
            <text:p>2.02</text:p>
          </table:table-cell>
          <table:table-cell table:style-name="ce65" office:value-type="float" office:value="2.08" calcext:value-type="float">
            <text:p>2.08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hytopathology</text:p>
          </table:table-cell>
          <table:table-cell table:style-name="ce65" office:value-type="float" office:value="4.025" calcext:value-type="float">
            <text:p>4.025</text:p>
          </table:table-cell>
          <table:table-cell table:style-name="ce65" office:value-type="float" office:value="4.394" calcext:value-type="float">
            <text:p>4.39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Disease</text:p>
          </table:table-cell>
          <table:table-cell table:style-name="ce65" office:value-type="float" office:value="4.438" calcext:value-type="float">
            <text:p>4.438</text:p>
          </table:table-cell>
          <table:table-cell table:style-name="ce65" office:value-type="float" office:value="4.7" calcext:value-type="float">
            <text:p>4.7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Health Progress</text:p>
          </table:table-cell>
          <table:table-cell table:number-columns-repeated="2" table:style-name="ce65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Plant Pathology</text:p>
          </table:table-cell>
          <table:table-cell table:style-name="ce65" office:value-type="float" office:value="2.59" calcext:value-type="float">
            <text:p>2.59</text:p>
          </table:table-cell>
          <table:table-cell table:style-name="ce65" office:value-type="float" office:value="2.924" calcext:value-type="float">
            <text:p>2.924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Revista Mexicana de Fitopatología</text:p>
          </table:table-cell>
          <table:table-cell table:number-columns-repeated="2" table:style-name="ce124"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Tropical Plant Pathology</text:p>
          </table:table-cell>
          <table:table-cell table:style-name="ce65" office:value-type="float" office:value="1.488" calcext:value-type="float">
            <text:p>1.488</text:p>
          </table:table-cell>
          <table:table-cell table:style-name="ce65" office:value-type="float" office:value="1.675" calcext:value-type="float">
            <text:p>1.675</text:p>
          </table:table-cell>
          <table:table-cell table:number-columns-repeated="1021"/>
        </table:table-row>
        <table:table-row table:style-name="ro1">
          <table:table-cell table:style-name="ce129" office:value-type="string" calcext:value-type="string">
            <text:p>Virology Journal (Plant Viruses Section)</text:p>
          </table:table-cell>
          <table:table-cell table:style-name="ce65" office:value-type="float" office:value="4.099" calcext:value-type="float">
            <text:p>4.099</text:p>
          </table:table-cell>
          <table:table-cell table:style-name="ce65" office:value-type="float" office:value="3.719" calcext:value-type="float">
            <text:p>3.719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-rater_score_check" table:style-name="ta6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131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1">
          <table:table-cell office:value-type="string" calcext:value-type="string">
            <text:p>assigne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art_class</text:p>
          </table:table-cell>
          <table:table-cell table:style-name="Default" office:value-type="string" calcext:value-type="string">
            <text:p>molecular</text:p>
          </table:table-cell>
          <table:table-cell office:value-type="string" calcext:value-type="string">
            <text:p>software_cite</text:p>
          </table:table-cell>
          <table:table-cell office:value-type="string" calcext:value-type="string">
            <text:p>software_avail</text:p>
          </table:table-cell>
          <table:table-cell office:value-type="string" calcext:value-type="string">
            <text:p>software_avail_corrected</text:p>
          </table:table-cell>
          <table:table-cell office:value-type="string" calcext:value-type="string">
            <text:p>comp_mthds_avail</text:p>
          </table:table-cell>
          <table:table-cell office:value-type="string" calcext:value-type="string">
            <text:p>data_avail</text:p>
          </table:table-cell>
          <table:table-cell office:value-type="string" calcext:value-type="string">
            <text:p>software_used</text:p>
          </table:table-cell>
          <table:table-cell office:value-type="string" calcext:value-type="string">
            <text:p>software_used_cleaned</text:p>
          </table:table-cell>
        </table:table-row>
        <table:table-row table:style-name="ro11">
          <table:table-cell office:value-type="string" calcext:value-type="string">
            <text:p>Adam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Excel, DARwin, Structure</text:p>
          </table:table-cell>
        </table:table-row>
        <table:table-row table:style-name="ro11">
          <table:table-cell office:value-type="string" calcext:value-type="string">
            <text:p>Adam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1">
          <table:table-cell office:value-type="string" calcext:value-type="string">
            <text:p>Adam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1">
          <table:table-cell office:value-type="string" calcext:value-type="string">
            <text:p>Adam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1">
          <table:table-cell office:value-type="string" calcext:value-type="string">
            <text:p>Adam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POPGENE, SPSS</text:p>
          </table:table-cell>
        </table:table-row>
        <table:table-row table:style-name="ro11">
          <table:table-cell office:value-type="string" calcext:value-type="string">
            <text:p>Zach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T Primer Designer Tool, SDS software v 1.3.1</text:p>
          </table:table-cell>
          <table:table-cell office:value-type="string" calcext:value-type="string">
            <text:p>IDT Primer Designer Tool, SDS</text:p>
          </table:table-cell>
        </table:table-row>
        <table:table-row table:style-name="ro11">
          <table:table-cell office:value-type="string" calcext:value-type="string">
            <text:p>Zach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 II 6.6 (Applied Math), <text:s/>PERMTEST (Kropf et al., 2004), R</text:p>
          </table:table-cell>
          <table:table-cell office:value-type="string" calcext:value-type="string">
            <text:p>GelCompar II, <text:s/>PERMTEST, R</text:p>
          </table:table-cell>
        </table:table-row>
        <table:table-row table:style-name="ro11">
          <table:table-cell office:value-type="string" calcext:value-type="string">
            <text:p>Zach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tistica (Dell)</text:p>
          </table:table-cell>
          <table:table-cell office:value-type="string" calcext:value-type="string">
            <text:p>STATISTICA</text:p>
          </table:table-cell>
        </table:table-row>
        <table:table-row table:style-name="ro11">
          <table:table-cell office:value-type="string" calcext:value-type="string">
            <text:p>Zach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1">
          <table:table-cell office:value-type="string" calcext:value-type="string">
            <text:p>Zach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1">
          <table:table-cell office:value-type="string" calcext:value-type="string">
            <text:p>Emerson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1">
          <table:table-cell office:value-type="string" calcext:value-type="string">
            <text:p>Emerson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1">
          <table:table-cell office:value-type="string" calcext:value-type="string">
            <text:p>Emerson</text:p>
          </table:table-cell>
          <table:table-cell office:value-type="string" calcext:value-type="string">
            <text:p>10.1163/15685411-00003297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R, GelCompar II, PERMTEST</text:p>
          </table:table-cell>
        </table:table-row>
        <table:table-row table:style-name="ro11">
          <table:table-cell office:value-type="string" calcext:value-type="string">
            <text:p>Emerson</text:p>
          </table:table-cell>
          <table:table-cell office:value-type="string" calcext:value-type="string">
            <text:p>10.36253/phyto-11616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NALEX, DARWIN, STRUCTURE</text:p>
          </table:table-cell>
        </table:table-row>
        <table:table-row table:style-name="ro11">
          <table:table-cell office:value-type="string" calcext:value-type="string">
            <text:p>Emerson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1">
          <table:table-cell office:value-type="string" calcext:value-type="string">
            <text:p>Kaique </text:p>
          </table:table-cell>
          <table:table-cell office:value-type="string" calcext:value-type="string">
            <text:p>10.36253/phyto-11616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RUCTURE, GENALEX <text:s/></text:p>
          </table:table-cell>
        </table:table-row>
        <table:table-row table:style-name="ro11">
          <table:table-cell office:value-type="string" calcext:value-type="string">
            <text:p>Kaique 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GelCompar II, PERMTEST, R</text:p>
          </table:table-cell>
        </table:table-row>
        <table:table-row table:style-name="ro11">
          <table:table-cell office:value-type="string" calcext:value-type="string">
            <text:p>Kaique </text:p>
          </table:table-cell>
          <table:table-cell office:value-type="string" calcext:value-type="string">
            <text:p>10.1007/s42161-019-00373-9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NTSYS, POPGENE</text:p>
          </table:table-cell>
        </table:table-row>
        <table:table-row table:style-name="ro11">
          <table:table-cell office:value-type="string" calcext:value-type="string">
            <text:p>Kaique </text:p>
          </table:table-cell>
          <table:table-cell office:value-type="string" calcext:value-type="string">
            <text:p>10.1007/s40858-018-0256-7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1">
          <table:table-cell office:value-type="string" calcext:value-type="string">
            <text:p>Kaique </text:p>
          </table:table-cell>
          <table:table-cell office:value-type="string" calcext:value-type="string">
            <text:p>10.1007/s12600-021-00902-2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1">
          <table:table-cell office:value-type="string" calcext:value-type="string">
            <text:p>Nik</text:p>
          </table:table-cell>
          <table:table-cell office:value-type="string" calcext:value-type="string">
            <text:p>10.1163/15685411-00003297</text:p>
          </table:table-cell>
          <table:table-cell office:value-type="string" calcext:value-type="string">
            <text:p>FUNDAMENTAL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lCompar, PERMTEST, R</text:p>
          </table:table-cell>
          <table:table-cell office:value-type="string" calcext:value-type="string">
            <text:p>GelCompar II, PERMTEST, R</text:p>
          </table:table-cell>
        </table:table-row>
        <table:table-row table:style-name="ro11">
          <table:table-cell office:value-type="string" calcext:value-type="string">
            <text:p>Nik</text:p>
          </table:table-cell>
          <table:table-cell office:value-type="string" calcext:value-type="string">
            <text:p>10.1007/s42161-019-00373-9 </text:p>
          </table:table-cell>
          <table:table-cell office:value-type="string" calcext:value-type="string">
            <text:p>APPLIED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AS, SPSS, Popgene</text:p>
          </table:table-cell>
        </table:table-row>
        <table:table-row table:style-name="ro11">
          <table:table-cell office:value-type="string" calcext:value-type="string">
            <text:p>Nik</text:p>
          </table:table-cell>
          <table:table-cell office:value-type="string" calcext:value-type="string">
            <text:p>10.1007/s40858-018-0256-7 </text:p>
          </table:table-cell>
          <table:table-cell office:value-type="string" calcext:value-type="string">
            <text:p>APPLIED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tatistica</text:p>
          </table:table-cell>
        </table:table-row>
        <table:table-row table:style-name="ro11">
          <table:table-cell office:value-type="string" calcext:value-type="string">
            <text:p>Nik</text:p>
          </table:table-cell>
          <table:table-cell office:value-type="string" calcext:value-type="string">
            <text:p>10.1007/s12600-021-00902-2 </text:p>
          </table:table-cell>
          <table:table-cell office:value-type="string" calcext:value-type="string">
            <text:p>FUNDAMENTAL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DS</text:p>
          </table:table-cell>
        </table:table-row>
        <table:table-row table:style-name="ro12">
          <table:table-cell office:value-type="string" calcext:value-type="string">
            <text:p>Nik</text:p>
          </table:table-cell>
          <table:table-cell table:style-name="ce130" office:value-type="string" calcext:value-type="string">
            <text:p>10.36253/phyto-11616 </text:p>
          </table:table-cell>
          <table:table-cell table:style-name="ce130" office:value-type="string" calcext:value-type="string">
            <text:p>FUNDAMENTAL</text:p>
          </table:table-cell>
          <table:table-cell table:style-name="ce132" office:value-type="string" calcext:value-type="string">
            <text:p>TRUE</text:p>
          </table:table-cell>
          <table:table-cell table:number-columns-repeated="3"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string" calcext:value-type="string">
            <text:p>GenAlex, STRUCTURE, DARwin</text:p>
          </table:table-cell>
        </table:table-row>
      </table:table>
      <table:table table:name="scoring_criteria_paper" table:style-name="ta6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1">
          <table:table-cell office:value-type="string" calcext:value-type="string">
            <text:p>Catego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efinition</text:p>
          </table:table-cell>
        </table:table-row>
        <table:table-row table:style-name="ro11">
          <table:table-cell office:value-type="string" calcext:value-type="string">
            <text:p>Computational methods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author</text:p>
          </table:table-cell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1">
          <table:table-cell office:value-type="string" calcext:value-type="string">
            <text:p>Data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the author</text:p>
          </table:table-cell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1">
          <table:table-cell office:value-type="string" calcext:value-type="string">
            <text:p>Software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s expensive proprietary software or requires getting a quote, &gt;100USD/year, e.g., ArcGIS or Minitab</text:p>
          </table:table-cell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s proprietary software that most individuals can afford, &lt;100USD/year, e.g., Excel, SAS with "SAS on Demand for Academics" version or free but not open source software, e.g., MEGA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s entirely free open source software, e.g., R, Julia, Python, QGIS, LibreOffice</text:p>
          </table:table-cell>
        </table:table-row>
        <table:table-row table:style-name="ro1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</table:table>
      <table:table table:name="full_scoring_criteria" table:style-name="ta6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1">
          <table:table-cell office:value-type="string" calcext:value-type="string">
            <text:p>Category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Definition</text:p>
          </table:table-cell>
        </table:table-row>
        <table:table-row table:style-name="ro11">
          <table:table-cell office:value-type="string" calcext:value-type="string">
            <text:p>Computational methods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author</text:p>
          </table:table-cell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1">
          <table:table-cell office:value-type="string" calcext:value-type="string">
            <text:p>Data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vailable upon request to the author</text:p>
          </table:table-cell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line, but inconvenient or non-permanent, e.g., login needed, paywall, FTP server, personal lab website that may disappear, or may have already disappeared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reely available online to anonymous users for foreseeable future, e.g., archived using Zenodo, dataverse or university library or some other proper archiving system</text:p>
          </table:table-cell>
        </table:table-row>
        <table:table-row table:style-name="ro11">
          <table:table-cell office:value-type="string" calcext:value-type="string">
            <text:p>Software availabil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available or not mentioned in the publication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ses expensive proprietary software or requires getting a quote, &gt;100USD/year, e.g., ArcGIS or Minitab</text:p>
          </table:table-cell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s proprietary software that most individuals can afford, &lt;100USD/year, e.g., Excel, SAS with "SAS on Demand for Academics" version or free but not open source software, e.g., MEGA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s entirely free open source software, e.g., R, Julia, Python, QGIS, LibreOffice</text:p>
          </table:table-cell>
        </table:table-row>
        <table:table-row table:style-name="ro1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</text:p>
          </table:table-cell>
        </table:table-row>
        <table:table-row table:style-name="ro11">
          <table:table-cell office:value-type="string" calcext:value-type="string">
            <text:p>Software cita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mentioned</text:p>
          </table:table-cell>
        </table:table-row>
        <table:table-row table:style-name="ro1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ftware mentioned by name only</text:p>
          </table:table-cell>
        </table:table-row>
        <table:table-row table:style-name="ro1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ftware cited with version number</text:p>
          </table:table-cell>
        </table:table-row>
        <table:table-row table:style-name="ro1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ll software components, e.g. SAS PROCs, R, Julia or Python packages, etc. cited</text:p>
          </table:table-cell>
        </table:table-row>
        <table:table-row table:style-name="ro1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 software was used in the research that can be determined as the article is writ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4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2" number:language="en" number:country="US">
      <number:day/>
      <number:text>-</number:text>
      <number:month number:textual="true"/>
      <number:text>-</number:text>
      <number:year/>
    </number:date-style>
    <number:time-style style:name="N10141" number:language="en" number:country="US">
      <number:hours/>
      <number:text>:</number:text>
      <number:minutes number:style="long"/>
      <number:text> </number:text>
      <number:am-pm/>
    </number:time-style>
    <number:number-style style:name="N1014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date-style style:name="N10136" number:language="en" number:country="US">
      <number:month number:textual="true"/>
      <number:text>-</number:text>
      <number:year/>
    </number:date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date-style style:name="N10133" number:language="en" number:country="US">
      <number:day/>
      <number:text>-</number:text>
      <number:month number:textual="true"/>
    </number:date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currency-style style:name="N1013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7P2" style:volatile="true" number:language="en" number:country="US">
      <number:currency-symbol/>
      <number:fill-character> </number:fill-character>
      <number:text>- </number:text>
    </number:currency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time-style style:name="N10123" number:language="en" number:country="US">
      <number:hours/>
      <number:text>:</number:text>
      <number:minutes number:style="long"/>
    </number:tim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 style:data-style-name="N2" text:time-value="17:32:33.5526603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notes" style:display-name="PageStyle_article_not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rticle_5f_evaluations" style:display-name="PageStyle_article_evalu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ournal_20_Lookup_20_Tables" style:display-name="PageStyle_Journal Lookup T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yr_20_IF" style:display-name="PageStyle_5yr I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3.2$MacOSX_AARCH64 LibreOffice_project/d1d0ea68f081ee2800a922cac8f79445e4603348</meta:generator>
    <dc:date>2022-06-04T17:36:54.929599247</dc:date>
    <meta:editing-duration>PT42M5S</meta:editing-duration>
    <meta:editing-cycles>16</meta:editing-cycles>
    <meta:document-statistic meta:table-count="8" meta:cell-count="14631" meta:object-count="0"/>
  </office:meta>
</office:document-meta>
</file>